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file-entry manifest:full-path="Object 6" manifest:media-type="application/octet-stream"/>
  <manifest:file-entry manifest:full-path="ObjectReplacements/Object 6" manifest:media-type=""/>
  <manifest:file-entry manifest:full-path="Object 7" manifest:media-type="application/octet-stream"/>
  <manifest:file-entry manifest:full-path="ObjectReplacements/Object 7" manifest:media-type=""/>
  <manifest:file-entry manifest:full-path="Object 8" manifest:media-type="application/octet-stream"/>
  <manifest:file-entry manifest:full-path="ObjectReplacements/Object 8" manifest:media-type=""/>
  <manifest:file-entry manifest:full-path="settings.xml" manifest:media-type="text/xml"/>
  <manifest:file-entry manifest:full-path="styles.xml" manifest:media-type="text/xml"/>
  <manifest:file-entry manifest:full-path="media/image1.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478">
      <style:text-properties fo:font-variant="normal" fo:text-transform="none" fo:color="#ff66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9">
      <style:paragraph-properties fo:line-height="90%" fo:text-align="justify" fo:text-align-last="start" style:tab-stop-distance="1in" fo:margin-left="2.25in" fo:margin-right="0in" fo:text-indent="-0.2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center" style:tab-stop-distance="1in" fo:margin-left="0in" fo:margin-right="0in" fo:text-indent="0in" fo:margin-top="0.52778in" fo:margin-bottom="0.5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ff0066"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2">
      <style:text-properties fo:font-variant="normal" fo:text-transform="none" fo:color="#ff0066"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3">
      <style:text-properties fo:font-variant="normal" fo:text-transform="none" fo:color="#ff0066"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4">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ff0066"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ff0066"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ff0066"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19">
      <style:text-properties fo:font-variant="normal" fo:text-transform="none" fo:color="#ff0066"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5">
      <style:text-properties fo:font-variant="normal" fo:text-transform="none" fo:color="#ff0066" style:text-line-through-type="none" style:text-line-through-style="none" style:text-line-through-width="auto" style:text-line-through-color="font-color" style:text-position="0% 100%" fo:font-family="Tahoma" style:font-family-asian="" style:font-family-complex="" style:font-family-generic="swiss" style:font-pitch="variable" fo:font-size="0.22222in" style:font-size-asian="0.22222in" style:font-size-complex="0.22222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6">
      <style:paragraph-properties fo:line-height="12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05in" fo:padding-bottom="0.05in" fo:padding-left="0.1in" fo:padding-right="0.1in" draw:textarea-vertical-align="middle" draw:textarea-horizontal-align="center" draw:fill="solid" draw:fill-color="#ffffff" draw:opacity="50%" draw:stroke="none" draw:auto-grow-width="false" draw:auto-grow-height="true"/>
      <style:paragraph-properties style:font-independent-line-spacing="true" style:writing-mode="lr-tb"/>
    </style:style>
    <style:style style:family="text" style:name="a1218">
      <style:text-properties fo:font-variant="normal" fo:text-transform="none" fo:color="#0066ff"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1">
      <style:graphic-properties fo:wrap-option="wrap" fo:padding-top="0.05in" fo:padding-bottom="0.05in" fo:padding-left="0.1in" fo:padding-right="0.1in" draw:textarea-vertical-align="top" draw:textarea-horizontal-align="left" draw:fill="solid" draw:fill-color="#ffcccc" draw:opacity="100%" draw:stroke="solid" svg:stroke-width="0.01042in" svg:stroke-color="#000000" svg:stroke-opacity="100%" draw:stroke-linejoin="miter" draw:shadow="visible" draw:shadow-offset-x="0.08333in" draw:shadow-offset-y="0.08333in" draw:shadow-color="#808080" draw:shadow-opacity="100%" draw:auto-grow-width="false" draw:auto-grow-height="false"/>
      <style:paragraph-properties style:font-independent-line-spacing="true" style:writing-mode="lr-tb"/>
    </style:style>
    <style:style style:family="drawing-page" style:name="a9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3333cc"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83">
      <style:text-properties fo:font-variant="normal" fo:text-transform="none" fo:color="#ff66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9">
      <style:text-properties fo:font-variant="normal" fo:text-transform="none" fo:color="#cc3300" style:text-line-through-type="none" style:text-line-through-style="none" style:text-line-through-width="auto" style:text-line-through-color="font-color" style:text-position="0% 100%" fo:font-family="Tahoma" style:font-family-asian="" style:font-family-complex="" style:font-family-generic="swiss" style:font-pitch="variable" fo:font-size="0.22222in" style:font-size-asian="0.22222in" style:font-size-complex="0.22222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4">
      <style:text-properties fo:font-variant="normal" fo:text-transform="none" fo:color="#ff6600"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5">
      <style:paragraph-properties fo:line-height="90%" fo:text-align="justify" fo:text-align-last="start" style:tab-stop-distance="1in" fo:margin-left="2.25in" fo:margin-right="0in" fo:text-indent="-0.2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90%" fo:text-align="justify" fo:text-align-last="star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ff0066"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ff0066"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2">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ff0066" style:text-line-through-type="none" style:text-line-through-style="none" style:text-line-through-width="auto" style:text-line-through-color="font-color" style:text-position="0% 100%" fo:font-family="Tahoma" style:font-family-asian="" style:font-family-complex="" style:font-family-generic="swiss" style:font-pitch="variable"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4">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justify" fo:text-align-last="star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wrap" fo:padding-top="0.05in" fo:padding-bottom="0.05in" fo:padding-left="0.1in" fo:padding-right="0.1in" draw:textarea-vertical-align="top" draw:textarea-horizontal-align="left" draw:fill="bitmap" draw:fill-image-name="a725" style:repeat="repeat" draw:fill-image-width="1.70667in" draw:fill-image-height="1.70667in" draw:fill-image-ref-point="top-left" draw:stroke="none" draw:shadow="visible" draw:shadow-offset-x="0.08333in" draw:shadow-offset-y="0.08333in" draw:shadow-color="#808080" draw:shadow-opacity="100%" draw:auto-grow-width="false" draw:auto-grow-height="true"/>
      <style:paragraph-properties style:font-independent-line-spacing="true" style:writing-mode="lr-tb"/>
    </style:style>
    <style:style style:family="text" style:name="a1222">
      <style:text-properties fo:font-variant="normal" fo:text-transform="none" fo:color="#3333cc"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7">
      <style:text-properties fo:font-variant="normal" fo:text-transform="none" fo:color="#cc3300" style:text-line-through-type="none" style:text-line-through-style="none" style:text-line-through-width="auto" style:text-line-through-color="font-color" style:text-position="0% 100%" fo:font-family="Tahoma" style:font-family-asian="" style:font-family-complex="" style:font-family-generic="swiss" style:font-pitch="variable" fo:font-size="0.22222in" style:font-size-asian="0.22222in" style:font-size-complex="0.22222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3">
      <style:text-properties fo:font-variant="normal" fo:text-transform="none" fo:color="#000066"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2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4">
      <style:paragraph-properties fo:line-height="100%" fo:text-align="justify" fo:text-align-last="star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graphic-properties fo:wrap-option="wrap" fo:padding-top="0.05in" fo:padding-bottom="0.05in" fo:padding-left="0.1in" fo:padding-right="0.1in" draw:textarea-vertical-align="middle" draw:textarea-horizontal-align="center" draw:fill="solid" draw:fill-color="#ffccff" draw:opacity="50%" draw:stroke="none" draw:auto-grow-width="false" draw:auto-grow-height="true"/>
      <style:paragraph-properties style:font-independent-line-spacing="true" style:writing-mode="lr-tb"/>
    </style:style>
    <style:style style:family="text" style:name="a1226">
      <style:text-properties fo:font-variant="normal" fo:text-transform="none" fo:color="#0066ff"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 style:font-family-generic="swiss" style:font-pitch="variable"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justify" fo:text-align-last="star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2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0">
      <style:graphic-properties fo:wrap-option="wrap" fo:padding-top="0in" fo:padding-bottom="0in" fo:padding-left="0.1in" fo:padding-right="0.1in" draw:textarea-vertical-align="top" draw:textarea-horizontal-align="left" draw:fill="solid" draw:fill-color="#ccccff" draw:opacity="100%" draw:stroke="solid" svg:stroke-width="0.02778in" svg:stroke-color="#3333cc" svg:stroke-opacity="100%" draw:stroke-linejoin="miter" draw:auto-grow-width="false" draw:auto-grow-height="false"/>
      <style:paragraph-properties style:font-independent-line-spacing="true" style:writing-mode="lr-tb"/>
    </style:style>
    <style:style style:family="graphic" style:name="a991">
      <style:graphic-properties fo:wrap-option="wrap" fo:padding-top="0.05in" fo:padding-bottom="0.05in" fo:padding-left="0.1in" fo:padding-right="0.1in" draw:textarea-vertical-align="middle" draw:textarea-horizontal-align="center" draw:fill="solid" draw:fill-color="#ffffff" draw:opacity="50%" draw:stroke="none" draw:auto-grow-width="false" draw:auto-grow-height="true"/>
      <style:paragraph-properties style:font-independent-line-spacing="true" style:writing-mode="lr-tb"/>
    </style:style>
    <style:style style:family="text" style:name="a1501">
      <style:text-properties fo:font-variant="normal" fo:text-transform="none" fo:color="#3333cc"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Tahoma" style:font-family-asian="" style:font-family-complex="" style:font-family-generic="swiss" style:font-pitch="variable" fo:font-size="0.52778in" style:font-size-asian="0.52778in" style:font-size-complex="0.52778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Tahoma" style:font-family-asian="" style:font-family-complex="" style:font-family-generic="swiss" style:font-pitch="variable" fo:font-size="0.33333in" style:font-size-asian="0.33333in" style:font-size-complex="0.33333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03">
      <style:graphic-properties fo:wrap-option="wrap" fo:padding-top="0in" fo:padding-bottom="0in" fo:padding-left="0.1in" fo:padding-right="0.1in" draw:textarea-vertical-align="top" draw:textarea-horizontal-align="left" draw:fill="solid" draw:fill-color="#ffffcc" draw:opacity="100%" draw:stroke="solid" svg:stroke-width="0.02778in" svg:stroke-color="#3333cc" svg:stroke-opacity="100%" draw:stroke-linejoin="miter" draw:auto-grow-width="false" draw:auto-grow-height="false"/>
      <style:paragraph-properties style:font-independent-line-spacing="true" style:writing-mode="lr-tb"/>
    </style:style>
    <style:style style:family="paragraph" style:name="a9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3333cc"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95">
      <style:graphic-properties fo:wrap-option="wrap" fo:padding-top="0.05in" fo:padding-bottom="0.05in" fo:padding-left="0.1in" fo:padding-right="0.1in" draw:textarea-vertical-align="middle" draw:textarea-horizontal-align="center" draw:fill="solid" draw:fill-color="#ff99cc"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paragraph" style:name="a15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0">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ff6600" svg:stroke-opacity="100%" draw:stroke-linejoin="miter" draw:shadow="visible" draw:shadow-offset-x="0.08333in" draw:shadow-offset-y="0.08333in" draw:shadow-color="#808080" draw:shadow-opacity="100%" draw:auto-grow-width="false" draw:auto-grow-height="fals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6">
      <style:graphic-properties fo:wrap-option="wrap" fo:padding-top="0in" fo:padding-bottom="0in" fo:padding-left="0.1in" fo:padding-right="0.1in" draw:textarea-vertical-align="top" draw:textarea-horizontal-align="left" draw:fill="solid" draw:fill-color="#ffe6d9" draw:opacity="100%" draw:stroke="solid" svg:stroke-width="0.02778in" svg:stroke-color="#3333cc" svg:stroke-opacity="100%" draw:stroke-linejoin="miter" draw:auto-grow-width="false" draw:auto-grow-height="false"/>
      <style:paragraph-properties style:font-independent-line-spacing="true" style:writing-mode="lr-tb"/>
    </style:style>
    <style:style style:family="drawing-page" style:name="a1491">
      <style:drawing-page-properties draw:fill="solid" draw:fill-color="#dfdfd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97">
      <style:paragraph-properties fo:line-height="9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3333cc"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3333cc"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ff66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98">
      <style:text-properties fo:font-variant="normal" fo:text-transform="none" fo:color="#3333cc"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1">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dd97ba" svg:stroke-opacity="100%" draw:stroke-linejoin="miter" draw:shadow="visible" draw:shadow-offset-x="0.08333in" draw:shadow-offset-y="0.08333in" draw:shadow-color="#808080" draw:shadow-opacity="100%" draw:auto-grow-width="false" draw:auto-grow-height="false"/>
      <style:paragraph-properties style:font-independent-line-spacing="true" style:writing-mode="lr-tb"/>
    </style:style>
    <style:style style:family="graphic" style:name="a73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32">
      <style:text-properties fo:font-variant="normal" fo:text-transform="none" fo:color="#ff9933" style:text-line-through-type="none" style:text-line-through-style="none" style:text-line-through-width="auto" style:text-line-through-color="font-color" style:text-position="0% 100%" fo:font-family="Tahoma" style:font-family-asian="" style:font-family-complex="" style:font-family-generic="swiss" style:font-pitch="variable" fo:font-size="0.34722in" style:font-size-asian="0.34722in" style:font-size-complex="0.34722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7">
      <style:text-properties fo:font-variant="normal" fo:text-transform="none" fo:color="#0066ff"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3">
      <style:text-properties fo:font-variant="normal" fo:text-transform="none" fo:color="#3333cc" style:text-line-through-type="none" style:text-line-through-style="none" style:text-line-through-width="auto" style:text-line-through-color="font-color" style:text-position="0% 100%" fo:font-family="Tahoma" style:font-family-asian="" style:font-family-complex="" style:font-family-generic="swiss" style:font-pitch="variable" fo:font-size="0.33333in" style:font-size-asian="0.33333in" style:font-size-complex="0.33333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8">
      <style:text-properties fo:font-variant="normal" fo:text-transform="none" fo:color="#ff0066"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4">
      <style:text-properties fo:font-variant="normal" fo:text-transform="none" fo:color="#3333cc" style:text-line-through-type="none" style:text-line-through-style="none" style:text-line-through-width="auto" style:text-line-through-color="font-color" style:text-position="0% 100%" fo:font-family="Tahoma" style:font-family-asian="" style:font-family-complex="" style:font-family-generic="swiss" style:font-pitch="variable" fo:font-size="0.38889in" style:font-size-asian="0.38889in" style:font-size-complex="0.38889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9">
      <style:paragraph-properties fo:line-height="90%" fo:text-align="left" style:tab-stop-distance="1in" fo:margin-left="1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3333cc" style:text-line-through-type="none" style:text-line-through-style="none" style:text-line-through-width="auto" style:text-line-through-color="font-color" style:text-position="0% 100%" fo:font-family="Tahoma" style:font-family-asian="" style:font-family-complex="" style:font-family-generic="swiss" style:font-pitch="variable" fo:font-size="0.34722in" style:font-size-asian="0.34722in" style:font-size-complex="0.34722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6">
      <style:text-properties fo:font-variant="normal" fo:text-transform="none" fo:color="#3333cc" style:text-line-through-type="none" style:text-line-through-style="none" style:text-line-through-width="auto" style:text-line-through-color="font-color" style:text-position="0% 100%" fo:font-family="Tahoma" style:font-family-asian="" style:font-family-complex="" style:font-family-generic="swiss" style:font-pitch="variable" fo:font-size="0.38889in" style:font-size-asian="0.38889in" style:font-size-complex="0.38889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8">
      <style:graphic-properties fo:wrap-option="wrap" fo:padding-top="0.05in" fo:padding-bottom="0.05in" fo:padding-left="0.1in" fo:padding-right="0.1in" draw:textarea-vertical-align="middle" draw:textarea-horizontal-align="center" draw:fill="solid" draw:fill-color="#ccffff" draw:opacity="100%" draw:stroke="none" draw:shadow="visible" draw:shadow-offset-x="0.08333in" draw:shadow-offset-y="0.08333in" draw:shadow-color="#808080" draw:shadow-opacity="100%" draw:auto-grow-width="false" draw:auto-grow-height="false"/>
      <style:paragraph-properties style:font-independent-line-spacing="true" style:writing-mode="lr-tb"/>
    </style:style>
    <style:style style:family="drawing-page" style:name="a1239">
      <style:drawing-page-properties draw:fill="solid" draw:fill-color="#99cc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10">
      <style:graphic-properties fo:wrap-option="wrap" fo:padding-top="0in" fo:padding-bottom="0in" fo:padding-left="0.1in" fo:padding-right="0.1in" draw:textarea-vertical-align="top" draw:textarea-horizontal-align="left" draw:fill="solid" draw:fill-color="#ff99cc" draw:opacity="100%" draw:stroke="solid" svg:stroke-width="0.02778in" svg:stroke-color="#3333cc" svg:stroke-opacity="100%" draw:stroke-linejoin="miter" draw:auto-grow-width="false" draw:auto-grow-height="false"/>
      <style:paragraph-properties style:font-independent-line-spacing="true" style:writing-mode="lr-tb"/>
    </style:style>
    <style:style style:family="text" style:name="a1511">
      <style:text-properties fo:font-variant="normal" fo:text-transform="none" fo:color="#3333cc"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2">
      <style:text-properties fo:font-variant="normal" fo:text-transform="none" fo:color="#3333cc"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4">
      <style:graphic-properties fo:wrap-option="wrap" fo:padding-top="0in" fo:padding-bottom="0in" fo:padding-left="0.1in" fo:padding-right="0.1in" draw:textarea-vertical-align="top" draw:textarea-horizontal-align="left" draw:fill="solid" draw:fill-color="#ffcc99" draw:opacity="100%" draw:stroke="solid" svg:stroke-width="0.02778in" svg:stroke-color="#3333cc" svg:stroke-opacity="100%" draw:stroke-linejoin="miter" draw:auto-grow-width="false" draw:auto-grow-height="false"/>
      <style:paragraph-properties style:font-independent-line-spacing="true" style:writing-mode="lr-tb"/>
    </style:style>
    <style:style style:family="text" style:name="a1515">
      <style:text-properties fo:font-variant="normal" fo:text-transform="none" fo:color="#3333cc"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22222in" style:font-size-asian="0.22222in" style:font-size-complex="0.22222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7">
      <style:graphic-properties fo:wrap-option="wrap" fo:padding-top="0in" fo:padding-bottom="0in" fo:padding-left="0in" fo:padding-right="0in" draw:textarea-vertical-align="top" draw:textarea-horizontal-align="left" draw:fill="solid" draw:fill-color="#bcefee" draw:opacity="100%" draw:stroke="solid" svg:stroke-width="0.02778in" svg:stroke-color="#3333cc" svg:stroke-opacity="100%" draw:stroke-linejoin="miter" draw:auto-grow-width="false" draw:auto-grow-height="false"/>
      <style:paragraph-properties style:font-independent-line-spacing="true" style:writing-mode="lr-tb"/>
    </style:style>
    <style:style style:family="text" style:name="a1518">
      <style:text-properties fo:font-variant="normal" fo:text-transform="none" fo:color="#3333cc"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9">
      <style:text-properties fo:font-variant="normal" fo:text-transform="none" fo:color="#3333cc"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66ff"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2">
      <style:text-properties fo:font-variant="normal" fo:text-transform="none" fo:color="#b2b2b2"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3">
      <style:text-properties fo:font-variant="normal" fo:text-transform="none" fo:color="#00cc99"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4">
      <style:paragraph-properties fo:line-height="90%" fo:text-align="left" style:tab-stop-distance="1in" fo:margin-left="1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66ff"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ff0066"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8">
      <style:paragraph-properties fo:line-height="90%" fo:text-align="left" style:tab-stop-distance="1in" fo:margin-left="1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246">
      <style:graphic-properties draw:fill="none" fo:clip="rect(0in, 0in, 0in, 0in)" draw:stroke="non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9">
      <style:graphic-properties fo:wrap-option="no-wrap" fo:padding-top="0.05in" fo:padding-bottom="0.05in" fo:padding-left="0.1in" fo:padding-right="0.1in" draw:textarea-vertical-align="middle" draw:textarea-horizontal-align="center" draw:fill="solid" draw:fill-color="#ffffd1"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1520">
      <style:text-properties fo:font-variant="normal" fo:text-transform="none" fo:color="#3333cc"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2222in" style:font-size-asian="0.22222in" style:font-size-complex="0.22222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1">
      <style:text-properties fo:font-variant="normal" fo:text-transform="none" fo:color="#3333cc"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3">
      <style:graphic-properties fo:wrap-option="wrap" fo:padding-top="0in" fo:padding-bottom="0in" fo:padding-left="0in" fo:padding-right="0in" draw:textarea-vertical-align="top" draw:textarea-horizontal-align="left" draw:fill="solid" draw:fill-color="#ffc9ff" draw:opacity="100%" draw:stroke="solid" svg:stroke-width="0.02778in" svg:stroke-color="#3333cc" svg:stroke-opacity="100%" draw:stroke-linejoin="miter" draw:auto-grow-width="false" draw:auto-grow-height="false"/>
      <style:paragraph-properties style:font-independent-line-spacing="true" style:writing-mode="lr-tb"/>
    </style:style>
    <style:style style:family="text" style:name="a1524">
      <style:text-properties fo:font-variant="normal" fo:text-transform="none" fo:color="#3333cc"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5">
      <style:text-properties fo:font-variant="normal" fo:text-transform="none" fo:color="#3333cc"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3333cc"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7">
      <style:text-properties fo:font-variant="normal" fo:text-transform="none" fo:color="#3333cc"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3333cc"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0">
      <style:text-properties fo:font-variant="normal" fo:text-transform="none" fo:color="#0066ff"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1">
      <style:text-properties fo:font-variant="normal" fo:text-transform="none" fo:color="#00cc00"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2">
      <style:paragraph-properties fo:line-height="90%" fo:text-align="left" style:tab-stop-distance="1in" fo:margin-left="1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66ff"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5">
      <style:text-properties fo:font-variant="normal" fo:text-transform="none" fo:color="#ff0066"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6">
      <style:paragraph-properties fo:line-height="90%" fo:text-align="left" style:tab-stop-distance="1in" fo:margin-left="1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no-wrap" fo:padding-top="0.05in" fo:padding-bottom="0.05in" fo:padding-left="0.1in" fo:padding-right="0.1in" draw:textarea-vertical-align="middle" draw:textarea-horizontal-align="center" draw:fill="solid" draw:fill-color="#ffe6d9"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758">
      <style:text-properties fo:font-variant="normal" fo:text-transform="none" fo:color="#0066ff"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3">
      <style:text-properties fo:font-variant="normal" fo:text-transform="none" fo:color="#cc3300" style:text-line-through-type="none" style:text-line-through-style="none" style:text-line-through-width="auto" style:text-line-through-color="font-color" style:text-position="0% 100%" fo:font-family="Tahoma" style:font-family-asian="" style:font-family-complex="" style:font-family-generic="swiss" style:font-pitch="variable" fo:font-size="0.22222in" style:font-size-asian="0.22222in" style:font-size-complex="0.22222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9">
      <style:text-properties fo:font-variant="normal" fo:text-transform="none" fo:color="#00cc00"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4">
      <style:paragraph-properties fo:line-height="12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05in" fo:padding-bottom="0.05in" fo:padding-left="0.1in" fo:padding-right="0.1in" draw:textarea-vertical-align="middle" draw:textarea-horizontal-align="center" draw:fill="solid" draw:fill-color="#ffffff" draw:opacity="50%" draw:stroke="none" draw:auto-grow-width="false" draw:auto-grow-height="tru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no-wrap" fo:padding-top="0.05in" fo:padding-bottom="0.05in" fo:padding-left="0.1in" fo:padding-right="0.1in" draw:textarea-vertical-align="middle" draw:textarea-horizontal-align="center" draw:fill="solid" draw:fill-color="#ff99cc"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1">
      <style:graphic-properties fo:wrap-option="wrap" fo:padding-top="0in" fo:padding-bottom="0in" fo:padding-left="0in" fo:padding-right="0in" draw:textarea-vertical-align="top" draw:textarea-horizontal-align="left" draw:fill="solid" draw:fill-color="#bfbfff" draw:opacity="100%" draw:stroke="solid" svg:stroke-width="0.02778in" svg:stroke-color="#3333cc" svg:stroke-opacity="100%" draw:stroke-linejoin="miter" draw:auto-grow-width="false" draw:auto-grow-height="false"/>
      <style:paragraph-properties style:font-independent-line-spacing="true" style:writing-mode="lr-tb"/>
    </style:style>
    <style:style style:family="text" style:name="a1532">
      <style:text-properties fo:font-variant="normal" fo:text-transform="none" fo:color="#3333cc"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3333cc"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5">
      <style:text-properties fo:font-variant="normal" fo:text-transform="none" fo:color="#3333cc"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3333cc"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7">
      <style:text-properties fo:font-variant="normal" fo:text-transform="none" fo:color="#3333cc"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3333cc"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90%" fo:text-align="left" style:tab-stop-distance="1in" fo:margin-left="1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66ff"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3">
      <style:text-properties fo:font-variant="normal" fo:text-transform="none" fo:color="#00cc00"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4">
      <style:paragraph-properties fo:line-height="90%" fo:text-align="left" style:tab-stop-distance="1in" fo:margin-left="1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66ff"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61">
      <style:graphic-properties fo:wrap-option="no-wrap" fo:padding-top="0.05in" fo:padding-bottom="0.05in" fo:padding-left="0.1in" fo:padding-right="0.1in" draw:textarea-vertical-align="middle" draw:textarea-horizontal-align="center" draw:fill="solid" draw:fill-color="#ffffd1"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767">
      <style:text-properties fo:font-variant="normal" fo:text-transform="none" fo:color="#00cc00"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8">
      <style:paragraph-properties fo:line-height="90%" fo:text-align="left" style:tab-stop-distance="1in" fo:margin-left="1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no-wrap" fo:padding-top="0.05in" fo:padding-bottom="0.05in" fo:padding-left="0.1in" fo:padding-right="0.1in" draw:textarea-vertical-align="middle" draw:textarea-horizontal-align="center" draw:fill="solid" draw:fill-color="#ff99cc"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drawing-page" style:name="a12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0">
      <style:graphic-properties fo:wrap-option="wrap" fo:padding-top="0in" fo:padding-bottom="0in" fo:padding-left="0in" fo:padding-right="0in" draw:textarea-vertical-align="top" draw:textarea-horizontal-align="left" draw:fill="solid" draw:fill-color="#ffe6d9" draw:opacity="100%" draw:stroke="solid" svg:stroke-width="0.02778in" svg:stroke-color="#3333cc" svg:stroke-opacity="100%" draw:stroke-linejoin="miter" draw:auto-grow-width="false" draw:auto-grow-height="false"/>
      <style:paragraph-properties style:font-independent-line-spacing="true" style:writing-mode="lr-tb"/>
    </style:style>
    <style:style style:family="text" style:name="a1541">
      <style:text-properties fo:font-variant="normal" fo:text-transform="none" fo:color="#3333cc"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0">
      <style:paragraph-properties fo:line-height="9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3333cc"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3333cc"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3333cc"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9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3333cc"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7">
      <style:graphic-properties fo:wrap-option="wrap" fo:padding-top="0in" fo:padding-bottom="0in" fo:padding-left="0.1in" fo:padding-right="0.1in" draw:textarea-vertical-align="top" draw:textarea-horizontal-align="left" draw:fill="solid" draw:fill-color="#ccffff" draw:opacity="100%" draw:stroke="solid" svg:stroke-width="0.02778in" svg:stroke-color="#3333cc" svg:stroke-opacity="100%" draw:stroke-linejoin="miter" draw:auto-grow-width="false" draw:auto-grow-height="false"/>
      <style:paragraph-properties style:font-independent-line-spacing="true" style:writing-mode="lr-tb"/>
    </style:style>
    <style:style style:family="paragraph" style:name="a1006">
      <style:paragraph-properties fo:line-height="9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9">
      <style:text-properties fo:font-variant="normal" fo:text-transform="none" fo:color="#3333cc"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9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66ff"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1">
      <style:text-properties fo:font-variant="normal" fo:text-transform="none" fo:color="#ff0066"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2">
      <style:paragraph-properties fo:line-height="90%" fo:text-align="left" style:tab-stop-distance="1in" fo:margin-left="1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66ff"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5">
      <style:text-properties fo:font-variant="normal" fo:text-transform="none" fo:color="#ff0066"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6">
      <style:paragraph-properties fo:line-height="90%" fo:text-align="left" style:tab-stop-distance="1in" fo:margin-left="1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72">
      <style:text-properties fo:font-variant="normal" fo:text-transform="none" fo:color="#ff0066" style:text-line-through-type="none" style:text-line-through-style="none" style:text-line-through-width="auto" style:text-line-through-color="font-color" style:text-position="0% 100%" fo:font-family="Tahoma" style:font-family-asian="" style:font-family-complex="" style:font-family-generic="swiss" style:font-pitch="variable" fo:font-size="0.22222in" style:font-size-asian="0.22222in" style:font-size-complex="0.22222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8">
      <style:text-properties fo:font-variant="normal" fo:text-transform="none" fo:color="#0066ff"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3">
      <style:paragraph-properties fo:line-height="12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cc00"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74">
      <style:graphic-properties fo:wrap-option="wrap" fo:padding-top="0.05in" fo:padding-bottom="0.05in" fo:padding-left="0.1in" fo:padding-right="0.1in" draw:textarea-vertical-align="middle" draw:textarea-horizontal-align="center" draw:fill="solid" draw:fill-color="#ffcc99" draw:opacity="50%" draw:stroke="none" draw:auto-grow-width="false" draw:auto-grow-height="true"/>
      <style:paragraph-properties style:font-independent-line-spacing="true" style:writing-mode="lr-tb"/>
    </style:style>
    <style:style style:family="text" style:name="a1275">
      <style:text-properties fo:font-variant="normal" fo:text-transform="none" fo:color="#0066ff"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6">
      <style:text-properties fo:font-variant="normal" fo:text-transform="none" fo:color="#000066"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9">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1">
      <style:graphic-properties fo:wrap-option="wrap" fo:padding-top="0in" fo:padding-bottom="0in" fo:padding-left="0.1in" fo:padding-right="0.1in" draw:textarea-vertical-align="top" draw:textarea-horizontal-align="left" draw:fill="solid" draw:fill-color="#dd97ba" draw:opacity="100%" draw:stroke="solid" svg:stroke-width="0.02778in" svg:stroke-color="#3333cc" svg:stroke-opacity="100%" draw:stroke-linejoin="miter" draw:auto-grow-width="false" draw:auto-grow-height="false"/>
      <style:paragraph-properties style:font-independent-line-spacing="true" style:writing-mode="lr-tb"/>
    </style:style>
    <style:style style:family="text" style:name="a1552">
      <style:text-properties fo:font-variant="normal" fo:text-transform="none" fo:color="#3333cc"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9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4">
      <style:graphic-properties fo:wrap-option="wrap" fo:padding-top="0in" fo:padding-bottom="0in" fo:padding-left="0.1in" fo:padding-right="0.1in" draw:textarea-vertical-align="top" draw:textarea-horizontal-align="left" draw:fill="solid" draw:fill-color="#ffffcc" draw:opacity="100%" draw:stroke="solid" svg:stroke-width="0.02778in" svg:stroke-color="#3333cc" svg:stroke-opacity="100%" draw:stroke-linejoin="miter" draw:auto-grow-width="false" draw:auto-grow-height="false"/>
      <style:paragraph-properties style:font-independent-line-spacing="true" style:writing-mode="lr-tb"/>
    </style:style>
    <style:style style:family="text" style:name="a1555">
      <style:text-properties fo:font-variant="normal" fo:text-transform="none" fo:color="#3333cc"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3333cc"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9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3333cc"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8">
      <style:paragraph-properties fo:line-height="9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90%" fo:text-align="left" style:tab-stop-distance="1in" fo:margin-left="1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66ff"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3">
      <style:text-properties fo:font-variant="normal" fo:text-transform="none" fo:color="#00cc99"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4">
      <style:paragraph-properties fo:line-height="90%" fo:text-align="left" style:tab-stop-distance="1in" fo:margin-left="1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66ff"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81">
      <style:graphic-properties fo:wrap-option="wrap" fo:padding-top="0.05in" fo:padding-bottom="0.05in" fo:padding-left="0.1in" fo:padding-right="0.1in" draw:textarea-vertical-align="top" draw:textarea-horizontal-align="left" draw:fill="solid" draw:fill-color="#ffe6d9" draw:opacity="100%" draw:stroke="none" draw:auto-grow-width="false" draw:auto-grow-height="false"/>
      <style:paragraph-properties style:font-independent-line-spacing="true" style:writing-mode="lr-tb"/>
    </style:style>
    <style:style style:family="text" style:name="a787">
      <style:text-properties fo:font-variant="normal" fo:text-transform="none" fo:color="#00cc00"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2">
      <style:text-properties fo:font-variant="normal" fo:text-transform="none" fo:color="#0066ff"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0%" fo:text-align="left" style:tab-stop-distance="1in" fo:margin-left="1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3333cc"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000066"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66"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000066"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0">
      <style:graphic-properties fo:wrap-option="wrap" fo:padding-top="0in" fo:padding-bottom="0in" fo:padding-left="0.1in" fo:padding-right="0.1in" draw:textarea-vertical-align="top" draw:textarea-horizontal-align="left" draw:fill="solid" draw:fill-color="#ffc9ff" draw:opacity="100%" draw:stroke="solid" svg:stroke-width="0.02778in" svg:stroke-color="#3333cc" svg:stroke-opacity="100%" draw:stroke-linejoin="miter" draw:auto-grow-width="false" draw:auto-grow-height="false"/>
      <style:paragraph-properties style:font-independent-line-spacing="true" style:writing-mode="lr-tb"/>
    </style:style>
    <style:style style:family="text" style:name="a1561">
      <style:text-properties fo:font-variant="normal" fo:text-transform="none" fo:color="#3333cc"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3333cc"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9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4">
      <style:graphic-properties fo:wrap-option="wrap" fo:padding-top="0in" fo:padding-bottom="0in" fo:padding-left="0.1in" fo:padding-right="0.1in" draw:textarea-vertical-align="top" draw:textarea-horizontal-align="left" draw:fill="solid" draw:fill-color="#ffcc99" draw:opacity="100%" draw:stroke="solid" svg:stroke-width="0.02778in" svg:stroke-color="#3333cc" svg:stroke-opacity="100%" draw:stroke-linejoin="miter"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3333cc"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4">
      <style:paragraph-properties fo:line-height="9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3333cc"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ff66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68">
      <style:graphic-properties fo:wrap-option="wrap" fo:padding-top="0in" fo:padding-bottom="0in" fo:padding-left="0.1in" fo:padding-right="0.1in" draw:textarea-vertical-align="top" draw:textarea-horizontal-align="left" draw:fill="solid" draw:fill-color="#ccffff" draw:opacity="100%" draw:stroke="solid" svg:stroke-width="0.02778in" svg:stroke-color="#3333cc" svg:stroke-opacity="100%" draw:stroke-linejoin="miter" draw:auto-grow-width="false" draw:auto-grow-height="false"/>
      <style:paragraph-properties style:font-independent-line-spacing="true" style:writing-mode="lr-tb"/>
    </style:style>
    <style:style style:family="text" style:name="a1027">
      <style:text-properties fo:font-variant="normal" fo:text-transform="none" fo:color="#ff66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3333cc"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0">
      <style:text-properties fo:font-variant="normal" fo:text-transform="none" fo:color="#cc0000" style:text-line-through-type="none" style:text-line-through-style="none" style:text-line-through-width="auto" style:text-line-through-color="font-color" style:text-position="0% 100%" fo:font-family="Tahoma" style:font-family-asian="" style:font-family-complex="" style:font-family-generic="swiss" style:font-pitch="variable"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0%" fo:text-align="left" style:tab-stop-distance="1in" fo:margin-left="1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 style:font-family-generic="swiss" style:font-pitch="variable"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cc00"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4">
      <style:text-properties fo:font-variant="normal" fo:text-transform="none" fo:color="#0066ff"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cc99"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0">
      <style:text-properties fo:font-variant="normal" fo:text-transform="none" fo:color="#0066ff"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6">
      <style:paragraph-properties fo:line-height="90%" fo:text-align="left" style:tab-stop-distance="1in" fo:margin-left="1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cc00"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90%" fo:text-align="left" style:tab-stop-distance="1in" fo:margin-left="1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ff6600" style:text-line-through-type="none" style:text-line-through-style="none" style:text-line-through-width="auto" style:text-line-through-color="font-color" style:text-position="0% 100%" fo:font-family="Tahoma" style:font-family-asian="" style:font-family-complex="" style:font-family-generic="swiss" style:font-pitch="variable" fo:font-size="0.30556in" style:font-size-asian="0.30556in" style:font-size-complex="0.30556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0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809">
      <style:paragraph-properties fo:line-height="90%" fo:text-align="center"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66ff"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0">
      <style:paragraph-properties fo:line-height="90%" fo:text-align="justify" fo:text-align-last="star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ff6600"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ff66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6">
      <style:paragraph-properties fo:line-height="90%" fo:text-align="left" style:tab-stop-distance="1in" fo:margin-left="1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no-wrap" fo:padding-top="0.05in" fo:padding-bottom="0.05in" fo:padding-left="0.1in" fo:padding-right="0.1in" draw:textarea-vertical-align="middle" draw:textarea-horizontal-align="center" draw:fill="solid" draw:fill-color="#e5e5ff"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paragraph" style:name="a1292">
      <style:paragraph-properties fo:line-height="90%" fo:text-align="justify" fo:text-align-last="star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cc3300" style:text-line-through-type="none" style:text-line-through-style="none" style:text-line-through-width="auto" style:text-line-through-color="font-color" style:text-position="0% 100%" fo:font-family="Tahoma" style:font-family-asian="" style:font-family-complex="" style:font-family-generic="swiss" style:font-pitch="variable" fo:font-size="0.22222in" style:font-size-asian="0.22222in" style:font-size-complex="0.22222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93">
      <style:graphic-properties fo:wrap-option="wrap" fo:padding-top="0.05in" fo:padding-bottom="0.05in" fo:padding-left="0.1in" fo:padding-right="0.1in" draw:textarea-vertical-align="top" draw:textarea-horizontal-align="left" draw:fill="solid" draw:fill-color="#ffffd1" draw:opacity="100%" draw:stroke="none" draw:auto-grow-width="false" draw:auto-grow-height="true"/>
      <style:paragraph-properties style:font-independent-line-spacing="true" style:writing-mode="lr-tb"/>
    </style:style>
    <style:style style:family="text" style:name="a798">
      <style:text-properties fo:font-variant="normal" fo:text-transform="none" fo:color="#ff6600"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9">
      <style:paragraph-properties fo:line-height="12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3333cc" style:text-line-through-type="none" style:text-line-through-style="none" style:text-line-through-width="auto" style:text-line-through-color="font-color" style:text-position="0% 100%" fo:font-family="Verdana" style:font-family-asian="" style:font-family-complex="" style:font-family-generic="swiss" style:font-pitch="variable" fo:font-size="0.36111in" style:font-size-asian="0.36111in" style:font-size-complex="0.36111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9">
      <style:text-properties fo:font-variant="normal" fo:text-transform="none" fo:color="#ff0066" style:text-line-through-type="none" style:text-line-through-style="none" style:text-line-through-width="auto" style:text-line-through-color="font-color" style:text-position="0% 100%" fo:font-family="Tahoma" style:font-family-asian="" style:font-family-complex="" style:font-family-generic="swiss" style:font-pitch="variable"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5">
      <style:text-properties fo:font-variant="normal" fo:text-transform="none" fo:color="#0066ff" style:text-line-through-type="none" style:text-line-through-style="none" style:text-line-through-width="auto" style:text-line-through-color="font-color" style:text-position="0% 100%" fo:font-family="Tahoma" style:font-family-asian="" style:font-family-complex="" style:font-family-generic="swiss" style:font-pitch="variable" fo:font-size="0.36111in" style:font-size-asian="0.36111in" style:font-size-complex="0.36111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7">
      <style:graphic-properties fo:wrap-option="wrap" fo:padding-top="0.05in" fo:padding-bottom="0.05in" fo:padding-left="0.1in" fo:padding-right="0.1in" draw:textarea-vertical-align="middle" draw:textarea-horizontal-align="center" draw:fill="solid" draw:fill-color="#d1e8ff" draw:opacity="100%" draw:stroke="none" draw:shadow="visible" draw:shadow-offset-x="0.08333in" draw:shadow-offset-y="0.08333in" draw:shadow-color="#ffcc00" draw:shadow-opacity="100%" draw:auto-grow-width="false" draw:auto-grow-height="false"/>
      <style:paragraph-properties style:font-independent-line-spacing="true" style:writing-mode="lr-tb"/>
    </style:style>
    <style:style style:family="drawing-page" style:name="a1298">
      <style:drawing-page-properties draw:fill="solid" draw:fill-color="#99cc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3333cc"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3333cc"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0">
      <style:paragraph-properties fo:line-height="90%" fo:text-align="justify" fo:text-align-last="star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3333cc"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3333cc"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32">
      <style:graphic-properties fo:wrap-option="wrap" fo:padding-top="0.05in" fo:padding-bottom="0.05in" fo:padding-left="0.1in" fo:padding-right="0.1in" draw:textarea-vertical-align="top" draw:textarea-horizontal-align="left" draw:fill="solid" draw:fill-color="#bcefee" draw:opacity="100%" draw:stroke="solid" svg:stroke-width="0.01042in" svg:stroke-color="#000000" svg:stroke-opacity="100%" draw:stroke-linejoin="miter" draw:shadow="visible" draw:shadow-offset-x="0.08333in" draw:shadow-offset-y="0.08333in" draw:shadow-color="#808080" draw:shadow-opacity="100%" draw:auto-grow-width="false" draw:auto-grow-height="false"/>
      <style:paragraph-properties style:font-independent-line-spacing="true" style:writing-mode="lr-tb"/>
    </style:style>
    <style:style style:family="paragraph" style:name="a15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3">
      <style:drawing-page-properties draw:fill="solid" draw:fill-color="#99cc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75">
      <style:graphic-properties fo:wrap-option="wrap" fo:padding-top="0in" fo:padding-bottom="0in" fo:padding-left="0.1in" fo:padding-right="0.1in" draw:textarea-vertical-align="top" draw:textarea-horizontal-align="left" draw:fill="solid" draw:fill-color="#ccccff" draw:opacity="100%" draw:stroke="solid" svg:stroke-width="0.02778in" svg:stroke-color="#3333cc" svg:stroke-opacity="100%" draw:stroke-linejoin="miter" draw:auto-grow-width="false" draw:auto-grow-height="fals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3333cc"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3333cc"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9">
      <style:graphic-properties fo:wrap-option="wrap" fo:padding-top="0in" fo:padding-bottom="0in" fo:padding-left="0.1in" fo:padding-right="0.1in" draw:textarea-vertical-align="top" draw:textarea-horizontal-align="left" draw:fill="solid" draw:fill-color="#ffffcc" draw:opacity="100%" draw:stroke="solid" svg:stroke-width="0.02778in" svg:stroke-color="#3333cc" svg:stroke-opacity="100%" draw:stroke-linejoin="miter" draw:auto-grow-width="false" draw:auto-grow-height="false"/>
      <style:paragraph-properties style:font-independent-line-spacing="true" style:writing-mode="lr-tb"/>
    </style:style>
    <style:style style:family="paragraph" style:name="a10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3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812">
      <style:text-properties fo:font-variant="normal" fo:text-transform="none" fo:color="#ff0066" style:text-line-through-type="none" style:text-line-through-style="none" style:text-line-through-width="auto" style:text-line-through-color="font-color" style:text-position="0% 100%" fo:font-family="Tahoma" style:font-family-asian="" style:font-family-complex="" style:font-family-generic="swiss" style:font-pitch="variable" fo:font-size="0.38889in" style:font-size-asian="0.38889in" style:font-size-complex="0.38889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3">
      <style:text-properties fo:font-variant="normal" fo:text-transform="none" fo:color="#0066ff" style:text-line-through-type="none" style:text-line-through-style="none" style:text-line-through-width="auto" style:text-line-through-color="font-color" style:text-position="0% 100%" fo:font-family="Tahoma" style:font-family-asian="" style:font-family-complex="" style:font-family-generic="swiss" style:font-pitch="variable" fo:font-size="0.36111in" style:font-size-asian="0.36111in" style:font-size-complex="0.36111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0">
      <style:graphic-properties fo:wrap-option="wrap" fo:padding-top="0.05in" fo:padding-bottom="0.05in" fo:padding-left="0.1in" fo:padding-right="0.1in" draw:textarea-vertical-align="middle" draw:textarea-horizontal-align="center" draw:fill="solid" draw:fill-color="#ffffff" draw:opacity="50%" draw:stroke="none" draw:auto-grow-width="false" draw:auto-grow-height="true"/>
      <style:paragraph-properties style:font-independent-line-spacing="true" style:writing-mode="lr-tb"/>
    </style:style>
    <style:style style:family="presentation" style:name="a815">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8333in" draw:shadow-offset-y="0.08333in" draw:shadow-color="#ffcc00" draw:shadow-opacity="100%" draw:auto-grow-width="false" draw:auto-grow-height="false"/>
      <style:paragraph-properties style:font-independent-line-spacing="true" style:writing-mode="lr-tb"/>
    </style:style>
    <style:style style:family="graphic" style:name="a1311">
      <style:graphic-properties draw:fill="none" fo:clip="rect(0in, 0in, 0in, 0in)" draw:stroke="none"/>
    </style:style>
    <style:style style:family="text" style:name="a816">
      <style:text-properties fo:font-variant="normal" fo:text-transform="none" fo:color="#cc3300" style:text-line-through-type="none" style:text-line-through-style="none" style:text-line-through-width="auto" style:text-line-through-color="font-color" style:text-position="0% 100%" fo:font-family="Tahoma" style:font-family-asian="" style:font-family-complex="" style:font-family-generic="swiss" style:font-pitch="variable" fo:font-size="0.22222in" style:font-size-asian="0.22222in" style:font-size-complex="0.22222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7">
      <style:paragraph-properties fo:line-height="12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05in" fo:padding-bottom="0.05in" fo:padding-left="0.1in" fo:padding-right="0.1in" draw:textarea-vertical-align="middle" draw:textarea-horizontal-align="center" draw:fill="solid" draw:fill-color="#ffffff" draw:opacity="50%" draw:stroke="none" draw:auto-grow-width="false" draw:auto-grow-height="true"/>
      <style:paragraph-properties style:font-independent-line-spacing="true" style:writing-mode="lr-tb"/>
    </style:style>
    <style:style style:family="graphic" style:name="a1314">
      <style:graphic-properties fo:wrap-option="no-wrap" fo:padding-top="0.05in" fo:padding-bottom="0.05in" fo:padding-left="0.1in" fo:padding-right="0.1in" draw:textarea-vertical-align="middle" draw:textarea-horizontal-align="center" draw:fill="solid" draw:fill-color="#ffcc99"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drawing-page" style:name="a819">
      <style:drawing-page-properties draw:fill="solid" draw:fill-color="#66cc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graphic-properties fo:wrap-option="no-wrap" fo:padding-top="0.05in" fo:padding-bottom="0.05in" fo:padding-left="0.1in" fo:padding-right="0.1in" draw:textarea-vertical-align="middle" draw:textarea-horizontal-align="center" draw:fill="solid" draw:fill-color="#ffcc99"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3333cc"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1">
      <style:text-properties fo:font-variant="normal" fo:text-transform="none" fo:color="#3333cc"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 style:font-family-generic="swiss" style:font-pitch="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2">
      <style:text-properties fo:font-variant="normal" fo:text-transform="none" fo:color="#3333cc"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3333cc"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2">
      <style:graphic-properties fo:wrap-option="no-wrap" fo:padding-top="0.05in" fo:padding-bottom="0.05in" fo:padding-left="0.1in" fo:padding-right="0.1in" draw:textarea-vertical-align="middle" draw:textarea-horizontal-align="center" draw:fill="solid" draw:fill-color="#ccffff"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1584">
      <style:text-properties fo:font-variant="normal" fo:text-transform="none" fo:color="#3333cc"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3">
      <style:text-properties fo:font-variant="normal" fo:text-transform="none" fo:color="#cc3300" style:text-line-through-type="none" style:text-line-through-style="none" style:text-line-through-width="auto" style:text-line-through-color="font-color" style:text-position="0% 100%" fo:font-family="Tahoma" style:font-family-asian="" style:font-family-complex="" style:font-family-generic="swiss" style:font-pitch="variable" fo:font-size="0.22222in" style:font-size-asian="0.22222in" style:font-size-complex="0.22222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4">
      <style:paragraph-properties fo:line-height="12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6">
      <style:graphic-properties fo:wrap-option="wrap" fo:padding-top="0in" fo:padding-bottom="0in" fo:padding-left="0.1in" fo:padding-right="0.1in" draw:textarea-vertical-align="top" draw:textarea-horizontal-align="left" draw:fill="solid" draw:fill-color="#d98db3" draw:opacity="100%" draw:stroke="solid" svg:stroke-width="0.02778in" svg:stroke-color="#3333cc" svg:stroke-opacity="100%" draw:stroke-linejoin="miter" draw:auto-grow-width="false" draw:auto-grow-height="false"/>
      <style:paragraph-properties style:font-independent-line-spacing="true" style:writing-mode="lr-tb"/>
    </style:style>
    <style:style style:family="graphic" style:name="a1045">
      <style:graphic-properties fo:wrap-option="wrap" fo:padding-top="0.05in" fo:padding-bottom="0.05in" fo:padding-left="0.1in" fo:padding-right="0.1in" draw:textarea-vertical-align="middle" draw:textarea-horizontal-align="center" draw:fill="solid" draw:fill-color="#ffffff" draw:opacity="50%" draw:stroke="none" draw:auto-grow-width="false" draw:auto-grow-height="true"/>
      <style:paragraph-properties style:font-independent-line-spacing="true" style:writing-mode="lr-tb"/>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19444in" style:font-size-asian="0.19444in" style:font-size-complex="0.19444in" fo:letter-spacing="0in" fo:language="pt" fo:country="B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46">
      <style:graphic-properties draw:fill="none" fo:clip="rect(0in, 0in, 0in, 0in)" draw:stroke="non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Bookman Old Style" style:font-family-asian="" style:font-family-complex="" style:font-family-generic="roman" style:font-pitch="variable"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no-wrap" fo:padding-top="0.05in" fo:padding-bottom="0.05in" fo:padding-left="0.1in" fo:padding-right="0.1in" draw:textarea-vertical-align="middle" draw:textarea-horizontal-align="center" draw:fill="solid" draw:fill-color="#ff99cc"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graphic" style:name="a8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0">
      <style:graphic-properties fo:wrap-option="no-wrap" fo:padding-top="0.05in" fo:padding-bottom="0.05in" fo:padding-left="0.1in" fo:padding-right="0.1in" draw:textarea-vertical-align="middle" draw:textarea-horizontal-align="center" draw:fill="solid" draw:fill-color="#ff99cc"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graphic" style:name="a82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6">
      <style:text-properties fo:font-variant="normal" fo:text-transform="none" fo:color="#cc3300" style:text-line-through-type="none" style:text-line-through-style="none" style:text-line-through-width="auto" style:text-line-through-color="font-color" style:text-position="0% 100%" fo:font-family="Tahoma" style:font-family-asian="" style:font-family-complex="" style:font-family-generic="swiss" style:font-pitch="variable" fo:font-size="0.22222in" style:font-size-asian="0.22222in" style:font-size-complex="0.22222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2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3">
      <style:graphic-properties fo:wrap-option="no-wrap" fo:padding-top="0.05in" fo:padding-bottom="0.05in" fo:padding-left="0.1in" fo:padding-right="0.1in" draw:textarea-vertical-align="middle" draw:textarea-horizontal-align="center" draw:fill="solid" draw:fill-color="#ff99cc"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graphic" style:name="a828">
      <style:graphic-properties fo:wrap-option="wrap" fo:padding-top="0.05in" fo:padding-bottom="0.05in" fo:padding-left="0.1in" fo:padding-right="0.1in" draw:textarea-vertical-align="middle" draw:textarea-horizontal-align="center" draw:fill="solid" draw:fill-color="#ffffff" draw:opacity="50%" draw:stroke="none" draw:auto-grow-width="false" draw:auto-grow-height="true"/>
      <style:paragraph-properties style:font-independent-line-spacing="true" style:writing-mode="lr-tb"/>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 style:font-family-generic="swiss" style:font-pitch="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6">
      <style:graphic-properties fo:wrap-option="no-wrap" fo:padding-top="0.05in" fo:padding-bottom="0.05in" fo:padding-left="0.1in" fo:padding-right="0.1in" draw:textarea-vertical-align="middle" draw:textarea-horizontal-align="center" draw:fill="solid" draw:fill-color="#ff99cc"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no-wrap" fo:padding-top="0.05in" fo:padding-bottom="0.05in" fo:padding-left="0.1in" fo:padding-right="0.1in" draw:textarea-vertical-align="middle" draw:textarea-horizontal-align="center" draw:fill="solid" draw:fill-color="#ffcc99"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4">
      <style:graphic-properties fo:wrap-option="no-wrap" fo:padding-top="0.05in" fo:padding-bottom="0.05in" fo:padding-left="0.1in" fo:padding-right="0.1in" draw:textarea-vertical-align="middle" draw:textarea-horizontal-align="center" draw:fill="solid" draw:fill-color="#ccffff" draw:opacity="100%" draw:stroke="none" draw:auto-grow-width="false" draw:auto-grow-height="false"/>
      <style:paragraph-properties style:font-independent-line-spacing="true" style:writing-mode="lr-tb"/>
    </style:style>
    <style:style style:family="graphic" style:name="a1590">
      <style:graphic-properties fo:wrap-option="wrap" fo:padding-top="0in" fo:padding-bottom="0in" fo:padding-left="0.1in" fo:padding-right="0.1in" draw:textarea-vertical-align="top" draw:textarea-horizontal-align="left" draw:fill="solid" draw:fill-color="#ffcc99" draw:opacity="100%" draw:stroke="solid" svg:stroke-width="0.02778in" svg:stroke-color="#3333cc" svg:stroke-opacity="100%" draw:stroke-linejoin="miter" draw:auto-grow-width="false" draw:auto-grow-height="false"/>
      <style:paragraph-properties style:font-independent-line-spacing="true" style:writing-mode="lr-tb"/>
    </style:style>
    <style:style style:family="text" style:name="a1591">
      <style:text-properties fo:font-variant="normal" fo:text-transform="none" fo:color="#cc3300" style:text-line-through-type="none" style:text-line-through-style="none" style:text-line-through-width="auto" style:text-line-through-color="font-color" style:text-position="0% 100%" fo:font-family="Tahoma" style:font-family-asian="" style:font-family-complex="" style:font-family-generic="swiss" style:font-pitch="variable" fo:font-size="0.22222in" style:font-size-asian="0.22222in" style:font-size-complex="0.22222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2">
      <style:paragraph-properties fo:line-height="12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3">
      <style:graphic-properties fo:wrap-option="wrap" fo:padding-top="0.05in" fo:padding-bottom="0.05in" fo:padding-left="0.1in" fo:padding-right="0.1in" draw:textarea-vertical-align="middle" draw:textarea-horizontal-align="center" draw:fill="solid" draw:fill-color="#ffffff" draw:opacity="50%" draw:stroke="none" draw:auto-grow-width="false" draw:auto-grow-height="true"/>
      <style:paragraph-properties style:font-independent-line-spacing="true" style:writing-mode="lr-tb"/>
    </style:style>
    <style:style style:family="graphic" style:name="a1052">
      <style:graphic-properties fo:wrap-option="no-wrap" fo:padding-top="0.05in" fo:padding-bottom="0.05in" fo:padding-left="0.1in" fo:padding-right="0.1in" draw:textarea-vertical-align="middle" draw:textarea-horizontal-align="center" draw:fill="solid" draw:fill-color="#ffff99"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6">
      <style:graphic-properties fo:wrap-option="wrap" fo:padding-top="0.05in" fo:padding-bottom="0.05in" fo:padding-left="0.1in" fo:padding-right="0.1in" draw:textarea-vertical-align="top" draw:textarea-horizontal-align="left" draw:fill="none" draw:stroke="solid" svg:stroke-width="0.04167in" svg:stroke-color="#000000" svg:stroke-opacity="100%" draw:stroke-linejoin="round" draw:auto-grow-width="false" draw:auto-grow-height="false"/>
      <style:paragraph-properties style:font-independent-line-spacing="true" style:writing-mode="lr-tb"/>
    </style:style>
    <style:style style:family="graphic" style:name="a1055">
      <style:graphic-properties fo:wrap-option="no-wrap" fo:padding-top="0.05in" fo:padding-bottom="0.05in" fo:padding-left="0.1in" fo:padding-right="0.1in" draw:textarea-vertical-align="middle" draw:textarea-horizontal-align="center" draw:fill="solid" draw:fill-color="#ffff99"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8">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no-wrap" fo:padding-top="0.05in" fo:padding-bottom="0.05in" fo:padding-left="0.1in" fo:padding-right="0.1in" draw:textarea-vertical-align="middle" draw:textarea-horizontal-align="center" draw:fill="solid" draw:fill-color="#ffff99"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presentation" style:name="a831">
      <style:graphic-properties fo:wrap-option="wrap" fo:padding-top="0.05in" fo:padding-bottom="0.05in" fo:padding-left="0.1in" fo:padding-right="0.1in" draw:textarea-vertical-align="middle" draw:textarea-horizontal-align="center" draw:fill="solid" draw:fill-color="#ff99cc"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2">
      <style:text-properties fo:font-variant="normal" fo:text-transform="none" fo:color="#00cc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3">
      <style:paragraph-properties fo:line-height="90%" fo:text-align="justify" fo:text-align-last="start" style:tab-stop-distance="1in" fo:margin-left="0.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0">
      <style:drawing-page-properties draw:fill="solid" draw:fill-color="#ffcc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5">
      <style:text-properties fo:font-variant="normal" fo:text-transform="none" fo:color="#00cc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cc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66"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8">
      <style:paragraph-properties fo:line-height="90%" fo:text-align="justify" fo:text-align-last="start" style:tab-stop-distance="1in" fo:margin-left="0.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337">
      <style:text-properties fo:font-variant="normal" fo:text-transform="none" fo:color="#ff0066" style:text-line-through-type="none" style:text-line-through-style="none" style:text-line-through-width="auto" style:text-line-through-color="font-color" style:text-position="0% 100%" fo:font-family="Tahoma" style:font-family-asian="" style:font-family-complex="" style:font-family-generic="swiss" style:font-pitch="variable" fo:font-size="0.22222in" style:font-size-asian="0.22222in" style:font-size-complex="0.22222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8">
      <style:paragraph-properties fo:line-height="12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9">
      <style:graphic-properties fo:wrap-option="wrap" fo:padding-top="0.05in" fo:padding-bottom="0.05in" fo:padding-left="0.1in" fo:padding-right="0.1in" draw:textarea-vertical-align="middle" draw:textarea-horizontal-align="center" draw:fill="solid" draw:fill-color="#ffffff" draw:opacity="50%" draw:stroke="none" draw:auto-grow-width="false" draw:auto-grow-height="true"/>
      <style:paragraph-properties style:font-independent-line-spacing="true" style:writing-mode="lr-tb"/>
    </style:style>
    <style:style style:family="paragraph" style:name="a10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no-wrap" fo:padding-top="0.05in" fo:padding-bottom="0.05in" fo:padding-left="0.1in" fo:padding-right="0.1in" draw:textarea-vertical-align="middle" draw:textarea-horizontal-align="center" draw:fill="solid" draw:fill-color="#ff99cc"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no-wrap" fo:padding-top="0.05in" fo:padding-bottom="0.05in" fo:padding-left="0.1in" fo:padding-right="0.1in" draw:textarea-vertical-align="middle" draw:textarea-horizontal-align="center" draw:fill="solid" draw:fill-color="#ff99cc"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drawing-page" style:name="a1065">
      <style:drawing-page-properties draw:fill="solid" draw:fill-color="#ffcc9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0">
      <style:text-properties fo:font-variant="normal" fo:text-transform="none" fo:color="#000066"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ff66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90%" fo:text-align="justify" fo:text-align-last="start" style:tab-stop-distance="1in" fo:margin-left="1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66"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justify" fo:text-align-last="start" style:tab-stop-distance="1in" fo:margin-left="1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66ff" style:text-line-through-type="none" style:text-line-through-style="none" style:text-line-through-width="auto" style:text-line-through-color="font-color" style:text-position="0% 100%" fo:font-family="Tahoma" style:font-family-asian="" style:font-family-complex="" style:font-family-generic="swiss" style:font-pitch="variable" fo:font-size="0.55556in" style:font-size-asian="0.55556in" style:font-size-complex="0.55556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66"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90%" fo:text-align="justify" fo:text-align-last="start" style:tab-stop-distance="1in" fo:margin-left="1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66ff" style:text-line-through-type="none" style:text-line-through-style="none" style:text-line-through-width="auto" style:text-line-through-color="font-color" style:text-position="0% 100%" fo:font-family="Tahoma" style:font-family-asian="" style:font-family-complex="" style:font-family-generic="swiss" style:font-pitch="variable" fo:font-size="0.55556in" style:font-size-asian="0.55556in" style:font-size-complex="0.55556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0066ff" style:text-line-through-type="none" style:text-line-through-style="none" style:text-line-through-width="auto" style:text-line-through-color="font-color" style:text-position="0% 100%" fo:font-family="Tahoma" style:font-family-asian="" style:font-family-complex="" style:font-family-generic="swiss" style:font-pitch="variable" fo:font-size="0.55556in" style:font-size-asian="0.55556in" style:font-size-complex="0.55556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66ff" style:text-line-through-type="none" style:text-line-through-style="none" style:text-line-through-width="auto" style:text-line-through-color="font-color" style:text-position="0% 100%" fo:font-family="Tahoma" style:font-family-asian="" style:font-family-complex="" style:font-family-generic="swiss" style:font-pitch="variable" fo:font-size="0.55556in" style:font-size-asian="0.55556in" style:font-size-complex="0.55556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72">
      <style:text-properties fo:font-variant="normal" fo:text-transform="none" fo:color="#cc3300" style:text-line-through-type="none" style:text-line-through-style="none" style:text-line-through-width="auto" style:text-line-through-color="font-color" style:text-position="0% 100%" fo:font-family="Tahoma" style:font-family-asian="" style:font-family-complex="" style:font-family-generic="swiss" style:font-pitch="variable" fo:font-size="0.22222in" style:font-size-asian="0.22222in" style:font-size-complex="0.22222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3">
      <style:paragraph-properties fo:line-height="12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wrap" fo:padding-top="0.05in" fo:padding-bottom="0.05in" fo:padding-left="0.1in" fo:padding-right="0.1in" draw:textarea-vertical-align="middle" draw:textarea-horizontal-align="center" draw:fill="solid" draw:fill-color="#ffcc99" draw:opacity="50%" draw:stroke="none" draw:auto-grow-width="false" draw:auto-grow-height="true"/>
      <style:paragraph-properties style:font-independent-line-spacing="true" style:writing-mode="lr-tb"/>
    </style:style>
    <style:style style:family="text" style:name="a1075">
      <style:text-properties fo:font-variant="normal" fo:text-transform="none" fo:color="#ff66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justify" fo:text-align-last="start" style:tab-stop-distance="1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ff66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66"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90%" fo:text-align="justify" fo:text-align-last="start" style:tab-stop-distance="1in" fo:margin-left="1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66"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0%" fo:text-align="justify" fo:text-align-last="start" style:tab-stop-distance="1in" fo:margin-left="1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66"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90%" fo:text-align="justify" fo:text-align-last="start" style:tab-stop-distance="1in" fo:margin-left="1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66ff" style:text-line-through-type="none" style:text-line-through-style="none" style:text-line-through-width="auto" style:text-line-through-color="font-color" style:text-position="0% 100%" fo:font-family="Tahoma" style:font-family-asian="" style:font-family-complex="" style:font-family-generic="swiss" style:font-pitch="variable" fo:font-size="0.55556in" style:font-size-asian="0.55556in" style:font-size-complex="0.55556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66"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356">
      <style:text-properties fo:font-variant="normal" fo:text-transform="none" fo:color="#3399ff" style:text-line-through-type="none" style:text-line-through-style="none" style:text-line-through-width="auto" style:text-line-through-color="font-color" style:text-position="0% 100%" fo:font-family="Tahoma" style:font-family-asian="" style:font-family-complex="" style:font-family-generic="swiss" style:font-pitch="variable" fo:font-size="0.34722in" style:font-size-asian="0.34722in" style:font-size-complex="0.34722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3399ff" style:text-line-through-type="none" style:text-line-through-style="none" style:text-line-through-width="auto" style:text-line-through-color="font-color" style:text-position="0% 100%" fo:font-family="Tahoma" style:font-family-asian="" style:font-family-complex="" style:font-family-generic="swiss" style:font-pitch="variable" fo:font-size="0.25in" style:font-size-asian="0.25in" style:font-size-complex="0.25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8333in" draw:shadow-offset-y="0.08333in" draw:shadow-color="#ffcc00" draw:shadow-opacity="100%" draw:auto-grow-width="false" draw:auto-grow-height="false"/>
      <style:paragraph-properties style:font-independent-line-spacing="true" style:writing-mode="lr-tb"/>
    </style:style>
    <style:style style:family="paragraph" style:name="a1080">
      <style:paragraph-properties fo:line-height="100%" fo:text-align="justify" fo:text-align-last="start" style:tab-stop-distance="1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shadow="visible" draw:shadow-offset-x="0.08333in" draw:shadow-offset-y="0.08333in" draw:shadow-color="#808080" draw:shadow-opacity="100%" draw:auto-grow-width="false" draw:auto-grow-height="true"/>
      <style:paragraph-properties style:font-independent-line-spacing="true" style:writing-mode="lr-tb"/>
    </style:style>
    <style:style style:family="text" style:name="a1082">
      <style:text-properties fo:font-variant="normal" fo:text-transform="none" fo:color="#ff0066" style:text-line-through-type="none" style:text-line-through-style="none" style:text-line-through-width="auto" style:text-line-through-color="font-color" style:text-position="0% 100%" fo:font-family="Tahoma" style:font-family-asian="" style:font-family-complex="" style:font-family-generic="swiss" style:font-pitch="variable" fo:font-size="0.38889in" style:font-size-asian="0.38889in" style:font-size-complex="0.38889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3">
      <style:text-properties fo:font-variant="normal" fo:text-transform="none" fo:color="#ff9933" style:text-line-through-type="none" style:text-line-through-style="none" style:text-line-through-width="auto" style:text-line-through-color="font-color" style:text-position="0% 100%" fo:font-family="Tahoma" style:font-family-asian="" style:font-family-complex="" style:font-family-generic="swiss" style:font-pitch="variable" fo:font-size="0.34722in" style:font-size-asian="0.34722in" style:font-size-complex="0.34722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5">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08333in" draw:shadow-offset-y="0.08333in" draw:shadow-color="#ffcc00" draw:shadow-opacity="100%" draw:auto-grow-width="false" draw:auto-grow-height="false"/>
      <style:paragraph-properties style:font-independent-line-spacing="true" style:writing-mode="lr-tb"/>
    </style:style>
    <style:style style:family="drawing-page" style:name="a1086">
      <style:drawing-page-properties draw:fill="solid" draw:fill-color="#99cc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8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1">
      <style:text-properties fo:font-variant="normal" fo:text-transform="none" fo:color="#000066"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justify" fo:text-align-last="start" style:tab-stop-distance="1in" fo:margin-left="1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ff66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5">
      <style:text-properties fo:font-variant="normal" fo:text-transform="none" fo:color="#ff66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60">
      <style:drawing-page-properties draw:fill="solid" draw:fill-color="#ffcc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6">
      <style:paragraph-properties fo:line-height="90%" fo:text-align="justify" fo:text-align-last="start" style:tab-stop-distance="1in" fo:margin-left="2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cc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9">
      <style:text-properties fo:font-variant="normal" fo:text-transform="none" fo:color="#ff9933" style:text-line-through-type="none" style:text-line-through-style="none" style:text-line-through-width="auto" style:text-line-through-color="font-color" style:text-position="0% 100%" fo:font-family="Arial" style:font-family-asian="" style:font-family-complex="" style:font-family-generic="swiss"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367">
      <style:text-properties fo:font-variant="normal" fo:text-transform="none" fo:color="#00cc99"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Boink LET" style:font-family-asian="" style:font-family-complex="Times New Roman"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9">
      <style:paragraph-properties fo:line-height="100%" fo:text-align="justify" fo:text-align-last="star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2">
      <style:graphic-properties fo:wrap-option="no-wrap" fo:padding-top="0.05in" fo:padding-bottom="0.05in" fo:padding-left="0.1in" fo:padding-right="0.1in" draw:textarea-vertical-align="middle" draw:textarea-horizontal-align="center" draw:fill="solid" draw:fill-color="#33cccc"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5">
      <style:graphic-properties fo:wrap-option="no-wrap" fo:padding-top="0.05in" fo:padding-bottom="0.05in" fo:padding-left="0.1in" fo:padding-right="0.1in" draw:textarea-vertical-align="middle" draw:textarea-horizontal-align="center" draw:fill="solid" draw:fill-color="#ff99cc"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paragraph" style:name="a10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9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1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08">
      <style:graphic-properties fo:wrap-option="no-wrap" fo:padding-top="0.05in" fo:padding-bottom="0.05in" fo:padding-left="0.1in" fo:padding-right="0.1in" draw:textarea-vertical-align="middle" draw:textarea-horizontal-align="center" draw:fill="solid" draw:fill-color="#ff99cc"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paragraph" style:name="a10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95">
      <style:graphic-properties fo:wrap-option="no-wrap" fo:padding-top="0.05in" fo:padding-bottom="0.05in" fo:padding-left="0.1in" fo:padding-right="0.1in" draw:textarea-vertical-align="middle" draw:textarea-horizontal-align="center" draw:fill="solid" draw:fill-color="#ff99cc"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1096">
      <style:text-properties fo:font-variant="normal" fo:text-transform="none" fo:color="#cc3300" style:text-line-through-type="none" style:text-line-through-style="none" style:text-line-through-width="auto" style:text-line-through-color="font-color" style:text-position="0% 100%" fo:font-family="Tahoma" style:font-family-asian="" style:font-family-complex="" style:font-family-generic="swiss" style:font-pitch="variable" fo:font-size="0.22222in" style:font-size-asian="0.22222in" style:font-size-complex="0.22222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7">
      <style:paragraph-properties fo:line-height="12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90%" fo:text-align="justify" fo:text-align-last="start" style:tab-stop-distance="1in" fo:margin-left="0.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8">
      <style:graphic-properties fo:wrap-option="wrap" fo:padding-top="0.05in" fo:padding-bottom="0.05in" fo:padding-left="0.1in" fo:padding-right="0.1in" draw:textarea-vertical-align="middle" draw:textarea-horizontal-align="center" draw:fill="solid" draw:fill-color="#ffffff" draw:opacity="50%" draw:stroke="none" draw:auto-grow-width="false" draw:auto-grow-height="true"/>
      <style:paragraph-properties style:font-independent-line-spacing="true" style:writing-mode="lr-tb"/>
    </style:style>
    <style:style style:family="graphic" style:name="a1099">
      <style:graphic-properties draw:fill="none" fo:clip="rect(0in, 0in, 0in, 0in)" draw:stroke="none"/>
    </style:style>
    <style:style style:family="presentation" style:name="a872">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shadow="visible" draw:shadow-offset-x="0.08333in" draw:shadow-offset-y="0.08333in" draw:shadow-color="#808080" draw:shadow-opacity="100%" draw:auto-grow-width="false" draw:auto-grow-height="false"/>
      <style:paragraph-properties style:font-independent-line-spacing="true" style:writing-mode="lr-tb"/>
    </style:style>
    <style:style style:family="drawing-page" style:name="a873">
      <style:drawing-page-properties draw:fill="solid" draw:fill-color="#ccec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Boink LET" style:font-family-asian="" style:font-family-complex="Times New Roman" style:font-family-generic-complex="roman" style:font-pitch="variable" style:font-pitch-complex="variable"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Boink LET" style:font-family-asian="" style:font-family-complex="Times New Roman" style:font-family-generic-complex="roman" style:font-pitch="variable" style:font-pitch-complex="variable"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Boink LET" style:font-family-asian="" style:font-family-complex="Times New Roman"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 style:font-family-generic="swiss" style:font-pitch="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374">
      <style:paragraph-properties fo:line-height="100%" fo:text-align="justify" fo:text-align-last="star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5">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shadow="visible" draw:shadow-offset-x="0.08333in" draw:shadow-offset-y="0.08333in" draw:shadow-color="#808080" draw:shadow-opacity="100%" draw:auto-grow-width="false" draw:auto-grow-height="true"/>
      <style:paragraph-properties style:font-independent-line-spacing="true" style:writing-mode="lr-tb"/>
    </style:style>
    <style:style style:family="text" style:name="a1376">
      <style:text-properties fo:font-variant="normal" fo:text-transform="none" fo:color="#00cc99"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7">
      <style:text-properties fo:font-variant="normal" fo:text-transform="none" fo:color="#00cc99"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justify" fo:text-align-last="star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Boink LET" style:font-family-asian="" style:font-family-complex="Times New Roman" style:font-family-generic-complex="roman" style:font-pitch="variable" style:font-pitch-complex="variable"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no-wrap" fo:padding-top="0.05in" fo:padding-bottom="0.05in" fo:padding-left="0.1in" fo:padding-right="0.1in" draw:textarea-vertical-align="middle" draw:textarea-horizontal-align="center" draw:fill="solid" draw:fill-color="#33cccc"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drawing-page" style:name="a11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19">
      <style:text-properties fo:font-variant="normal" fo:text-transform="none" fo:color="#cc3300" style:text-line-through-type="none" style:text-line-through-style="none" style:text-line-through-width="auto" style:text-line-through-color="font-color" style:text-position="0% 100%" fo:font-family="Tahoma" style:font-family-asian="" style:font-family-complex="" style:font-family-generic="swiss" style:font-pitch="variable" fo:font-size="0.22222in" style:font-size-asian="0.22222in" style:font-size-complex="0.22222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80">
      <style:graphic-properties draw:fill="none" fo:clip="rect(0in, 0in, 0in, 0in)" draw:stroke="non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no-wrap" fo:padding-top="0.05in" fo:padding-bottom="0.05in" fo:padding-left="0.1in" fo:padding-right="0.1in" draw:textarea-vertical-align="middle" draw:textarea-horizontal-align="center" draw:fill="solid" draw:fill-color="#00ffff"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Boink LET" style:font-family-asian="" style:font-family-complex="Times New Roman"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6">
      <style:graphic-properties fo:wrap-option="no-wrap" fo:padding-top="0.05in" fo:padding-bottom="0.05in" fo:padding-left="0.1in" fo:padding-right="0.1in" draw:textarea-vertical-align="middle"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Boink LET" style:font-family-asian="" style:font-family-complex="Times New Roman" style:font-family-generic-complex="roman" style:font-pitch="variable" style:font-pitch-complex="variable" fo:font-size="0.33333in" style:font-size-asian="0.33333in" style:font-size-complex="0.33333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Boink LET" style:font-family-asian="" style:font-family-complex="Times New Roman"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 style:font-family-generic="swiss" style:font-pitch="variable"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9">
      <style:graphic-properties fo:wrap-option="wrap" fo:padding-top="0.05in" fo:padding-bottom="0.05in" fo:padding-left="0.1in" fo:padding-right="0.1in" draw:textarea-vertical-align="top" draw:textarea-horizontal-align="left" draw:fill="none" draw:stroke="solid" svg:stroke-width="0.04167in" svg:stroke-color="#3333cc" svg:stroke-opacity="100%" draw:stroke-linejoin="round" draw:auto-grow-width="false" draw:auto-grow-height="false"/>
      <style:paragraph-properties style:font-independent-line-spacing="true" style:writing-mode="lr-tb"/>
    </style:style>
    <style:style style:family="paragraph" style:name="a1384">
      <style:paragraph-properties fo:line-height="100%" fo:text-align="justify" fo:text-align-last="star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5">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shadow="visible" draw:shadow-offset-x="0.08333in" draw:shadow-offset-y="0.08333in" draw:shadow-color="#808080" draw:shadow-opacity="100%" draw:auto-grow-width="false" draw:auto-grow-height="true"/>
      <style:paragraph-properties style:font-independent-line-spacing="true" style:writing-mode="lr-tb"/>
    </style:style>
    <style:style style:family="text" style:name="a1386">
      <style:text-properties fo:font-variant="normal" fo:text-transform="none" fo:color="#00cc99"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7">
      <style:paragraph-properties fo:line-height="80%" fo:text-align="justify" fo:text-align-last="star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Boink LET" style:font-family-asian="" style:font-family-complex="Times New Roman"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 style:font-family-generic="swiss" style:font-pitch="variable"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12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wrap" fo:padding-top="0.05in" fo:padding-bottom="0.05in" fo:padding-left="0.1in" fo:padding-right="0.1in" draw:textarea-vertical-align="middle" draw:textarea-horizontal-align="center" draw:fill="solid" draw:fill-color="#c2f1f0" draw:opacity="50%" draw:stroke="none" draw:auto-grow-width="false" draw:auto-grow-height="true"/>
      <style:paragraph-properties style:font-independent-line-spacing="true" style:writing-mode="lr-tb"/>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Tahoma" style:font-family-asian="" style:font-family-complex="" style:font-family-generic="swiss" style:font-pitch="variable" fo:font-size="0.38889in" style:font-size-asian="0.38889in" style:font-size-complex="0.38889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3">
      <style:text-properties fo:font-variant="normal" fo:text-transform="none" fo:color="#ff9933" style:text-line-through-type="none" style:text-line-through-style="none" style:text-line-through-width="auto" style:text-line-through-color="font-color" style:text-position="0% 100%" fo:font-family="Tahoma" style:font-family-asian="" style:font-family-complex="" style:font-family-generic="swiss" style:font-pitch="variable" fo:font-size="0.34722in" style:font-size-asian="0.34722in" style:font-size-complex="0.34722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4">
      <style:text-properties fo:font-variant="normal" fo:text-transform="none" fo:color="#ffcc00" style:text-line-through-type="none" style:text-line-through-style="none" style:text-line-through-width="auto" style:text-line-through-color="font-color" style:text-position="0% 100%" fo:font-family="Tahoma" style:font-family-asian="" style:font-family-complex="" style:font-family-generic="swiss" style:font-pitch="variable" fo:font-size="0.38889in" style:font-size-asian="0.38889in" style:font-size-complex="0.38889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ffcc00" style:text-line-through-type="none" style:text-line-through-style="none" style:text-line-through-width="auto" style:text-line-through-color="font-color" style:text-position="0% 100%" fo:font-family="Times New Roman" style:font-family-asian="" style:font-family-complex=""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05in" fo:padding-bottom="0.05in" fo:padding-left="0.1in" fo:padding-right="0.1in" draw:textarea-vertical-align="middle" draw:textarea-horizontal-align="center" draw:fill="solid" draw:fill-color="#ccffff" draw:opacity="100%" draw:stroke="none" draw:shadow="visible" draw:shadow-offset-x="0.08333in" draw:shadow-offset-y="0.08333in" draw:shadow-color="#808080" draw:shadow-opacity="100%" draw:auto-grow-width="false" draw:auto-grow-height="false"/>
      <style:paragraph-properties style:font-independent-line-spacing="true" style:writing-mode="lr-tb"/>
    </style:style>
    <style:style style:family="text" style:name="a900">
      <style:text-properties fo:font-variant="normal" fo:text-transform="none" fo:color="#ff6600" style:text-line-through-type="none" style:text-line-through-style="none" style:text-line-through-width="auto" style:text-line-through-color="font-color" style:text-position="0% 100%" fo:font-family="Courier" style:font-family-asian="" style:font-family-complex="Times New Roman" style:font-family-generic-complex="roman" style:font-pitch-complex="variable" fo:font-size="0.27778in" style:font-size-asian="0.27778in" style:font-size-complex="0.27778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8">
      <style:text-properties fo:font-variant="normal" fo:text-transform="none" fo:color="#ff66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ff66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06">
      <style:text-properties fo:font-variant="normal" fo:text-transform="none" fo:color="#ff6600" style:text-line-through-type="none" style:text-line-through-style="none" style:text-line-through-width="auto" style:text-line-through-color="font-color" style:text-position="0% 100%" fo:font-family="Courier" style:font-family-asian="" style:font-family-complex="Times New Roman" style:font-family-generic-complex="roman" style:font-pitch-complex="variable" fo:font-size="0.27778in" style:font-size-asian="0.27778in" style:font-size-complex="0.27778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2">
      <style:graphic-properties fo:wrap-option="wrap" fo:padding-top="0.05in" fo:padding-bottom="0.05in" fo:padding-left="0.1in" fo:padding-right="0.1in" draw:textarea-vertical-align="top" draw:textarea-horizontal-align="left" draw:fill="none" draw:stroke="solid" svg:stroke-width="0.04167in" svg:stroke-color="#3333cc" svg:stroke-opacity="100%" draw:stroke-linejoin="round" draw:auto-grow-width="false" draw:auto-grow-height="false"/>
      <style:paragraph-properties style:font-independent-line-spacing="true" style:writing-mode="lr-tb"/>
    </style:style>
    <style:style style:family="text" style:name="a1402">
      <style:text-properties fo:font-variant="normal" fo:text-transform="none" fo:color="#cc3300" style:text-line-through-type="none" style:text-line-through-style="none" style:text-line-through-width="auto" style:text-line-through-color="font-color" style:text-position="0% 100%" fo:font-family="Tahoma" style:font-family-asian="" style:font-family-complex="" style:font-family-generic="swiss" style:font-pitch="variable" fo:font-size="0.22222in" style:font-size-asian="0.22222in" style:font-size-complex="0.22222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3">
      <style:paragraph-properties fo:line-height="12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ff66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4">
      <style:graphic-properties fo:wrap-option="wrap" fo:padding-top="0.05in" fo:padding-bottom="0.05in" fo:padding-left="0.1in" fo:padding-right="0.1in" draw:textarea-vertical-align="middle" draw:textarea-horizontal-align="center" draw:fill="solid" draw:fill-color="#ffffd1" draw:opacity="50%" draw:stroke="none" draw:auto-grow-width="false" draw:auto-grow-height="true"/>
      <style:paragraph-properties style:font-independent-line-spacing="true" style:writing-mode="lr-tb"/>
    </style:style>
    <style:style style:family="paragraph" style:name="a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5">
      <style:graphic-properties fo:wrap-option="wrap" fo:padding-top="0.05in" fo:padding-bottom="0.05in" fo:padding-left="0.1in" fo:padding-right="0.1in" draw:textarea-vertical-align="top" draw:textarea-horizontal-align="left" draw:fill="none" draw:stroke="solid" svg:stroke-width="0.04167in" svg:stroke-color="#3333cc" svg:stroke-opacity="100%" draw:stroke-linejoin="round" draw:auto-grow-width="false" draw:auto-grow-height="false"/>
      <style:paragraph-properties style:font-independent-line-spacing="true" style:writing-mode="lr-tb"/>
    </style:style>
    <style:style style:family="text" style:name="a1405">
      <style:text-properties fo:font-variant="normal" fo:text-transform="none" fo:color="#3333cc" style:text-line-through-type="none" style:text-line-through-style="none" style:text-line-through-width="auto" style:text-line-through-color="font-color" style:text-position="0% 100%" fo:font-family="Verdana" style:font-family-asian="" style:font-family-complex="" style:font-family-generic="swiss" style:font-pitch="variable" fo:font-size="0.36111in" style:font-size-asian="0.36111in" style:font-size-complex="0.36111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0">
      <style:paragraph-properties fo:line-height="80%" fo:text-align="justify" fo:text-align-last="star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6">
      <style:text-properties fo:font-variant="normal" fo:text-transform="none" fo:color="#0066ff" style:text-line-through-type="none" style:text-line-through-style="none" style:text-line-through-width="auto" style:text-line-through-color="font-color" style:text-position="0% 100%" fo:font-family="Tahoma" style:font-family-asian="" style:font-family-complex="" style:font-family-generic="swiss" style:font-pitch="variable" fo:font-size="0.36111in" style:font-size-asian="0.36111in" style:font-size-complex="0.36111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91">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shadow="visible" draw:shadow-offset-x="0.08333in" draw:shadow-offset-y="0.08333in" draw:shadow-color="#808080" draw:shadow-opacity="100%" draw:auto-grow-width="false" draw:auto-grow-height="true"/>
      <style:paragraph-properties style:font-independent-line-spacing="true" style:writing-mode="lr-tb"/>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ff0066" style:text-line-through-type="none" style:text-line-through-style="none" style:text-line-through-width="auto" style:text-line-through-color="font-color" style:text-position="0% 100%" fo:font-family="Tahoma" style:font-family-asian="" style:font-family-complex="" style:font-family-generic="swiss" style:font-pitch="variable" fo:font-size="0.22222in" style:font-size-asian="0.22222in" style:font-size-complex="0.22222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8">
      <style:graphic-properties fo:wrap-option="wrap" fo:padding-top="0.05in" fo:padding-bottom="0.05in" fo:padding-left="0.1in" fo:padding-right="0.1in" draw:textarea-vertical-align="top" draw:textarea-horizontal-align="left" draw:fill="none" draw:stroke="solid" svg:stroke-width="0.04167in" svg:stroke-color="#3333cc" svg:stroke-opacity="100%" draw:stroke-linejoin="round" draw:auto-grow-width="false" draw:auto-grow-height="false"/>
      <style:paragraph-properties style:font-independent-line-spacing="true" style:writing-mode="lr-tb"/>
    </style:style>
    <style:style style:family="presentation" style:name="a1408">
      <style:graphic-properties fo:wrap-option="wrap" fo:padding-top="0.05in" fo:padding-bottom="0.05in" fo:padding-left="0.1in" fo:padding-right="0.1in" draw:textarea-vertical-align="middle" draw:textarea-horizontal-align="center" draw:fill="solid" draw:fill-color="#d1e8ff" draw:opacity="100%" draw:stroke="none" draw:shadow="visible" draw:shadow-offset-x="0.08333in" draw:shadow-offset-y="0.08333in" draw:shadow-color="#ffcc00" draw:shadow-opacity="100%" draw:auto-grow-width="false" draw:auto-grow-height="false"/>
      <style:paragraph-properties style:font-independent-line-spacing="true" style:writing-mode="lr-tb"/>
    </style:style>
    <style:style style:family="paragraph" style:name="a1393">
      <style:paragraph-properties fo:line-height="12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ff66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9">
      <style:text-properties fo:font-variant="normal" fo:text-transform="none" fo:color="#3333cc"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94">
      <style:graphic-properties fo:wrap-option="wrap" fo:padding-top="0.05in" fo:padding-bottom="0.05in" fo:padding-left="0.1in" fo:padding-right="0.1in" draw:textarea-vertical-align="middle" draw:textarea-horizontal-align="center" draw:fill="solid" draw:fill-color="#ffffff" draw:opacity="50%" draw:stroke="none" draw:auto-grow-width="false" draw:auto-grow-height="true"/>
      <style:paragraph-properties style:font-independent-line-spacing="true" style:writing-mode="lr-tb"/>
    </style:style>
    <style:style style:family="drawing-page" style:name="a1395">
      <style:drawing-page-properties draw:fill="solid" draw:fill-color="#ffffc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00%" fo:text-align="justify" fo:text-align-last="star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ff66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justify" fo:text-align-last="star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ff66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0">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true" style:writing-mode="lr-tb"/>
    </style:style>
    <style:style style:family="paragraph" style:name="a1138">
      <style:paragraph-properties fo:line-height="100%" fo:text-align="justify" fo:text-align-last="star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ff66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2222in" style:font-size-asian="0.22222in" style:font-size-complex="0.22222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ff66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22222in" style:font-size-asian="0.22222in" style:font-size-complex="0.22222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ff66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2222in" style:font-size-asian="0.22222in" style:font-size-complex="0.22222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Boink LET" style:font-family-asian="" style:font-family-complex="Times New Roman"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6">
      <style:graphic-properties fo:wrap-option="wrap" fo:padding-top="0.01389in" fo:padding-bottom="0.01389in" fo:padding-left="0.01389in" fo:padding-right="0.01389in" draw:textarea-vertical-align="top" draw:textarea-horizontal-align="center" draw:fill="none" draw:stroke="none" draw:auto-grow-width="false" draw:auto-grow-height="false"/>
      <style:paragraph-properties style:font-independent-line-spacing="true" style:writing-mode="lr-tb"/>
    </style:style>
    <style:style style:family="text" style:name="a1411">
      <style:text-properties fo:font-variant="normal" fo:text-transform="none" fo:color="#ff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rrus BT" style:font-family-asian="" style:font-family-complex="Times New Roman" style:font-family-generic-complex="roman"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ourier" style:font-family-asian="" style:font-family-complex="Times New Roman" style:font-family-generic-complex="roman"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90%" fo:text-align="justify" fo:text-align-last="star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3333cc" style:text-line-through-type="none" style:text-line-through-style="none" style:text-line-through-width="auto" style:text-line-through-color="font-color" style:text-position="0% 100%" fo:font-family="Tahoma" style:font-family-asian="" style:font-family-complex="" style:font-family-generic="swiss" style:font-pitch="variable" fo:font-size="0.30556in" style:font-size-asian="0.30556in" style:font-size-complex="0.30556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6">
      <style:text-properties fo:font-variant="normal" fo:text-transform="none" fo:color="#ff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800000" style:text-line-through-type="none" style:text-line-through-style="none" style:text-line-through-width="auto" style:text-line-through-color="font-color" style:text-position="0% 100%" fo:font-family="Tahoma" style:font-family-asian="" style:font-family-complex="" style:font-family-generic="swiss" style:font-pitch="variable"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 style:font-family-generic="swiss" style:font-pitch="variable"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90%" fo:text-align="justify" fo:text-align-last="start" style:tab-stop-distance="1in" fo:margin-left="0.375in" fo:margin-right="0in" fo:text-indent="-0.375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ff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1">
      <style:paragraph-properties fo:line-height="100%" fo:text-align="justify" fo:text-align-last="star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05in" fo:padding-bottom="0.05in" fo:padding-left="0.1in" fo:padding-right="0.1in" draw:textarea-vertical-align="top" draw:textarea-horizontal-align="left" draw:fill="solid" draw:fill-color="#c2f1f0" draw:opacity="100%" draw:stroke="none" draw:shadow="visible" draw:shadow-offset-x="0.08333in" draw:shadow-offset-y="0.08333in" draw:shadow-color="#808080" draw:shadow-opacity="100%" draw:auto-grow-width="false" draw:auto-grow-height="false"/>
      <style:paragraph-properties style:font-independent-line-spacing="true" style:writing-mode="lr-tb"/>
    </style:style>
    <style:style style:family="drawing-page" style:name="a1144">
      <style:drawing-page-properties draw:fill="solid" draw:fill-color="#ffeea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no-wrap" fo:padding-top="0.05in" fo:padding-bottom="0.05in" fo:padding-left="0.1in" fo:padding-right="0.1in" draw:textarea-vertical-align="middle" draw:textarea-horizontal-align="center" draw:fill="solid" draw:fill-color="#ffffff"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926">
      <style:text-properties fo:font-variant="normal" fo:text-transform="none" fo:color="#cc3300" style:text-line-through-type="none" style:text-line-through-style="none" style:text-line-through-width="auto" style:text-line-through-color="font-color" style:text-position="0% 100%" fo:font-family="Tahoma" style:font-family-asian="" style:font-family-complex="" style:font-family-generic="swiss" style:font-pitch="variable" fo:font-size="0.22222in" style:font-size-asian="0.22222in" style:font-size-complex="0.22222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1">
      <style:text-properties fo:font-variant="normal" fo:text-transform="none" fo:color="#3333cc"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0556in" style:font-size-asian="0.30556in" style:font-size-complex="0.30556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7">
      <style:paragraph-properties fo:line-height="12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8">
      <style:graphic-properties fo:wrap-option="wrap" fo:padding-top="0.05in" fo:padding-bottom="0.05in" fo:padding-left="0.1in" fo:padding-right="0.1in" draw:textarea-vertical-align="middle" draw:textarea-horizontal-align="center" draw:fill="solid" draw:fill-color="#dd97ba" draw:opacity="50%" draw:stroke="none" draw:auto-grow-width="false" draw:auto-grow-height="true"/>
      <style:paragraph-properties style:font-independent-line-spacing="true" style:writing-mode="lr-tb"/>
    </style:style>
    <style:style style:family="text" style:name="a1423">
      <style:text-properties fo:font-variant="normal" fo:text-transform="none" fo:color="#ff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 style:font-family-generic="swiss" style:font-pitch="variable"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90%" fo:text-align="justify" fo:text-align-last="start" style:tab-stop-distance="1in" fo:margin-left="0.375in" fo:margin-right="0in" fo:text-indent="-0.375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8">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ff6600" svg:stroke-opacity="100%" draw:stroke-linejoin="miter" draw:shadow="visible" draw:shadow-offset-x="0.08333in" draw:shadow-offset-y="0.08333in" draw:shadow-color="#808080" draw:shadow-opacity="100%" draw:auto-grow-width="false" draw:auto-grow-height="false"/>
      <style:paragraph-properties style:font-independent-line-spacing="true" style:writing-mode="lr-tb"/>
    </style:style>
    <style:style style:family="drawing-page" style:name="a1429">
      <style:drawing-page-properties draw:fill="solid" draw:fill-color="#ffffc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54">
      <style:drawing-page-properties draw:fill="solid" draw:fill-color="#99cc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Tahoma" style:font-family-asian="" style:font-family-complex="" style:font-family-generic="swiss" style:font-pitch="variable" fo:font-size="0.22222in" style:font-size-asian="0.22222in" style:font-size-complex="0.22222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52">
      <style:paragraph-properties fo:line-height="12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3">
      <style:graphic-properties fo:wrap-option="wrap" fo:padding-top="0.05in" fo:padding-bottom="0.05in" fo:padding-left="0.1in" fo:padding-right="0.1in" draw:textarea-vertical-align="middle" draw:textarea-horizontal-align="center" draw:fill="solid" draw:fill-color="#993366" draw:opacity="50%" draw:stroke="none" draw:auto-grow-width="false" draw:auto-grow-height="true"/>
      <style:paragraph-properties style:font-independent-line-spacing="true" style:writing-mode="lr-tb"/>
    </style:style>
    <style:style style:family="paragraph" style:name="a6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c2f1f0" style:text-line-through-type="none" style:text-line-through-style="none" style:text-line-through-width="auto" style:text-line-through-color="font-color" style:text-position="0% 100%" fo:font-family="Tahoma" style:font-family-asian="" style:font-family-complex="" style:font-family-generic="swiss" style:font-pitch="variable" fo:font-size="0.33333in" style:font-size-asian="0.33333in" style:font-size-complex="0.33333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5">
      <style:text-properties fo:font-variant="normal" fo:text-transform="none" fo:color="#c2f1f0" style:text-line-through-type="none" style:text-line-through-style="none" style:text-line-through-width="auto" style:text-line-through-color="font-color" style:text-position="0% 100%" fo:font-family="Tahoma" style:font-family-asian="" style:font-family-complex="" style:font-family-generic="swiss" style:font-pitch="variable" fo:font-size="0.38889in" style:font-size-asian="0.38889in" style:font-size-complex="0.38889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6">
      <style:text-properties fo:font-variant="normal" fo:text-transform="none" fo:color="#c2f1f0" style:text-line-through-type="none" style:text-line-through-style="none" style:text-line-through-width="auto" style:text-line-through-color="font-color" style:text-position="0% 100%" fo:font-family="Times New Roman" style:font-family-asian="" style:font-family-complex=""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2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05in" fo:padding-bottom="0.05in" fo:padding-left="0.1in" fo:padding-right="0.1in" draw:textarea-vertical-align="middle" draw:textarea-horizontal-align="center" draw:fill="solid" draw:fill-color="#e5e5ff" draw:opacity="100%" draw:stroke="none" draw:auto-grow-width="false" draw:auto-grow-height="false"/>
      <style:paragraph-properties style:font-independent-line-spacing="true" style:writing-mode="lr-tb"/>
    </style:style>
    <style:style style:family="graphic" style:name="a931">
      <style:graphic-properties fo:wrap-option="no-wrap" fo:padding-top="0.05in" fo:padding-bottom="0.05in" fo:padding-left="0.1in" fo:padding-right="0.1in" draw:textarea-vertical-align="middle" draw:textarea-horizontal-align="center" draw:fill="solid" draw:fill-color="#00ffff"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1159">
      <style:text-properties fo:font-variant="normal" fo:text-transform="none" fo:color="#ff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no-wrap" fo:padding-top="0.05in" fo:padding-bottom="0.05in" fo:padding-left="0.1in" fo:padding-right="0.1in" draw:textarea-vertical-align="middle" draw:textarea-horizontal-align="center" draw:fill="solid" draw:fill-color="#ff99cc"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no-wrap" fo:padding-top="0.05in" fo:padding-bottom="0.05in" fo:padding-left="0.1in" fo:padding-right="0.1in" draw:textarea-vertical-align="middle" draw:textarea-horizontal-align="center" draw:fill="solid" draw:fill-color="#ff99cc"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graphic" style:name="a1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36">
      <style:text-properties fo:font-variant="normal" fo:text-transform="none" fo:color="#cc3300" style:text-line-through-type="none" style:text-line-through-style="none" style:text-line-through-width="auto" style:text-line-through-color="font-color" style:text-position="0% 100%" fo:font-family="Tahoma" style:font-family-asian="" style:font-family-complex="" style:font-family-generic="swiss" style:font-pitch="variable" fo:font-size="0.22222in" style:font-size-asian="0.22222in" style:font-size-complex="0.22222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7">
      <style:paragraph-properties fo:line-height="12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8">
      <style:graphic-properties fo:wrap-option="wrap" fo:padding-top="0.05in" fo:padding-bottom="0.05in" fo:padding-left="0.1in" fo:padding-right="0.1in" draw:textarea-vertical-align="middle" draw:textarea-horizontal-align="center" draw:fill="solid" draw:fill-color="#ffffd1" draw:opacity="50%" draw:stroke="none" draw:auto-grow-width="false" draw:auto-grow-height="true"/>
      <style:paragraph-properties style:font-independent-line-spacing="true" style:writing-mode="lr-tb"/>
    </style:style>
    <style:style style:family="text" style:name="a1439">
      <style:text-properties fo:font-variant="normal" fo:text-transform="none" fo:color="#3333cc" style:text-line-through-type="none" style:text-line-through-style="none" style:text-line-through-width="auto" style:text-line-through-color="font-color" style:text-position="0% 100%" fo:font-family="Verdana" style:font-family-asian="" style:font-family-complex="" style:font-family-generic="swiss" style:font-pitch="variable" fo:font-size="0.36111in" style:font-size-asian="0.36111in" style:font-size-complex="0.36111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6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 style:font-family-generic="swiss" style:font-pitch="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ff66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90%" fo:text-align="justify" fo:text-align-last="star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90%" fo:text-align="justify" fo:text-align-last="star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ff66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ff66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italic" style:font-style-asian="italic" style:font-style-complex="italic"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45">
      <style:text-properties fo:font-variant="normal" fo:text-transform="none" fo:color="#cc3300" style:text-line-through-type="none" style:text-line-through-style="none" style:text-line-through-width="auto" style:text-line-through-color="font-color" style:text-position="0% 100%" fo:font-family="Tahoma" style:font-family-asian="" style:font-family-complex="" style:font-family-generic="swiss" style:font-pitch="variable" fo:font-size="0.22222in" style:font-size-asian="0.22222in" style:font-size-complex="0.22222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0">
      <style:text-properties fo:font-variant="normal" fo:text-transform="none" fo:color="#0066ff" style:text-line-through-type="none" style:text-line-through-style="none" style:text-line-through-width="auto" style:text-line-through-color="font-color" style:text-position="0% 100%" fo:font-family="Tahoma" style:font-family-asian="" style:font-family-complex="" style:font-family-generic="swiss" style:font-pitch="variable" fo:font-size="0.36111in" style:font-size-asian="0.36111in" style:font-size-complex="0.36111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6">
      <style:paragraph-properties fo:line-height="12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05in" fo:padding-bottom="0.05in" fo:padding-left="0.1in" fo:padding-right="0.1in" draw:textarea-vertical-align="middle" draw:textarea-horizontal-align="center" draw:fill="solid" draw:fill-color="#dd97ba" draw:opacity="50%" draw:stroke="none" draw:auto-grow-width="false" draw:auto-grow-height="true"/>
      <style:paragraph-properties style:font-independent-line-spacing="true" style:writing-mode="lr-tb"/>
    </style:style>
    <style:style style:family="presentation" style:name="a1442">
      <style:graphic-properties fo:wrap-option="wrap" fo:padding-top="0.05in" fo:padding-bottom="0.05in" fo:padding-left="0.1in" fo:padding-right="0.1in" draw:textarea-vertical-align="middle" draw:textarea-horizontal-align="center" draw:fill="solid" draw:fill-color="#d1e8ff" draw:opacity="100%" draw:stroke="none" draw:shadow="visible" draw:shadow-offset-x="0.08333in" draw:shadow-offset-y="0.08333in" draw:shadow-color="#ffcc00" draw:shadow-opacity="100%" draw:auto-grow-width="false" draw:auto-grow-height="false"/>
      <style:paragraph-properties style:font-independent-line-spacing="true" style:writing-mode="lr-tb"/>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Tahoma" style:font-family-asian="" style:font-family-complex="" style:font-family-generic="swiss" style:font-pitch="variable" fo:font-size="0.52778in" style:font-size-asian="0.52778in" style:font-size-complex="0.52778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Tahoma" style:font-family-asian="" style:font-family-complex="" style:font-family-generic="swiss" style:font-pitch="variable" fo:font-size="0.55556in" style:font-size-asian="0.55556in" style:font-size-complex="0.55556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4">
      <style:paragraph-properties fo:line-height="90%" fo:text-align="justify" fo:text-align-last="star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3333cc"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Boink LET" style:font-family-asian="" style:font-family-complex="Times New Roman"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8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672">
      <style:drawing-page-properties draw:fill="solid" draw:fill-color="#cc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Arial" style:font-family-asian="" style:font-family-complex="" style:font-family-generic="swiss" style:font-pitch="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2">
      <style:paragraph-properties fo:line-height="90%" fo:text-align="justify" fo:text-align-last="star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79">
      <style:text-properties fo:font-variant="normal" fo:text-transform="none" fo:color="#3333cc"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74">
      <style:graphic-properties fo:wrap-option="wrap" fo:padding-top="0.05in" fo:padding-bottom="0.05in" fo:padding-left="0.1in" fo:padding-right="0.1in" draw:textarea-vertical-align="top" draw:textarea-horizontal-align="left" draw:fill="solid" draw:fill-color="#e5e5ff" draw:opacity="100%" draw:stroke="solid" svg:stroke-width="0.01042in" svg:stroke-color="#000000" svg:stroke-opacity="100%" draw:stroke-linejoin="miter" draw:shadow="visible" draw:shadow-offset-x="0.08333in" draw:shadow-offset-y="0.08333in" draw:shadow-color="#808080" draw:shadow-opacity="100%" draw:auto-grow-width="false" draw:auto-grow-height="false"/>
      <style:paragraph-properties style:font-independent-line-spacing="true" style:writing-mode="lr-tb"/>
    </style:style>
    <style:style style:family="drawing-page" style:name="a1175">
      <style:drawing-page-properties draw:fill="solid" draw:fill-color="#99cc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Tahoma" style:font-family-asian="" style:font-family-complex="" style:font-family-generic="swiss" style:font-pitch="variable" fo:font-size="0.33333in" style:font-size-asian="0.33333in" style:font-size-complex="0.33333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2">
      <style:graphic-properties fo:wrap-option="wrap" fo:padding-top="0.05in" fo:padding-bottom="0.05in" fo:padding-left="0.1in" fo:padding-right="0.1in" draw:textarea-vertical-align="middle" draw:textarea-horizontal-align="center" draw:fill="solid" draw:fill-color="#ff99cc"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953">
      <style:text-properties fo:font-variant="normal" fo:text-transform="none" fo:color="#00cc99"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5">
      <style:paragraph-properties fo:line-height="90%" fo:text-align="justify" fo:text-align-last="start" style:tab-stop-distance="1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00cc99"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1">
      <style:text-properties fo:font-variant="normal" fo:text-transform="none" fo:color="#00cc99"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cc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5in" style:font-size-asian="0.25in" style:font-size-complex="0.25in" fo:letter-spacing="0in" fo:language="pt" fo:country="B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2">
      <style:text-properties fo:font-variant="normal" fo:text-transform="none" fo:color="#00cc99"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8">
      <style:paragraph-properties fo:line-height="90%" fo:text-align="justify" fo:text-align-last="start" style:tab-stop-distance="1in" fo:margin-left="0.5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90%" fo:text-align="justify" fo:text-align-last="star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90%" fo:text-align="justify" fo:text-align-last="star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3333cc"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3333cc" style:text-line-through-type="none" style:text-line-through-style="none" style:text-line-through-width="auto" style:text-line-through-color="font-color" style:text-position="0% 100%" fo:font-family="Verdana" style:font-family-asian="" style:font-family-complex="Times New Roman" style:font-family-generic="swiss"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3333cc" style:text-line-through-type="none" style:text-line-through-style="none" style:text-line-through-width="auto" style:text-line-through-color="font-color" style:text-position="0% 100%" fo:font-family="Verdan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4">
      <style:text-properties fo:font-variant="normal" fo:text-transform="none" fo:color="#3333cc" style:text-line-through-type="none" style:text-line-through-style="none" style:text-line-through-width="auto" style:text-line-through-color="font-color" style:text-position="0% 100%" fo:font-family="Verdan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Verdana" style:font-family-asian="" style:font-family-complex="" style:font-family-generic="swiss" style:font-pitch="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6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cc3300" style:text-line-through-type="none" style:text-line-through-style="none" style:text-line-through-width="auto" style:text-line-through-color="font-color" style:text-position="0% 100%" fo:font-family="Tahoma" style:font-family-asian="" style:font-family-complex="" style:font-family-generic="swiss" style:font-pitch="variable" fo:font-size="0.22222in" style:font-size-asian="0.22222in" style:font-size-complex="0.22222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88">
      <style:graphic-properties fo:wrap-option="no-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3">
      <style:paragraph-properties fo:line-height="12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draw:fill="none" fo:clip="rect(0in, 0in, 0in, 0in)" draw:stroke="none"/>
    </style:style>
    <style:style style:family="graphic" style:name="a1184">
      <style:graphic-properties fo:wrap-option="wrap" fo:padding-top="0.05in" fo:padding-bottom="0.05in" fo:padding-left="0.1in" fo:padding-right="0.1in" draw:textarea-vertical-align="middle" draw:textarea-horizontal-align="center" draw:fill="solid" draw:fill-color="#ffffff" draw:opacity="50%" draw:stroke="none" draw:auto-grow-width="false" draw:auto-grow-height="true"/>
      <style:paragraph-properties style:font-independent-line-spacing="true" style:writing-mode="lr-tb"/>
    </style:style>
    <style:style style:family="graphic" style:name="a1185">
      <style:graphic-properties draw:fill="none" fo:clip="rect(0in, 0in, 0in, 0in)" draw:stroke="none"/>
    </style:style>
    <style:style style:family="graphic" style:name="a1186">
      <style:graphic-properties draw:fill="none" fo:clip="rect(0in, 0in, 0in, 0in)" draw:stroke="non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90%" fo:text-align="justify" fo:text-align-last="start" style:tab-stop-distance="1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9">
      <style:graphic-properties fo:wrap-option="no-wrap" fo:padding-top="0.05in" fo:padding-bottom="0.05in" fo:padding-left="0.1in" fo:padding-right="0.1in" draw:textarea-vertical-align="middle" draw:textarea-horizontal-align="center" draw:fill="solid" draw:fill-color="#ff99cc"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4">
      <style:paragraph-properties fo:line-height="90%" fo:text-align="justify" fo:text-align-last="start" style:tab-stop-distance="1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90%" fo:text-align="center" style:tab-stop-distance="1in" fo:margin-left="0.375in" fo:margin-right="0in" fo:text-indent="-0.37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7">
      <style:paragraph-properties fo:line-height="90%" fo:text-align="justify" fo:text-align-last="start" style:tab-stop-distance="1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 style:font-family-generic="swiss"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4">
      <style:paragraph-properties fo:line-height="90%" fo:text-align="justify" fo:text-align-last="start" style:tab-stop-distance="1in" fo:margin-left="0.375in" fo:margin-right="0in" fo:text-indent="-0.37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3333cc"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ff66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9">
      <style:paragraph-properties fo:line-height="90%" fo:text-align="justify" fo:text-align-last="start" style:tab-stop-distance="1in" fo:margin-left="2.25in" fo:margin-right="0in" fo:text-indent="-0.2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66ff" style:text-line-through-type="none" style:text-line-through-style="none" style:text-line-through-width="auto" style:text-line-through-color="font-color" style:text-position="0% 100%" fo:font-family="Arial" style:font-family-asian="" style:font-family-complex="" style:font-family-generic="swiss" style:font-pitch="variable" fo:font-size="0.38889in" style:font-size-asian="0.38889in" style:font-size-complex="0.38889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66ff" style:text-line-through-type="none" style:text-line-through-style="none" style:text-line-through-width="auto" style:text-line-through-color="font-color" style:text-position="0% 100%" fo:font-family="Arial" style:font-family-asian="" style:font-family-complex="" style:font-family-generic="swiss" style:font-pitch="variable"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90">
      <style:drawing-page-properties draw:fill="solid" draw:fill-color="#ffcc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1">
      <style:graphic-properties fo:wrap-option="no-wrap" fo:padding-top="0.05in" fo:padding-bottom="0.05in" fo:padding-left="0.1in" fo:padding-right="0.1in" draw:textarea-vertical-align="middle" draw:textarea-horizontal-align="center" draw:fill="solid" draw:fill-color="#ffcc99"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paragraph" style:name="a706">
      <style:paragraph-properties fo:line-height="12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middle" draw:textarea-horizontal-align="center" draw:fill="bitmap" draw:fill-image-name="a707" style:repeat="repeat" draw:fill-image-width="1.70667in" draw:fill-image-height="1.70667in" draw:fill-image-ref-point="top-left" draw:stroke="none" draw:auto-grow-width="false" draw:auto-grow-height="false"/>
      <style:paragraph-properties style:font-independent-line-spacing="true" style:writing-mode="lr-tb"/>
    </style:style>
    <style:style style:family="graphic" style:name="a6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04">
      <style:graphic-properties fo:wrap-option="no-wrap" fo:padding-top="0.05in" fo:padding-bottom="0.05in" fo:padding-left="0.1in" fo:padding-right="0.1in" draw:textarea-vertical-align="middle" draw:textarea-horizontal-align="center" draw:fill="solid" draw:fill-color="#ff99cc"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709">
      <style:text-properties fo:font-variant="normal" fo:text-transform="none" fo:color="#0066ff" style:text-line-through-type="none" style:text-line-through-style="none" style:text-line-through-width="auto" style:text-line-through-color="font-color" style:text-position="0% 100%" fo:font-family="Tahoma" style:font-family-asian="" style:font-family-complex="" style:font-family-generic="swiss" style:font-pitch="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2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2">
      <style:graphic-properties fo:wrap-option="no-wrap" fo:padding-top="0.05in" fo:padding-bottom="0.05in" fo:padding-left="0.1in" fo:padding-right="0.1in" draw:textarea-vertical-align="middle" draw:textarea-horizontal-align="center" draw:fill="solid" draw:fill-color="#ff99cc"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7">
      <style:graphic-properties fo:wrap-option="no-wrap" fo:padding-top="0.05in" fo:padding-bottom="0.05in" fo:padding-left="0.1in" fo:padding-right="0.1in" draw:textarea-vertical-align="middle" draw:textarea-horizontal-align="center" draw:fill="solid" draw:fill-color="#ff99cc"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8">
      <style:drawing-page-properties draw:fill="solid" draw:fill-color="#ffe5e5"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5">
      <style:graphic-properties fo:wrap-option="no-wrap" fo:padding-top="0.05in" fo:padding-bottom="0.05in" fo:padding-left="0.1in" fo:padding-right="0.1in" draw:textarea-vertical-align="middle" draw:textarea-horizontal-align="center" draw:fill="solid" draw:fill-color="#ffcc99"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8">
      <style:graphic-properties fo:wrap-option="no-wrap" fo:padding-top="0.05in" fo:padding-bottom="0.05in" fo:padding-left="0.1in" fo:padding-right="0.1in" draw:textarea-vertical-align="middle" draw:textarea-horizontal-align="center" draw:fill="solid" draw:fill-color="#ffcc99" draw:opacity="100%" draw:stroke="solid" svg:stroke-width="0.01042in" svg:stroke-color="#000000" svg:stroke-opacity="100%" draw:stroke-linejoin="miter" draw:auto-grow-width="false" draw:auto-grow-height="false"/>
      <style:paragraph-properties style:font-independent-line-spacing="true" style:writing-mode="lr-tb"/>
    </style:style>
    <style:style style:family="paragraph" style:name="a970">
      <style:paragraph-properties fo:line-height="90%" fo:text-align="justify" fo:text-align-last="start" style:tab-stop-distance="1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3">
      <style:paragraph-properties fo:line-height="90%" fo:text-align="justify" fo:text-align-last="start" style:tab-stop-distance="1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33333in" style:font-size-asian="0.33333in" style:font-size-complex="0.33333in" fo:letter-spacing="0in" fo:language="pt" fo:country="BR" fo:font-style="normal" style:font-style-asian="normal" style:font-style-complex="normal" fo:text-shadow="0.02946in 0.02946in 0pc #ffffff"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6">
      <style:paragraph-properties fo:line-height="90%" fo:text-align="justify" fo:text-align-last="start" style:tab-stop-distance="1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3333cc"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cc0000" style:text-line-through-type="none" style:text-line-through-style="none" style:text-line-through-width="auto" style:text-line-through-color="font-color" style:text-position="0% 100%" fo:font-family="Tahoma" style:font-family-asian="" style:font-family-complex="" style:font-family-generic="swiss" style:font-pitch="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ff66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9">
      <style:paragraph-properties fo:line-height="90%" fo:text-align="justify" fo:text-align-last="start" style:tab-stop-distance="1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4">
      <style:paragraph-properties fo:line-height="90%" fo:text-align="justify" fo:text-align-last="start" style:tab-stop-distance="1in" fo:margin-left="2.25in" fo:margin-right="0in" fo:text-indent="-0.25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3333cc"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Tahoma" style:font-family-asian="" style:font-family-complex="Times New Roman" style:font-family-generic="swiss" style:font-family-generic-complex="roman" style:font-pitch="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99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445">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702">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962">
      <text:list-level-style-number text:level="1" style:num-format="a" style:num-letter-sync="true" style:num-suffix=")">
        <style:list-level-properties text:space-before="0in" text:min-label-width="0.5in"/>
        <style:text-properties fo:font-family="Wingdings" style:font-pitch="variable" fo:font-size="100%"/>
      </text:list-level-style-number>
      <text:list-level-style-number text:level="2" style:num-format="a" style:num-letter-sync="true" style:num-suffix=")">
        <style:list-level-properties text:space-before="0.4375in" text:min-label-width="0.5in"/>
        <style:text-properties fo:font-family="Wingdings" style:font-pitch="variable" fo:font-size="100%"/>
      </text:list-level-style-number>
      <text:list-level-style-number text:level="3" style:num-format="a" style:num-letter-sync="true" style:num-suffix=")">
        <style:list-level-properties text:space-before="0.875in" text:min-label-width="0.5in"/>
        <style:text-properties fo:font-family="Wingdings" style:font-pitch="variable" fo:font-size="100%"/>
      </text:list-level-style-number>
      <text:list-level-style-number text:level="4" style:num-format="a" style:num-letter-sync="true" style:num-suffix=")">
        <style:list-level-properties text:space-before="1.375in" text:min-label-width="0.5in"/>
        <style:text-properties fo:font-family="Wingdings" style:font-pitch="variable" fo:font-size="100%"/>
      </text:list-level-style-number>
      <text:list-level-style-number text:level="5" style:num-format="a" style:num-letter-sync="true" style:num-suffix=")">
        <style:list-level-properties text:space-before="1.875in" text:min-label-width="0.5in"/>
        <style:text-properties fo:font-family="Wingdings" style:font-pitch="variable" fo:font-size="100%"/>
      </text:list-level-style-number>
      <text:list-level-style-number text:level="6" style:num-format="a" style:num-letter-sync="true" style:num-suffix=")">
        <style:list-level-properties text:space-before="2.375in" text:min-label-width="0.5in"/>
        <style:text-properties fo:font-family="Wingdings" style:font-pitch="variable" fo:font-size="100%"/>
      </text:list-level-style-number>
      <text:list-level-style-number text:level="7" style:num-format="a" style:num-letter-sync="true" style:num-suffix=")">
        <style:list-level-properties text:space-before="2.875in" text:min-label-width="0.5in"/>
        <style:text-properties fo:font-family="Wingdings" style:font-pitch="variable" fo:font-size="100%"/>
      </text:list-level-style-number>
      <text:list-level-style-number text:level="8" style:num-format="a" style:num-letter-sync="true" style:num-suffix=")">
        <style:list-level-properties text:space-before="3.375in" text:min-label-width="0.5in"/>
        <style:text-properties fo:font-family="Wingdings" style:font-pitch="variable" fo:font-size="100%"/>
      </text:list-level-style-number>
      <text:list-level-style-number text:level="9" style:num-format="a" style:num-letter-sync="true" style:num-suffix=")">
        <style:list-level-properties text:space-before="3.875in" text:min-label-width="0.5in"/>
        <style:text-properties fo:font-family="Wingdings" style:font-pitch="variable" fo:font-size="100%"/>
      </text:list-level-style-number>
    </text:list-style>
    <text:list-style style:name="a69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773">
      <text:list-level-style-number text:level="1" style:num-format="">
        <style:list-level-properties text:space-before="0.0625in" text:min-label-width="0.5in"/>
      </text:list-level-style-number>
      <text:list-level-style-number text:level="2" style:num-format="">
        <style:list-level-properties text:space-before="0.5in" text:min-label-width="0.5in"/>
      </text:list-level-style-number>
      <text:list-level-style-number text:level="3" style:num-format="">
        <style:list-level-properties text:space-before="0.9375in" text:min-label-width="0.5in"/>
      </text:list-level-style-number>
      <text:list-level-style-number text:level="4" style:num-format="">
        <style:list-level-properties text:space-before="1.4375in" text:min-label-width="0.5in"/>
      </text:list-level-style-number>
      <text:list-level-style-number text:level="5" style:num-format="">
        <style:list-level-properties text:space-before="1.9375in" text:min-label-width="0.5in"/>
      </text:list-level-style-number>
      <text:list-level-style-number text:level="6" style:num-format="">
        <style:list-level-properties text:space-before="2.4375in" text:min-label-width="0.5in"/>
      </text:list-level-style-number>
      <text:list-level-style-number text:level="7" style:num-format="">
        <style:list-level-properties text:space-before="2.9375in" text:min-label-width="0.5in"/>
      </text:list-level-style-number>
      <text:list-level-style-number text:level="8" style:num-format="">
        <style:list-level-properties text:space-before="3.4375in" text:min-label-width="0.5in"/>
      </text:list-level-style-number>
      <text:list-level-style-number text:level="9" style:num-format="">
        <style:list-level-properties text:space-before="3.9375in" text:min-label-width="0.5in"/>
      </text:list-level-style-number>
    </text:list-style>
    <text:list-style style:name="a114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965">
      <text:list-level-style-number text:level="1" style:num-format="">
        <style:list-level-properties text:space-before="0in" text:min-label-width="0.5in"/>
      </text:list-level-style-number>
      <text:list-level-style-number text:level="2" style:num-format="">
        <style:list-level-properties text:space-before="0.4375in" text:min-label-width="0.5in"/>
      </text:list-level-style-number>
      <text:list-level-style-number text:level="3" style:num-format="">
        <style:list-level-properties text:space-before="0.875in" text:min-label-width="0.5in"/>
      </text:list-level-style-number>
      <text:list-level-style-number text:level="4" style:num-format="">
        <style:list-level-properties text:space-before="1.375in" text:min-label-width="0.5in"/>
      </text:list-level-style-number>
      <text:list-level-style-number text:level="5" style:num-format="">
        <style:list-level-properties text:space-before="1.875in" text:min-label-width="0.5in"/>
      </text:list-level-style-number>
      <text:list-level-style-number text:level="6" style:num-format="">
        <style:list-level-properties text:space-before="2.375in" text:min-label-width="0.5in"/>
      </text:list-level-style-number>
      <text:list-level-style-number text:level="7" style:num-format="">
        <style:list-level-properties text:space-before="2.875in" text:min-label-width="0.5in"/>
      </text:list-level-style-number>
      <text:list-level-style-number text:level="8" style:num-format="">
        <style:list-level-properties text:space-before="3.375in" text:min-label-width="0.5in"/>
      </text:list-level-style-number>
      <text:list-level-style-number text:level="9" style:num-format="">
        <style:list-level-properties text:space-before="3.875in" text:min-label-width="0.5in"/>
      </text:list-level-style-number>
    </text:list-style>
    <text:list-style style:name="a968">
      <text:list-level-style-number text:level="1" style:num-format="a" style:num-letter-sync="true" style:num-suffix=")">
        <style:list-level-properties text:space-before="0in" text:min-label-width="0.5in"/>
        <style:text-properties fo:font-family="Wingdings" style:font-pitch="variable" fo:font-size="100%"/>
      </text:list-level-style-number>
      <text:list-level-style-number text:level="2" style:num-format="a" style:num-letter-sync="true" style:num-suffix=")">
        <style:list-level-properties text:space-before="0.4375in" text:min-label-width="0.5in"/>
        <style:text-properties fo:font-family="Wingdings" style:font-pitch="variable" fo:font-size="100%"/>
      </text:list-level-style-number>
      <text:list-level-style-number text:level="3" style:num-format="a" style:num-letter-sync="true" style:num-suffix=")">
        <style:list-level-properties text:space-before="0.875in" text:min-label-width="0.5in"/>
        <style:text-properties fo:font-family="Wingdings" style:font-pitch="variable" fo:font-size="100%"/>
      </text:list-level-style-number>
      <text:list-level-style-number text:level="4" style:num-format="a" style:num-letter-sync="true" style:num-suffix=")">
        <style:list-level-properties text:space-before="1.375in" text:min-label-width="0.5in"/>
        <style:text-properties fo:font-family="Wingdings" style:font-pitch="variable" fo:font-size="100%"/>
      </text:list-level-style-number>
      <text:list-level-style-number text:level="5" style:num-format="a" style:num-letter-sync="true" style:num-suffix=")">
        <style:list-level-properties text:space-before="1.875in" text:min-label-width="0.5in"/>
        <style:text-properties fo:font-family="Wingdings" style:font-pitch="variable" fo:font-size="100%"/>
      </text:list-level-style-number>
      <text:list-level-style-number text:level="6" style:num-format="a" style:num-letter-sync="true" style:num-suffix=")">
        <style:list-level-properties text:space-before="2.375in" text:min-label-width="0.5in"/>
        <style:text-properties fo:font-family="Wingdings" style:font-pitch="variable" fo:font-size="100%"/>
      </text:list-level-style-number>
      <text:list-level-style-number text:level="7" style:num-format="a" style:num-letter-sync="true" style:num-suffix=")">
        <style:list-level-properties text:space-before="2.875in" text:min-label-width="0.5in"/>
        <style:text-properties fo:font-family="Wingdings" style:font-pitch="variable" fo:font-size="100%"/>
      </text:list-level-style-number>
      <text:list-level-style-number text:level="8" style:num-format="a" style:num-letter-sync="true" style:num-suffix=")">
        <style:list-level-properties text:space-before="3.375in" text:min-label-width="0.5in"/>
        <style:text-properties fo:font-family="Wingdings" style:font-pitch="variable" fo:font-size="100%"/>
      </text:list-level-style-number>
      <text:list-level-style-number text:level="9" style:num-format="a" style:num-letter-sync="true" style:num-suffix=")">
        <style:list-level-properties text:space-before="3.875in" text:min-label-width="0.5in"/>
        <style:text-properties fo:font-family="Wingdings" style:font-pitch="variable" fo:font-size="100%"/>
      </text:list-level-style-number>
    </text:list-style>
    <text:list-style style:name="a777">
      <text:list-level-style-number text:level="1" style:num-format="">
        <style:list-level-properties text:space-before="0.0625in" text:min-label-width="0.5in"/>
      </text:list-level-style-number>
      <text:list-level-style-number text:level="2" style:num-format="">
        <style:list-level-properties text:space-before="0.5in" text:min-label-width="0.5in"/>
      </text:list-level-style-number>
      <text:list-level-style-number text:level="3" style:num-format="">
        <style:list-level-properties text:space-before="0.9375in" text:min-label-width="0.5in"/>
      </text:list-level-style-number>
      <text:list-level-style-number text:level="4" style:num-format="">
        <style:list-level-properties text:space-before="1.4375in" text:min-label-width="0.5in"/>
      </text:list-level-style-number>
      <text:list-level-style-number text:level="5" style:num-format="">
        <style:list-level-properties text:space-before="1.9375in" text:min-label-width="0.5in"/>
      </text:list-level-style-number>
      <text:list-level-style-number text:level="6" style:num-format="">
        <style:list-level-properties text:space-before="2.4375in" text:min-label-width="0.5in"/>
      </text:list-level-style-number>
      <text:list-level-style-number text:level="7" style:num-format="">
        <style:list-level-properties text:space-before="2.9375in" text:min-label-width="0.5in"/>
      </text:list-level-style-number>
      <text:list-level-style-number text:level="8" style:num-format="">
        <style:list-level-properties text:space-before="3.4375in" text:min-label-width="0.5in"/>
      </text:list-level-style-number>
      <text:list-level-style-number text:level="9" style:num-format="">
        <style:list-level-properties text:space-before="3.9375in" text:min-label-width="0.5in"/>
      </text:list-level-style-number>
    </text:list-style>
    <text:list-style style:name="a122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852">
      <text:list-level-style-number text:level="1" style:num-format="a" style:num-letter-sync="true" style:num-suffix=")">
        <style:list-level-properties text:space-before="0.0625in" text:min-label-width="0.5in"/>
        <style:text-properties fo:font-family="Wingdings" style:font-pitch="variable" fo:font-size="100%"/>
      </text:list-level-style-number>
      <text:list-level-style-number text:level="2" style:num-format="a" style:num-letter-sync="true" style:num-suffix=")">
        <style:list-level-properties text:space-before="0.5in" text:min-label-width="0.5in"/>
        <style:text-properties fo:font-family="Wingdings" style:font-pitch="variable" fo:font-size="100%"/>
      </text:list-level-style-number>
      <text:list-level-style-number text:level="3" style:num-format="a" style:num-letter-sync="true" style:num-suffix=")">
        <style:list-level-properties text:space-before="0.9375in" text:min-label-width="0.5in"/>
        <style:text-properties fo:font-family="Wingdings" style:font-pitch="variable" fo:font-size="100%"/>
      </text:list-level-style-number>
      <text:list-level-style-number text:level="4" style:num-format="a" style:num-letter-sync="true" style:num-suffix=")">
        <style:list-level-properties text:space-before="1.4375in" text:min-label-width="0.5in"/>
        <style:text-properties fo:font-family="Wingdings" style:font-pitch="variable" fo:font-size="100%"/>
      </text:list-level-style-number>
      <text:list-level-style-number text:level="5" style:num-format="a" style:num-letter-sync="true" style:num-suffix=")">
        <style:list-level-properties text:space-before="1.9375in" text:min-label-width="0.5in"/>
        <style:text-properties fo:font-family="Wingdings" style:font-pitch="variable" fo:font-size="100%"/>
      </text:list-level-style-number>
      <text:list-level-style-number text:level="6" style:num-format="a" style:num-letter-sync="true" style:num-suffix=")">
        <style:list-level-properties text:space-before="2.4375in" text:min-label-width="0.5in"/>
        <style:text-properties fo:font-family="Wingdings" style:font-pitch="variable" fo:font-size="100%"/>
      </text:list-level-style-number>
      <text:list-level-style-number text:level="7" style:num-format="a" style:num-letter-sync="true" style:num-suffix=")">
        <style:list-level-properties text:space-before="2.9375in" text:min-label-width="0.5in"/>
        <style:text-properties fo:font-family="Wingdings" style:font-pitch="variable" fo:font-size="100%"/>
      </text:list-level-style-number>
      <text:list-level-style-number text:level="8" style:num-format="a" style:num-letter-sync="true" style:num-suffix=")">
        <style:list-level-properties text:space-before="3.4375in" text:min-label-width="0.5in"/>
        <style:text-properties fo:font-family="Wingdings" style:font-pitch="variable" fo:font-size="100%"/>
      </text:list-level-style-number>
      <text:list-level-style-number text:level="9" style:num-format="a" style:num-letter-sync="true" style:num-suffix=")">
        <style:list-level-properties text:space-before="3.9375in" text:min-label-width="0.5in"/>
        <style:text-properties fo:font-family="Wingdings" style:font-pitch="variable" fo:font-size="100%"/>
      </text:list-level-style-number>
    </text:list-style>
    <text:list-style style:name="a141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031">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80">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855">
      <text:list-level-style-number text:level="1" style:num-format="a" style:num-letter-sync="true" style:num-suffix=")">
        <style:list-level-properties text:space-before="0.0625in" text:min-label-width="0.5in"/>
        <style:text-properties fo:font-family="Wingdings" style:font-pitch="variable" fo:font-size="100%"/>
      </text:list-level-style-number>
      <text:list-level-style-number text:level="2" style:num-format="a" style:num-letter-sync="true" style:num-suffix=")">
        <style:list-level-properties text:space-before="0.5in" text:min-label-width="0.5in"/>
        <style:text-properties fo:font-family="Wingdings" style:font-pitch="variable" fo:font-size="100%"/>
      </text:list-level-style-number>
      <text:list-level-style-number text:level="3" style:num-format="a" style:num-letter-sync="true" style:num-suffix=")">
        <style:list-level-properties text:space-before="0.9375in" text:min-label-width="0.5in"/>
        <style:text-properties fo:font-family="Wingdings" style:font-pitch="variable" fo:font-size="100%"/>
      </text:list-level-style-number>
      <text:list-level-style-number text:level="4" style:num-format="a" style:num-letter-sync="true" style:num-suffix=")">
        <style:list-level-properties text:space-before="1.4375in" text:min-label-width="0.5in"/>
        <style:text-properties fo:font-family="Wingdings" style:font-pitch="variable" fo:font-size="100%"/>
      </text:list-level-style-number>
      <text:list-level-style-number text:level="5" style:num-format="a" style:num-letter-sync="true" style:num-suffix=")">
        <style:list-level-properties text:space-before="1.9375in" text:min-label-width="0.5in"/>
        <style:text-properties fo:font-family="Wingdings" style:font-pitch="variable" fo:font-size="100%"/>
      </text:list-level-style-number>
      <text:list-level-style-number text:level="6" style:num-format="a" style:num-letter-sync="true" style:num-suffix=")">
        <style:list-level-properties text:space-before="2.4375in" text:min-label-width="0.5in"/>
        <style:text-properties fo:font-family="Wingdings" style:font-pitch="variable" fo:font-size="100%"/>
      </text:list-level-style-number>
      <text:list-level-style-number text:level="7" style:num-format="a" style:num-letter-sync="true" style:num-suffix=")">
        <style:list-level-properties text:space-before="2.9375in" text:min-label-width="0.5in"/>
        <style:text-properties fo:font-family="Wingdings" style:font-pitch="variable" fo:font-size="100%"/>
      </text:list-level-style-number>
      <text:list-level-style-number text:level="8" style:num-format="a" style:num-letter-sync="true" style:num-suffix=")">
        <style:list-level-properties text:space-before="3.4375in" text:min-label-width="0.5in"/>
        <style:text-properties fo:font-family="Wingdings" style:font-pitch="variable" fo:font-size="100%"/>
      </text:list-level-style-number>
      <text:list-level-style-number text:level="9" style:num-format="a" style:num-letter-sync="true" style:num-suffix=")">
        <style:list-level-properties text:space-before="3.9375in" text:min-label-width="0.5in"/>
        <style:text-properties fo:font-family="Wingdings" style:font-pitch="variable" fo:font-size="100%"/>
      </text:list-level-style-number>
    </text:list-style>
    <text:list-style style:name="a1225">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740">
      <text:list-level-style-number text:level="1" style:num-format="1" style:num-suffix=".">
        <style:list-level-properties text:space-before="0.0625in" text:min-label-width="0.5in"/>
        <style:text-properties fo:font-size="100%"/>
      </text:list-level-style-number>
      <text:list-level-style-number text:level="2" style:num-format="1" style:num-suffix=".">
        <style:list-level-properties text:space-before="0.5in" text:min-label-width="0.5in"/>
        <style:text-properties fo:font-size="100%"/>
      </text:list-level-style-number>
      <text:list-level-style-number text:level="3" style:num-format="1" style:num-suffix=".">
        <style:list-level-properties text:space-before="0.9375in" text:min-label-width="0.5in"/>
        <style:text-properties fo:font-size="100%"/>
      </text:list-level-style-number>
      <text:list-level-style-number text:level="4" style:num-format="1" style:num-suffix=".">
        <style:list-level-properties text:space-before="1.4375in" text:min-label-width="0.5in"/>
        <style:text-properties fo:font-size="100%"/>
      </text:list-level-style-number>
      <text:list-level-style-number text:level="5" style:num-format="1" style:num-suffix=".">
        <style:list-level-properties text:space-before="1.9375in" text:min-label-width="0.5in"/>
        <style:text-properties fo:font-size="100%"/>
      </text:list-level-style-number>
      <text:list-level-style-number text:level="6" style:num-format="1" style:num-suffix=".">
        <style:list-level-properties text:space-before="2.4375in" text:min-label-width="0.5in"/>
        <style:text-properties fo:font-size="100%"/>
      </text:list-level-style-number>
      <text:list-level-style-number text:level="7" style:num-format="1" style:num-suffix=".">
        <style:list-level-properties text:space-before="2.9375in" text:min-label-width="0.5in"/>
        <style:text-properties fo:font-size="100%"/>
      </text:list-level-style-number>
      <text:list-level-style-number text:level="8" style:num-format="1" style:num-suffix=".">
        <style:list-level-properties text:space-before="3.4375in" text:min-label-width="0.5in"/>
        <style:text-properties fo:font-size="100%"/>
      </text:list-level-style-number>
      <text:list-level-style-number text:level="9" style:num-format="1" style:num-suffix=".">
        <style:list-level-properties text:space-before="3.9375in" text:min-label-width="0.5in"/>
        <style:text-properties fo:font-size="100%"/>
      </text:list-level-style-number>
    </text:list-style>
    <text:list-style style:name="a858">
      <text:list-level-style-number text:level="1" style:num-format="a" style:num-letter-sync="true" style:num-suffix=")">
        <style:list-level-properties text:space-before="0.0625in" text:min-label-width="0.5in"/>
        <style:text-properties fo:font-family="Wingdings" style:font-pitch="variable" fo:font-size="100%"/>
      </text:list-level-style-number>
      <text:list-level-style-number text:level="2" style:num-format="a" style:num-letter-sync="true" style:num-suffix=")">
        <style:list-level-properties text:space-before="0.5in" text:min-label-width="0.5in"/>
        <style:text-properties fo:font-family="Wingdings" style:font-pitch="variable" fo:font-size="100%"/>
      </text:list-level-style-number>
      <text:list-level-style-number text:level="3" style:num-format="a" style:num-letter-sync="true" style:num-suffix=")">
        <style:list-level-properties text:space-before="0.9375in" text:min-label-width="0.5in"/>
        <style:text-properties fo:font-family="Wingdings" style:font-pitch="variable" fo:font-size="100%"/>
      </text:list-level-style-number>
      <text:list-level-style-number text:level="4" style:num-format="a" style:num-letter-sync="true" style:num-suffix=")">
        <style:list-level-properties text:space-before="1.4375in" text:min-label-width="0.5in"/>
        <style:text-properties fo:font-family="Wingdings" style:font-pitch="variable" fo:font-size="100%"/>
      </text:list-level-style-number>
      <text:list-level-style-number text:level="5" style:num-format="a" style:num-letter-sync="true" style:num-suffix=")">
        <style:list-level-properties text:space-before="1.9375in" text:min-label-width="0.5in"/>
        <style:text-properties fo:font-family="Wingdings" style:font-pitch="variable" fo:font-size="100%"/>
      </text:list-level-style-number>
      <text:list-level-style-number text:level="6" style:num-format="a" style:num-letter-sync="true" style:num-suffix=")">
        <style:list-level-properties text:space-before="2.4375in" text:min-label-width="0.5in"/>
        <style:text-properties fo:font-family="Wingdings" style:font-pitch="variable" fo:font-size="100%"/>
      </text:list-level-style-number>
      <text:list-level-style-number text:level="7" style:num-format="a" style:num-letter-sync="true" style:num-suffix=")">
        <style:list-level-properties text:space-before="2.9375in" text:min-label-width="0.5in"/>
        <style:text-properties fo:font-family="Wingdings" style:font-pitch="variable" fo:font-size="100%"/>
      </text:list-level-style-number>
      <text:list-level-style-number text:level="8" style:num-format="a" style:num-letter-sync="true" style:num-suffix=")">
        <style:list-level-properties text:space-before="3.4375in" text:min-label-width="0.5in"/>
        <style:text-properties fo:font-family="Wingdings" style:font-pitch="variable" fo:font-size="100%"/>
      </text:list-level-style-number>
      <text:list-level-style-number text:level="9" style:num-format="a" style:num-letter-sync="true" style:num-suffix=")">
        <style:list-level-properties text:space-before="3.9375in" text:min-label-width="0.5in"/>
        <style:text-properties fo:font-family="Wingdings" style:font-pitch="variable" fo:font-size="100%"/>
      </text:list-level-style-number>
    </text:list-style>
    <text:list-style style:name="a1486">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745">
      <text:list-level-style-number text:level="1" style:num-format="1" style:num-suffix=".">
        <style:list-level-properties text:space-before="0.0625in" text:min-label-width="0.5in"/>
        <style:text-properties fo:font-size="100%"/>
      </text:list-level-style-number>
      <text:list-level-style-number text:level="2" style:num-format="1" style:num-suffix=".">
        <style:list-level-properties text:space-before="0.5in" text:min-label-width="0.5in"/>
        <style:text-properties fo:font-size="100%"/>
      </text:list-level-style-number>
      <text:list-level-style-number text:level="3" style:num-format="1" style:num-suffix=".">
        <style:list-level-properties text:space-before="0.9375in" text:min-label-width="0.5in"/>
        <style:text-properties fo:font-size="100%"/>
      </text:list-level-style-number>
      <text:list-level-style-number text:level="4" style:num-format="1" style:num-suffix=".">
        <style:list-level-properties text:space-before="1.4375in" text:min-label-width="0.5in"/>
        <style:text-properties fo:font-size="100%"/>
      </text:list-level-style-number>
      <text:list-level-style-number text:level="5" style:num-format="1" style:num-suffix=".">
        <style:list-level-properties text:space-before="1.9375in" text:min-label-width="0.5in"/>
        <style:text-properties fo:font-size="100%"/>
      </text:list-level-style-number>
      <text:list-level-style-number text:level="6" style:num-format="1" style:num-suffix=".">
        <style:list-level-properties text:space-before="2.4375in" text:min-label-width="0.5in"/>
        <style:text-properties fo:font-size="100%"/>
      </text:list-level-style-number>
      <text:list-level-style-number text:level="7" style:num-format="1" style:num-suffix=".">
        <style:list-level-properties text:space-before="2.9375in" text:min-label-width="0.5in"/>
        <style:text-properties fo:font-size="100%"/>
      </text:list-level-style-number>
      <text:list-level-style-number text:level="8" style:num-format="1" style:num-suffix=".">
        <style:list-level-properties text:space-before="3.4375in" text:min-label-width="0.5in"/>
        <style:text-properties fo:font-size="100%"/>
      </text:list-level-style-number>
      <text:list-level-style-number text:level="9" style:num-format="1" style:num-suffix=".">
        <style:list-level-properties text:space-before="3.9375in" text:min-label-width="0.5in"/>
        <style:text-properties fo:font-size="100%"/>
      </text:list-level-style-number>
    </text:list-style>
    <text:list-style style:name="a148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749">
      <text:list-level-style-number text:level="1" style:num-format="">
        <style:list-level-properties text:space-before="0.0625in" text:min-label-width="0.5in"/>
      </text:list-level-style-number>
      <text:list-level-style-number text:level="2" style:num-format="">
        <style:list-level-properties text:space-before="0.5in" text:min-label-width="0.5in"/>
      </text:list-level-style-number>
      <text:list-level-style-number text:level="3" style:num-format="">
        <style:list-level-properties text:space-before="0.9375in" text:min-label-width="0.5in"/>
      </text:list-level-style-number>
      <text:list-level-style-number text:level="4" style:num-format="">
        <style:list-level-properties text:space-before="1.4375in" text:min-label-width="0.5in"/>
      </text:list-level-style-number>
      <text:list-level-style-number text:level="5" style:num-format="">
        <style:list-level-properties text:space-before="1.9375in" text:min-label-width="0.5in"/>
      </text:list-level-style-number>
      <text:list-level-style-number text:level="6" style:num-format="">
        <style:list-level-properties text:space-before="2.4375in" text:min-label-width="0.5in"/>
      </text:list-level-style-number>
      <text:list-level-style-number text:level="7" style:num-format="">
        <style:list-level-properties text:space-before="2.9375in" text:min-label-width="0.5in"/>
      </text:list-level-style-number>
      <text:list-level-style-number text:level="8" style:num-format="">
        <style:list-level-properties text:space-before="3.4375in" text:min-label-width="0.5in"/>
      </text:list-level-style-number>
      <text:list-level-style-number text:level="9" style:num-format="">
        <style:list-level-properties text:space-before="3.9375in" text:min-label-width="0.5in"/>
      </text:list-level-style-number>
    </text:list-style>
    <text:list-style style:name="a100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004">
      <text:list-level-style-bullet text:level="1" text:bullet-char="v">
        <style:list-level-properties text:space-before="0.125in" text:min-label-width="0.25in"/>
        <style:text-properties fo:font-family="Wingdings" style:font-pitch="variable" fo:font-size="100%"/>
      </text:list-level-style-bullet>
      <text:list-level-style-bullet text:level="2" text:bullet-char="v">
        <style:list-level-properties text:space-before="0.5625in" text:min-label-width="0.25in"/>
        <style:text-properties fo:font-family="Wingdings" style:font-pitch="variable" fo:font-size="100%"/>
      </text:list-level-style-bullet>
      <text:list-level-style-bullet text:level="3" text:bullet-char="v">
        <style:list-level-properties text:space-before="1in" text:min-label-width="0.25in"/>
        <style:text-properties fo:font-family="Wingdings" style:font-pitch="variable" fo:font-size="100%"/>
      </text:list-level-style-bullet>
      <text:list-level-style-bullet text:level="4" text:bullet-char="v">
        <style:list-level-properties text:space-before="1.5in" text:min-label-width="0.25in"/>
        <style:text-properties fo:font-family="Wingdings" style:font-pitch="variable" fo:font-size="100%"/>
      </text:list-level-style-bullet>
      <text:list-level-style-bullet text:level="5" text:bullet-char="v">
        <style:list-level-properties text:space-before="2in" text:min-label-width="0.25in"/>
        <style:text-properties fo:font-family="Wingdings" style:font-pitch="variable" fo:font-size="100%"/>
      </text:list-level-style-bullet>
      <text:list-level-style-bullet text:level="6" text:bullet-char="v">
        <style:list-level-properties text:space-before="2.5in" text:min-label-width="0.25in"/>
        <style:text-properties fo:font-family="Wingdings" style:font-pitch="variable" fo:font-size="100%"/>
      </text:list-level-style-bullet>
      <text:list-level-style-bullet text:level="7" text:bullet-char="v">
        <style:list-level-properties text:space-before="3in" text:min-label-width="0.25in"/>
        <style:text-properties fo:font-family="Wingdings" style:font-pitch="variable" fo:font-size="100%"/>
      </text:list-level-style-bullet>
      <text:list-level-style-bullet text:level="8" text:bullet-char="v">
        <style:list-level-properties text:space-before="3.5in" text:min-label-width="0.25in"/>
        <style:text-properties fo:font-family="Wingdings" style:font-pitch="variable" fo:font-size="100%"/>
      </text:list-level-style-bullet>
      <text:list-level-style-bullet text:level="9" text:bullet-char="v">
        <style:list-level-properties text:space-before="4in" text:min-label-width="0.25in"/>
        <style:text-properties fo:font-family="Wingdings" style:font-pitch="variable" fo:font-size="100%"/>
      </text:list-level-style-bullet>
    </text:list-style>
    <text:list-style style:name="a1455">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007">
      <text:list-level-style-bullet text:level="1" text:bullet-char="v">
        <style:list-level-properties text:space-before="0.125in" text:min-label-width="0.25in"/>
        <style:text-properties fo:font-family="Wingdings" style:font-pitch="variable" fo:font-size="100%"/>
      </text:list-level-style-bullet>
      <text:list-level-style-bullet text:level="2" text:bullet-char="v">
        <style:list-level-properties text:space-before="0.5625in" text:min-label-width="0.25in"/>
        <style:text-properties fo:font-family="Wingdings" style:font-pitch="variable" fo:font-size="100%"/>
      </text:list-level-style-bullet>
      <text:list-level-style-bullet text:level="3" text:bullet-char="v">
        <style:list-level-properties text:space-before="1in" text:min-label-width="0.25in"/>
        <style:text-properties fo:font-family="Wingdings" style:font-pitch="variable" fo:font-size="100%"/>
      </text:list-level-style-bullet>
      <text:list-level-style-bullet text:level="4" text:bullet-char="v">
        <style:list-level-properties text:space-before="1.5in" text:min-label-width="0.25in"/>
        <style:text-properties fo:font-family="Wingdings" style:font-pitch="variable" fo:font-size="100%"/>
      </text:list-level-style-bullet>
      <text:list-level-style-bullet text:level="5" text:bullet-char="v">
        <style:list-level-properties text:space-before="2in" text:min-label-width="0.25in"/>
        <style:text-properties fo:font-family="Wingdings" style:font-pitch="variable" fo:font-size="100%"/>
      </text:list-level-style-bullet>
      <text:list-level-style-bullet text:level="6" text:bullet-char="v">
        <style:list-level-properties text:space-before="2.5in" text:min-label-width="0.25in"/>
        <style:text-properties fo:font-family="Wingdings" style:font-pitch="variable" fo:font-size="100%"/>
      </text:list-level-style-bullet>
      <text:list-level-style-bullet text:level="7" text:bullet-char="v">
        <style:list-level-properties text:space-before="3in" text:min-label-width="0.25in"/>
        <style:text-properties fo:font-family="Wingdings" style:font-pitch="variable" fo:font-size="100%"/>
      </text:list-level-style-bullet>
      <text:list-level-style-bullet text:level="8" text:bullet-char="v">
        <style:list-level-properties text:space-before="3.5in" text:min-label-width="0.25in"/>
        <style:text-properties fo:font-family="Wingdings" style:font-pitch="variable" fo:font-size="100%"/>
      </text:list-level-style-bullet>
      <text:list-level-style-bullet text:level="9" text:bullet-char="v">
        <style:list-level-properties text:space-before="4in" text:min-label-width="0.25in"/>
        <style:text-properties fo:font-family="Wingdings" style:font-pitch="variable" fo:font-size="100%"/>
      </text:list-level-style-bullet>
    </text:list-style>
    <text:list-style style:name="a971">
      <text:list-level-style-number text:level="1" style:num-format="a" style:num-letter-sync="true" style:num-suffix=")">
        <style:list-level-properties text:space-before="0in" text:min-label-width="0.5in"/>
        <style:text-properties fo:font-family="Wingdings" style:font-pitch="variable" fo:font-size="100%"/>
      </text:list-level-style-number>
      <text:list-level-style-number text:level="2" style:num-format="a" style:num-letter-sync="true" style:num-suffix=")">
        <style:list-level-properties text:space-before="0.4375in" text:min-label-width="0.5in"/>
        <style:text-properties fo:font-family="Wingdings" style:font-pitch="variable" fo:font-size="100%"/>
      </text:list-level-style-number>
      <text:list-level-style-number text:level="3" style:num-format="a" style:num-letter-sync="true" style:num-suffix=")">
        <style:list-level-properties text:space-before="0.875in" text:min-label-width="0.5in"/>
        <style:text-properties fo:font-family="Wingdings" style:font-pitch="variable" fo:font-size="100%"/>
      </text:list-level-style-number>
      <text:list-level-style-number text:level="4" style:num-format="a" style:num-letter-sync="true" style:num-suffix=")">
        <style:list-level-properties text:space-before="1.375in" text:min-label-width="0.5in"/>
        <style:text-properties fo:font-family="Wingdings" style:font-pitch="variable" fo:font-size="100%"/>
      </text:list-level-style-number>
      <text:list-level-style-number text:level="5" style:num-format="a" style:num-letter-sync="true" style:num-suffix=")">
        <style:list-level-properties text:space-before="1.875in" text:min-label-width="0.5in"/>
        <style:text-properties fo:font-family="Wingdings" style:font-pitch="variable" fo:font-size="100%"/>
      </text:list-level-style-number>
      <text:list-level-style-number text:level="6" style:num-format="a" style:num-letter-sync="true" style:num-suffix=")">
        <style:list-level-properties text:space-before="2.375in" text:min-label-width="0.5in"/>
        <style:text-properties fo:font-family="Wingdings" style:font-pitch="variable" fo:font-size="100%"/>
      </text:list-level-style-number>
      <text:list-level-style-number text:level="7" style:num-format="a" style:num-letter-sync="true" style:num-suffix=")">
        <style:list-level-properties text:space-before="2.875in" text:min-label-width="0.5in"/>
        <style:text-properties fo:font-family="Wingdings" style:font-pitch="variable" fo:font-size="100%"/>
      </text:list-level-style-number>
      <text:list-level-style-number text:level="8" style:num-format="a" style:num-letter-sync="true" style:num-suffix=")">
        <style:list-level-properties text:space-before="3.375in" text:min-label-width="0.5in"/>
        <style:text-properties fo:font-family="Wingdings" style:font-pitch="variable" fo:font-size="100%"/>
      </text:list-level-style-number>
      <text:list-level-style-number text:level="9" style:num-format="a" style:num-letter-sync="true" style:num-suffix=")">
        <style:list-level-properties text:space-before="3.875in" text:min-label-width="0.5in"/>
        <style:text-properties fo:font-family="Wingdings" style:font-pitch="variable" fo:font-size="100%"/>
      </text:list-level-style-number>
    </text:list-style>
    <text:list-style style:name="a145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34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781">
      <text:list-level-style-number text:level="1" style:num-format="">
        <style:list-level-properties text:space-before="0.0625in" text:min-label-width="0.5in"/>
      </text:list-level-style-number>
      <text:list-level-style-number text:level="2" style:num-format="">
        <style:list-level-properties text:space-before="0.5in" text:min-label-width="0.5in"/>
      </text:list-level-style-number>
      <text:list-level-style-number text:level="3" style:num-format="">
        <style:list-level-properties text:space-before="0.9375in" text:min-label-width="0.5in"/>
      </text:list-level-style-number>
      <text:list-level-style-number text:level="4" style:num-format="">
        <style:list-level-properties text:space-before="1.4375in" text:min-label-width="0.5in"/>
      </text:list-level-style-number>
      <text:list-level-style-number text:level="5" style:num-format="">
        <style:list-level-properties text:space-before="1.9375in" text:min-label-width="0.5in"/>
      </text:list-level-style-number>
      <text:list-level-style-number text:level="6" style:num-format="">
        <style:list-level-properties text:space-before="2.4375in" text:min-label-width="0.5in"/>
      </text:list-level-style-number>
      <text:list-level-style-number text:level="7" style:num-format="">
        <style:list-level-properties text:space-before="2.9375in" text:min-label-width="0.5in"/>
      </text:list-level-style-number>
      <text:list-level-style-number text:level="8" style:num-format="">
        <style:list-level-properties text:space-before="3.4375in" text:min-label-width="0.5in"/>
      </text:list-level-style-number>
      <text:list-level-style-number text:level="9" style:num-format="">
        <style:list-level-properties text:space-before="3.9375in" text:min-label-width="0.5in"/>
      </text:list-level-style-number>
    </text:list-style>
    <text:list-style style:name="a974">
      <text:list-level-style-number text:level="1" style:num-format="">
        <style:list-level-properties text:space-before="0in" text:min-label-width="0.5in"/>
      </text:list-level-style-number>
      <text:list-level-style-number text:level="2" style:num-format="">
        <style:list-level-properties text:space-before="0.4375in" text:min-label-width="0.5in"/>
      </text:list-level-style-number>
      <text:list-level-style-number text:level="3" style:num-format="">
        <style:list-level-properties text:space-before="0.875in" text:min-label-width="0.5in"/>
      </text:list-level-style-number>
      <text:list-level-style-number text:level="4" style:num-format="">
        <style:list-level-properties text:space-before="1.375in" text:min-label-width="0.5in"/>
      </text:list-level-style-number>
      <text:list-level-style-number text:level="5" style:num-format="">
        <style:list-level-properties text:space-before="1.875in" text:min-label-width="0.5in"/>
      </text:list-level-style-number>
      <text:list-level-style-number text:level="6" style:num-format="">
        <style:list-level-properties text:space-before="2.375in" text:min-label-width="0.5in"/>
      </text:list-level-style-number>
      <text:list-level-style-number text:level="7" style:num-format="">
        <style:list-level-properties text:space-before="2.875in" text:min-label-width="0.5in"/>
      </text:list-level-style-number>
      <text:list-level-style-number text:level="8" style:num-format="">
        <style:list-level-properties text:space-before="3.375in" text:min-label-width="0.5in"/>
      </text:list-level-style-number>
      <text:list-level-style-number text:level="9" style:num-format="">
        <style:list-level-properties text:space-before="3.875in" text:min-label-width="0.5in"/>
      </text:list-level-style-number>
    </text:list-style>
    <text:list-style style:name="a1345">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420">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977">
      <text:list-level-style-number text:level="1" style:num-format="">
        <style:list-level-properties text:space-before="0in" text:min-label-width="0.5in"/>
      </text:list-level-style-number>
      <text:list-level-style-number text:level="2" style:num-format="">
        <style:list-level-properties text:space-before="0.4375in" text:min-label-width="0.5in"/>
      </text:list-level-style-number>
      <text:list-level-style-number text:level="3" style:num-format="">
        <style:list-level-properties text:space-before="0.875in" text:min-label-width="0.5in"/>
      </text:list-level-style-number>
      <text:list-level-style-number text:level="4" style:num-format="">
        <style:list-level-properties text:space-before="1.375in" text:min-label-width="0.5in"/>
      </text:list-level-style-number>
      <text:list-level-style-number text:level="5" style:num-format="">
        <style:list-level-properties text:space-before="1.875in" text:min-label-width="0.5in"/>
      </text:list-level-style-number>
      <text:list-level-style-number text:level="6" style:num-format="">
        <style:list-level-properties text:space-before="2.375in" text:min-label-width="0.5in"/>
      </text:list-level-style-number>
      <text:list-level-style-number text:level="7" style:num-format="">
        <style:list-level-properties text:space-before="2.875in" text:min-label-width="0.5in"/>
      </text:list-level-style-number>
      <text:list-level-style-number text:level="8" style:num-format="">
        <style:list-level-properties text:space-before="3.375in" text:min-label-width="0.5in"/>
      </text:list-level-style-number>
      <text:list-level-style-number text:level="9" style:num-format="">
        <style:list-level-properties text:space-before="3.875in" text:min-label-width="0.5in"/>
      </text:list-level-style-number>
    </text:list-style>
    <text:list-style style:name="a785">
      <text:list-level-style-number text:level="1" style:num-format="">
        <style:list-level-properties text:space-before="0.0625in" text:min-label-width="0.5in"/>
      </text:list-level-style-number>
      <text:list-level-style-number text:level="2" style:num-format="">
        <style:list-level-properties text:space-before="0.5in" text:min-label-width="0.5in"/>
      </text:list-level-style-number>
      <text:list-level-style-number text:level="3" style:num-format="">
        <style:list-level-properties text:space-before="0.9375in" text:min-label-width="0.5in"/>
      </text:list-level-style-number>
      <text:list-level-style-number text:level="4" style:num-format="">
        <style:list-level-properties text:space-before="1.4375in" text:min-label-width="0.5in"/>
      </text:list-level-style-number>
      <text:list-level-style-number text:level="5" style:num-format="">
        <style:list-level-properties text:space-before="1.9375in" text:min-label-width="0.5in"/>
      </text:list-level-style-number>
      <text:list-level-style-number text:level="6" style:num-format="">
        <style:list-level-properties text:space-before="2.4375in" text:min-label-width="0.5in"/>
      </text:list-level-style-number>
      <text:list-level-style-number text:level="7" style:num-format="">
        <style:list-level-properties text:space-before="2.9375in" text:min-label-width="0.5in"/>
      </text:list-level-style-number>
      <text:list-level-style-number text:level="8" style:num-format="">
        <style:list-level-properties text:space-before="3.4375in" text:min-label-width="0.5in"/>
      </text:list-level-style-number>
      <text:list-level-style-number text:level="9" style:num-format="">
        <style:list-level-properties text:space-before="3.9375in" text:min-label-width="0.5in"/>
      </text:list-level-style-number>
    </text:list-style>
    <text:list-style style:name="a1230">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34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863">
      <text:list-level-style-number text:level="1" style:num-format="a" style:num-letter-sync="true" style:num-suffix=")">
        <style:list-level-properties text:space-before="0.0625in" text:min-label-width="0.5in"/>
        <style:text-properties fo:font-family="Wingdings" style:font-pitch="variable" fo:font-size="100%"/>
      </text:list-level-style-number>
      <text:list-level-style-number text:level="2" style:num-format="a" style:num-letter-sync="true" style:num-suffix=")">
        <style:list-level-properties text:space-before="0.5in" text:min-label-width="0.5in"/>
        <style:text-properties fo:font-family="Wingdings" style:font-pitch="variable" fo:font-size="100%"/>
      </text:list-level-style-number>
      <text:list-level-style-number text:level="3" style:num-format="a" style:num-letter-sync="true" style:num-suffix=")">
        <style:list-level-properties text:space-before="0.9375in" text:min-label-width="0.5in"/>
        <style:text-properties fo:font-family="Wingdings" style:font-pitch="variable" fo:font-size="100%"/>
      </text:list-level-style-number>
      <text:list-level-style-number text:level="4" style:num-format="a" style:num-letter-sync="true" style:num-suffix=")">
        <style:list-level-properties text:space-before="1.4375in" text:min-label-width="0.5in"/>
        <style:text-properties fo:font-family="Wingdings" style:font-pitch="variable" fo:font-size="100%"/>
      </text:list-level-style-number>
      <text:list-level-style-number text:level="5" style:num-format="a" style:num-letter-sync="true" style:num-suffix=")">
        <style:list-level-properties text:space-before="1.9375in" text:min-label-width="0.5in"/>
        <style:text-properties fo:font-family="Wingdings" style:font-pitch="variable" fo:font-size="100%"/>
      </text:list-level-style-number>
      <text:list-level-style-number text:level="6" style:num-format="a" style:num-letter-sync="true" style:num-suffix=")">
        <style:list-level-properties text:space-before="2.4375in" text:min-label-width="0.5in"/>
        <style:text-properties fo:font-family="Wingdings" style:font-pitch="variable" fo:font-size="100%"/>
      </text:list-level-style-number>
      <text:list-level-style-number text:level="7" style:num-format="a" style:num-letter-sync="true" style:num-suffix=")">
        <style:list-level-properties text:space-before="2.9375in" text:min-label-width="0.5in"/>
        <style:text-properties fo:font-family="Wingdings" style:font-pitch="variable" fo:font-size="100%"/>
      </text:list-level-style-number>
      <text:list-level-style-number text:level="8" style:num-format="a" style:num-letter-sync="true" style:num-suffix=")">
        <style:list-level-properties text:space-before="3.4375in" text:min-label-width="0.5in"/>
        <style:text-properties fo:font-family="Wingdings" style:font-pitch="variable" fo:font-size="100%"/>
      </text:list-level-style-number>
      <text:list-level-style-number text:level="9" style:num-format="a" style:num-letter-sync="true" style:num-suffix=")">
        <style:list-level-properties text:space-before="3.9375in" text:min-label-width="0.5in"/>
        <style:text-properties fo:font-family="Wingdings" style:font-pitch="variable" fo:font-size="100%"/>
      </text:list-level-style-number>
    </text:list-style>
    <text:list-style style:name="a789">
      <text:list-level-style-number text:level="1" style:num-format="">
        <style:list-level-properties text:space-before="0.0625in" text:min-label-width="0.5in"/>
      </text:list-level-style-number>
      <text:list-level-style-number text:level="2" style:num-format="">
        <style:list-level-properties text:space-before="0.5in" text:min-label-width="0.5in"/>
      </text:list-level-style-number>
      <text:list-level-style-number text:level="3" style:num-format="">
        <style:list-level-properties text:space-before="0.9375in" text:min-label-width="0.5in"/>
      </text:list-level-style-number>
      <text:list-level-style-number text:level="4" style:num-format="">
        <style:list-level-properties text:space-before="1.4375in" text:min-label-width="0.5in"/>
      </text:list-level-style-number>
      <text:list-level-style-number text:level="5" style:num-format="">
        <style:list-level-properties text:space-before="1.9375in" text:min-label-width="0.5in"/>
      </text:list-level-style-number>
      <text:list-level-style-number text:level="6" style:num-format="">
        <style:list-level-properties text:space-before="2.4375in" text:min-label-width="0.5in"/>
      </text:list-level-style-number>
      <text:list-level-style-number text:level="7" style:num-format="">
        <style:list-level-properties text:space-before="2.9375in" text:min-label-width="0.5in"/>
      </text:list-level-style-number>
      <text:list-level-style-number text:level="8" style:num-format="">
        <style:list-level-properties text:space-before="3.4375in" text:min-label-width="0.5in"/>
      </text:list-level-style-number>
      <text:list-level-style-number text:level="9" style:num-format="">
        <style:list-level-properties text:space-before="3.9375in" text:min-label-width="0.5in"/>
      </text:list-level-style-number>
    </text:list-style>
    <text:list-style style:name="a142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867">
      <text:list-level-style-number text:level="1" style:num-format="">
        <style:list-level-properties text:space-before="0.125in" text:min-label-width="0.5in"/>
      </text:list-level-style-number>
      <text:list-level-style-number text:level="2" style:num-format="">
        <style:list-level-properties text:space-before="0.5625in" text:min-label-width="0.5in"/>
      </text:list-level-style-number>
      <text:list-level-style-number text:level="3" style:num-format="">
        <style:list-level-properties text:space-before="1in" text:min-label-width="0.5in"/>
      </text:list-level-style-number>
      <text:list-level-style-number text:level="4" style:num-format="">
        <style:list-level-properties text:space-before="1.5in" text:min-label-width="0.5in"/>
      </text:list-level-style-number>
      <text:list-level-style-number text:level="5" style:num-format="">
        <style:list-level-properties text:space-before="2in" text:min-label-width="0.5in"/>
      </text:list-level-style-number>
      <text:list-level-style-number text:level="6" style:num-format="">
        <style:list-level-properties text:space-before="2.5in" text:min-label-width="0.5in"/>
      </text:list-level-style-number>
      <text:list-level-style-number text:level="7" style:num-format="">
        <style:list-level-properties text:space-before="3in" text:min-label-width="0.5in"/>
      </text:list-level-style-number>
      <text:list-level-style-number text:level="8" style:num-format="">
        <style:list-level-properties text:space-before="3.5in" text:min-label-width="0.5in"/>
      </text:list-level-style-number>
      <text:list-level-style-number text:level="9" style:num-format="">
        <style:list-level-properties text:space-before="4in" text:min-label-width="0.5in"/>
      </text:list-level-style-number>
    </text:list-style>
    <text:list-style style:name="a753">
      <text:list-level-style-number text:level="1" style:num-format="">
        <style:list-level-properties text:space-before="0.0625in" text:min-label-width="0.5in"/>
      </text:list-level-style-number>
      <text:list-level-style-number text:level="2" style:num-format="">
        <style:list-level-properties text:space-before="0.5in" text:min-label-width="0.5in"/>
      </text:list-level-style-number>
      <text:list-level-style-number text:level="3" style:num-format="">
        <style:list-level-properties text:space-before="0.9375in" text:min-label-width="0.5in"/>
      </text:list-level-style-number>
      <text:list-level-style-number text:level="4" style:num-format="">
        <style:list-level-properties text:space-before="1.4375in" text:min-label-width="0.5in"/>
      </text:list-level-style-number>
      <text:list-level-style-number text:level="5" style:num-format="">
        <style:list-level-properties text:space-before="1.9375in" text:min-label-width="0.5in"/>
      </text:list-level-style-number>
      <text:list-level-style-number text:level="6" style:num-format="">
        <style:list-level-properties text:space-before="2.4375in" text:min-label-width="0.5in"/>
      </text:list-level-style-number>
      <text:list-level-style-number text:level="7" style:num-format="">
        <style:list-level-properties text:space-before="2.9375in" text:min-label-width="0.5in"/>
      </text:list-level-style-number>
      <text:list-level-style-number text:level="8" style:num-format="">
        <style:list-level-properties text:space-before="3.4375in" text:min-label-width="0.5in"/>
      </text:list-level-style-number>
      <text:list-level-style-number text:level="9" style:num-format="">
        <style:list-level-properties text:space-before="3.9375in" text:min-label-width="0.5in"/>
      </text:list-level-style-number>
    </text:list-style>
    <text:list-style style:name="a757">
      <text:list-level-style-number text:level="1" style:num-format="">
        <style:list-level-properties text:space-before="0.0625in" text:min-label-width="0.5in"/>
      </text:list-level-style-number>
      <text:list-level-style-number text:level="2" style:num-format="">
        <style:list-level-properties text:space-before="0.5in" text:min-label-width="0.5in"/>
      </text:list-level-style-number>
      <text:list-level-style-number text:level="3" style:num-format="">
        <style:list-level-properties text:space-before="0.9375in" text:min-label-width="0.5in"/>
      </text:list-level-style-number>
      <text:list-level-style-number text:level="4" style:num-format="">
        <style:list-level-properties text:space-before="1.4375in" text:min-label-width="0.5in"/>
      </text:list-level-style-number>
      <text:list-level-style-number text:level="5" style:num-format="">
        <style:list-level-properties text:space-before="1.9375in" text:min-label-width="0.5in"/>
      </text:list-level-style-number>
      <text:list-level-style-number text:level="6" style:num-format="">
        <style:list-level-properties text:space-before="2.4375in" text:min-label-width="0.5in"/>
      </text:list-level-style-number>
      <text:list-level-style-number text:level="7" style:num-format="">
        <style:list-level-properties text:space-before="2.9375in" text:min-label-width="0.5in"/>
      </text:list-level-style-number>
      <text:list-level-style-number text:level="8" style:num-format="">
        <style:list-level-properties text:space-before="3.4375in" text:min-label-width="0.5in"/>
      </text:list-level-style-number>
      <text:list-level-style-number text:level="9" style:num-format="">
        <style:list-level-properties text:space-before="3.9375in" text:min-label-width="0.5in"/>
      </text:list-level-style-number>
    </text:list-style>
    <text:list-style style:name="a1010">
      <text:list-level-style-bullet text:level="1" text:bullet-char="v">
        <style:list-level-properties text:space-before="0.125in" text:min-label-width="0.25in"/>
        <style:text-properties fo:font-family="Wingdings" style:font-pitch="variable" fo:font-size="100%"/>
      </text:list-level-style-bullet>
      <text:list-level-style-bullet text:level="2" text:bullet-char="v">
        <style:list-level-properties text:space-before="0.5625in" text:min-label-width="0.25in"/>
        <style:text-properties fo:font-family="Wingdings" style:font-pitch="variable" fo:font-size="100%"/>
      </text:list-level-style-bullet>
      <text:list-level-style-bullet text:level="3" text:bullet-char="v">
        <style:list-level-properties text:space-before="1in" text:min-label-width="0.25in"/>
        <style:text-properties fo:font-family="Wingdings" style:font-pitch="variable" fo:font-size="100%"/>
      </text:list-level-style-bullet>
      <text:list-level-style-bullet text:level="4" text:bullet-char="v">
        <style:list-level-properties text:space-before="1.5in" text:min-label-width="0.25in"/>
        <style:text-properties fo:font-family="Wingdings" style:font-pitch="variable" fo:font-size="100%"/>
      </text:list-level-style-bullet>
      <text:list-level-style-bullet text:level="5" text:bullet-char="v">
        <style:list-level-properties text:space-before="2in" text:min-label-width="0.25in"/>
        <style:text-properties fo:font-family="Wingdings" style:font-pitch="variable" fo:font-size="100%"/>
      </text:list-level-style-bullet>
      <text:list-level-style-bullet text:level="6" text:bullet-char="v">
        <style:list-level-properties text:space-before="2.5in" text:min-label-width="0.25in"/>
        <style:text-properties fo:font-family="Wingdings" style:font-pitch="variable" fo:font-size="100%"/>
      </text:list-level-style-bullet>
      <text:list-level-style-bullet text:level="7" text:bullet-char="v">
        <style:list-level-properties text:space-before="3in" text:min-label-width="0.25in"/>
        <style:text-properties fo:font-family="Wingdings" style:font-pitch="variable" fo:font-size="100%"/>
      </text:list-level-style-bullet>
      <text:list-level-style-bullet text:level="8" text:bullet-char="v">
        <style:list-level-properties text:space-before="3.5in" text:min-label-width="0.25in"/>
        <style:text-properties fo:font-family="Wingdings" style:font-pitch="variable" fo:font-size="100%"/>
      </text:list-level-style-bullet>
      <text:list-level-style-bullet text:level="9" text:bullet-char="v">
        <style:list-level-properties text:space-before="4in" text:min-label-width="0.25in"/>
        <style:text-properties fo:font-family="Wingdings" style:font-pitch="variable" fo:font-size="100%"/>
      </text:list-level-style-bullet>
    </text:list-style>
    <text:list-style style:name="a834">
      <text:list-level-style-number text:level="1" style:num-format="">
        <style:list-level-properties text:space-before="0in" text:min-label-width="0.5in"/>
      </text:list-level-style-number>
      <text:list-level-style-number text:level="2" style:num-format="">
        <style:list-level-properties text:space-before="0.4375in" text:min-label-width="0.5in"/>
      </text:list-level-style-number>
      <text:list-level-style-number text:level="3" style:num-format="">
        <style:list-level-properties text:space-before="0.875in" text:min-label-width="0.5in"/>
      </text:list-level-style-number>
      <text:list-level-style-number text:level="4" style:num-format="">
        <style:list-level-properties text:space-before="1.375in" text:min-label-width="0.5in"/>
      </text:list-level-style-number>
      <text:list-level-style-number text:level="5" style:num-format="">
        <style:list-level-properties text:space-before="1.875in" text:min-label-width="0.5in"/>
      </text:list-level-style-number>
      <text:list-level-style-number text:level="6" style:num-format="">
        <style:list-level-properties text:space-before="2.375in" text:min-label-width="0.5in"/>
      </text:list-level-style-number>
      <text:list-level-style-number text:level="7" style:num-format="">
        <style:list-level-properties text:space-before="2.875in" text:min-label-width="0.5in"/>
      </text:list-level-style-number>
      <text:list-level-style-number text:level="8" style:num-format="">
        <style:list-level-properties text:space-before="3.375in" text:min-label-width="0.5in"/>
      </text:list-level-style-number>
      <text:list-level-style-number text:level="9" style:num-format="">
        <style:list-level-properties text:space-before="3.875in" text:min-label-width="0.5in"/>
      </text:list-level-style-number>
    </text:list-style>
    <text:list-style style:name="a146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013">
      <text:list-level-style-bullet text:level="1" text:bullet-char="v">
        <style:list-level-properties text:space-before="0.125in" text:min-label-width="0.25in"/>
        <style:text-properties fo:font-family="Wingdings" style:font-pitch="variable" fo:font-size="100%"/>
      </text:list-level-style-bullet>
      <text:list-level-style-bullet text:level="2" text:bullet-char="v">
        <style:list-level-properties text:space-before="0.5625in" text:min-label-width="0.25in"/>
        <style:text-properties fo:font-family="Wingdings" style:font-pitch="variable" fo:font-size="100%"/>
      </text:list-level-style-bullet>
      <text:list-level-style-bullet text:level="3" text:bullet-char="v">
        <style:list-level-properties text:space-before="1in" text:min-label-width="0.25in"/>
        <style:text-properties fo:font-family="Wingdings" style:font-pitch="variable" fo:font-size="100%"/>
      </text:list-level-style-bullet>
      <text:list-level-style-bullet text:level="4" text:bullet-char="v">
        <style:list-level-properties text:space-before="1.5in" text:min-label-width="0.25in"/>
        <style:text-properties fo:font-family="Wingdings" style:font-pitch="variable" fo:font-size="100%"/>
      </text:list-level-style-bullet>
      <text:list-level-style-bullet text:level="5" text:bullet-char="v">
        <style:list-level-properties text:space-before="2in" text:min-label-width="0.25in"/>
        <style:text-properties fo:font-family="Wingdings" style:font-pitch="variable" fo:font-size="100%"/>
      </text:list-level-style-bullet>
      <text:list-level-style-bullet text:level="6" text:bullet-char="v">
        <style:list-level-properties text:space-before="2.5in" text:min-label-width="0.25in"/>
        <style:text-properties fo:font-family="Wingdings" style:font-pitch="variable" fo:font-size="100%"/>
      </text:list-level-style-bullet>
      <text:list-level-style-bullet text:level="7" text:bullet-char="v">
        <style:list-level-properties text:space-before="3in" text:min-label-width="0.25in"/>
        <style:text-properties fo:font-family="Wingdings" style:font-pitch="variable" fo:font-size="100%"/>
      </text:list-level-style-bullet>
      <text:list-level-style-bullet text:level="8" text:bullet-char="v">
        <style:list-level-properties text:space-before="3.5in" text:min-label-width="0.25in"/>
        <style:text-properties fo:font-family="Wingdings" style:font-pitch="variable" fo:font-size="100%"/>
      </text:list-level-style-bullet>
      <text:list-level-style-bullet text:level="9" text:bullet-char="v">
        <style:list-level-properties text:space-before="4in" text:min-label-width="0.25in"/>
        <style:text-properties fo:font-family="Wingdings" style:font-pitch="variable" fo:font-size="100%"/>
      </text:list-level-style-bullet>
    </text:list-style>
    <text:list-style style:name="a839">
      <text:list-level-style-number text:level="1" style:num-format="">
        <style:list-level-properties text:space-before="0in" text:min-label-width="0.5in"/>
      </text:list-level-style-number>
      <text:list-level-style-number text:level="2" style:num-format="">
        <style:list-level-properties text:space-before="0.4375in" text:min-label-width="0.5in"/>
      </text:list-level-style-number>
      <text:list-level-style-number text:level="3" style:num-format="">
        <style:list-level-properties text:space-before="0.875in" text:min-label-width="0.5in"/>
      </text:list-level-style-number>
      <text:list-level-style-number text:level="4" style:num-format="">
        <style:list-level-properties text:space-before="1.375in" text:min-label-width="0.5in"/>
      </text:list-level-style-number>
      <text:list-level-style-number text:level="5" style:num-format="">
        <style:list-level-properties text:space-before="1.875in" text:min-label-width="0.5in"/>
      </text:list-level-style-number>
      <text:list-level-style-number text:level="6" style:num-format="">
        <style:list-level-properties text:space-before="2.375in" text:min-label-width="0.5in"/>
      </text:list-level-style-number>
      <text:list-level-style-number text:level="7" style:num-format="">
        <style:list-level-properties text:space-before="2.875in" text:min-label-width="0.5in"/>
      </text:list-level-style-number>
      <text:list-level-style-number text:level="8" style:num-format="">
        <style:list-level-properties text:space-before="3.375in" text:min-label-width="0.5in"/>
      </text:list-level-style-number>
      <text:list-level-style-number text:level="9" style:num-format="">
        <style:list-level-properties text:space-before="3.875in" text:min-label-width="0.5in"/>
      </text:list-level-style-number>
    </text:list-style>
    <text:list-style style:name="a1465">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016">
      <text:list-level-style-bullet text:level="1" text:bullet-char="v">
        <style:list-level-properties text:space-before="0.125in" text:min-label-width="0.25in"/>
        <style:text-properties fo:font-family="Wingdings" style:font-pitch="variable" fo:font-size="100%"/>
      </text:list-level-style-bullet>
      <text:list-level-style-bullet text:level="2" text:bullet-char="v">
        <style:list-level-properties text:space-before="0.5625in" text:min-label-width="0.25in"/>
        <style:text-properties fo:font-family="Wingdings" style:font-pitch="variable" fo:font-size="100%"/>
      </text:list-level-style-bullet>
      <text:list-level-style-bullet text:level="3" text:bullet-char="v">
        <style:list-level-properties text:space-before="1in" text:min-label-width="0.25in"/>
        <style:text-properties fo:font-family="Wingdings" style:font-pitch="variable" fo:font-size="100%"/>
      </text:list-level-style-bullet>
      <text:list-level-style-bullet text:level="4" text:bullet-char="v">
        <style:list-level-properties text:space-before="1.5in" text:min-label-width="0.25in"/>
        <style:text-properties fo:font-family="Wingdings" style:font-pitch="variable" fo:font-size="100%"/>
      </text:list-level-style-bullet>
      <text:list-level-style-bullet text:level="5" text:bullet-char="v">
        <style:list-level-properties text:space-before="2in" text:min-label-width="0.25in"/>
        <style:text-properties fo:font-family="Wingdings" style:font-pitch="variable" fo:font-size="100%"/>
      </text:list-level-style-bullet>
      <text:list-level-style-bullet text:level="6" text:bullet-char="v">
        <style:list-level-properties text:space-before="2.5in" text:min-label-width="0.25in"/>
        <style:text-properties fo:font-family="Wingdings" style:font-pitch="variable" fo:font-size="100%"/>
      </text:list-level-style-bullet>
      <text:list-level-style-bullet text:level="7" text:bullet-char="v">
        <style:list-level-properties text:space-before="3in" text:min-label-width="0.25in"/>
        <style:text-properties fo:font-family="Wingdings" style:font-pitch="variable" fo:font-size="100%"/>
      </text:list-level-style-bullet>
      <text:list-level-style-bullet text:level="8" text:bullet-char="v">
        <style:list-level-properties text:space-before="3.5in" text:min-label-width="0.25in"/>
        <style:text-properties fo:font-family="Wingdings" style:font-pitch="variable" fo:font-size="100%"/>
      </text:list-level-style-bullet>
      <text:list-level-style-bullet text:level="9" text:bullet-char="v">
        <style:list-level-properties text:space-before="4in" text:min-label-width="0.25in"/>
        <style:text-properties fo:font-family="Wingdings" style:font-pitch="variable" fo:font-size="100%"/>
      </text:list-level-style-bullet>
    </text:list-style>
    <text:list-style style:name="a980">
      <text:list-level-style-number text:level="1" style:num-format="">
        <style:list-level-properties text:space-before="0in" text:min-label-width="0.5in"/>
      </text:list-level-style-number>
      <text:list-level-style-number text:level="2" style:num-format="">
        <style:list-level-properties text:space-before="0.4375in" text:min-label-width="0.5in"/>
      </text:list-level-style-number>
      <text:list-level-style-number text:level="3" style:num-format="">
        <style:list-level-properties text:space-before="0.875in" text:min-label-width="0.5in"/>
      </text:list-level-style-number>
      <text:list-level-style-number text:level="4" style:num-format="">
        <style:list-level-properties text:space-before="1.375in" text:min-label-width="0.5in"/>
      </text:list-level-style-number>
      <text:list-level-style-number text:level="5" style:num-format="">
        <style:list-level-properties text:space-before="1.875in" text:min-label-width="0.5in"/>
      </text:list-level-style-number>
      <text:list-level-style-number text:level="6" style:num-format="">
        <style:list-level-properties text:space-before="2.375in" text:min-label-width="0.5in"/>
      </text:list-level-style-number>
      <text:list-level-style-number text:level="7" style:num-format="">
        <style:list-level-properties text:space-before="2.875in" text:min-label-width="0.5in"/>
      </text:list-level-style-number>
      <text:list-level-style-number text:level="8" style:num-format="">
        <style:list-level-properties text:space-before="3.375in" text:min-label-width="0.5in"/>
      </text:list-level-style-number>
      <text:list-level-style-number text:level="9" style:num-format="">
        <style:list-level-properties text:space-before="3.875in" text:min-label-width="0.5in"/>
      </text:list-level-style-number>
    </text:list-style>
    <text:list-style style:name="a1019">
      <text:list-level-style-bullet text:level="1" text:bullet-char="v">
        <style:list-level-properties text:space-before="0.125in" text:min-label-width="0.25in"/>
        <style:text-properties fo:font-family="Wingdings" style:font-pitch="variable" fo:font-size="100%"/>
      </text:list-level-style-bullet>
      <text:list-level-style-bullet text:level="2" text:bullet-char="v">
        <style:list-level-properties text:space-before="0.5625in" text:min-label-width="0.25in"/>
        <style:text-properties fo:font-family="Wingdings" style:font-pitch="variable" fo:font-size="100%"/>
      </text:list-level-style-bullet>
      <text:list-level-style-bullet text:level="3" text:bullet-char="v">
        <style:list-level-properties text:space-before="1in" text:min-label-width="0.25in"/>
        <style:text-properties fo:font-family="Wingdings" style:font-pitch="variable" fo:font-size="100%"/>
      </text:list-level-style-bullet>
      <text:list-level-style-bullet text:level="4" text:bullet-char="v">
        <style:list-level-properties text:space-before="1.5in" text:min-label-width="0.25in"/>
        <style:text-properties fo:font-family="Wingdings" style:font-pitch="variable" fo:font-size="100%"/>
      </text:list-level-style-bullet>
      <text:list-level-style-bullet text:level="5" text:bullet-char="v">
        <style:list-level-properties text:space-before="2in" text:min-label-width="0.25in"/>
        <style:text-properties fo:font-family="Wingdings" style:font-pitch="variable" fo:font-size="100%"/>
      </text:list-level-style-bullet>
      <text:list-level-style-bullet text:level="6" text:bullet-char="v">
        <style:list-level-properties text:space-before="2.5in" text:min-label-width="0.25in"/>
        <style:text-properties fo:font-family="Wingdings" style:font-pitch="variable" fo:font-size="100%"/>
      </text:list-level-style-bullet>
      <text:list-level-style-bullet text:level="7" text:bullet-char="v">
        <style:list-level-properties text:space-before="3in" text:min-label-width="0.25in"/>
        <style:text-properties fo:font-family="Wingdings" style:font-pitch="variable" fo:font-size="100%"/>
      </text:list-level-style-bullet>
      <text:list-level-style-bullet text:level="8" text:bullet-char="v">
        <style:list-level-properties text:space-before="3.5in" text:min-label-width="0.25in"/>
        <style:text-properties fo:font-family="Wingdings" style:font-pitch="variable" fo:font-size="100%"/>
      </text:list-level-style-bullet>
      <text:list-level-style-bullet text:level="9" text:bullet-char="v">
        <style:list-level-properties text:space-before="4in" text:min-label-width="0.25in"/>
        <style:text-properties fo:font-family="Wingdings" style:font-pitch="variable" fo:font-size="100%"/>
      </text:list-level-style-bullet>
    </text:list-style>
    <text:list-style style:name="a135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35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802">
      <text:list-level-style-number text:level="1" style:num-format="">
        <style:list-level-properties text:space-before="0.0625in" text:min-label-width="0.5in"/>
      </text:list-level-style-number>
      <text:list-level-style-number text:level="2" style:num-format="">
        <style:list-level-properties text:space-before="0.5in" text:min-label-width="0.5in"/>
      </text:list-level-style-number>
      <text:list-level-style-number text:level="3" style:num-format="">
        <style:list-level-properties text:space-before="0.9375in" text:min-label-width="0.5in"/>
      </text:list-level-style-number>
      <text:list-level-style-number text:level="4" style:num-format="">
        <style:list-level-properties text:space-before="1.4375in" text:min-label-width="0.5in"/>
      </text:list-level-style-number>
      <text:list-level-style-number text:level="5" style:num-format="">
        <style:list-level-properties text:space-before="1.9375in" text:min-label-width="0.5in"/>
      </text:list-level-style-number>
      <text:list-level-style-number text:level="6" style:num-format="">
        <style:list-level-properties text:space-before="2.4375in" text:min-label-width="0.5in"/>
      </text:list-level-style-number>
      <text:list-level-style-number text:level="7" style:num-format="">
        <style:list-level-properties text:space-before="2.9375in" text:min-label-width="0.5in"/>
      </text:list-level-style-number>
      <text:list-level-style-number text:level="8" style:num-format="">
        <style:list-level-properties text:space-before="3.4375in" text:min-label-width="0.5in"/>
      </text:list-level-style-number>
      <text:list-level-style-number text:level="9" style:num-format="">
        <style:list-level-properties text:space-before="3.9375in" text:min-label-width="0.5in"/>
      </text:list-level-style-number>
    </text:list-style>
    <text:list-style style:name="a793">
      <text:list-level-style-number text:level="1" style:num-format="">
        <style:list-level-properties text:space-before="0.0625in" text:min-label-width="0.5in"/>
      </text:list-level-style-number>
      <text:list-level-style-number text:level="2" style:num-format="">
        <style:list-level-properties text:space-before="0.5in" text:min-label-width="0.5in"/>
      </text:list-level-style-number>
      <text:list-level-style-number text:level="3" style:num-format="">
        <style:list-level-properties text:space-before="0.9375in" text:min-label-width="0.5in"/>
      </text:list-level-style-number>
      <text:list-level-style-number text:level="4" style:num-format="">
        <style:list-level-properties text:space-before="1.4375in" text:min-label-width="0.5in"/>
      </text:list-level-style-number>
      <text:list-level-style-number text:level="5" style:num-format="">
        <style:list-level-properties text:space-before="1.9375in" text:min-label-width="0.5in"/>
      </text:list-level-style-number>
      <text:list-level-style-number text:level="6" style:num-format="">
        <style:list-level-properties text:space-before="2.4375in" text:min-label-width="0.5in"/>
      </text:list-level-style-number>
      <text:list-level-style-number text:level="7" style:num-format="">
        <style:list-level-properties text:space-before="2.9375in" text:min-label-width="0.5in"/>
      </text:list-level-style-number>
      <text:list-level-style-number text:level="8" style:num-format="">
        <style:list-level-properties text:space-before="3.4375in" text:min-label-width="0.5in"/>
      </text:list-level-style-number>
      <text:list-level-style-number text:level="9" style:num-format="">
        <style:list-level-properties text:space-before="3.9375in" text:min-label-width="0.5in"/>
      </text:list-level-style-number>
    </text:list-style>
    <text:list-style style:name="a116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16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797">
      <text:list-level-style-number text:level="1" style:num-format="">
        <style:list-level-properties text:space-before="0.0625in" text:min-label-width="0.5in"/>
      </text:list-level-style-number>
      <text:list-level-style-number text:level="2" style:num-format="">
        <style:list-level-properties text:space-before="0.5in" text:min-label-width="0.5in"/>
      </text:list-level-style-number>
      <text:list-level-style-number text:level="3" style:num-format="">
        <style:list-level-properties text:space-before="0.9375in" text:min-label-width="0.5in"/>
      </text:list-level-style-number>
      <text:list-level-style-number text:level="4" style:num-format="">
        <style:list-level-properties text:space-before="1.4375in" text:min-label-width="0.5in"/>
      </text:list-level-style-number>
      <text:list-level-style-number text:level="5" style:num-format="">
        <style:list-level-properties text:space-before="1.9375in" text:min-label-width="0.5in"/>
      </text:list-level-style-number>
      <text:list-level-style-number text:level="6" style:num-format="">
        <style:list-level-properties text:space-before="2.4375in" text:min-label-width="0.5in"/>
      </text:list-level-style-number>
      <text:list-level-style-number text:level="7" style:num-format="">
        <style:list-level-properties text:space-before="2.9375in" text:min-label-width="0.5in"/>
      </text:list-level-style-number>
      <text:list-level-style-number text:level="8" style:num-format="">
        <style:list-level-properties text:space-before="3.4375in" text:min-label-width="0.5in"/>
      </text:list-level-style-number>
      <text:list-level-style-number text:level="9" style:num-format="">
        <style:list-level-properties text:space-before="3.9375in" text:min-label-width="0.5in"/>
      </text:list-level-style-number>
    </text:list-style>
    <text:list-style style:name="a871">
      <text:list-level-style-number text:level="1" style:num-format="">
        <style:list-level-properties text:space-before="0in" text:min-label-width="0.5in"/>
      </text:list-level-style-number>
      <text:list-level-style-number text:level="2" style:num-format="">
        <style:list-level-properties text:space-before="0.4375in" text:min-label-width="0.5in"/>
      </text:list-level-style-number>
      <text:list-level-style-number text:level="3" style:num-format="">
        <style:list-level-properties text:space-before="0.875in" text:min-label-width="0.5in"/>
      </text:list-level-style-number>
      <text:list-level-style-number text:level="4" style:num-format="">
        <style:list-level-properties text:space-before="1.375in" text:min-label-width="0.5in"/>
      </text:list-level-style-number>
      <text:list-level-style-number text:level="5" style:num-format="">
        <style:list-level-properties text:space-before="1.875in" text:min-label-width="0.5in"/>
      </text:list-level-style-number>
      <text:list-level-style-number text:level="6" style:num-format="">
        <style:list-level-properties text:space-before="2.375in" text:min-label-width="0.5in"/>
      </text:list-level-style-number>
      <text:list-level-style-number text:level="7" style:num-format="">
        <style:list-level-properties text:space-before="2.875in" text:min-label-width="0.5in"/>
      </text:list-level-style-number>
      <text:list-level-style-number text:level="8" style:num-format="">
        <style:list-level-properties text:space-before="3.375in" text:min-label-width="0.5in"/>
      </text:list-level-style-number>
      <text:list-level-style-number text:level="9" style:num-format="">
        <style:list-level-properties text:space-before="3.875in" text:min-label-width="0.5in"/>
      </text:list-level-style-number>
    </text:list-style>
    <text:list-style style:name="a807">
      <text:list-level-style-number text:level="1" style:num-format="">
        <style:list-level-properties text:space-before="0.0625in" text:min-label-width="0.5in"/>
      </text:list-level-style-number>
      <text:list-level-style-number text:level="2" style:num-format="">
        <style:list-level-properties text:space-before="0.5in" text:min-label-width="0.5in"/>
      </text:list-level-style-number>
      <text:list-level-style-number text:level="3" style:num-format="">
        <style:list-level-properties text:space-before="0.9375in" text:min-label-width="0.5in"/>
      </text:list-level-style-number>
      <text:list-level-style-number text:level="4" style:num-format="">
        <style:list-level-properties text:space-before="1.4375in" text:min-label-width="0.5in"/>
      </text:list-level-style-number>
      <text:list-level-style-number text:level="5" style:num-format="">
        <style:list-level-properties text:space-before="1.9375in" text:min-label-width="0.5in"/>
      </text:list-level-style-number>
      <text:list-level-style-number text:level="6" style:num-format="">
        <style:list-level-properties text:space-before="2.4375in" text:min-label-width="0.5in"/>
      </text:list-level-style-number>
      <text:list-level-style-number text:level="7" style:num-format="">
        <style:list-level-properties text:space-before="2.9375in" text:min-label-width="0.5in"/>
      </text:list-level-style-number>
      <text:list-level-style-number text:level="8" style:num-format="">
        <style:list-level-properties text:space-before="3.4375in" text:min-label-width="0.5in"/>
      </text:list-level-style-number>
      <text:list-level-style-number text:level="9" style:num-format="">
        <style:list-level-properties text:space-before="3.9375in" text:min-label-width="0.5in"/>
      </text:list-level-style-number>
    </text:list-style>
    <text:list-style style:name="a761">
      <text:list-level-style-number text:level="1" style:num-format="">
        <style:list-level-properties text:space-before="0.0625in" text:min-label-width="0.5in"/>
      </text:list-level-style-number>
      <text:list-level-style-number text:level="2" style:num-format="">
        <style:list-level-properties text:space-before="0.5in" text:min-label-width="0.5in"/>
      </text:list-level-style-number>
      <text:list-level-style-number text:level="3" style:num-format="">
        <style:list-level-properties text:space-before="0.9375in" text:min-label-width="0.5in"/>
      </text:list-level-style-number>
      <text:list-level-style-number text:level="4" style:num-format="">
        <style:list-level-properties text:space-before="1.4375in" text:min-label-width="0.5in"/>
      </text:list-level-style-number>
      <text:list-level-style-number text:level="5" style:num-format="">
        <style:list-level-properties text:space-before="1.9375in" text:min-label-width="0.5in"/>
      </text:list-level-style-number>
      <text:list-level-style-number text:level="6" style:num-format="">
        <style:list-level-properties text:space-before="2.4375in" text:min-label-width="0.5in"/>
      </text:list-level-style-number>
      <text:list-level-style-number text:level="7" style:num-format="">
        <style:list-level-properties text:space-before="2.9375in" text:min-label-width="0.5in"/>
      </text:list-level-style-number>
      <text:list-level-style-number text:level="8" style:num-format="">
        <style:list-level-properties text:space-before="3.4375in" text:min-label-width="0.5in"/>
      </text:list-level-style-number>
      <text:list-level-style-number text:level="9" style:num-format="">
        <style:list-level-properties text:space-before="3.9375in" text:min-label-width="0.5in"/>
      </text:list-level-style-number>
    </text:list-style>
    <text:list-style style:name="a113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956">
      <text:list-level-style-number text:level="1" style:num-format="">
        <style:list-level-properties text:space-before="0in" text:min-label-width="0.5in"/>
      </text:list-level-style-number>
      <text:list-level-style-number text:level="2" style:num-format="">
        <style:list-level-properties text:space-before="0.4375in" text:min-label-width="0.5in"/>
      </text:list-level-style-number>
      <text:list-level-style-number text:level="3" style:num-format="">
        <style:list-level-properties text:space-before="0.875in" text:min-label-width="0.5in"/>
      </text:list-level-style-number>
      <text:list-level-style-number text:level="4" style:num-format="">
        <style:list-level-properties text:space-before="1.375in" text:min-label-width="0.5in"/>
      </text:list-level-style-number>
      <text:list-level-style-number text:level="5" style:num-format="">
        <style:list-level-properties text:space-before="1.875in" text:min-label-width="0.5in"/>
      </text:list-level-style-number>
      <text:list-level-style-number text:level="6" style:num-format="">
        <style:list-level-properties text:space-before="2.375in" text:min-label-width="0.5in"/>
      </text:list-level-style-number>
      <text:list-level-style-number text:level="7" style:num-format="">
        <style:list-level-properties text:space-before="2.875in" text:min-label-width="0.5in"/>
      </text:list-level-style-number>
      <text:list-level-style-number text:level="8" style:num-format="">
        <style:list-level-properties text:space-before="3.375in" text:min-label-width="0.5in"/>
      </text:list-level-style-number>
      <text:list-level-style-number text:level="9" style:num-format="">
        <style:list-level-properties text:space-before="3.875in" text:min-label-width="0.5in"/>
      </text:list-level-style-number>
    </text:list-style>
    <text:list-style style:name="a765">
      <text:list-level-style-number text:level="1" style:num-format="">
        <style:list-level-properties text:space-before="0.0625in" text:min-label-width="0.5in"/>
      </text:list-level-style-number>
      <text:list-level-style-number text:level="2" style:num-format="">
        <style:list-level-properties text:space-before="0.5in" text:min-label-width="0.5in"/>
      </text:list-level-style-number>
      <text:list-level-style-number text:level="3" style:num-format="">
        <style:list-level-properties text:space-before="0.9375in" text:min-label-width="0.5in"/>
      </text:list-level-style-number>
      <text:list-level-style-number text:level="4" style:num-format="">
        <style:list-level-properties text:space-before="1.4375in" text:min-label-width="0.5in"/>
      </text:list-level-style-number>
      <text:list-level-style-number text:level="5" style:num-format="">
        <style:list-level-properties text:space-before="1.9375in" text:min-label-width="0.5in"/>
      </text:list-level-style-number>
      <text:list-level-style-number text:level="6" style:num-format="">
        <style:list-level-properties text:space-before="2.4375in" text:min-label-width="0.5in"/>
      </text:list-level-style-number>
      <text:list-level-style-number text:level="7" style:num-format="">
        <style:list-level-properties text:space-before="2.9375in" text:min-label-width="0.5in"/>
      </text:list-level-style-number>
      <text:list-level-style-number text:level="8" style:num-format="">
        <style:list-level-properties text:space-before="3.4375in" text:min-label-width="0.5in"/>
      </text:list-level-style-number>
      <text:list-level-style-number text:level="9" style:num-format="">
        <style:list-level-properties text:space-before="3.9375in" text:min-label-width="0.5in"/>
      </text:list-level-style-number>
    </text:list-style>
    <text:list-style style:name="a1135">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959">
      <text:list-level-style-number text:level="1" style:num-format="">
        <style:list-level-properties text:space-before="0in" text:min-label-width="0.5in"/>
      </text:list-level-style-number>
      <text:list-level-style-number text:level="2" style:num-format="">
        <style:list-level-properties text:space-before="0.4375in" text:min-label-width="0.5in"/>
      </text:list-level-style-number>
      <text:list-level-style-number text:level="3" style:num-format="">
        <style:list-level-properties text:space-before="0.875in" text:min-label-width="0.5in"/>
      </text:list-level-style-number>
      <text:list-level-style-number text:level="4" style:num-format="">
        <style:list-level-properties text:space-before="1.375in" text:min-label-width="0.5in"/>
      </text:list-level-style-number>
      <text:list-level-style-number text:level="5" style:num-format="">
        <style:list-level-properties text:space-before="1.875in" text:min-label-width="0.5in"/>
      </text:list-level-style-number>
      <text:list-level-style-number text:level="6" style:num-format="">
        <style:list-level-properties text:space-before="2.375in" text:min-label-width="0.5in"/>
      </text:list-level-style-number>
      <text:list-level-style-number text:level="7" style:num-format="">
        <style:list-level-properties text:space-before="2.875in" text:min-label-width="0.5in"/>
      </text:list-level-style-number>
      <text:list-level-style-number text:level="8" style:num-format="">
        <style:list-level-properties text:space-before="3.375in" text:min-label-width="0.5in"/>
      </text:list-level-style-number>
      <text:list-level-style-number text:level="9" style:num-format="">
        <style:list-level-properties text:space-before="3.875in" text:min-label-width="0.5in"/>
      </text:list-level-style-number>
    </text:list-style>
    <text:list-style style:name="a843">
      <text:list-level-style-number text:level="1" style:num-format="a" style:num-letter-sync="true" style:num-suffix=")">
        <style:list-level-properties text:space-before="0.0625in" text:min-label-width="0.5in"/>
        <style:text-properties fo:font-family="Wingdings" style:font-pitch="variable" fo:font-size="100%"/>
      </text:list-level-style-number>
      <text:list-level-style-number text:level="2" style:num-format="a" style:num-letter-sync="true" style:num-suffix=")">
        <style:list-level-properties text:space-before="0.5in" text:min-label-width="0.5in"/>
        <style:text-properties fo:font-family="Wingdings" style:font-pitch="variable" fo:font-size="100%"/>
      </text:list-level-style-number>
      <text:list-level-style-number text:level="3" style:num-format="a" style:num-letter-sync="true" style:num-suffix=")">
        <style:list-level-properties text:space-before="0.9375in" text:min-label-width="0.5in"/>
        <style:text-properties fo:font-family="Wingdings" style:font-pitch="variable" fo:font-size="100%"/>
      </text:list-level-style-number>
      <text:list-level-style-number text:level="4" style:num-format="a" style:num-letter-sync="true" style:num-suffix=")">
        <style:list-level-properties text:space-before="1.4375in" text:min-label-width="0.5in"/>
        <style:text-properties fo:font-family="Wingdings" style:font-pitch="variable" fo:font-size="100%"/>
      </text:list-level-style-number>
      <text:list-level-style-number text:level="5" style:num-format="a" style:num-letter-sync="true" style:num-suffix=")">
        <style:list-level-properties text:space-before="1.9375in" text:min-label-width="0.5in"/>
        <style:text-properties fo:font-family="Wingdings" style:font-pitch="variable" fo:font-size="100%"/>
      </text:list-level-style-number>
      <text:list-level-style-number text:level="6" style:num-format="a" style:num-letter-sync="true" style:num-suffix=")">
        <style:list-level-properties text:space-before="2.4375in" text:min-label-width="0.5in"/>
        <style:text-properties fo:font-family="Wingdings" style:font-pitch="variable" fo:font-size="100%"/>
      </text:list-level-style-number>
      <text:list-level-style-number text:level="7" style:num-format="a" style:num-letter-sync="true" style:num-suffix=")">
        <style:list-level-properties text:space-before="2.9375in" text:min-label-width="0.5in"/>
        <style:text-properties fo:font-family="Wingdings" style:font-pitch="variable" fo:font-size="100%"/>
      </text:list-level-style-number>
      <text:list-level-style-number text:level="8" style:num-format="a" style:num-letter-sync="true" style:num-suffix=")">
        <style:list-level-properties text:space-before="3.4375in" text:min-label-width="0.5in"/>
        <style:text-properties fo:font-family="Wingdings" style:font-pitch="variable" fo:font-size="100%"/>
      </text:list-level-style-number>
      <text:list-level-style-number text:level="9" style:num-format="a" style:num-letter-sync="true" style:num-suffix=")">
        <style:list-level-properties text:space-before="3.9375in" text:min-label-width="0.5in"/>
        <style:text-properties fo:font-family="Wingdings" style:font-pitch="variable" fo:font-size="100%"/>
      </text:list-level-style-number>
    </text:list-style>
    <text:list-style style:name="a769">
      <text:list-level-style-number text:level="1" style:num-format="">
        <style:list-level-properties text:space-before="0.0625in" text:min-label-width="0.5in"/>
      </text:list-level-style-number>
      <text:list-level-style-number text:level="2" style:num-format="">
        <style:list-level-properties text:space-before="0.5in" text:min-label-width="0.5in"/>
      </text:list-level-style-number>
      <text:list-level-style-number text:level="3" style:num-format="">
        <style:list-level-properties text:space-before="0.9375in" text:min-label-width="0.5in"/>
      </text:list-level-style-number>
      <text:list-level-style-number text:level="4" style:num-format="">
        <style:list-level-properties text:space-before="1.4375in" text:min-label-width="0.5in"/>
      </text:list-level-style-number>
      <text:list-level-style-number text:level="5" style:num-format="">
        <style:list-level-properties text:space-before="1.9375in" text:min-label-width="0.5in"/>
      </text:list-level-style-number>
      <text:list-level-style-number text:level="6" style:num-format="">
        <style:list-level-properties text:space-before="2.4375in" text:min-label-width="0.5in"/>
      </text:list-level-style-number>
      <text:list-level-style-number text:level="7" style:num-format="">
        <style:list-level-properties text:space-before="2.9375in" text:min-label-width="0.5in"/>
      </text:list-level-style-number>
      <text:list-level-style-number text:level="8" style:num-format="">
        <style:list-level-properties text:space-before="3.4375in" text:min-label-width="0.5in"/>
      </text:list-level-style-number>
      <text:list-level-style-number text:level="9" style:num-format="">
        <style:list-level-properties text:space-before="3.9375in" text:min-label-width="0.5in"/>
      </text:list-level-style-number>
    </text:list-style>
    <text:list-style style:name="a1470">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3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022">
      <text:list-level-style-bullet text:level="1" text:bullet-char="v">
        <style:list-level-properties text:space-before="0.125in" text:min-label-width="0.25in"/>
        <style:text-properties fo:font-family="Wingdings" style:font-pitch="variable" fo:font-size="100%"/>
      </text:list-level-style-bullet>
      <text:list-level-style-bullet text:level="2" text:bullet-char="v">
        <style:list-level-properties text:space-before="0.5625in" text:min-label-width="0.25in"/>
        <style:text-properties fo:font-family="Wingdings" style:font-pitch="variable" fo:font-size="100%"/>
      </text:list-level-style-bullet>
      <text:list-level-style-bullet text:level="3" text:bullet-char="v">
        <style:list-level-properties text:space-before="1in" text:min-label-width="0.25in"/>
        <style:text-properties fo:font-family="Wingdings" style:font-pitch="variable" fo:font-size="100%"/>
      </text:list-level-style-bullet>
      <text:list-level-style-bullet text:level="4" text:bullet-char="v">
        <style:list-level-properties text:space-before="1.5in" text:min-label-width="0.25in"/>
        <style:text-properties fo:font-family="Wingdings" style:font-pitch="variable" fo:font-size="100%"/>
      </text:list-level-style-bullet>
      <text:list-level-style-bullet text:level="5" text:bullet-char="v">
        <style:list-level-properties text:space-before="2in" text:min-label-width="0.25in"/>
        <style:text-properties fo:font-family="Wingdings" style:font-pitch="variable" fo:font-size="100%"/>
      </text:list-level-style-bullet>
      <text:list-level-style-bullet text:level="6" text:bullet-char="v">
        <style:list-level-properties text:space-before="2.5in" text:min-label-width="0.25in"/>
        <style:text-properties fo:font-family="Wingdings" style:font-pitch="variable" fo:font-size="100%"/>
      </text:list-level-style-bullet>
      <text:list-level-style-bullet text:level="7" text:bullet-char="v">
        <style:list-level-properties text:space-before="3in" text:min-label-width="0.25in"/>
        <style:text-properties fo:font-family="Wingdings" style:font-pitch="variable" fo:font-size="100%"/>
      </text:list-level-style-bullet>
      <text:list-level-style-bullet text:level="8" text:bullet-char="v">
        <style:list-level-properties text:space-before="3.5in" text:min-label-width="0.25in"/>
        <style:text-properties fo:font-family="Wingdings" style:font-pitch="variable" fo:font-size="100%"/>
      </text:list-level-style-bullet>
      <text:list-level-style-bullet text:level="9" text:bullet-char="v">
        <style:list-level-properties text:space-before="4in" text:min-label-width="0.25in"/>
        <style:text-properties fo:font-family="Wingdings" style:font-pitch="variable" fo:font-size="100%"/>
      </text:list-level-style-bullet>
    </text:list-style>
    <text:list-style style:name="a1280">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846">
      <text:list-level-style-number text:level="1" style:num-format="a" style:num-letter-sync="true" style:num-suffix=")">
        <style:list-level-properties text:space-before="0.0625in" text:min-label-width="0.5in"/>
        <style:text-properties fo:font-family="Wingdings" style:font-pitch="variable" fo:font-size="100%"/>
      </text:list-level-style-number>
      <text:list-level-style-number text:level="2" style:num-format="a" style:num-letter-sync="true" style:num-suffix=")">
        <style:list-level-properties text:space-before="0.5in" text:min-label-width="0.5in"/>
        <style:text-properties fo:font-family="Wingdings" style:font-pitch="variable" fo:font-size="100%"/>
      </text:list-level-style-number>
      <text:list-level-style-number text:level="3" style:num-format="a" style:num-letter-sync="true" style:num-suffix=")">
        <style:list-level-properties text:space-before="0.9375in" text:min-label-width="0.5in"/>
        <style:text-properties fo:font-family="Wingdings" style:font-pitch="variable" fo:font-size="100%"/>
      </text:list-level-style-number>
      <text:list-level-style-number text:level="4" style:num-format="a" style:num-letter-sync="true" style:num-suffix=")">
        <style:list-level-properties text:space-before="1.4375in" text:min-label-width="0.5in"/>
        <style:text-properties fo:font-family="Wingdings" style:font-pitch="variable" fo:font-size="100%"/>
      </text:list-level-style-number>
      <text:list-level-style-number text:level="5" style:num-format="a" style:num-letter-sync="true" style:num-suffix=")">
        <style:list-level-properties text:space-before="1.9375in" text:min-label-width="0.5in"/>
        <style:text-properties fo:font-family="Wingdings" style:font-pitch="variable" fo:font-size="100%"/>
      </text:list-level-style-number>
      <text:list-level-style-number text:level="6" style:num-format="a" style:num-letter-sync="true" style:num-suffix=")">
        <style:list-level-properties text:space-before="2.4375in" text:min-label-width="0.5in"/>
        <style:text-properties fo:font-family="Wingdings" style:font-pitch="variable" fo:font-size="100%"/>
      </text:list-level-style-number>
      <text:list-level-style-number text:level="7" style:num-format="a" style:num-letter-sync="true" style:num-suffix=")">
        <style:list-level-properties text:space-before="2.9375in" text:min-label-width="0.5in"/>
        <style:text-properties fo:font-family="Wingdings" style:font-pitch="variable" fo:font-size="100%"/>
      </text:list-level-style-number>
      <text:list-level-style-number text:level="8" style:num-format="a" style:num-letter-sync="true" style:num-suffix=")">
        <style:list-level-properties text:space-before="3.4375in" text:min-label-width="0.5in"/>
        <style:text-properties fo:font-family="Wingdings" style:font-pitch="variable" fo:font-size="100%"/>
      </text:list-level-style-number>
      <text:list-level-style-number text:level="9" style:num-format="a" style:num-letter-sync="true" style:num-suffix=")">
        <style:list-level-properties text:space-before="3.9375in" text:min-label-width="0.5in"/>
        <style:text-properties fo:font-family="Wingdings" style:font-pitch="variable" fo:font-size="100%"/>
      </text:list-level-style-number>
    </text:list-style>
    <text:list-style style:name="a1025">
      <text:list-level-style-bullet text:level="1" text:bullet-char="v">
        <style:list-level-properties text:space-before="0.125in" text:min-label-width="0.25in"/>
        <style:text-properties fo:font-family="Wingdings" style:font-pitch="variable" fo:font-size="100%"/>
      </text:list-level-style-bullet>
      <text:list-level-style-bullet text:level="2" text:bullet-char="v">
        <style:list-level-properties text:space-before="0.5625in" text:min-label-width="0.25in"/>
        <style:text-properties fo:font-family="Wingdings" style:font-pitch="variable" fo:font-size="100%"/>
      </text:list-level-style-bullet>
      <text:list-level-style-bullet text:level="3" text:bullet-char="v">
        <style:list-level-properties text:space-before="1in" text:min-label-width="0.25in"/>
        <style:text-properties fo:font-family="Wingdings" style:font-pitch="variable" fo:font-size="100%"/>
      </text:list-level-style-bullet>
      <text:list-level-style-bullet text:level="4" text:bullet-char="v">
        <style:list-level-properties text:space-before="1.5in" text:min-label-width="0.25in"/>
        <style:text-properties fo:font-family="Wingdings" style:font-pitch="variable" fo:font-size="100%"/>
      </text:list-level-style-bullet>
      <text:list-level-style-bullet text:level="5" text:bullet-char="v">
        <style:list-level-properties text:space-before="2in" text:min-label-width="0.25in"/>
        <style:text-properties fo:font-family="Wingdings" style:font-pitch="variable" fo:font-size="100%"/>
      </text:list-level-style-bullet>
      <text:list-level-style-bullet text:level="6" text:bullet-char="v">
        <style:list-level-properties text:space-before="2.5in" text:min-label-width="0.25in"/>
        <style:text-properties fo:font-family="Wingdings" style:font-pitch="variable" fo:font-size="100%"/>
      </text:list-level-style-bullet>
      <text:list-level-style-bullet text:level="7" text:bullet-char="v">
        <style:list-level-properties text:space-before="3in" text:min-label-width="0.25in"/>
        <style:text-properties fo:font-family="Wingdings" style:font-pitch="variable" fo:font-size="100%"/>
      </text:list-level-style-bullet>
      <text:list-level-style-bullet text:level="8" text:bullet-char="v">
        <style:list-level-properties text:space-before="3.5in" text:min-label-width="0.25in"/>
        <style:text-properties fo:font-family="Wingdings" style:font-pitch="variable" fo:font-size="100%"/>
      </text:list-level-style-bullet>
      <text:list-level-style-bullet text:level="9" text:bullet-char="v">
        <style:list-level-properties text:space-before="4in" text:min-label-width="0.25in"/>
        <style:text-properties fo:font-family="Wingdings" style:font-pitch="variable" fo:font-size="100%"/>
      </text:list-level-style-bullet>
    </text:list-style>
    <text:list-style style:name="a1475">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849">
      <text:list-level-style-number text:level="1" style:num-format="a" style:num-letter-sync="true" style:num-suffix=")">
        <style:list-level-properties text:space-before="0.0625in" text:min-label-width="0.5in"/>
        <style:text-properties fo:font-family="Wingdings" style:font-pitch="variable" fo:font-size="100%"/>
      </text:list-level-style-number>
      <text:list-level-style-number text:level="2" style:num-format="a" style:num-letter-sync="true" style:num-suffix=")">
        <style:list-level-properties text:space-before="0.5in" text:min-label-width="0.5in"/>
        <style:text-properties fo:font-family="Wingdings" style:font-pitch="variable" fo:font-size="100%"/>
      </text:list-level-style-number>
      <text:list-level-style-number text:level="3" style:num-format="a" style:num-letter-sync="true" style:num-suffix=")">
        <style:list-level-properties text:space-before="0.9375in" text:min-label-width="0.5in"/>
        <style:text-properties fo:font-family="Wingdings" style:font-pitch="variable" fo:font-size="100%"/>
      </text:list-level-style-number>
      <text:list-level-style-number text:level="4" style:num-format="a" style:num-letter-sync="true" style:num-suffix=")">
        <style:list-level-properties text:space-before="1.4375in" text:min-label-width="0.5in"/>
        <style:text-properties fo:font-family="Wingdings" style:font-pitch="variable" fo:font-size="100%"/>
      </text:list-level-style-number>
      <text:list-level-style-number text:level="5" style:num-format="a" style:num-letter-sync="true" style:num-suffix=")">
        <style:list-level-properties text:space-before="1.9375in" text:min-label-width="0.5in"/>
        <style:text-properties fo:font-family="Wingdings" style:font-pitch="variable" fo:font-size="100%"/>
      </text:list-level-style-number>
      <text:list-level-style-number text:level="6" style:num-format="a" style:num-letter-sync="true" style:num-suffix=")">
        <style:list-level-properties text:space-before="2.4375in" text:min-label-width="0.5in"/>
        <style:text-properties fo:font-family="Wingdings" style:font-pitch="variable" fo:font-size="100%"/>
      </text:list-level-style-number>
      <text:list-level-style-number text:level="7" style:num-format="a" style:num-letter-sync="true" style:num-suffix=")">
        <style:list-level-properties text:space-before="2.9375in" text:min-label-width="0.5in"/>
        <style:text-properties fo:font-family="Wingdings" style:font-pitch="variable" fo:font-size="100%"/>
      </text:list-level-style-number>
      <text:list-level-style-number text:level="8" style:num-format="a" style:num-letter-sync="true" style:num-suffix=")">
        <style:list-level-properties text:space-before="3.4375in" text:min-label-width="0.5in"/>
        <style:text-properties fo:font-family="Wingdings" style:font-pitch="variable" fo:font-size="100%"/>
      </text:list-level-style-number>
      <text:list-level-style-number text:level="9" style:num-format="a" style:num-letter-sync="true" style:num-suffix=")">
        <style:list-level-properties text:space-before="3.9375in" text:min-label-width="0.5in"/>
        <style:text-properties fo:font-family="Wingdings" style:font-pitch="variable" fo:font-size="100%"/>
      </text:list-level-style-number>
    </text:list-style>
    <text:list-style style:name="a810">
      <text:list-level-style-number text:level="1" style:num-format="">
        <style:list-level-properties text:space-before="0in" text:min-label-width="0.5in"/>
      </text:list-level-style-number>
      <text:list-level-style-number text:level="2" style:num-format="">
        <style:list-level-properties text:space-before="0.4375in" text:min-label-width="0.5in"/>
      </text:list-level-style-number>
      <text:list-level-style-number text:level="3" style:num-format="">
        <style:list-level-properties text:space-before="0.875in" text:min-label-width="0.5in"/>
      </text:list-level-style-number>
      <text:list-level-style-number text:level="4" style:num-format="">
        <style:list-level-properties text:space-before="1.375in" text:min-label-width="0.5in"/>
      </text:list-level-style-number>
      <text:list-level-style-number text:level="5" style:num-format="">
        <style:list-level-properties text:space-before="1.875in" text:min-label-width="0.5in"/>
      </text:list-level-style-number>
      <text:list-level-style-number text:level="6" style:num-format="">
        <style:list-level-properties text:space-before="2.375in" text:min-label-width="0.5in"/>
      </text:list-level-style-number>
      <text:list-level-style-number text:level="7" style:num-format="">
        <style:list-level-properties text:space-before="2.875in" text:min-label-width="0.5in"/>
      </text:list-level-style-number>
      <text:list-level-style-number text:level="8" style:num-format="">
        <style:list-level-properties text:space-before="3.375in" text:min-label-width="0.5in"/>
      </text:list-level-style-number>
      <text:list-level-style-number text:level="9" style:num-format="">
        <style:list-level-properties text:space-before="3.875in" text:min-label-width="0.5in"/>
      </text:list-level-style-number>
    </text:list-style>
  </office:automatic-styles>
  <office:body>
    <office:presentation>
      <draw:page draw:name="Slide37" draw:style-name="a654" draw:master-page-name="Master1-Layout7-blank-Em-branco" presentation:presentation-page-layout-name="Master1-PPL7" draw:id="Slide-292">
        <draw:frame draw:id="id57" draw:style-name="a657" draw:name="Espaço Reservado para Data 1" svg:x="0.75in" svg:y="6.83333in" svg:width="5.25in" svg:height="0.5in">
          <draw:text-box>
            <text:p text:style-name="a656" text:class-names="" text:cond-style-name=""><text:span text:style-name="a655" text:class-names="">Maria Bernardete M. Alves e Marili I. Lopes</text:span></text:p>
          </draw:text-box>
          <svg:title/>
          <svg:desc/>
        </draw:frame>
        <draw:frame draw:id="id58" draw:style-name="a660" draw:name="Espaço Reservado para Rodapé 2" svg:x="7.08333in" svg:y="6.83333in" svg:width="2.41667in" svg:height="0.5in">
          <draw:text-box>
            <text:p text:style-name="a659" text:class-names="" text:cond-style-name=""><text:span text:style-name="a658" text:class-names="">UFSC/2006</text:span></text:p>
          </draw:text-box>
          <svg:title/>
          <svg:desc/>
        </draw:frame>
        <draw:custom-shape svg:x="0.75in" svg:y="2.08333in" svg:width="8.75in" svg:height="1.66667in" draw:id="id59" draw:style-name="a664" draw:name="Rectangle 1026">
          <svg:title/>
          <svg:desc/>
          <text:p text:style-name="a663" text:class-names="" text:cond-style-name=""><text:span text:style-name="a661" text:class-names="">Procedimentos para apresentação e normalização de trabalhos acadêmicos</text:span><text:span text:style-name="a662" text:class-names=""/></text:p>
          <draw:enhanced-geometry xmlns:dr3d="urn:oasis:names:tc:opendocument:xmlns:dr3d:1.0" draw:type="non-primitive" svg:viewBox="0 0 21600 21600" draw:enhanced-path="M 0 0 L 21600 0 21600 21600 0 21600 Z N"/>
        </draw:custom-shape>
        <draw:custom-shape svg:x="1.41667in" svg:y="4.5in" svg:width="7in" svg:height="1.91667in" draw:id="id60" draw:style-name="a671" draw:name="Rectangle 1027">
          <svg:title/>
          <svg:desc/>
          <text:p text:style-name="a666" text:class-names="" text:cond-style-name=""><text:span text:style-name="a665" text:class-names="">Maria Bernardete Martins Alves</text:span></text:p>
          <text:p text:style-name="a668" text:class-names="" text:cond-style-name=""><text:span text:style-name="a667" text:class-names="">Marili I. Lopes</text:span></text:p>
          <text:p text:style-name="a670" text:class-names="" text:cond-style-name=""><text:span text:style-name="a669" text:class-names="">UFSC/2006</text:span></text:p>
          <draw:enhanced-geometry xmlns:dr3d="urn:oasis:names:tc:opendocument:xmlns:dr3d:1.0" draw:type="non-primitive" svg:viewBox="0 0 21600 21600" draw:enhanced-path="M 0 0 L 21600 0 21600 21600 0 21600 Z N"/>
        </draw:custom-shape>
      </draw:page>
      <draw:page draw:name="Slide1" draw:style-name="a672" draw:master-page-name="Master1-Layout7-blank-Em-branco" presentation:presentation-page-layout-name="Master1-PPL7" draw:id="Slide-256">
        <draw:frame draw:id="id61" draw:style-name="a675" draw:name="Espaço Reservado para Data 1" svg:x="0.75in" svg:y="6.83333in" svg:width="5.25in" svg:height="0.5in">
          <draw:text-box>
            <text:p text:style-name="a674" text:class-names="" text:cond-style-name=""><text:span text:style-name="a673" text:class-names="">Maria Bernardete M. Alves e Marili I. Lopes</text:span></text:p>
          </draw:text-box>
          <svg:title/>
          <svg:desc/>
        </draw:frame>
        <draw:frame draw:id="id62" draw:style-name="a678" draw:name="Espaço Reservado para Rodapé 2" svg:x="7.08333in" svg:y="6.83333in" svg:width="2.41667in" svg:height="0.5in">
          <draw:text-box>
            <text:p text:style-name="a677" text:class-names="" text:cond-style-name=""><text:span text:style-name="a676" text:class-names="">UFSC/2006</text:span></text:p>
          </draw:text-box>
          <svg:title/>
          <svg:desc/>
        </draw:frame>
        <draw:custom-shape svg:x="0.51215in" svg:y="0.44271in" svg:width="8.97569in" svg:height="1.41667in" draw:id="id63" draw:style-name="a688" draw:name="Rectangle 2">
          <svg:title/>
          <svg:desc/>
          <text:p text:style-name="a680" text:class-names="" text:cond-style-name=""><text:span text:style-name="a679" text:class-names=""/></text:p>
          <text:p text:style-name="a682" text:class-names="" text:cond-style-name=""><text:span text:style-name="a681" text:class-names="">NBR 14724/2005</text:span></text:p>
          <text:p text:style-name="a685" text:class-names="" text:cond-style-name=""><text:span text:style-name="a683" text:class-names="">Módulo 4: Estrutura do trabalho acadêmico</text:span><text:span text:style-name="a684" text:class-names=""/></text:p>
          <text:p text:style-name="a687" text:class-names="" text:cond-style-name=""><text:span text:style-name="a686" text:class-names=""/></text:p>
          <draw:enhanced-geometry xmlns:dr3d="urn:oasis:names:tc:opendocument:xmlns:dr3d:1.0" draw:type="non-primitive" svg:viewBox="0 0 21600 21600" draw:enhanced-path="M 0 0 L 21600 0 21600 21600 0 21600 Z N"/>
        </draw:custom-shape>
        <draw:frame draw:id="id64" draw:style-name="a689" draw:name="Object 5" svg:x="1.85069in" svg:y="2.48958in" svg:width="6in" svg:height="3.83333in" style:rel-width="scale" style:rel-height="scale">
          <draw:object-ole draw:class-id="00030026-0000-0000-C000-000000000046" xlink:href="Object 1" xlink:type="simple" xlink:show="embed" xlink:actuate="onLoad"/>
          <draw:image xlink:href="ObjectReplacements/Object 1" xlink:type="simple" xlink:show="embed" xlink:actuate="onLoad"/>
          <svg:title/>
          <svg:desc/>
        </draw:frame>
      </draw:page>
      <draw:page draw:name="Slide2" draw:style-name="a690" draw:master-page-name="Master1-Layout2-obj-Título-e-conteúdo" presentation:presentation-page-layout-name="Master1-PPL2" draw:id="Slide-257">
        <draw:frame draw:id="id65" draw:style-name="a693" draw:name="Espaço Reservado para Data 3" svg:x="0.75in" svg:y="6.83333in" svg:width="5.25in" svg:height="0.5in">
          <draw:text-box>
            <text:p text:style-name="a692" text:class-names="" text:cond-style-name=""><text:span text:style-name="a691" text:class-names="">Maria Bernardete M. Alves e Marili I. Lopes</text:span></text:p>
          </draw:text-box>
          <svg:title/>
          <svg:desc/>
        </draw:frame>
        <draw:frame draw:id="id66" draw:style-name="a696" draw:name="Espaço Reservado para Rodapé 4" svg:x="7.08333in" svg:y="6.83333in" svg:width="2.41667in" svg:height="0.5in">
          <draw:text-box>
            <text:p text:style-name="a695" text:class-names="" text:cond-style-name=""><text:span text:style-name="a694" text:class-names="">UFSC/2006</text:span></text:p>
          </draw:text-box>
          <svg:title/>
          <svg:desc/>
        </draw:frame>
        <draw:frame draw:id="id67" presentation:style-name="a703" draw:name="Rectangle 9" svg:x="0.75in" svg:y="2.16667in" svg:width="8.66667in" svg:height="3.66667in" presentation:class="outline" presentation:placeholder="false">
          <draw:text-box>
            <text:list text:style-name="a699">
              <text:list-item>
                <text:p text:style-name="a698" text:class-names="" text:cond-style-name=""><text:span text:style-name="a697" text:class-names=""/></text:p>
              </text:list-item>
            </text:list>
            <text:list text:style-name="a702">
              <text:list-item>
                <text:list text:style-name="a702">
                  <text:list-item>
                    <text:p text:style-name="a701" text:class-names="" text:cond-style-name=""><text:span text:style-name="a700" text:class-names=""/></text:p>
                  </text:list-item>
                </text:list>
              </text:list-item>
            </text:list>
          </draw:text-box>
          <svg:title/>
          <svg:desc/>
        </draw:frame>
        <draw:frame draw:id="id69" presentation:style-name="a708" draw:name="Text Box 10" svg:x="1in" svg:y="0.66667in" svg:width="8in" svg:height="1.25in" presentation:class="title" presentation:placeholder="false">
          <draw:text-box>
            <text:p text:style-name="a706" text:class-names="" text:cond-style-name="" text:id="id68"><text:span text:style-name="a704" text:class-names="">Estrutura do trabalho Acadêmico: <text:line-break/>teses, dissertações, monografias, etc.</text:span><text:span text:style-name="a705" text:class-names=""/></text:p>
          </draw:text-box>
          <svg:title/>
          <svg:desc>Papel jornal</svg:desc>
        </draw:frame>
        <draw:custom-shape svg:x="1.37674in" svg:y="2.48958in" svg:width="7.08333in" svg:height="3.6441in" draw:id="id75" draw:style-name="a726" draw:name="Comment 11">
          <svg:title/>
          <svg:desc>Papel jornal</svg:desc>
          <text:p text:style-name="a710" text:class-names="" text:cond-style-name="" text:id="id70"><text:span text:style-name="a709" text:class-names="">Elementos:</text:span></text:p>
          <text:p text:style-name="a714" text:class-names="" text:cond-style-name="" text:id="id71"><text:span text:style-name="a711" text:class-names="">1<text:s text:c="1"/></text:span><text:span text:style-name="a712" text:class-names=""><text:a xlink:href="#Slide2" text:style-name="" text:visited-style-name="">Pré-textual</text:a></text:span><text:span text:style-name="a713" text:class-names=""/></text:p>
          <text:p text:style-name="a718" text:class-names="" text:cond-style-name="" text:id="id72"><text:span text:style-name="a715" text:class-names="">2 <text:s text:c="1"/></text:span><text:span text:style-name="a716" text:class-names=""><text:a xlink:href="#Slide9" text:style-name="" text:visited-style-name="">Textual</text:a></text:span><text:span text:style-name="a717" text:class-names=""/></text:p>
          <text:p text:style-name="a722" text:class-names="" text:cond-style-name="" text:id="id73"><text:span text:style-name="a719" text:class-names="">3<text:s text:c="1"/></text:span><text:span text:style-name="a720" text:class-names=""><text:a xlink:href="#Slide11" text:style-name="" text:visited-style-name="">Pós-Textual</text:a></text:span><text:span text:style-name="a721" text:class-names=""/></text:p>
          <text:p text:style-name="a724" text:class-names="" text:cond-style-name="" text:id="id74"><text:span text:style-name="a723" text:class-names=""/></text:p>
          <draw:enhanced-geometry xmlns:dr3d="urn:oasis:names:tc:opendocument:xmlns:dr3d:1.0" draw:type="non-primitive" svg:viewBox="0 0 21600 21600" draw:enhanced-path="M 0 0 L 21600 0 21600 21600 0 21600 Z N"/>
        </draw:custom-shape>
        <draw:custom-shape svg:x="0.25in" svg:y="0.25in" svg:width="0.67188in" svg:height="0.52951in" draw:id="id77" draw:style-name="a729" draw:name="AutoShape 12">
          <svg:title/>
          <svg:desc/>
          <text:p text:style-name="a728" text:class-names="" text:cond-style-name="" text:id="id76"><text:span text:style-name="a727" text:class-names="">03</text:span></text:p>
          <draw:enhanced-geometry xmlns:dr3d="urn:oasis:names:tc:opendocument:xmlns:dr3d:1.0" draw:path-stretchpoint-x="21600" draw:path-stretchpoint-y="21600" draw:type="non-primitive" svg:viewBox="0 0 21600 21600" draw:enhanced-path="S M ?f12 ?f12 L ?f13 ?f12 ?f13 ?f14 ?f12 ?f14 Z N S M ?f0 ?f2 L ?f1 ?f2 ?f13 ?f12 ?f12 ?f12 Z N S M ?f0 ?f3 L ?f12 ?f14 ?f13 ?f14 ?f1 ?f3 Z N S M ?f0 ?f2 L ?f12 ?f12 ?f12 ?f14 ?f0 ?f3 Z N S M ?f1 ?f2 L ?f1 ?f3 ?f13 ?f14 ?f13 ?f12 Z N F M ?f0 ?f2 L ?f1 ?f2 ?f1 ?f3 ?f0 ?f3 Z M ?f12 ?f12 L ?f13 ?f12 ?f13 ?f14 ?f12 ?f14 Z M ?f0 ?f2 L ?f12 ?f12 M ?f0 ?f3 L ?f12 ?f14 M ?f1 ?f2 L ?f13 ?f12 M ?f1 ?f3 L ?f13 ?f14 N" draw:text-areas="?f12 ?f12 ?f13 ?f14" draw:glue-points="?f13 ?f6 ?f9 ?f14 ?f12 ?f6 ?f9 ?f12" draw:glue-point-leaving-directions="-90, -180, -270, -360" draw:modifiers="125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f10 * ?f11 / 100000"/>
            <draw:equation draw:name="f13" draw:formula="?f1 - ?f12"/>
            <draw:equation draw:name="f14" draw:formula="?f3 - ?f12"/>
          </draw:enhanced-geometry>
        </draw:custom-shap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iterate presentation:node-type="on-click" presentation:preset-id="10" presentation:preset-sub-type="10" presentation:preset-class="entrance" presentation:group-id="0" smil:targetElement="id69" anim:iterate-type="by-letter" anim:iterate-interval="PT0.075000S" smil:begin="0.0s" smil:fill="hold">
                  <anim:set smil:targetElement="id69" smil:attributeName="visibility" smil:to="visible" smil:begin="0.0s" smil:dur="0.001s" smil:fill="hold"/>
                  <anim:transitionFilter smil:targetElement="id69" smil:type="fade" smil:subtype="crossfade" smil:dur="0.075s"/>
                </anim:iterate>
              </anim:par>
            </anim:par>
            <anim:par presentation:node-type="on-click" smil:begin="indefinite" smil:fill="hold">
              <anim:par presentation:node-type="with-previous" smil:begin="0.0s" smil:fill="hold">
                <anim:par presentation:node-type="on-click" presentation:preset-id="10" presentation:preset-sub-type="10" presentation:preset-class="entrance" presentation:group-id="0" smil:begin="0.0s" smil:fill="hold">
                  <anim:set smil:targetElement="id75" smil:attributeName="visibility" smil:to="visible" smil:begin="0.0s" smil:dur="0.001s" smil:fill="hold"/>
                  <anim:transitionFilter smil:targetElement="id75" smil:type="fade" smil:subtype="crossfade" smil:dur="0.5s"/>
                </anim:par>
              </anim:par>
            </anim:par>
          </anim:seq>
        </anim:par>
      </draw:page>
      <draw:page draw:name="Slide34" draw:style-name="a730" draw:master-page-name="Master1-Layout2-obj-Título-e-conteúdo" presentation:presentation-page-layout-name="Master1-PPL2" draw:id="Slide-289">
        <draw:frame draw:id="id78" draw:style-name="a733" draw:name="Espaço Reservado para Data 3" svg:x="0.75in" svg:y="6.83333in" svg:width="5.25in" svg:height="0.5in">
          <draw:text-box>
            <text:p text:style-name="a732" text:class-names="" text:cond-style-name=""><text:span text:style-name="a731" text:class-names="">Maria Bernardete M. Alves e Marili I. Lopes</text:span></text:p>
          </draw:text-box>
          <svg:title/>
          <svg:desc/>
        </draw:frame>
        <draw:frame draw:id="id79" draw:style-name="a736" draw:name="Espaço Reservado para Rodapé 4" svg:x="7.08333in" svg:y="6.83333in" svg:width="2.41667in" svg:height="0.5in">
          <draw:text-box>
            <text:p text:style-name="a735" text:class-names="" text:cond-style-name=""><text:span text:style-name="a734" text:class-names="">UFSC/2006</text:span></text:p>
          </draw:text-box>
          <svg:title/>
          <svg:desc/>
        </draw:frame>
        <draw:frame draw:id="id98" presentation:style-name="a811" draw:name="Rectangle 5" svg:x="1.0625in" svg:y="1.54514in" svg:width="7.95313in" svg:height="5.19792in" presentation:class="outline" presentation:placeholder="false">
          <draw:text-box>
            <text:list text:style-name="a740">
              <text:list-item>
                <text:list text:style-name="a740">
                  <text:list-item>
                    <text:p text:style-name="a739" text:class-names="" text:cond-style-name="" text:id="id80"><text:span text:style-name="a737" text:class-names="">Capa<text:s text:c="1"/></text:span><text:span text:style-name="a738" text:class-names="">*</text:span></text:p>
                  </text:list-item>
                </text:list>
              </text:list-item>
            </text:list>
            <text:list text:style-name="a745">
              <text:list-item>
                <text:list text:style-name="a745">
                  <text:list-item>
                    <text:p text:style-name="a744" text:class-names="" text:cond-style-name="" text:id="id81"><text:span text:style-name="a741" text:class-names="">Lombada</text:span><text:span text:style-name="a742" text:class-names=""><text:s text:c="1"/></text:span><text:span text:style-name="a743" text:class-names="">**</text:span></text:p>
                  </text:list-item>
                </text:list>
              </text:list-item>
            </text:list>
            <text:list text:style-name="a749">
              <text:list-item>
                <text:list text:style-name="a749">
                  <text:list-item>
                    <text:p text:style-name="a748" text:class-names="" text:cond-style-name="" text:id="id82"><text:span text:style-name="a746" text:class-names="">3. <text:s text:c="1"/>Folha de rosto<text:s text:c="1"/></text:span><text:span text:style-name="a747" text:class-names="">*<text:s text:c="1"/></text:span></text:p>
                  </text:list-item>
                </text:list>
              </text:list-item>
            </text:list>
            <text:list text:style-name="a753">
              <text:list-item>
                <text:list text:style-name="a753">
                  <text:list-item>
                    <text:p text:style-name="a752" text:class-names="" text:cond-style-name="" text:id="id83"><text:span text:style-name="a750" text:class-names="">4. <text:s text:c="1"/>Errata<text:s text:c="1"/></text:span><text:span text:style-name="a751" text:class-names="">**</text:span></text:p>
                  </text:list-item>
                </text:list>
              </text:list-item>
            </text:list>
            <text:list text:style-name="a757">
              <text:list-item>
                <text:list text:style-name="a757">
                  <text:list-item>
                    <text:p text:style-name="a756" text:class-names="" text:cond-style-name="" text:id="id84"><text:span text:style-name="a754" text:class-names="">5. <text:s text:c="1"/>Folha de aprovação<text:s text:c="1"/></text:span><text:span text:style-name="a755" text:class-names="">*</text:span></text:p>
                  </text:list-item>
                </text:list>
              </text:list-item>
            </text:list>
            <text:list text:style-name="a761">
              <text:list-item>
                <text:list text:style-name="a761">
                  <text:list-item>
                    <text:p text:style-name="a760" text:class-names="" text:cond-style-name="" text:id="id85"><text:span text:style-name="a758" text:class-names="">6. <text:s text:c="1"/>Dedicatória<text:s text:c="1"/></text:span><text:span text:style-name="a759" text:class-names="">**</text:span></text:p>
                  </text:list-item>
                </text:list>
              </text:list-item>
            </text:list>
            <text:list text:style-name="a765">
              <text:list-item>
                <text:list text:style-name="a765">
                  <text:list-item>
                    <text:p text:style-name="a764" text:class-names="" text:cond-style-name="" text:id="id86"><text:span text:style-name="a762" text:class-names="">7. <text:s text:c="1"/>Agradecimentos<text:s text:c="1"/></text:span><text:span text:style-name="a763" text:class-names="">**</text:span></text:p>
                  </text:list-item>
                </text:list>
              </text:list-item>
            </text:list>
            <text:list text:style-name="a769">
              <text:list-item>
                <text:list text:style-name="a769">
                  <text:list-item>
                    <text:p text:style-name="a768" text:class-names="" text:cond-style-name="" text:id="id87"><text:span text:style-name="a766" text:class-names="">8. <text:s text:c="1"/>Epígrafe<text:s text:c="1"/></text:span><text:span text:style-name="a767" text:class-names="">**</text:span></text:p>
                  </text:list-item>
                </text:list>
              </text:list-item>
            </text:list>
            <text:list text:style-name="a773">
              <text:list-item>
                <text:list text:style-name="a773">
                  <text:list-item>
                    <text:p text:style-name="a772" text:class-names="" text:cond-style-name="" text:id="id88"><text:span text:style-name="a770" text:class-names="">9. <text:s text:c="1"/>Resumo em português<text:s text:c="1"/></text:span><text:span text:style-name="a771" text:class-names="">*</text:span></text:p>
                  </text:list-item>
                </text:list>
              </text:list-item>
            </text:list>
            <text:list text:style-name="a777">
              <text:list-item>
                <text:list text:style-name="a777">
                  <text:list-item>
                    <text:p text:style-name="a776" text:class-names="" text:cond-style-name="" text:id="id89"><text:span text:style-name="a774" text:class-names="">10. Abstract<text:s text:c="1"/></text:span><text:span text:style-name="a775" text:class-names="">*</text:span></text:p>
                  </text:list-item>
                </text:list>
              </text:list-item>
            </text:list>
            <text:list text:style-name="a781">
              <text:list-item>
                <text:list text:style-name="a781">
                  <text:list-item>
                    <text:p text:style-name="a780" text:class-names="" text:cond-style-name="" text:id="id90"><text:span text:style-name="a778" text:class-names="">11. Lista de ilustrações<text:s text:c="1"/></text:span><text:span text:style-name="a779" text:class-names="">**</text:span></text:p>
                  </text:list-item>
                </text:list>
              </text:list-item>
            </text:list>
            <text:list text:style-name="a785">
              <text:list-item>
                <text:list text:style-name="a785">
                  <text:list-item>
                    <text:p text:style-name="a784" text:class-names="" text:cond-style-name="" text:id="id91"><text:span text:style-name="a782" text:class-names="">12. Lista de tabelas</text:span><text:span text:style-name="a783" text:class-names="">**</text:span></text:p>
                  </text:list-item>
                </text:list>
              </text:list-item>
            </text:list>
            <text:list text:style-name="a789">
              <text:list-item>
                <text:list text:style-name="a789">
                  <text:list-item>
                    <text:p text:style-name="a788" text:class-names="" text:cond-style-name="" text:id="id92"><text:span text:style-name="a786" text:class-names="">13. Lista de abreviaturas e siglas<text:s text:c="1"/></text:span><text:span text:style-name="a787" text:class-names="">**</text:span></text:p>
                  </text:list-item>
                </text:list>
              </text:list-item>
            </text:list>
            <text:list text:style-name="a793">
              <text:list-item>
                <text:list text:style-name="a793">
                  <text:list-item>
                    <text:p text:style-name="a792" text:class-names="" text:cond-style-name="" text:id="id93"><text:span text:style-name="a790" text:class-names="">14. Lista de símbolos</text:span><text:span text:style-name="a791" text:class-names="">**</text:span></text:p>
                  </text:list-item>
                </text:list>
              </text:list-item>
            </text:list>
            <text:list text:style-name="a797">
              <text:list-item>
                <text:list text:style-name="a797">
                  <text:list-item>
                    <text:p text:style-name="a796" text:class-names="" text:cond-style-name="" text:id="id94"><text:span text:style-name="a794" text:class-names="">15. Sumário</text:span><text:span text:style-name="a795" text:class-names="">*</text:span></text:p>
                  </text:list-item>
                </text:list>
              </text:list-item>
            </text:list>
            <text:list text:style-name="a802">
              <text:list-item>
                <text:list text:style-name="a802">
                  <text:list-item>
                    <text:p text:style-name="a801" text:class-names="" text:cond-style-name="" text:id="id95"><text:span text:style-name="a798" text:class-names=""><text:s text:c="3"/></text:span><text:span text:style-name="a799" text:class-names="">* <text:s text:c="1"/></text:span><text:span text:style-name="a800" text:class-names="">Elementos obrigatórios</text:span></text:p>
                  </text:list-item>
                </text:list>
              </text:list-item>
            </text:list>
            <text:list text:style-name="a807">
              <text:list-item>
                <text:list text:style-name="a807">
                  <text:list-item>
                    <text:p text:style-name="a806" text:class-names="" text:cond-style-name="" text:id="id96"><text:span text:style-name="a803" text:class-names="">**</text:span><text:span text:style-name="a804" text:class-names=""><text:s text:c="1"/></text:span><text:span text:style-name="a805" text:class-names="">Elementos opcionais</text:span></text:p>
                  </text:list-item>
                </text:list>
              </text:list-item>
            </text:list>
            <text:list text:style-name="a810">
              <text:list-item>
                <text:p text:style-name="a809" text:class-names="" text:cond-style-name="" text:id="id97"><text:span text:style-name="a808" text:class-names=""/></text:p>
              </text:list-item>
            </text:list>
          </draw:text-box>
          <svg:title/>
          <svg:desc/>
        </draw:frame>
        <draw:frame draw:id="id100" presentation:style-name="a815" draw:name="Rectangle 9" svg:x="1.16667in" svg:y="0.33333in" svg:width="7.91667in" svg:height="1.08333in" presentation:class="title" presentation:placeholder="false">
          <draw:text-box>
            <text:p text:style-name="a814" text:class-names="" text:cond-style-name="" text:id="id99"><text:span text:style-name="a812" text:class-names=""><text:s text:c="1"/></text:span><text:span text:style-name="a813" text:class-names="">Elementos Pré-Textuais: <text:s text:c="1"/>são aqueles que ajudam <text:s text:c="1"/>na identificação da obra</text:span></text:p>
          </draw:text-box>
          <svg:title/>
          <svg:desc/>
        </draw:frame>
        <draw:custom-shape svg:x="0.25in" svg:y="0.25in" svg:width="0.67188in" svg:height="0.52951in" draw:id="id102" draw:style-name="a818" draw:name="AutoShape 10">
          <svg:title/>
          <svg:desc/>
          <text:p text:style-name="a817" text:class-names="" text:cond-style-name="" text:id="id101"><text:span text:style-name="a816" text:class-names="">04</text:span></text:p>
          <draw:enhanced-geometry xmlns:dr3d="urn:oasis:names:tc:opendocument:xmlns:dr3d:1.0" draw:path-stretchpoint-x="21600" draw:path-stretchpoint-y="21600" draw:type="non-primitive" svg:viewBox="0 0 21600 21600" draw:enhanced-path="S M ?f12 ?f12 L ?f13 ?f12 ?f13 ?f14 ?f12 ?f14 Z N S M ?f0 ?f2 L ?f1 ?f2 ?f13 ?f12 ?f12 ?f12 Z N S M ?f0 ?f3 L ?f12 ?f14 ?f13 ?f14 ?f1 ?f3 Z N S M ?f0 ?f2 L ?f12 ?f12 ?f12 ?f14 ?f0 ?f3 Z N S M ?f1 ?f2 L ?f1 ?f3 ?f13 ?f14 ?f13 ?f12 Z N F M ?f0 ?f2 L ?f1 ?f2 ?f1 ?f3 ?f0 ?f3 Z M ?f12 ?f12 L ?f13 ?f12 ?f13 ?f14 ?f12 ?f14 Z M ?f0 ?f2 L ?f12 ?f12 M ?f0 ?f3 L ?f12 ?f14 M ?f1 ?f2 L ?f13 ?f12 M ?f1 ?f3 L ?f13 ?f14 N" draw:text-areas="?f12 ?f12 ?f13 ?f14" draw:glue-points="?f13 ?f6 ?f9 ?f14 ?f12 ?f6 ?f9 ?f12" draw:glue-point-leaving-directions="-90, -180, -270, -360" draw:modifiers="125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f10 * ?f11 / 100000"/>
            <draw:equation draw:name="f13" draw:formula="?f1 - ?f12"/>
            <draw:equation draw:name="f14" draw:formula="?f3 - ?f12"/>
          </draw:enhanced-geometry>
        </draw:custom-shap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4" presentation:preset-sub-type="16" presentation:preset-class="entrance" presentation:group-id="0" smil:begin="0.0s" smil:fill="hold">
                  <anim:set smil:targetElement="id100" smil:attributeName="visibility" smil:to="visible" smil:begin="0.0s" smil:dur="0.001s" smil:fill="hold"/>
                  <anim:transitionFilter smil:targetElement="id100" smil:type="irisWipe" smil:subtype="rectangle" smil:direction="reverse" smil:dur="0.5s"/>
                </anim:par>
              </anim:par>
            </anim:par>
            <anim:par presentation:node-type="on-click" smil:begin="indefinite" smil:fill="hold">
              <anim:par presentation:node-type="with-previous" smil:begin="0.0s" smil:fill="hold">
                <anim:par presentation:node-type="on-click" presentation:preset-id="4" presentation:preset-sub-type="16" presentation:preset-class="entrance" presentation:group-id="0" smil:begin="0.0s" smil:fill="hold">
                  <anim:set smil:targetElement="id98" smil:attributeName="visibility" smil:to="visible" smil:begin="0.0s" smil:dur="0.001s" smil:fill="hold"/>
                  <anim:transitionFilter smil:targetElement="id98" smil:type="irisWipe" smil:subtype="rectangle" smil:direction="reverse" smil:dur="0.5s"/>
                </anim:par>
              </anim:par>
            </anim:par>
          </anim:seq>
        </anim:par>
      </draw:page>
      <draw:page draw:name="Slide4" draw:style-name="a819" draw:master-page-name="Master1-Layout2-obj-Título-e-conteúdo" presentation:presentation-page-layout-name="Master1-PPL2" draw:id="Slide-259">
        <draw:frame draw:id="id103" draw:style-name="a822" draw:name="Espaço Reservado para Data 3" svg:x="0.75in" svg:y="6.83333in" svg:width="5.25in" svg:height="0.5in">
          <draw:text-box>
            <text:p text:style-name="a821" text:class-names="" text:cond-style-name=""><text:span text:style-name="a820" text:class-names="">Maria Bernardete M. Alves e Marili I. Lopes</text:span></text:p>
          </draw:text-box>
          <svg:title/>
          <svg:desc/>
        </draw:frame>
        <draw:frame draw:id="id104" draw:style-name="a825" draw:name="Espaço Reservado para Rodapé 4" svg:x="7.08333in" svg:y="6.83333in" svg:width="2.41667in" svg:height="0.5in">
          <draw:text-box>
            <text:p text:style-name="a824" text:class-names="" text:cond-style-name=""><text:span text:style-name="a823" text:class-names="">UFSC/2006</text:span></text:p>
          </draw:text-box>
          <svg:title/>
          <svg:desc/>
        </draw:frame>
        <draw:custom-shape svg:x="0.25in" svg:y="0.25in" svg:width="0.67188in" svg:height="0.52951in" draw:id="id106" draw:style-name="a828" draw:name="AutoShape 5">
          <svg:title/>
          <svg:desc/>
          <text:p text:style-name="a827" text:class-names="" text:cond-style-name="" text:id="id105"><text:span text:style-name="a826" text:class-names="">05</text:span></text:p>
          <draw:enhanced-geometry xmlns:dr3d="urn:oasis:names:tc:opendocument:xmlns:dr3d:1.0" draw:path-stretchpoint-x="21600" draw:path-stretchpoint-y="21600" draw:type="non-primitive" svg:viewBox="0 0 21600 21600" draw:enhanced-path="S M ?f12 ?f12 L ?f13 ?f12 ?f13 ?f14 ?f12 ?f14 Z N S M ?f0 ?f2 L ?f1 ?f2 ?f13 ?f12 ?f12 ?f12 Z N S M ?f0 ?f3 L ?f12 ?f14 ?f13 ?f14 ?f1 ?f3 Z N S M ?f0 ?f2 L ?f12 ?f12 ?f12 ?f14 ?f0 ?f3 Z N S M ?f1 ?f2 L ?f1 ?f3 ?f13 ?f14 ?f13 ?f12 Z N F M ?f0 ?f2 L ?f1 ?f2 ?f1 ?f3 ?f0 ?f3 Z M ?f12 ?f12 L ?f13 ?f12 ?f13 ?f14 ?f12 ?f14 Z M ?f0 ?f2 L ?f12 ?f12 M ?f0 ?f3 L ?f12 ?f14 M ?f1 ?f2 L ?f13 ?f12 M ?f1 ?f3 L ?f13 ?f14 N" draw:text-areas="?f12 ?f12 ?f13 ?f14" draw:glue-points="?f13 ?f6 ?f9 ?f14 ?f12 ?f6 ?f9 ?f12" draw:glue-point-leaving-directions="-90, -180, -270, -360" draw:modifiers="125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f10 * ?f11 / 100000"/>
            <draw:equation draw:name="f13" draw:formula="?f1 - ?f12"/>
            <draw:equation draw:name="f14" draw:formula="?f3 - ?f12"/>
          </draw:enhanced-geometry>
        </draw:custom-shape>
        <draw:frame draw:id="id107" presentation:style-name="a831" draw:name="AutoShape 9" svg:x="2.66667in" svg:y="0.25in" svg:width="5in" svg:height="0.83333in" presentation:class="title" presentation:placeholder="false">
          <draw:text-box>
            <text:p text:style-name="a830" text:class-names="" text:cond-style-name=""><text:span text:style-name="a829" text:class-names="">CAPA</text:span></text:p>
          </draw:text-box>
          <svg:title/>
          <svg:desc/>
        </draw:frame>
        <draw:frame draw:id="id119" presentation:style-name="a872" draw:name="Rectangle 10" svg:x="0.58333in" svg:y="1.91667in" svg:width="8.91667in" svg:height="4.91667in" presentation:class="outline" presentation:placeholder="false">
          <draw:text-box>
            <text:list text:style-name="a834">
              <text:list-item>
                <text:p text:style-name="a833" text:class-names="" text:cond-style-name="" text:id="id108"><text:span text:style-name="a832" text:class-names=""/></text:p>
              </text:list-item>
            </text:list>
            <text:list text:style-name="a839">
              <text:list-item>
                <text:p text:style-name="a838" text:class-names="" text:cond-style-name="" text:id="id109"><text:span text:style-name="a835" text:class-names="">1 Capa</text:span><text:span text:style-name="a836" text:class-names="">:</text:span><text:span text:style-name="a837" text:class-names=""><text:s text:c="1"/>“elemento obrigatório, sobre o qual se imprimem as informações indispensáveis à sua identificação na seguinte ordem:</text:span></text:p>
              </text:list-item>
            </text:list>
            <text:list text:style-name="a843">
              <text:list-item>
                <text:list text:style-name="a843">
                  <text:list-item>
                    <text:p text:style-name="a842" text:class-names="" text:cond-style-name="" text:id="id110"><text:span text:style-name="a840" text:class-names="">Nome da Instituição<text:s text:c="1"/></text:span><text:span text:style-name="a841" text:class-names="">(opcional)</text:span></text:p>
                  </text:list-item>
                </text:list>
              </text:list-item>
            </text:list>
            <text:list text:style-name="a846">
              <text:list-item>
                <text:list text:style-name="a846">
                  <text:list-item>
                    <text:p text:style-name="a845" text:class-names="" text:cond-style-name="" text:id="id111"><text:span text:style-name="a844" text:class-names="">Nome do autor</text:span></text:p>
                  </text:list-item>
                </text:list>
              </text:list-item>
            </text:list>
            <text:list text:style-name="a849">
              <text:list-item>
                <text:list text:style-name="a849">
                  <text:list-item>
                    <text:p text:style-name="a848" text:class-names="" text:cond-style-name="" text:id="id112"><text:span text:style-name="a847" text:class-names="">Título</text:span></text:p>
                  </text:list-item>
                </text:list>
              </text:list-item>
            </text:list>
            <text:list text:style-name="a852">
              <text:list-item>
                <text:list text:style-name="a852">
                  <text:list-item>
                    <text:p text:style-name="a851" text:class-names="" text:cond-style-name="" text:id="id113"><text:span text:style-name="a850" text:class-names="">Subtítulo (se houver)</text:span></text:p>
                  </text:list-item>
                </text:list>
              </text:list-item>
            </text:list>
            <text:list text:style-name="a855">
              <text:list-item>
                <text:list text:style-name="a855">
                  <text:list-item>
                    <text:p text:style-name="a854" text:class-names="" text:cond-style-name="" text:id="id114"><text:span text:style-name="a853" text:class-names="">Número de volume (se houver mais de um, constando em cada capa o respectivo volume</text:span></text:p>
                  </text:list-item>
                </text:list>
              </text:list-item>
            </text:list>
            <text:list text:style-name="a858">
              <text:list-item>
                <text:list text:style-name="a858">
                  <text:list-item>
                    <text:p text:style-name="a857" text:class-names="" text:cond-style-name="" text:id="id115"><text:span text:style-name="a856" text:class-names="">Local (cidade) da Instituição onde será apresentado o trabalho</text:span></text:p>
                  </text:list-item>
                </text:list>
              </text:list-item>
            </text:list>
            <text:list text:style-name="a863">
              <text:list-item>
                <text:list text:style-name="a863">
                  <text:list-item>
                    <text:p text:style-name="a862" text:class-names="" text:cond-style-name="" text:id="id116"><text:span text:style-name="a859" text:class-names="">Ano de depósito (entrega do material</text:span><text:span text:style-name="a860" text:class-names="">).</text:span><text:span text:style-name="a861" text:class-names="">”</text:span></text:p>
                  </text:list-item>
                </text:list>
              </text:list-item>
            </text:list>
            <text:list text:style-name="a867">
              <text:list-item>
                <text:list text:style-name="a867">
                  <text:list-item>
                    <text:list text:style-name="a867">
                      <text:list-item>
                        <text:list text:style-name="a867">
                          <text:list-item>
                            <text:p text:style-name="a866" text:class-names="" text:cond-style-name="" text:id="id117"><text:span text:style-name="a864" text:class-names="">(NBR-14724, 2005)</text:span><text:span text:style-name="a865" text:class-names=""/></text:p>
                          </text:list-item>
                        </text:list>
                      </text:list-item>
                    </text:list>
                  </text:list-item>
                </text:list>
              </text:list-item>
            </text:list>
            <text:list text:style-name="a871">
              <text:list-item>
                <text:p text:style-name="a870" text:class-names="" text:cond-style-name="" text:id="id118"><text:span text:style-name="a868" text:class-names=""><text:s text:c="1"/></text:span><text:span text:style-name="a869" text:class-names=""/></text:p>
              </text:list-item>
            </text:list>
          </draw:text-box>
          <svg:title/>
          <svg:desc/>
        </draw:fram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17" presentation:preset-sub-type="10" presentation:preset-class="entrance" presentation:group-id="0" smil:begin="0.0s" smil:fill="hold">
                  <anim:set smil:targetElement="id119" smil:attributeName="visibility" smil:to="visible" smil:begin="0.0s" smil:dur="0.001s" smil:fill="hold"/>
                  <anim:animate smil:targetElement="id119" smil:attributeName="width" smil:values="0;width" smil:keyTimes="0.0;1.0" smil:dur="0.5s" smil:fill="hold"/>
                  <anim:animate smil:targetElement="id119" smil:attributeName="height" smil:values="height;height" smil:keyTimes="0.0;1.0" smil:dur="0.5s" smil:fill="hold"/>
                </anim:par>
              </anim:par>
            </anim:par>
          </anim:seq>
        </anim:par>
      </draw:page>
      <draw:page draw:name="Slide27" draw:style-name="a873" draw:master-page-name="Master1-Layout7-blank-Em-branco" presentation:presentation-page-layout-name="Master1-PPL7" draw:id="Slide-282">
        <draw:frame draw:id="id120" draw:style-name="a876" draw:name="Espaço Reservado para Data 1" svg:x="0.75in" svg:y="6.83333in" svg:width="5.25in" svg:height="0.5in">
          <draw:text-box>
            <text:p text:style-name="a875" text:class-names="" text:cond-style-name=""><text:span text:style-name="a874" text:class-names="">Maria Bernardete M. Alves e Marili I. Lopes</text:span></text:p>
          </draw:text-box>
          <svg:title/>
          <svg:desc/>
        </draw:frame>
        <draw:frame draw:id="id121" draw:style-name="a879" draw:name="Espaço Reservado para Rodapé 2" svg:x="7.08333in" svg:y="6.83333in" svg:width="2.41667in" svg:height="0.5in">
          <draw:text-box>
            <text:p text:style-name="a878" text:class-names="" text:cond-style-name=""><text:span text:style-name="a877" text:class-names="">UFSC/2006</text:span></text:p>
          </draw:text-box>
          <svg:title/>
          <svg:desc/>
        </draw:frame>
        <draw:frame draw:id="id122" draw:style-name="a880" draw:name="Object 25" svg:x="1.41667in" svg:y="1.16667in" svg:width="4.24826in" svg:height="5.5in" style:rel-width="scale" style:rel-height="scale">
          <draw:object-ole draw:class-id="0003000A-0000-0000-C000-000000000046" xlink:href="Object 2" xlink:type="simple" xlink:show="embed" xlink:actuate="onLoad"/>
          <draw:image xlink:href="ObjectReplacements/Object 2" xlink:type="simple" xlink:show="embed" xlink:actuate="onLoad"/>
          <svg:title/>
          <svg:desc/>
        </draw:frame>
        <draw:custom-shape svg:x="3.16667in" svg:y="6.25in" svg:width="0.91667in" svg:height="0.5in" draw:id="id123" draw:style-name="a883" draw:name="AutoShape 10">
          <svg:title/>
          <svg:desc/>
          <text:p text:style-name="a882" text:class-names="" text:cond-style-name=""><text:span text:style-name="a881" text:class-names="">2cm</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custom-shape svg:x="2.08333in" svg:y="0.33333in" svg:width="2.33333in" svg:height="0.66667in" draw:id="id124" draw:style-name="a886" draw:name="AutoShape 12">
          <svg:title/>
          <svg:desc/>
          <text:p text:style-name="a885" text:class-names="" text:cond-style-name=""><text:span text:style-name="a884" text:class-names="">CAPA</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custom-shape svg:x="7.25in" svg:y="0.42535in" svg:width="0in" svg:height="6.58333in" draw:id="id125" draw:style-name="a889" draw:name="Line 13">
          <svg:title/>
          <svg:desc/>
          <text:p text:style-name="a888" text:class-names="" text:cond-style-name=""><text:span text:style-name="a88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8.58333in" svg:y="0.41667in" svg:width="0in" svg:height="6.58333in" draw:id="id126" draw:style-name="a892" draw:name="Line 14">
          <svg:title/>
          <svg:desc/>
          <text:p text:style-name="a891" text:class-names="" text:cond-style-name=""><text:span text:style-name="a890"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7.16667in" svg:y="0.42535in" svg:width="1.46875in" svg:height="0.09375in" draw:id="id127" draw:style-name="a895" draw:name="Freeform 15">
          <svg:title/>
          <svg:desc/>
          <text:p text:style-name="a894" text:class-names="" text:cond-style-name=""><text:span text:style-name="a893" text:class-names=""/></text:p>
          <draw:enhanced-geometry xmlns:dr3d="urn:oasis:names:tc:opendocument:xmlns:dr3d:1.0" draw:type="non-primitive" svg:viewBox="0 0 20000 20000" draw:enhanced-path="M 0 0 L 9994 19862 19988 0 N" draw:text-areas="?f18 ?f20 ?f19 ?f21" draw:glue-points="?f13 ?f14 ?f15 ?f16 ?f17 ?f14"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00"/>
            <draw:equation draw:name="f7" draw:formula="?f4 / 20000"/>
            <draw:equation draw:name="f8" draw:formula="0 * ?f5 / 20000"/>
            <draw:equation draw:name="f9" draw:formula="0 * ?f4 / 20000"/>
            <draw:equation draw:name="f10" draw:formula="9994 * ?f5 / 20000"/>
            <draw:equation draw:name="f11" draw:formula="19862 * ?f4 / 20000"/>
            <draw:equation draw:name="f12" draw:formula="19988 * ?f5 / 20000"/>
            <draw:equation draw:name="f13" draw:formula="?f8 / ?f6"/>
            <draw:equation draw:name="f14" draw:formula="?f9 / ?f7"/>
            <draw:equation draw:name="f15" draw:formula="?f10 / ?f6"/>
            <draw:equation draw:name="f16" draw:formula="?f11 / ?f7"/>
            <draw:equation draw:name="f17" draw:formula="?f12 / ?f6"/>
            <draw:equation draw:name="f18" draw:formula="0 / ?f6"/>
            <draw:equation draw:name="f19" draw:formula="?f1 / ?f6"/>
            <draw:equation draw:name="f20" draw:formula="0 / ?f7"/>
            <draw:equation draw:name="f21" draw:formula="?f3 / ?f7"/>
          </draw:enhanced-geometry>
        </draw:custom-shape>
        <draw:custom-shape svg:x="7.25in" svg:y="6.92535in" svg:width="1.36806in" svg:height="0.24132in" draw:id="id128" draw:style-name="a898" draw:name="Freeform 16">
          <svg:title/>
          <svg:desc/>
          <text:p text:style-name="a897" text:class-names="" text:cond-style-name=""><text:span text:style-name="a896" text:class-names=""/></text:p>
          <draw:enhanced-geometry xmlns:dr3d="urn:oasis:names:tc:opendocument:xmlns:dr3d:1.0" draw:type="non-primitive" svg:viewBox="0 0 20000 20000" draw:enhanced-path="M 0 0 L 9994 19862 19988 0 N" draw:text-areas="?f18 ?f20 ?f19 ?f21" draw:glue-points="?f13 ?f14 ?f15 ?f16 ?f17 ?f14"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00"/>
            <draw:equation draw:name="f7" draw:formula="?f4 / 20000"/>
            <draw:equation draw:name="f8" draw:formula="0 * ?f5 / 20000"/>
            <draw:equation draw:name="f9" draw:formula="0 * ?f4 / 20000"/>
            <draw:equation draw:name="f10" draw:formula="9994 * ?f5 / 20000"/>
            <draw:equation draw:name="f11" draw:formula="19862 * ?f4 / 20000"/>
            <draw:equation draw:name="f12" draw:formula="19988 * ?f5 / 20000"/>
            <draw:equation draw:name="f13" draw:formula="?f8 / ?f6"/>
            <draw:equation draw:name="f14" draw:formula="?f9 / ?f7"/>
            <draw:equation draw:name="f15" draw:formula="?f10 / ?f6"/>
            <draw:equation draw:name="f16" draw:formula="?f11 / ?f7"/>
            <draw:equation draw:name="f17" draw:formula="?f12 / ?f6"/>
            <draw:equation draw:name="f18" draw:formula="0 / ?f6"/>
            <draw:equation draw:name="f19" draw:formula="?f1 / ?f6"/>
            <draw:equation draw:name="f20" draw:formula="0 / ?f7"/>
            <draw:equation draw:name="f21" draw:formula="?f3 / ?f7"/>
          </draw:enhanced-geometry>
        </draw:custom-shape>
        <draw:custom-shape svg:width="1.20139in" svg:height="0.40104in" draw:id="id129" draw:style-name="a904" draw:transform="translate(-0.60069in -0.20052in) rotate(-4.71239) translate(7.93316in 1.28472in)" draw:name="Rectangle 17">
          <svg:title/>
          <svg:desc/>
          <text:p text:style-name="a901" text:class-names="" text:cond-style-name=""><text:span text:style-name="a899" text:class-names="">AUTOR</text:span><text:span text:style-name="a900" text:class-names=""/></text:p>
          <text:p text:style-name="a903" text:class-names="" text:cond-style-name=""><text:span text:style-name="a902" text:class-names=""/></text:p>
          <draw:enhanced-geometry xmlns:dr3d="urn:oasis:names:tc:opendocument:xmlns:dr3d:1.0" draw:type="non-primitive" svg:viewBox="0 0 21600 21600" draw:enhanced-path="M 0 0 L 21600 0 21600 21600 0 21600 Z N" draw:mirror-horizontal="true"/>
        </draw:custom-shape>
        <draw:custom-shape svg:width="2.01736in" svg:height="1in" draw:id="id130" draw:style-name="a910" draw:transform="translate(-1.00868in -0.5in) rotate(-1.5708) translate(7.83333in 3.84201in)" draw:name="Rectangle 18">
          <svg:title/>
          <svg:desc/>
          <text:p text:style-name="a907" text:class-names="" text:cond-style-name=""><text:span text:style-name="a905" text:class-names="">TÍTULO DA TESE</text:span><text:span text:style-name="a906" text:class-names=""/></text:p>
          <text:p text:style-name="a909" text:class-names="" text:cond-style-name=""><text:span text:style-name="a908" text:class-names=""/></text:p>
          <draw:enhanced-geometry xmlns:dr3d="urn:oasis:names:tc:opendocument:xmlns:dr3d:1.0" draw:type="non-primitive" svg:viewBox="0 0 21600 21600" draw:enhanced-path="M 0 0 L 21600 0 21600 21600 0 21600 Z N"/>
        </draw:custom-shape>
        <draw:custom-shape svg:x="7.33333in" svg:y="6.08333in" svg:width="1.16667in" svg:height="0.58333in" draw:id="id131" draw:style-name="a916" draw:name="Rectangle 19">
          <svg:title/>
          <svg:desc/>
          <text:p text:style-name="a912" text:class-names="" text:cond-style-name=""><text:span text:style-name="a911" text:class-names="">UFSC</text:span></text:p>
          <text:p text:style-name="a915" text:class-names="" text:cond-style-name=""><text:span text:style-name="a913" text:class-names="">2002</text:span><text:span text:style-name="a914" text:class-names=""/></text:p>
          <draw:enhanced-geometry xmlns:dr3d="urn:oasis:names:tc:opendocument:xmlns:dr3d:1.0" draw:type="non-primitive" svg:viewBox="0 0 21600 21600" draw:enhanced-path="M 0 0 L 21600 0 21600 21600 0 21600 Z N"/>
        </draw:custom-shape>
        <draw:custom-shape svg:x="4.83333in" svg:y="0in" svg:width="10in" svg:height="0.69965in" draw:id="id132" draw:style-name="a922" draw:name="Rectangle 20">
          <svg:title/>
          <svg:desc/>
          <text:p text:style-name="a919" text:class-names="" text:cond-style-name=""><text:span text:style-name="a917" text:class-names=""> </text:span><text:span text:style-name="a918" text:class-names=""/></text:p>
          <text:p text:style-name="a921" text:class-names="" text:cond-style-name=""><text:span text:style-name="a920" text:class-names=""/></text:p>
          <draw:enhanced-geometry xmlns:dr3d="urn:oasis:names:tc:opendocument:xmlns:dr3d:1.0" draw:type="non-primitive" svg:viewBox="0 0 21600 21600" draw:enhanced-path="M 0 0 L 21600 0 21600 21600 0 21600 Z N"/>
        </draw:custom-shape>
        <draw:custom-shape svg:x="8.25in" svg:y="5in" svg:width="1.75in" svg:height="0.66667in" draw:id="id133" draw:style-name="a925" draw:name="AutoShape 21">
          <svg:title/>
          <svg:desc/>
          <text:p text:style-name="a924" text:class-names="" text:cond-style-name=""><text:span text:style-name="a923" text:class-names="">LOMBADA</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custom-shape svg:x="0.33333in" svg:y="0.25in" svg:width="0.67188in" svg:height="0.52951in" draw:id="id135" draw:style-name="a928" draw:name="AutoShape 24">
          <svg:title/>
          <svg:desc/>
          <text:p text:style-name="a927" text:class-names="" text:cond-style-name="" text:id="id134"><text:span text:style-name="a926" text:class-names="">06</text:span></text:p>
          <draw:enhanced-geometry xmlns:dr3d="urn:oasis:names:tc:opendocument:xmlns:dr3d:1.0" draw:path-stretchpoint-x="21600" draw:path-stretchpoint-y="21600" draw:type="non-primitive" svg:viewBox="0 0 21600 21600" draw:enhanced-path="S M ?f12 ?f12 L ?f13 ?f12 ?f13 ?f14 ?f12 ?f14 Z N S M ?f0 ?f2 L ?f1 ?f2 ?f13 ?f12 ?f12 ?f12 Z N S M ?f0 ?f3 L ?f12 ?f14 ?f13 ?f14 ?f1 ?f3 Z N S M ?f0 ?f2 L ?f12 ?f12 ?f12 ?f14 ?f0 ?f3 Z N S M ?f1 ?f2 L ?f1 ?f3 ?f13 ?f14 ?f13 ?f12 Z N F M ?f0 ?f2 L ?f1 ?f2 ?f1 ?f3 ?f0 ?f3 Z M ?f12 ?f12 L ?f13 ?f12 ?f13 ?f14 ?f12 ?f14 Z M ?f0 ?f2 L ?f12 ?f12 M ?f0 ?f3 L ?f12 ?f14 M ?f1 ?f2 L ?f13 ?f12 M ?f1 ?f3 L ?f13 ?f14 N" draw:text-areas="?f12 ?f12 ?f13 ?f14" draw:glue-points="?f13 ?f6 ?f9 ?f14 ?f12 ?f6 ?f9 ?f12" draw:glue-point-leaving-directions="-90, -180, -270, -360" draw:modifiers="125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f10 * ?f11 / 100000"/>
            <draw:equation draw:name="f13" draw:formula="?f1 - ?f12"/>
            <draw:equation draw:name="f14" draw:formula="?f3 - ?f12"/>
          </draw:enhanced-geometry>
        </draw:custom-shape>
        <draw:custom-shape svg:x="5.08333in" svg:y="3.5in" svg:width="0.91667in" svg:height="0.5in" draw:id="id136" draw:style-name="a931" draw:name="AutoShape 11">
          <svg:title/>
          <svg:desc/>
          <text:p text:style-name="a930" text:class-names="" text:cond-style-name=""><text:span text:style-name="a929" text:class-names="">2cm</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custom-shape svg:x="1.25in" svg:y="3.5in" svg:width="0.91667in" svg:height="0.5in" draw:id="id137" draw:style-name="a934" draw:name="AutoShape 9">
          <svg:title/>
          <svg:desc/>
          <text:p text:style-name="a933" text:class-names="" text:cond-style-name=""><text:span text:style-name="a932" text:class-names="">3cm</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custom-shape svg:x="3in" svg:y="1.16667in" svg:width="0.91667in" svg:height="0.41667in" draw:id="id138" draw:style-name="a937" draw:name="AutoShape 8">
          <svg:title/>
          <svg:desc/>
          <text:p text:style-name="a936" text:class-names="" text:cond-style-name=""><text:span text:style-name="a935" text:class-names="">3cm</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page>
      <draw:page draw:name="Slide19" draw:style-name="a938" draw:master-page-name="Master1-Layout2-obj-Título-e-conteúdo" presentation:presentation-page-layout-name="Master1-PPL2" draw:id="Slide-274">
        <draw:frame draw:id="id139" draw:style-name="a941" draw:name="Espaço Reservado para Data 3" svg:x="0.75in" svg:y="6.83333in" svg:width="5.25in" svg:height="0.5in">
          <draw:text-box>
            <text:p text:style-name="a940" text:class-names="" text:cond-style-name=""><text:span text:style-name="a939" text:class-names="">Maria Bernardete M. Alves e Marili I. Lopes</text:span></text:p>
          </draw:text-box>
          <svg:title/>
          <svg:desc/>
        </draw:frame>
        <draw:frame draw:id="id140" draw:style-name="a944" draw:name="Espaço Reservado para Rodapé 4" svg:x="7.08333in" svg:y="6.83333in" svg:width="2.41667in" svg:height="0.5in">
          <draw:text-box>
            <text:p text:style-name="a943" text:class-names="" text:cond-style-name=""><text:span text:style-name="a942" text:class-names="">UFSC/2006</text:span></text:p>
          </draw:text-box>
          <svg:title/>
          <svg:desc/>
        </draw:frame>
        <draw:custom-shape svg:x="0.25in" svg:y="0.25in" svg:width="0.67188in" svg:height="0.52951in" draw:id="id141" draw:style-name="a947" draw:name="AutoShape 1028">
          <svg:title/>
          <svg:desc/>
          <text:p text:style-name="a946" text:class-names="" text:cond-style-name=""><text:span text:style-name="a945" text:class-names="">07</text:span></text:p>
          <draw:enhanced-geometry xmlns:dr3d="urn:oasis:names:tc:opendocument:xmlns:dr3d:1.0" draw:path-stretchpoint-x="21600" draw:path-stretchpoint-y="21600" draw:type="non-primitive" svg:viewBox="0 0 21600 21600" draw:enhanced-path="S M ?f12 ?f12 L ?f13 ?f12 ?f13 ?f14 ?f12 ?f14 Z N S M ?f0 ?f2 L ?f1 ?f2 ?f13 ?f12 ?f12 ?f12 Z N S M ?f0 ?f3 L ?f12 ?f14 ?f13 ?f14 ?f1 ?f3 Z N S M ?f0 ?f2 L ?f12 ?f12 ?f12 ?f14 ?f0 ?f3 Z N S M ?f1 ?f2 L ?f1 ?f3 ?f13 ?f14 ?f13 ?f12 Z N F M ?f0 ?f2 L ?f1 ?f2 ?f1 ?f3 ?f0 ?f3 Z M ?f12 ?f12 L ?f13 ?f12 ?f13 ?f14 ?f12 ?f14 Z M ?f0 ?f2 L ?f12 ?f12 M ?f0 ?f3 L ?f12 ?f14 M ?f1 ?f2 L ?f13 ?f12 M ?f1 ?f3 L ?f13 ?f14 N" draw:text-areas="?f12 ?f12 ?f13 ?f14" draw:glue-points="?f13 ?f6 ?f9 ?f14 ?f12 ?f6 ?f9 ?f12" draw:glue-point-leaving-directions="-90, -180, -270, -360" draw:modifiers="125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f10 * ?f11 / 100000"/>
            <draw:equation draw:name="f13" draw:formula="?f1 - ?f12"/>
            <draw:equation draw:name="f14" draw:formula="?f3 - ?f12"/>
          </draw:enhanced-geometry>
        </draw:custom-shape>
        <draw:frame draw:id="id142" presentation:style-name="a952" draw:name="AutoShape 1033" svg:x="2.66667in" svg:y="0.58333in" svg:width="5.16667in" svg:height="1.25in" presentation:class="title" presentation:placeholder="false">
          <draw:text-box>
            <text:p text:style-name="a951" text:class-names="" text:cond-style-name=""><text:span text:style-name="a948" text:class-names="">Lombada</text:span><text:span text:style-name="a949" text:class-names=""><text:line-break/></text:span><text:span text:style-name="a950" text:class-names="">(NBR12225, 1994)</text:span></text:p>
          </draw:text-box>
          <svg:title/>
          <svg:desc/>
        </draw:frame>
        <draw:frame draw:id="id152" presentation:style-name="a981" draw:name="Rectangle 1034" svg:x="0.91667in" svg:y="2.08333in" svg:width="8.5in" svg:height="4.5in" presentation:class="outline" presentation:placeholder="false">
          <draw:text-box>
            <text:list text:style-name="a956">
              <text:list-item>
                <text:p text:style-name="a955" text:class-names="" text:cond-style-name="" text:id="id143"><text:span text:style-name="a953" text:class-names="">Deve constar as seguintes informações</text:span><text:span text:style-name="a954" text:class-names="">:</text:span></text:p>
              </text:list-item>
            </text:list>
            <text:list text:style-name="a959">
              <text:list-item>
                <text:p text:style-name="a958" text:class-names="" text:cond-style-name="" text:id="id144"><text:span text:style-name="a957" text:class-names=""><text:s text:c="1"/></text:span></text:p>
              </text:list-item>
            </text:list>
            <text:list text:style-name="a962">
              <text:list-item>
                <text:p text:style-name="a961" text:class-names="" text:cond-style-name="" text:id="id145"><text:span text:style-name="a960" text:class-names="">Nome do autor, impresso de cima<text:s text:c="1"/></text:span></text:p>
              </text:list-item>
            </text:list>
            <text:list text:style-name="a965">
              <text:list-item>
                <text:p text:style-name="a964" text:class-names="" text:cond-style-name="" text:id="id146"><text:span text:style-name="a963" text:class-names=""><text:tab/>para baixo, longitudinalmente;</text:span></text:p>
              </text:list-item>
            </text:list>
            <text:list text:style-name="a968">
              <text:list-item>
                <text:p text:style-name="a967" text:class-names="" text:cond-style-name="" text:id="id147"><text:span text:style-name="a966" text:class-names="">Título do trabalho impresso da mesma forma que o autor</text:span></text:p>
              </text:list-item>
            </text:list>
            <text:list text:style-name="a971">
              <text:list-item>
                <text:p text:style-name="a970" text:class-names="" text:cond-style-name="" text:id="id148"><text:span text:style-name="a969" text:class-names="">Elementos alfanuméricos de identificação, por exemplo: v.2</text:span></text:p>
              </text:list-item>
            </text:list>
            <text:list text:style-name="a974">
              <text:list-item>
                <text:p text:style-name="a973" text:class-names="" text:cond-style-name="" text:id="id149"><text:span text:style-name="a972" text:class-names=""><text:tab/><text:tab/></text:span></text:p>
              </text:list-item>
            </text:list>
            <text:list text:style-name="a977">
              <text:list-item>
                <text:p text:style-name="a976" text:class-names="" text:cond-style-name="" text:id="id150"><text:span text:style-name="a975" text:class-names=""><text:tab/><text:tab/> (NBR 14724, 2005).</text:span></text:p>
              </text:list-item>
            </text:list>
            <text:list text:style-name="a980">
              <text:list-item>
                <text:p text:style-name="a979" text:class-names="" text:cond-style-name="" text:id="id151"><text:span text:style-name="a978" text:class-names=""/></text:p>
              </text:list-item>
            </text:list>
          </draw:text-box>
          <svg:title/>
          <svg:desc/>
        </draw:fram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10" presentation:preset-sub-type="12" presentation:preset-class="entrance" presentation:group-id="0" smil:begin="0.0s" smil:fill="hold">
                  <anim:set smil:targetElement="id152" smil:attributeName="visibility" smil:to="visible" smil:begin="0.0s" smil:dur="0.001s" smil:fill="hold"/>
                  <anim:transitionFilter smil:targetElement="id152" smil:type="fade" smil:subtype="crossfade" smil:dur="0.5s"/>
                </anim:par>
              </anim:par>
            </anim:par>
          </anim:seq>
        </anim:par>
      </draw:page>
      <draw:page draw:name="Slide5" draw:style-name="a982" draw:master-page-name="Master1-Layout2-obj-Título-e-conteúdo" presentation:presentation-page-layout-name="Master1-PPL2" draw:id="Slide-260">
        <draw:frame draw:id="id153" draw:style-name="a985" draw:name="Espaço Reservado para Data 3" svg:x="0.75in" svg:y="6.83333in" svg:width="5.25in" svg:height="0.5in">
          <draw:text-box>
            <text:p text:style-name="a984" text:class-names="" text:cond-style-name=""><text:span text:style-name="a983" text:class-names="">Maria Bernardete M. Alves e Marili I. Lopes</text:span></text:p>
          </draw:text-box>
          <svg:title/>
          <svg:desc/>
        </draw:frame>
        <draw:frame draw:id="id154" draw:style-name="a988" draw:name="Espaço Reservado para Rodapé 4" svg:x="7.08333in" svg:y="6.83333in" svg:width="2.41667in" svg:height="0.5in">
          <draw:text-box>
            <text:p text:style-name="a987" text:class-names="" text:cond-style-name=""><text:span text:style-name="a986" text:class-names="">UFSC/2006</text:span></text:p>
          </draw:text-box>
          <svg:title/>
          <svg:desc/>
        </draw:frame>
        <draw:custom-shape svg:x="0.25in" svg:y="0.25in" svg:width="0.67188in" svg:height="0.52951in" draw:id="id156" draw:style-name="a991" draw:name="AutoShape 3">
          <svg:title/>
          <svg:desc/>
          <text:p text:style-name="a990" text:class-names="" text:cond-style-name="" text:id="id155"><text:span text:style-name="a989" text:class-names="">08</text:span></text:p>
          <draw:enhanced-geometry xmlns:dr3d="urn:oasis:names:tc:opendocument:xmlns:dr3d:1.0" draw:path-stretchpoint-x="21600" draw:path-stretchpoint-y="21600" draw:type="non-primitive" svg:viewBox="0 0 21600 21600" draw:enhanced-path="S M ?f12 ?f12 L ?f13 ?f12 ?f13 ?f14 ?f12 ?f14 Z N S M ?f0 ?f2 L ?f1 ?f2 ?f13 ?f12 ?f12 ?f12 Z N S M ?f0 ?f3 L ?f12 ?f14 ?f13 ?f14 ?f1 ?f3 Z N S M ?f0 ?f2 L ?f12 ?f12 ?f12 ?f14 ?f0 ?f3 Z N S M ?f1 ?f2 L ?f1 ?f3 ?f13 ?f14 ?f13 ?f12 Z N F M ?f0 ?f2 L ?f1 ?f2 ?f1 ?f3 ?f0 ?f3 Z M ?f12 ?f12 L ?f13 ?f12 ?f13 ?f14 ?f12 ?f14 Z M ?f0 ?f2 L ?f12 ?f12 M ?f0 ?f3 L ?f12 ?f14 M ?f1 ?f2 L ?f13 ?f12 M ?f1 ?f3 L ?f13 ?f14 N" draw:text-areas="?f12 ?f12 ?f13 ?f14" draw:glue-points="?f13 ?f6 ?f9 ?f14 ?f12 ?f6 ?f9 ?f12" draw:glue-point-leaving-directions="-90, -180, -270, -360" draw:modifiers="125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f10 * ?f11 / 100000"/>
            <draw:equation draw:name="f13" draw:formula="?f1 - ?f12"/>
            <draw:equation draw:name="f14" draw:formula="?f3 - ?f12"/>
          </draw:enhanced-geometry>
        </draw:custom-shape>
        <draw:frame draw:id="id157" presentation:style-name="a995" draw:name="AutoShape 8" svg:x="1.91667in" svg:y="0.41667in" svg:width="6.66667in" svg:height="0.91667in" presentation:class="title" presentation:placeholder="false">
          <draw:text-box>
            <text:p text:style-name="a994" text:class-names="" text:cond-style-name=""><text:span text:style-name="a992" text:class-names="">Folha de rosto</text:span><text:span text:style-name="a993" text:class-names=""/></text:p>
          </draw:text-box>
          <svg:title/>
          <svg:desc/>
        </draw:frame>
        <draw:frame draw:id="id169" presentation:style-name="a1032" draw:name="Rectangle 9" svg:x="0in" svg:y="1.41667in" svg:width="10in" svg:height="5.33333in" presentation:class="outline" presentation:placeholder="false">
          <draw:text-box>
            <text:list text:style-name="a998">
              <text:list-item>
                <text:p text:style-name="a997" text:class-names="" text:cond-style-name="" text:id="id158"><text:span text:style-name="a996" text:class-names="">Elemento obrigatório, deve conter as seguintes informações:</text:span></text:p>
              </text:list-item>
            </text:list>
            <text:list text:style-name="a1001">
              <text:list-item>
                <text:p text:style-name="a1000" text:class-names="" text:cond-style-name="" text:id="id159"><text:span text:style-name="a999" text:class-names="">a) Anverso da folha</text:span></text:p>
              </text:list-item>
            </text:list>
            <text:list text:style-name="a1004">
              <text:list-item>
                <text:list text:style-name="a1004">
                  <text:list-item>
                    <text:list text:style-name="a1004">
                      <text:list-item>
                        <text:p text:style-name="a1003" text:class-names="" text:cond-style-name="" text:id="id160"><text:span text:style-name="a1002" text:class-names=""><text:s text:c="1"/>Nome do autor</text:span></text:p>
                      </text:list-item>
                    </text:list>
                  </text:list-item>
                </text:list>
              </text:list-item>
            </text:list>
            <text:list text:style-name="a1007">
              <text:list-item>
                <text:list text:style-name="a1007">
                  <text:list-item>
                    <text:list text:style-name="a1007">
                      <text:list-item>
                        <text:p text:style-name="a1006" text:class-names="" text:cond-style-name="" text:id="id161"><text:span text:style-name="a1005" text:class-names=""><text:s text:c="1"/>Título do trabalho</text:span></text:p>
                      </text:list-item>
                    </text:list>
                  </text:list-item>
                </text:list>
              </text:list-item>
            </text:list>
            <text:list text:style-name="a1010">
              <text:list-item>
                <text:list text:style-name="a1010">
                  <text:list-item>
                    <text:list text:style-name="a1010">
                      <text:list-item>
                        <text:p text:style-name="a1009" text:class-names="" text:cond-style-name="" text:id="id162"><text:span text:style-name="a1008" text:class-names=""><text:s text:c="1"/>Subtítulo, se houver (precedido de dois pontos, evidenciando sua subordinação ao título principal)</text:span></text:p>
                      </text:list-item>
                    </text:list>
                  </text:list-item>
                </text:list>
              </text:list-item>
            </text:list>
            <text:list text:style-name="a1013">
              <text:list-item>
                <text:list text:style-name="a1013">
                  <text:list-item>
                    <text:list text:style-name="a1013">
                      <text:list-item>
                        <text:p text:style-name="a1012" text:class-names="" text:cond-style-name="" text:id="id163"><text:span text:style-name="a1011" text:class-names=""><text:s text:c="1"/>Número de volume (se houver mais de um, constando em cada folha de rosto o respectivo volume</text:span></text:p>
                      </text:list-item>
                    </text:list>
                  </text:list-item>
                </text:list>
              </text:list-item>
            </text:list>
            <text:list text:style-name="a1016">
              <text:list-item>
                <text:list text:style-name="a1016">
                  <text:list-item>
                    <text:list text:style-name="a1016">
                      <text:list-item>
                        <text:p text:style-name="a1015" text:class-names="" text:cond-style-name="" text:id="id164"><text:span text:style-name="a1014" text:class-names=""><text:s text:c="1"/>Natureza do trabalho (tese, dissertação, monografia, TCC...), objetivo (aprovação em disciplina, grau pretendido e outros); nome da Instituição; área de concentração</text:span></text:p>
                      </text:list-item>
                    </text:list>
                  </text:list-item>
                </text:list>
              </text:list-item>
            </text:list>
            <text:list text:style-name="a1019">
              <text:list-item>
                <text:list text:style-name="a1019">
                  <text:list-item>
                    <text:list text:style-name="a1019">
                      <text:list-item>
                        <text:p text:style-name="a1018" text:class-names="" text:cond-style-name="" text:id="id165"><text:span text:style-name="a1017" text:class-names=""><text:s text:c="1"/>Nome do orientador e co-orientador, se houver</text:span></text:p>
                      </text:list-item>
                    </text:list>
                  </text:list-item>
                </text:list>
              </text:list-item>
            </text:list>
            <text:list text:style-name="a1022">
              <text:list-item>
                <text:list text:style-name="a1022">
                  <text:list-item>
                    <text:list text:style-name="a1022">
                      <text:list-item>
                        <text:p text:style-name="a1021" text:class-names="" text:cond-style-name="" text:id="id166"><text:span text:style-name="a1020" text:class-names=""><text:s text:c="1"/>Local (cidade) da instituição onde será apresentado o trabalho</text:span></text:p>
                      </text:list-item>
                    </text:list>
                  </text:list-item>
                </text:list>
              </text:list-item>
            </text:list>
            <text:list text:style-name="a1025">
              <text:list-item>
                <text:list text:style-name="a1025">
                  <text:list-item>
                    <text:list text:style-name="a1025">
                      <text:list-item>
                        <text:p text:style-name="a1024" text:class-names="" text:cond-style-name="" text:id="id167"><text:span text:style-name="a1023" text:class-names=""><text:s text:c="1"/>Ano de depósito (entrega)</text:span></text:p>
                      </text:list-item>
                    </text:list>
                  </text:list-item>
                </text:list>
              </text:list-item>
            </text:list>
            <text:list text:style-name="a1031">
              <text:list-item>
                <text:list text:style-name="a1031">
                  <text:list-item>
                    <text:p text:style-name="a1030" text:class-names="" text:cond-style-name="" text:id="id168"><text:span text:style-name="a1026" text:class-names="">b) Verso da folha</text:span><text:span text:style-name="a1027" text:class-names="">:</text:span><text:span text:style-name="a1028" text:class-names=""><text:s text:c="1"/>parte posterior da página deve conter a ficha catalográfica, de acordo com o CCAA2 – Código de Catalogação Anglo Americano</text:span><text:span text:style-name="a1029" text:class-names=""/></text:p>
                  </text:list-item>
                </text:list>
              </text:list-item>
            </text:list>
          </draw:text-box>
          <svg:title/>
          <svg:desc/>
        </draw:fram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10" presentation:preset-sub-type="10" presentation:preset-class="entrance" presentation:group-id="0" smil:begin="0.0s" smil:fill="hold">
                  <anim:set smil:targetElement="id169" smil:attributeName="visibility" smil:to="visible" smil:begin="0.0s" smil:dur="0.001s" smil:fill="hold"/>
                  <anim:transitionFilter smil:targetElement="id169" smil:type="fade" smil:subtype="crossfade" smil:dur="0.5s"/>
                </anim:par>
              </anim:par>
            </anim:par>
          </anim:seq>
        </anim:par>
      </draw:page>
      <draw:page draw:name="Slide33" draw:style-name="a1033" draw:master-page-name="Master1-Layout7-blank-Em-branco" presentation:presentation-page-layout-name="Master1-PPL7" draw:id="Slide-288">
        <draw:frame draw:id="id170" draw:style-name="a1036" draw:name="Espaço Reservado para Data 1" svg:x="0.75in" svg:y="6.83333in" svg:width="5.25in" svg:height="0.5in">
          <draw:text-box>
            <text:p text:style-name="a1035" text:class-names="" text:cond-style-name=""><text:span text:style-name="a1034" text:class-names="">Maria Bernardete M. Alves e Marili I. Lopes</text:span></text:p>
          </draw:text-box>
          <svg:title/>
          <svg:desc/>
        </draw:frame>
        <draw:frame draw:id="id171" draw:style-name="a1039" draw:name="Espaço Reservado para Rodapé 2" svg:x="7.08333in" svg:y="6.83333in" svg:width="2.41667in" svg:height="0.5in">
          <draw:text-box>
            <text:p text:style-name="a1038" text:class-names="" text:cond-style-name=""><text:span text:style-name="a1037" text:class-names="">UFSC/2006</text:span></text:p>
          </draw:text-box>
          <svg:title/>
          <svg:desc/>
        </draw:frame>
        <draw:custom-shape svg:x="2.25in" svg:y="0.33333in" svg:width="5.58333in" svg:height="0.75in" draw:id="id172" draw:style-name="a1042" draw:name="AutoShape 1027">
          <svg:title/>
          <svg:desc/>
          <text:p text:style-name="a1041" text:class-names="" text:cond-style-name=""><text:span text:style-name="a1040" text:class-names="">CAPA E FOLHA DE ROSTO</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custom-shape svg:x="0.25in" svg:y="0.25in" svg:width="0.67188in" svg:height="0.52951in" draw:id="id174" draw:style-name="a1045" draw:name="AutoShape 1028">
          <svg:title/>
          <svg:desc/>
          <text:p text:style-name="a1044" text:class-names="" text:cond-style-name="" text:id="id173"><text:span text:style-name="a1043" text:class-names="">09</text:span></text:p>
          <draw:enhanced-geometry xmlns:dr3d="urn:oasis:names:tc:opendocument:xmlns:dr3d:1.0" draw:path-stretchpoint-x="21600" draw:path-stretchpoint-y="21600" draw:type="non-primitive" svg:viewBox="0 0 21600 21600" draw:enhanced-path="S M ?f12 ?f12 L ?f13 ?f12 ?f13 ?f14 ?f12 ?f14 Z N S M ?f0 ?f2 L ?f1 ?f2 ?f13 ?f12 ?f12 ?f12 Z N S M ?f0 ?f3 L ?f12 ?f14 ?f13 ?f14 ?f1 ?f3 Z N S M ?f0 ?f2 L ?f12 ?f12 ?f12 ?f14 ?f0 ?f3 Z N S M ?f1 ?f2 L ?f1 ?f3 ?f13 ?f14 ?f13 ?f12 Z N F M ?f0 ?f2 L ?f1 ?f2 ?f1 ?f3 ?f0 ?f3 Z M ?f12 ?f12 L ?f13 ?f12 ?f13 ?f14 ?f12 ?f14 Z M ?f0 ?f2 L ?f12 ?f12 M ?f0 ?f3 L ?f12 ?f14 M ?f1 ?f2 L ?f13 ?f12 M ?f1 ?f3 L ?f13 ?f14 N" draw:text-areas="?f12 ?f12 ?f13 ?f14" draw:glue-points="?f13 ?f6 ?f9 ?f14 ?f12 ?f6 ?f9 ?f12" draw:glue-point-leaving-directions="-90, -180, -270, -360" draw:modifiers="125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f10 * ?f11 / 100000"/>
            <draw:equation draw:name="f13" draw:formula="?f1 - ?f12"/>
            <draw:equation draw:name="f14" draw:formula="?f3 - ?f12"/>
          </draw:enhanced-geometry>
        </draw:custom-shape>
        <draw:frame draw:id="id175" draw:style-name="a1046" draw:name="Object 1029" svg:x="1.66667in" svg:y="1.18229in" svg:width="6.58333in" svg:height="5.31771in" style:rel-width="scale" style:rel-height="scale">
          <draw:object-ole draw:class-id="0003000A-0000-0000-C000-000000000046" xlink:href="Object 3" xlink:type="simple" xlink:show="embed" xlink:actuate="onLoad"/>
          <draw:image xlink:href="ObjectReplacements/Object 3" xlink:type="simple" xlink:show="embed" xlink:actuate="onLoad"/>
          <svg:title/>
          <svg:desc/>
        </draw:frame>
        <draw:custom-shape svg:x="1in" svg:y="3.5in" svg:width="1.08333in" svg:height="0.5in" draw:id="id176" draw:style-name="a1049" draw:name="AutoShape 1030">
          <svg:title/>
          <svg:desc/>
          <text:p text:style-name="a1048" text:class-names="" text:cond-style-name=""><text:span text:style-name="a1047" text:class-names="">3cm</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custom-shape svg:x="6.41667in" svg:y="6.33333in" svg:width="0.91667in" svg:height="0.5in" draw:id="id177" draw:style-name="a1052" draw:name="AutoShape 1031">
          <svg:title/>
          <svg:desc/>
          <text:p text:style-name="a1051" text:class-names="" text:cond-style-name=""><text:span text:style-name="a1050" text:class-names="">2cm</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custom-shape svg:x="2.66667in" svg:y="6.33333in" svg:width="0.91667in" svg:height="0.5in" draw:id="id178" draw:style-name="a1055" draw:name="AutoShape 1032">
          <svg:title/>
          <svg:desc/>
          <text:p text:style-name="a1054" text:class-names="" text:cond-style-name=""><text:span text:style-name="a1053" text:class-names="">2cm</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custom-shape svg:x="8in" svg:y="3.58333in" svg:width="0.91667in" svg:height="0.5in" draw:id="id179" draw:style-name="a1058" draw:name="AutoShape 1033">
          <svg:title/>
          <svg:desc/>
          <text:p text:style-name="a1057" text:class-names="" text:cond-style-name=""><text:span text:style-name="a1056" text:class-names="">2cm</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custom-shape svg:x="2.83333in" svg:y="1.16667in" svg:width="0.91667in" svg:height="0.5in" draw:id="id180" draw:style-name="a1061" draw:name="AutoShape 1034">
          <svg:title/>
          <svg:desc/>
          <text:p text:style-name="a1060" text:class-names="" text:cond-style-name=""><text:span text:style-name="a1059" text:class-names="">3cm</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custom-shape svg:x="6.08333in" svg:y="1.16667in" svg:width="0.91667in" svg:height="0.41667in" draw:id="id181" draw:style-name="a1064" draw:name="AutoShape 1035">
          <svg:title/>
          <svg:desc/>
          <text:p text:style-name="a1063" text:class-names="" text:cond-style-name=""><text:span text:style-name="a1062" text:class-names="">3cm</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page>
      <draw:page draw:name="Slide6" draw:style-name="a1065" draw:master-page-name="Master1-Layout2-obj-Título-e-conteúdo" presentation:presentation-page-layout-name="Master1-PPL2" draw:id="Slide-261">
        <draw:frame draw:id="id182" draw:style-name="a1068" draw:name="Espaço Reservado para Data 3" svg:x="0.75in" svg:y="6.83333in" svg:width="5.25in" svg:height="0.5in">
          <draw:text-box>
            <text:p text:style-name="a1067" text:class-names="" text:cond-style-name=""><text:span text:style-name="a1066" text:class-names="">Maria Bernardete M. Alves e Marili I. Lopes</text:span></text:p>
          </draw:text-box>
          <svg:title/>
          <svg:desc/>
        </draw:frame>
        <draw:frame draw:id="id183" draw:style-name="a1071" draw:name="Espaço Reservado para Rodapé 4" svg:x="7.08333in" svg:y="6.83333in" svg:width="2.41667in" svg:height="0.5in">
          <draw:text-box>
            <text:p text:style-name="a1070" text:class-names="" text:cond-style-name=""><text:span text:style-name="a1069" text:class-names="">UFSC/2006</text:span></text:p>
          </draw:text-box>
          <svg:title/>
          <svg:desc/>
        </draw:frame>
        <draw:custom-shape svg:x="0.23264in" svg:y="0.2691in" svg:width="0.7066in" svg:height="0.49132in" draw:id="id185" draw:style-name="a1074" draw:name="AutoShape 4">
          <svg:title/>
          <svg:desc/>
          <text:p text:style-name="a1073" text:class-names="" text:cond-style-name="" text:id="id184"><text:span text:style-name="a1072" text:class-names="">10</text:span></text:p>
          <draw:enhanced-geometry xmlns:dr3d="urn:oasis:names:tc:opendocument:xmlns:dr3d:1.0" draw:path-stretchpoint-x="21600" draw:path-stretchpoint-y="21600" draw:type="non-primitive" svg:viewBox="0 0 21600 21600" draw:enhanced-path="S M ?f12 ?f12 L ?f13 ?f12 ?f13 ?f14 ?f12 ?f14 Z N S M ?f0 ?f2 L ?f1 ?f2 ?f13 ?f12 ?f12 ?f12 Z N S M ?f0 ?f3 L ?f12 ?f14 ?f13 ?f14 ?f1 ?f3 Z N S M ?f0 ?f2 L ?f12 ?f12 ?f12 ?f14 ?f0 ?f3 Z N S M ?f1 ?f2 L ?f1 ?f3 ?f13 ?f14 ?f13 ?f12 Z N F M ?f0 ?f2 L ?f1 ?f2 ?f1 ?f3 ?f0 ?f3 Z M ?f12 ?f12 L ?f13 ?f12 ?f13 ?f14 ?f12 ?f14 Z M ?f0 ?f2 L ?f12 ?f12 M ?f0 ?f3 L ?f12 ?f14 M ?f1 ?f2 L ?f13 ?f12 M ?f1 ?f3 L ?f13 ?f14 N" draw:text-areas="?f12 ?f12 ?f13 ?f14" draw:glue-points="?f13 ?f6 ?f9 ?f14 ?f12 ?f6 ?f9 ?f12" draw:glue-point-leaving-directions="-90, -180, -270, -360" draw:modifiers="125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f10 * ?f11 / 100000"/>
            <draw:equation draw:name="f13" draw:formula="?f1 - ?f12"/>
            <draw:equation draw:name="f14" draw:formula="?f3 - ?f12"/>
          </draw:enhanced-geometry>
        </draw:custom-shape>
        <draw:custom-shape svg:x="0.5in" svg:y="2.16667in" svg:width="9.08333in" svg:height="3.38542in" draw:id="id188" draw:style-name="a1081" draw:name="Comment 5">
          <svg:title/>
          <svg:desc/>
          <text:p text:style-name="a1077" text:class-names="" text:cond-style-name="" text:id="id186"><text:span text:style-name="a1075" text:class-names="">4 Errata:</text:span><text:span text:style-name="a1076" text:class-names=""><text:s text:c="1"/>Elemento opcional, deve ser inserida logo após a folha de rosto.</text:span></text:p>
          <text:p text:style-name="a1080" text:class-names="" text:cond-style-name="" text:id="id187"><text:span text:style-name="a1078" text:class-names="">5 Folha de Aprovação:</text:span><text:span text:style-name="a1079" text:class-names=""><text:s text:c="1"/>Elemento obrigatório, deve conter: autor, título por extenso e subtítulo, se houver, natureza, objetivo, nome da instituição, área de concentração, data de aprovação, nome, titulação e assinatura e instituição dos membros componentes da banca examinadora. (NBR14714, 2005).</text:span></text:p>
          <draw:enhanced-geometry xmlns:dr3d="urn:oasis:names:tc:opendocument:xmlns:dr3d:1.0" draw:type="non-primitive" svg:viewBox="0 0 21600 21600" draw:enhanced-path="M 0 0 L 21600 0 21600 21600 0 21600 Z N"/>
        </draw:custom-shape>
        <draw:frame draw:id="id190" presentation:style-name="a1085" draw:name="Rectangle 12" svg:x="1.41667in" svg:y="0.33333in" svg:width="6.83333in" svg:height="1in" presentation:class="title" presentation:placeholder="false">
          <draw:text-box>
            <text:p text:style-name="a1084" text:class-names="" text:cond-style-name="" text:id="id189"><text:span text:style-name="a1082" text:class-names=""><text:s text:c="1"/></text:span><text:span text:style-name="a1083" text:class-names="">Errata, <text:s text:c="1"/>Folha de <text:s text:c="1"/>Aprovação</text:span></text:p>
          </draw:text-box>
          <svg:title/>
          <svg:desc/>
        </draw:fram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4" presentation:preset-sub-type="16" presentation:preset-class="entrance" presentation:group-id="0" smil:begin="0.0s" smil:fill="hold">
                  <anim:set smil:targetElement="id190" smil:attributeName="visibility" smil:to="visible" smil:begin="0.0s" smil:dur="0.001s" smil:fill="hold"/>
                  <anim:transitionFilter smil:targetElement="id190" smil:type="irisWipe" smil:subtype="rectangle" smil:direction="reverse" smil:dur="0.5s"/>
                </anim:par>
              </anim:par>
            </anim:par>
            <anim:par presentation:node-type="on-click" smil:begin="indefinite" smil:fill="hold">
              <anim:par presentation:node-type="with-previous" smil:begin="0.0s" smil:fill="hold">
                <anim:par presentation:node-type="on-click" presentation:preset-id="23" presentation:preset-sub-type="16" presentation:preset-class="entrance" presentation:group-id="0" smil:begin="0.0s" smil:fill="hold">
                  <anim:set smil:targetElement="id188" smil:attributeName="visibility" smil:to="visible" smil:begin="0.0s" smil:dur="0.001s" smil:fill="hold"/>
                  <anim:animate smil:targetElement="id188" smil:attributeName="width" smil:values="0;width" smil:keyTimes="0.0;1.0" smil:dur="0.5s" smil:fill="hold"/>
                  <anim:animate smil:targetElement="id188" smil:attributeName="height" smil:values="0;height" smil:keyTimes="0.0;1.0" smil:dur="0.5s" smil:fill="hold"/>
                </anim:par>
              </anim:par>
            </anim:par>
          </anim:seq>
        </anim:par>
      </draw:page>
      <draw:page draw:name="Slide29" draw:style-name="a1086" draw:master-page-name="Master1-Layout7-blank-Em-branco" presentation:presentation-page-layout-name="Master1-PPL7" draw:id="Slide-284">
        <draw:frame draw:id="id191" draw:style-name="a1089" draw:name="Espaço Reservado para Data 1" svg:x="0.75in" svg:y="6.83333in" svg:width="5.25in" svg:height="0.5in">
          <draw:text-box>
            <text:p text:style-name="a1088" text:class-names="" text:cond-style-name=""><text:span text:style-name="a1087" text:class-names="">Maria Bernardete M. Alves e Marili I. Lopes</text:span></text:p>
          </draw:text-box>
          <svg:title/>
          <svg:desc/>
        </draw:frame>
        <draw:frame draw:id="id192" draw:style-name="a1092" draw:name="Espaço Reservado para Rodapé 2" svg:x="7.08333in" svg:y="6.83333in" svg:width="2.41667in" svg:height="0.5in">
          <draw:text-box>
            <text:p text:style-name="a1091" text:class-names="" text:cond-style-name=""><text:span text:style-name="a1090" text:class-names="">UFSC/2006</text:span></text:p>
          </draw:text-box>
          <svg:title/>
          <svg:desc/>
        </draw:frame>
        <draw:custom-shape svg:x="0.25in" svg:y="1.41667in" svg:width="3.08333in" svg:height="0.66667in" draw:id="id193" draw:style-name="a1095" draw:name="AutoShape 1031">
          <svg:title/>
          <svg:desc/>
          <text:p text:style-name="a1094" text:class-names="" text:cond-style-name=""><text:span text:style-name="a1093" text:class-names="">Folha de aprovação</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custom-shape svg:x="0.25in" svg:y="0.25in" svg:width="0.67188in" svg:height="0.52951in" draw:id="id195" draw:style-name="a1098" draw:name="AutoShape 1033">
          <svg:title/>
          <svg:desc/>
          <text:p text:style-name="a1097" text:class-names="" text:cond-style-name="" text:id="id194"><text:span text:style-name="a1096" text:class-names="">11</text:span></text:p>
          <draw:enhanced-geometry xmlns:dr3d="urn:oasis:names:tc:opendocument:xmlns:dr3d:1.0" draw:path-stretchpoint-x="21600" draw:path-stretchpoint-y="21600" draw:type="non-primitive" svg:viewBox="0 0 21600 21600" draw:enhanced-path="S M ?f12 ?f12 L ?f13 ?f12 ?f13 ?f14 ?f12 ?f14 Z N S M ?f0 ?f2 L ?f1 ?f2 ?f13 ?f12 ?f12 ?f12 Z N S M ?f0 ?f3 L ?f12 ?f14 ?f13 ?f14 ?f1 ?f3 Z N S M ?f0 ?f2 L ?f12 ?f12 ?f12 ?f14 ?f0 ?f3 Z N S M ?f1 ?f2 L ?f1 ?f3 ?f13 ?f14 ?f13 ?f12 Z N F M ?f0 ?f2 L ?f1 ?f2 ?f1 ?f3 ?f0 ?f3 Z M ?f12 ?f12 L ?f13 ?f12 ?f13 ?f14 ?f12 ?f14 Z M ?f0 ?f2 L ?f12 ?f12 M ?f0 ?f3 L ?f12 ?f14 M ?f1 ?f2 L ?f13 ?f12 M ?f1 ?f3 L ?f13 ?f14 N" draw:text-areas="?f12 ?f12 ?f13 ?f14" draw:glue-points="?f13 ?f6 ?f9 ?f14 ?f12 ?f6 ?f9 ?f12" draw:glue-point-leaving-directions="-90, -180, -270, -360" draw:modifiers="125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f10 * ?f11 / 100000"/>
            <draw:equation draw:name="f13" draw:formula="?f1 - ?f12"/>
            <draw:equation draw:name="f14" draw:formula="?f3 - ?f12"/>
          </draw:enhanced-geometry>
        </draw:custom-shape>
        <draw:frame draw:id="id196" draw:style-name="a1099" draw:name="Object 1034" svg:x="4.16667in" svg:y="0.83333in" svg:width="4.25in" svg:height="5.66667in" style:rel-width="scale" style:rel-height="scale">
          <draw:object-ole draw:class-id="0003000A-0000-0000-C000-000000000046" xlink:href="Object 4" xlink:type="simple" xlink:show="embed" xlink:actuate="onLoad"/>
          <draw:image xlink:href="ObjectReplacements/Object 4" xlink:type="simple" xlink:show="embed" xlink:actuate="onLoad"/>
          <svg:title/>
          <svg:desc/>
        </draw:frame>
        <draw:custom-shape svg:x="5.91667in" svg:y="6.16667in" svg:width="0.91667in" svg:height="0.5in" draw:id="id197" draw:style-name="a1102" draw:name="AutoShape 1030">
          <svg:title/>
          <svg:desc/>
          <text:p text:style-name="a1101" text:class-names="" text:cond-style-name=""><text:span text:style-name="a1100" text:class-names="">2cm</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custom-shape svg:x="5.75in" svg:y="0.58333in" svg:width="0.91667in" svg:height="0.5in" draw:id="id198" draw:style-name="a1105" draw:name="AutoShape 1028">
          <svg:title/>
          <svg:desc/>
          <text:p text:style-name="a1104" text:class-names="" text:cond-style-name=""><text:span text:style-name="a1103" text:class-names="">3cm</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custom-shape svg:x="3.58333in" svg:y="2.91667in" svg:width="0.91667in" svg:height="0.58333in" draw:id="id199" draw:style-name="a1108" draw:name="AutoShape 1027">
          <svg:title/>
          <svg:desc/>
          <text:p text:style-name="a1107" text:class-names="" text:cond-style-name=""><text:span text:style-name="a1106" text:class-names="">3cm</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custom-shape svg:x="8.16667in" svg:y="3.33333in" svg:width="0.91667in" svg:height="0.5in" draw:id="id200" draw:style-name="a1111" draw:name="AutoShape 1029">
          <svg:title/>
          <svg:desc/>
          <text:p text:style-name="a1110" text:class-names="" text:cond-style-name=""><text:span text:style-name="a1109" text:class-names="">2cm</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page>
      <draw:page draw:name="Slide20" draw:style-name="a1112" draw:master-page-name="Master1-Layout2-obj-Título-e-conteúdo" presentation:presentation-page-layout-name="Master1-PPL2" draw:id="Slide-275">
        <draw:frame draw:id="id201" draw:style-name="a1115" draw:name="Espaço Reservado para Data 3" svg:x="0.75in" svg:y="6.83333in" svg:width="5.25in" svg:height="0.5in">
          <draw:text-box>
            <text:p text:style-name="a1114" text:class-names="" text:cond-style-name=""><text:span text:style-name="a1113" text:class-names="">Maria Bernardete M. Alves e Marili I. Lopes</text:span></text:p>
          </draw:text-box>
          <svg:title/>
          <svg:desc/>
        </draw:frame>
        <draw:frame draw:id="id202" draw:style-name="a1118" draw:name="Espaço Reservado para Rodapé 4" svg:x="7.08333in" svg:y="6.83333in" svg:width="2.41667in" svg:height="0.5in">
          <draw:text-box>
            <text:p text:style-name="a1117" text:class-names="" text:cond-style-name=""><text:span text:style-name="a1116" text:class-names="">UFSC/2006</text:span></text:p>
          </draw:text-box>
          <svg:title/>
          <svg:desc/>
        </draw:frame>
        <draw:custom-shape svg:x="0.25in" svg:y="0.25in" svg:width="0.67188in" svg:height="0.52951in" draw:id="id204" draw:style-name="a1121" draw:name="AutoShape 4">
          <svg:title/>
          <svg:desc/>
          <text:p text:style-name="a1120" text:class-names="" text:cond-style-name="" text:id="id203"><text:span text:style-name="a1119" text:class-names="">12</text:span></text:p>
          <draw:enhanced-geometry xmlns:dr3d="urn:oasis:names:tc:opendocument:xmlns:dr3d:1.0" draw:path-stretchpoint-x="21600" draw:path-stretchpoint-y="21600" draw:type="non-primitive" svg:viewBox="0 0 21600 21600" draw:enhanced-path="S M ?f12 ?f12 L ?f13 ?f12 ?f13 ?f14 ?f12 ?f14 Z N S M ?f0 ?f2 L ?f1 ?f2 ?f13 ?f12 ?f12 ?f12 Z N S M ?f0 ?f3 L ?f12 ?f14 ?f13 ?f14 ?f1 ?f3 Z N S M ?f0 ?f2 L ?f12 ?f12 ?f12 ?f14 ?f0 ?f3 Z N S M ?f1 ?f2 L ?f1 ?f3 ?f13 ?f14 ?f13 ?f12 Z N F M ?f0 ?f2 L ?f1 ?f2 ?f1 ?f3 ?f0 ?f3 Z M ?f12 ?f12 L ?f13 ?f12 ?f13 ?f14 ?f12 ?f14 Z M ?f0 ?f2 L ?f12 ?f12 M ?f0 ?f3 L ?f12 ?f14 M ?f1 ?f2 L ?f13 ?f12 M ?f1 ?f3 L ?f13 ?f14 N" draw:text-areas="?f12 ?f12 ?f13 ?f14" draw:glue-points="?f13 ?f6 ?f9 ?f14 ?f12 ?f6 ?f9 ?f12" draw:glue-point-leaving-directions="-90, -180, -270, -360" draw:modifiers="125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f10 * ?f11 / 100000"/>
            <draw:equation draw:name="f13" draw:formula="?f1 - ?f12"/>
            <draw:equation draw:name="f14" draw:formula="?f3 - ?f12"/>
          </draw:enhanced-geometry>
        </draw:custom-shape>
        <draw:frame draw:id="id206" presentation:style-name="a1127" draw:name="Rectangle 8" svg:x="1.91667in" svg:y="0.66667in" svg:width="6.41667in" svg:height="1.25in" presentation:class="title" presentation:placeholder="false">
          <draw:text-box>
            <text:p text:style-name="a1126" text:class-names="" text:cond-style-name="" text:id="id205"><text:span text:style-name="a1122" text:class-names=""><text:line-break/></text:span><text:span text:style-name="a1123" text:class-names=""><text:line-break/>Dedicatória, Agradecimentos<text:line-break/>Epígrafe<text:line-break/></text:span><text:span text:style-name="a1124" text:class-names=""><text:line-break/></text:span><text:span text:style-name="a1125" text:class-names=""/></text:p>
          </draw:text-box>
          <svg:title/>
          <svg:desc/>
        </draw:frame>
        <draw:frame draw:id="id211" presentation:style-name="a1143" draw:name="Rectangle 9" svg:x="0.75in" svg:y="2.16667in" svg:width="8.5in" svg:height="4.5in" presentation:class="outline" presentation:placeholder="false">
          <draw:text-box>
            <text:list text:style-name="a1131">
              <text:list-item>
                <text:p text:style-name="a1130" text:class-names="" text:cond-style-name="" text:id="id207"><text:span text:style-name="a1128" text:class-names="">6 Dedicatória:</text:span><text:span text:style-name="a1129" text:class-names=""><text:s text:c="1"/>Elemento opcional. Texto curto no qual o autor presta sua homenagem a alguém.</text:span></text:p>
              </text:list-item>
            </text:list>
            <text:list text:style-name="a1135">
              <text:list-item>
                <text:p text:style-name="a1134" text:class-names="" text:cond-style-name="" text:id="id208"><text:span text:style-name="a1132" text:class-names="">7 Agradecimentos:</text:span><text:span text:style-name="a1133" text:class-names=""><text:s text:c="1"/>Elemento opcional dirigido àqueles que prestaram <text:s text:c="1"/>contribuição à elaboração do trabalho.</text:span></text:p>
              </text:list-item>
            </text:list>
            <text:list text:style-name="a1139">
              <text:list-item>
                <text:p text:style-name="a1138" text:class-names="" text:cond-style-name="" text:id="id209"><text:span text:style-name="a1136" text:class-names="">8 Epígrafe:</text:span><text:span text:style-name="a1137" text:class-names=""><text:s text:c="1"/>Opcional, é uma citação seguida de indicação de autoria.</text:span></text:p>
              </text:list-item>
            </text:list>
            <text:list text:style-name="a1142">
              <text:list-item>
                <text:p text:style-name="a1141" text:class-names="" text:cond-style-name="" text:id="id210"><text:span text:style-name="a1140" text:class-names="">Nota: Pode também constar epígrafe nas folhas de abertura das seções primárias.</text:span></text:p>
              </text:list-item>
            </text:list>
          </draw:text-box>
          <svg:title/>
          <svg:desc/>
        </draw:fram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23" presentation:preset-sub-type="528" presentation:preset-class="entrance" presentation:group-id="0" smil:begin="0.0s" smil:fill="hold">
                  <anim:set smil:targetElement="id206" smil:attributeName="visibility" smil:to="visible" smil:begin="0.0s" smil:dur="0.001s" smil:fill="hold"/>
                  <anim:animate smil:targetElement="id206" smil:attributeName="width" smil:values="0;width" smil:keyTimes="0.0;1.0" smil:dur="0.5s" smil:fill="hold"/>
                  <anim:animate smil:targetElement="id206" smil:attributeName="height" smil:values="0;height" smil:keyTimes="0.0;1.0" smil:dur="0.5s" smil:fill="hold"/>
                  <anim:animate smil:targetElement="id206" smil:attributeName="x" smil:values="0,5;x" smil:keyTimes="0.0;1.0" smil:dur="0.5s" smil:fill="hold"/>
                  <anim:animate smil:targetElement="id206" smil:attributeName="y" smil:values="0,5;y" smil:keyTimes="0.0;1.0" smil:dur="0.5s" smil:fill="hold"/>
                </anim:par>
              </anim:par>
            </anim:par>
            <anim:par presentation:node-type="on-click" smil:begin="indefinite" smil:fill="hold">
              <anim:par presentation:node-type="with-previous" smil:begin="0.0s" smil:fill="hold">
                <anim:par presentation:node-type="on-click" presentation:preset-id="23" presentation:preset-sub-type="528" presentation:preset-class="entrance" presentation:group-id="0" smil:begin="0.0s" smil:fill="hold">
                  <anim:set smil:targetElement="id211" smil:attributeName="visibility" smil:to="visible" smil:begin="0.0s" smil:dur="0.001s" smil:fill="hold"/>
                  <anim:animate smil:targetElement="id211" smil:attributeName="width" smil:values="0;width" smil:keyTimes="0.0;1.0" smil:dur="0.5s" smil:fill="hold"/>
                  <anim:animate smil:targetElement="id211" smil:attributeName="height" smil:values="0;height" smil:keyTimes="0.0;1.0" smil:dur="0.5s" smil:fill="hold"/>
                  <anim:animate smil:targetElement="id211" smil:attributeName="x" smil:values="0,5;x" smil:keyTimes="0.0;1.0" smil:dur="0.5s" smil:fill="hold"/>
                  <anim:animate smil:targetElement="id211" smil:attributeName="y" smil:values="0,5;y" smil:keyTimes="0.0;1.0" smil:dur="0.5s" smil:fill="hold"/>
                </anim:par>
              </anim:par>
            </anim:par>
          </anim:seq>
        </anim:par>
      </draw:page>
      <draw:page draw:name="Slide7" draw:style-name="a1144" draw:master-page-name="Master1-Layout2-obj-Título-e-conteúdo" presentation:presentation-page-layout-name="Master1-PPL2" draw:id="Slide-262">
        <draw:frame draw:id="id212" draw:style-name="a1147" draw:name="Espaço Reservado para Data 3" svg:x="0.75in" svg:y="6.83333in" svg:width="5.25in" svg:height="0.5in">
          <draw:text-box>
            <text:p text:style-name="a1146" text:class-names="" text:cond-style-name=""><text:span text:style-name="a1145" text:class-names="">Maria Bernardete M. Alves e Marili I. Lopes</text:span></text:p>
          </draw:text-box>
          <svg:title/>
          <svg:desc/>
        </draw:frame>
        <draw:frame draw:id="id213" draw:style-name="a1150" draw:name="Espaço Reservado para Rodapé 4" svg:x="7.08333in" svg:y="6.83333in" svg:width="2.41667in" svg:height="0.5in">
          <draw:text-box>
            <text:p text:style-name="a1149" text:class-names="" text:cond-style-name=""><text:span text:style-name="a1148" text:class-names="">UFSC/2006</text:span></text:p>
          </draw:text-box>
          <svg:title/>
          <svg:desc/>
        </draw:frame>
        <draw:custom-shape svg:x="0.25in" svg:y="0.33333in" svg:width="0.67188in" svg:height="0.52951in" draw:id="id215" draw:style-name="a1153" draw:name="AutoShape 4">
          <svg:title/>
          <svg:desc/>
          <text:p text:style-name="a1152" text:class-names="" text:cond-style-name="" text:id="id214"><text:span text:style-name="a1151" text:class-names="">13</text:span></text:p>
          <draw:enhanced-geometry xmlns:dr3d="urn:oasis:names:tc:opendocument:xmlns:dr3d:1.0" draw:path-stretchpoint-x="21600" draw:path-stretchpoint-y="21600" draw:type="non-primitive" svg:viewBox="0 0 21600 21600" draw:enhanced-path="S M ?f12 ?f12 L ?f13 ?f12 ?f13 ?f14 ?f12 ?f14 Z N S M ?f0 ?f2 L ?f1 ?f2 ?f13 ?f12 ?f12 ?f12 Z N S M ?f0 ?f3 L ?f12 ?f14 ?f13 ?f14 ?f1 ?f3 Z N S M ?f0 ?f2 L ?f12 ?f12 ?f12 ?f14 ?f0 ?f3 Z N S M ?f1 ?f2 L ?f1 ?f3 ?f13 ?f14 ?f13 ?f12 Z N F M ?f0 ?f2 L ?f1 ?f2 ?f1 ?f3 ?f0 ?f3 Z M ?f12 ?f12 L ?f13 ?f12 ?f13 ?f14 ?f12 ?f14 Z M ?f0 ?f2 L ?f12 ?f12 M ?f0 ?f3 L ?f12 ?f14 M ?f1 ?f2 L ?f13 ?f12 M ?f1 ?f3 L ?f13 ?f14 N" draw:text-areas="?f12 ?f12 ?f13 ?f14" draw:glue-points="?f13 ?f6 ?f9 ?f14 ?f12 ?f6 ?f9 ?f12" draw:glue-point-leaving-directions="-90, -180, -270, -360" draw:modifiers="125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f10 * ?f11 / 100000"/>
            <draw:equation draw:name="f13" draw:formula="?f1 - ?f12"/>
            <draw:equation draw:name="f14" draw:formula="?f3 - ?f12"/>
          </draw:enhanced-geometry>
        </draw:custom-shape>
        <draw:frame draw:id="id217" presentation:style-name="a1158" draw:name="Text Box 10" svg:x="2.16667in" svg:y="0.66667in" svg:width="5.58333in" svg:height="1.33333in" presentation:class="title" presentation:placeholder="false">
          <draw:text-box>
            <text:p text:style-name="a1157" text:class-names="" text:cond-style-name="" text:id="id216"><text:span text:style-name="a1154" text:class-names="">Elementos obrigatórios:<text:s text:c="1"/></text:span><text:span text:style-name="a1155" text:class-names="">Resumo e Abstract</text:span><text:span text:style-name="a1156" text:class-names=""/></text:p>
          </draw:text-box>
          <svg:title/>
          <svg:desc/>
        </draw:frame>
        <draw:frame draw:id="id221" presentation:style-name="a1174" draw:name="Rectangle 11" svg:x="0.83333in" svg:y="2.83333in" svg:width="8.5in" svg:height="3.16667in" presentation:class="outline" presentation:placeholder="false">
          <draw:text-box>
            <text:list text:style-name="a1163">
              <text:list-item>
                <text:p text:style-name="a1162" text:class-names="" text:cond-style-name="" text:id="id218"><text:span text:style-name="a1159" text:class-names="">9 Resumo em português</text:span><text:span text:style-name="a1160" text:class-names="">:</text:span><text:span text:style-name="a1161" text:class-names=""><text:s text:c="1"/>é a apresentação concisa do conteúdo do trabalho, não devendo ultrapassar 500 palavras, seguido das palavras-chave e ou descritores, conforme NBR-6028, 2003.</text:span></text:p>
              </text:list-item>
            </text:list>
            <text:list text:style-name="a1166">
              <text:list-item>
                <text:p text:style-name="a1165" text:class-names="" text:cond-style-name="" text:id="id219"><text:span text:style-name="a1164" text:class-names=""/></text:p>
              </text:list-item>
            </text:list>
            <text:list text:style-name="a1173">
              <text:list-item>
                <text:p text:style-name="a1172" text:class-names="" text:cond-style-name="" text:id="id220"><text:span text:style-name="a1167" text:class-names="">10 Resumo em inglês (</text:span><text:span text:style-name="a1168" text:class-names="">Abstract):</text:span><text:span text:style-name="a1169" text:class-names=""><text:s text:c="1"/></text:span><text:span text:style-name="a1170" text:class-names="">(tradução do resumo), seguido das palavras-chave e/ ou descritores.</text:span><text:span text:style-name="a1171" text:class-names=""/></text:p>
              </text:list-item>
            </text:list>
          </draw:text-box>
          <svg:title/>
          <svg:desc/>
        </draw:fram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iterate presentation:node-type="on-click" presentation:preset-id="10" presentation:preset-sub-type="10" presentation:preset-class="entrance" presentation:group-id="0" smil:targetElement="id217" anim:iterate-type="by-letter" anim:iterate-interval="PT0.075000S" smil:begin="0.0s" smil:fill="hold">
                  <anim:set smil:targetElement="id217" smil:attributeName="visibility" smil:to="visible" smil:begin="0.0s" smil:dur="0.001s" smil:fill="hold"/>
                  <anim:transitionFilter smil:targetElement="id217" smil:type="fade" smil:subtype="crossfade" smil:dur="0.075s"/>
                </anim:iterate>
              </anim:par>
            </anim:par>
            <anim:par presentation:node-type="on-click" smil:begin="indefinite" smil:fill="hold">
              <anim:par presentation:node-type="with-previous" smil:begin="0.0s" smil:fill="hold">
                <anim:par presentation:node-type="on-click" presentation:preset-id="10" presentation:preset-sub-type="3" presentation:preset-class="entrance" presentation:group-id="0" smil:begin="0.0s" smil:fill="hold">
                  <anim:set smil:targetElement="id221" smil:attributeName="visibility" smil:to="visible" smil:begin="0.0s" smil:dur="0.001s" smil:fill="hold"/>
                  <anim:transitionFilter smil:targetElement="id221" smil:type="fade" smil:subtype="crossfade" smil:dur="0.5s"/>
                </anim:par>
              </anim:par>
            </anim:par>
          </anim:seq>
        </anim:par>
      </draw:page>
      <draw:page draw:name="Slide30" draw:style-name="a1175" draw:master-page-name="Master1-Layout7-blank-Em-branco" presentation:presentation-page-layout-name="Master1-PPL7" draw:id="Slide-285">
        <draw:frame draw:id="id222" draw:style-name="a1178" draw:name="Espaço Reservado para Data 1" svg:x="0.75in" svg:y="6.83333in" svg:width="5.25in" svg:height="0.5in">
          <draw:text-box>
            <text:p text:style-name="a1177" text:class-names="" text:cond-style-name=""><text:span text:style-name="a1176" text:class-names="">Maria Bernardete M. Alves e Marili I. Lopes</text:span></text:p>
          </draw:text-box>
          <svg:title/>
          <svg:desc/>
        </draw:frame>
        <draw:frame draw:id="id223" draw:style-name="a1181" draw:name="Espaço Reservado para Rodapé 2" svg:x="7.08333in" svg:y="6.83333in" svg:width="2.41667in" svg:height="0.5in">
          <draw:text-box>
            <text:p text:style-name="a1180" text:class-names="" text:cond-style-name=""><text:span text:style-name="a1179" text:class-names="">UFSC/2006</text:span></text:p>
          </draw:text-box>
          <svg:title/>
          <svg:desc/>
        </draw:frame>
        <draw:custom-shape svg:x="0.25in" svg:y="0.25in" svg:width="0.67188in" svg:height="0.52951in" draw:id="id225" draw:style-name="a1184" draw:name="AutoShape 15">
          <svg:title/>
          <svg:desc/>
          <text:p text:style-name="a1183" text:class-names="" text:cond-style-name="" text:id="id224"><text:span text:style-name="a1182" text:class-names="">14</text:span></text:p>
          <draw:enhanced-geometry xmlns:dr3d="urn:oasis:names:tc:opendocument:xmlns:dr3d:1.0" draw:path-stretchpoint-x="21600" draw:path-stretchpoint-y="21600" draw:type="non-primitive" svg:viewBox="0 0 21600 21600" draw:enhanced-path="S M ?f12 ?f12 L ?f13 ?f12 ?f13 ?f14 ?f12 ?f14 Z N S M ?f0 ?f2 L ?f1 ?f2 ?f13 ?f12 ?f12 ?f12 Z N S M ?f0 ?f3 L ?f12 ?f14 ?f13 ?f14 ?f1 ?f3 Z N S M ?f0 ?f2 L ?f12 ?f12 ?f12 ?f14 ?f0 ?f3 Z N S M ?f1 ?f2 L ?f1 ?f3 ?f13 ?f14 ?f13 ?f12 Z N F M ?f0 ?f2 L ?f1 ?f2 ?f1 ?f3 ?f0 ?f3 Z M ?f12 ?f12 L ?f13 ?f12 ?f13 ?f14 ?f12 ?f14 Z M ?f0 ?f2 L ?f12 ?f12 M ?f0 ?f3 L ?f12 ?f14 M ?f1 ?f2 L ?f13 ?f12 M ?f1 ?f3 L ?f13 ?f14 N" draw:text-areas="?f12 ?f12 ?f13 ?f14" draw:glue-points="?f13 ?f6 ?f9 ?f14 ?f12 ?f6 ?f9 ?f12" draw:glue-point-leaving-directions="-90, -180, -270, -360" draw:modifiers="125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f10 * ?f11 / 100000"/>
            <draw:equation draw:name="f13" draw:formula="?f1 - ?f12"/>
            <draw:equation draw:name="f14" draw:formula="?f3 - ?f12"/>
          </draw:enhanced-geometry>
        </draw:custom-shape>
        <draw:frame draw:id="id226" draw:style-name="a1185" draw:name="Object 17" svg:x="1.66667in" svg:y="1.5in" svg:width="3.25in" svg:height="4.5in" style:rel-width="scale" style:rel-height="scale">
          <draw:object-ole draw:class-id="0003000A-0000-0000-C000-000000000046" xlink:href="Object 5" xlink:type="simple" xlink:show="embed" xlink:actuate="onLoad"/>
          <draw:image xlink:href="ObjectReplacements/Object 5" xlink:type="simple" xlink:show="embed" xlink:actuate="onLoad"/>
          <svg:title/>
          <svg:desc/>
        </draw:frame>
        <draw:frame draw:id="id227" draw:style-name="a1186" draw:name="Object 18" svg:x="4.91667in" svg:y="1.5in" svg:width="3.25in" svg:height="4.5in" style:rel-width="scale" style:rel-height="scale">
          <draw:object-ole draw:class-id="0003000A-0000-0000-C000-000000000046" xlink:href="Object 6" xlink:type="simple" xlink:show="embed" xlink:actuate="onLoad"/>
          <draw:image xlink:href="ObjectReplacements/Object 6" xlink:type="simple" xlink:show="embed" xlink:actuate="onLoad"/>
          <svg:title/>
          <svg:desc/>
        </draw:frame>
        <draw:custom-shape svg:x="0.83333in" svg:y="3.41667in" svg:width="1.16667in" svg:height="0.58333in" draw:id="id228" draw:style-name="a1189" draw:name="AutoShape 13">
          <svg:title/>
          <svg:desc/>
          <text:p text:style-name="a1188" text:class-names="" text:cond-style-name=""><text:span text:style-name="a1187" text:class-names="">3cm</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custom-shape svg:x="2.83333in" svg:y="1.16667in" svg:width="1.16667in" svg:height="0.58333in" draw:id="id229" draw:style-name="a1192" draw:name="AutoShape 10">
          <svg:title/>
          <svg:desc/>
          <text:p text:style-name="a1191" text:class-names="" text:cond-style-name=""><text:span text:style-name="a1190" text:class-names="">3cm</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custom-shape svg:x="2.91667in" svg:y="5.75in" svg:width="1.16667in" svg:height="0.58333in" draw:id="id230" draw:style-name="a1195" draw:name="AutoShape 11">
          <svg:title/>
          <svg:desc/>
          <text:p text:style-name="a1194" text:class-names="" text:cond-style-name=""><text:span text:style-name="a1193" text:class-names="">2cm</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custom-shape svg:x="7.91667in" svg:y="3.75in" svg:width="1.16667in" svg:height="0.58333in" draw:id="id231" draw:style-name="a1198" draw:name="AutoShape 20">
          <svg:title/>
          <svg:desc/>
          <text:p text:style-name="a1197" text:class-names="" text:cond-style-name=""><text:span text:style-name="a1196" text:class-names="">2cm</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custom-shape svg:x="6in" svg:y="5.75in" svg:width="1.16667in" svg:height="0.58333in" draw:id="id232" draw:style-name="a1201" draw:name="AutoShape 21">
          <svg:title/>
          <svg:desc/>
          <text:p text:style-name="a1200" text:class-names="" text:cond-style-name=""><text:span text:style-name="a1199" text:class-names="">2cm</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custom-shape svg:x="5.91667in" svg:y="1.16667in" svg:width="1.16667in" svg:height="0.58333in" draw:id="id233" draw:style-name="a1204" draw:name="AutoShape 23">
          <svg:title/>
          <svg:desc/>
          <text:p text:style-name="a1203" text:class-names="" text:cond-style-name=""><text:span text:style-name="a1202" text:class-names="">3cm</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custom-shape svg:x="3.25in" svg:y="0.33333in" svg:width="3.08333in" svg:height="0.66667in" draw:id="id234" draw:style-name="a1207" draw:name="AutoShape 24">
          <svg:title/>
          <svg:desc/>
          <text:p text:style-name="a1206" text:class-names="" text:cond-style-name=""><text:span text:style-name="a1205" text:class-names="">Resumo e Abstract</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page>
      <draw:page draw:name="Slide8" draw:style-name="a1208" draw:master-page-name="Master1-Layout2-obj-Título-e-conteúdo" presentation:presentation-page-layout-name="Master1-PPL2" draw:id="Slide-263">
        <draw:frame draw:id="id235" draw:style-name="a1211" draw:name="Espaço Reservado para Data 3" svg:x="0.75in" svg:y="6.83333in" svg:width="5.25in" svg:height="0.5in">
          <draw:text-box>
            <text:p text:style-name="a1210" text:class-names="" text:cond-style-name=""><text:span text:style-name="a1209" text:class-names="">Maria Bernardete M. Alves e Marili I. Lopes</text:span></text:p>
          </draw:text-box>
          <svg:title/>
          <svg:desc/>
        </draw:frame>
        <draw:frame draw:id="id236" draw:style-name="a1214" draw:name="Espaço Reservado para Rodapé 4" svg:x="7.08333in" svg:y="6.83333in" svg:width="2.41667in" svg:height="0.5in">
          <draw:text-box>
            <text:p text:style-name="a1213" text:class-names="" text:cond-style-name=""><text:span text:style-name="a1212" text:class-names="">UFSC/2006</text:span></text:p>
          </draw:text-box>
          <svg:title/>
          <svg:desc/>
        </draw:frame>
        <draw:custom-shape svg:x="0.25in" svg:y="0.25in" svg:width="0.67188in" svg:height="0.52951in" draw:id="id238" draw:style-name="a1217" draw:name="AutoShape 6">
          <svg:title/>
          <svg:desc/>
          <text:p text:style-name="a1216" text:class-names="" text:cond-style-name="" text:id="id237"><text:span text:style-name="a1215" text:class-names="">15</text:span></text:p>
          <draw:enhanced-geometry xmlns:dr3d="urn:oasis:names:tc:opendocument:xmlns:dr3d:1.0" draw:path-stretchpoint-x="21600" draw:path-stretchpoint-y="21600" draw:type="non-primitive" svg:viewBox="0 0 21600 21600" draw:enhanced-path="S M ?f12 ?f12 L ?f13 ?f12 ?f13 ?f14 ?f12 ?f14 Z N S M ?f0 ?f2 L ?f1 ?f2 ?f13 ?f12 ?f12 ?f12 Z N S M ?f0 ?f3 L ?f12 ?f14 ?f13 ?f14 ?f1 ?f3 Z N S M ?f0 ?f2 L ?f12 ?f12 ?f12 ?f14 ?f0 ?f3 Z N S M ?f1 ?f2 L ?f1 ?f3 ?f13 ?f14 ?f13 ?f12 Z N F M ?f0 ?f2 L ?f1 ?f2 ?f1 ?f3 ?f0 ?f3 Z M ?f12 ?f12 L ?f13 ?f12 ?f13 ?f14 ?f12 ?f14 Z M ?f0 ?f2 L ?f12 ?f12 M ?f0 ?f3 L ?f12 ?f14 M ?f1 ?f2 L ?f13 ?f12 M ?f1 ?f3 L ?f13 ?f14 N" draw:text-areas="?f12 ?f12 ?f13 ?f14" draw:glue-points="?f13 ?f6 ?f9 ?f14 ?f12 ?f6 ?f9 ?f12" draw:glue-point-leaving-directions="-90, -180, -270, -360" draw:modifiers="125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f10 * ?f11 / 100000"/>
            <draw:equation draw:name="f13" draw:formula="?f1 - ?f12"/>
            <draw:equation draw:name="f14" draw:formula="?f3 - ?f12"/>
          </draw:enhanced-geometry>
        </draw:custom-shape>
        <draw:frame draw:id="id242" presentation:style-name="a1231" draw:name="Rectangle 13" svg:x="0.5in" svg:y="1.66667in" svg:width="8.91667in" svg:height="5.16667in" presentation:class="outline" presentation:placeholder="false">
          <draw:text-box>
            <text:list text:style-name="a1221">
              <text:list-item>
                <text:p text:style-name="a1220" text:class-names="" text:cond-style-name="" text:id="id239"><text:span text:style-name="a1218" text:class-names="">11 Lista de ilustrações</text:span><text:span text:style-name="a1219" text:class-names=""><text:s text:c="1"/>(quadros, figuras, desenhos, mapas, etc): deve ser elaborada de acordo com a <text:s text:c="1"/>ordem apresentada no texto, indicando o respectivo número de página. Quando necessário, deve-se elaborar listas separadas para cada tipo de ilustração.</text:span></text:p>
              </text:list-item>
            </text:list>
            <text:list text:style-name="a1225">
              <text:list-item>
                <text:p text:style-name="a1224" text:class-names="" text:cond-style-name="" text:id="id240"><text:span text:style-name="a1222" text:class-names="">12 <text:s text:c="1"/>Lista de tabelas:<text:s text:c="1"/></text:span><text:span text:style-name="a1223" text:class-names="">Elaborada de acordo com a ordem apresentada no texto, com cada item designado com seu nome específico e o respectivo número da página.<text:s text:c="1"/></text:span></text:p>
              </text:list-item>
            </text:list>
            <text:list text:style-name="a1230">
              <text:list-item>
                <text:p text:style-name="a1229" text:class-names="" text:cond-style-name="" text:id="id241"><text:span text:style-name="a1226" text:class-names="">13 Lista de abreviaturas e siglas:</text:span><text:span text:style-name="a1227" text:class-names=""><text:s text:c="1"/>Relação alfabética das abreviaturas ou siglas utilizadas no texto, seguida das palavras ou expressões correspondentes grafadas por extenso. (NBR 14724, 2005)</text:span><text:span text:style-name="a1228" text:class-names=""/></text:p>
              </text:list-item>
            </text:list>
          </draw:text-box>
          <svg:title/>
          <svg:desc/>
        </draw:frame>
        <draw:frame draw:id="id244" presentation:style-name="a1238" draw:name="Rectangle 16" svg:x="1in" svg:y="0.41667in" svg:width="8.5in" svg:height="1.08333in" presentation:class="title" presentation:placeholder="false">
          <draw:text-box>
            <text:p text:style-name="a1237" text:class-names="" text:cond-style-name="" text:id="id243"><text:span text:style-name="a1232" text:class-names=""><text:s text:c="1"/><text:line-break/></text:span><text:span text:style-name="a1233" text:class-names="">Elementos opcionais:<text:s text:c="1"/></text:span><text:span text:style-name="a1234" text:class-names="">Lista de ilustrações, de Tabelas, siglas e Abreviaturas</text:span><text:span text:style-name="a1235" text:class-names=""><text:s text:c="1"/><text:line-break/></text:span><text:span text:style-name="a1236" text:class-names=""/></text:p>
          </draw:text-box>
          <svg:title/>
          <svg:desc/>
        </draw:fram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23" presentation:preset-sub-type="528" presentation:preset-class="entrance" presentation:group-id="0" smil:begin="0.0s" smil:fill="hold">
                  <anim:set smil:targetElement="id244" smil:attributeName="visibility" smil:to="visible" smil:begin="0.0s" smil:dur="0.001s" smil:fill="hold"/>
                  <anim:animate smil:targetElement="id244" smil:attributeName="width" smil:values="0;width" smil:keyTimes="0.0;1.0" smil:dur="0.5s" smil:fill="hold"/>
                  <anim:animate smil:targetElement="id244" smil:attributeName="height" smil:values="0;height" smil:keyTimes="0.0;1.0" smil:dur="0.5s" smil:fill="hold"/>
                  <anim:animate smil:targetElement="id244" smil:attributeName="x" smil:values="0,5;x" smil:keyTimes="0.0;1.0" smil:dur="0.5s" smil:fill="hold"/>
                  <anim:animate smil:targetElement="id244" smil:attributeName="y" smil:values="0,5;y" smil:keyTimes="0.0;1.0" smil:dur="0.5s" smil:fill="hold"/>
                </anim:par>
              </anim:par>
            </anim:par>
            <anim:par presentation:node-type="on-click" smil:begin="indefinite" smil:fill="hold">
              <anim:par presentation:node-type="with-previous" smil:begin="0.0s" smil:fill="hold">
                <anim:par presentation:node-type="on-click" presentation:preset-id="10" presentation:preset-sub-type="10" presentation:preset-class="entrance" presentation:group-id="0" smil:begin="0.0s" smil:fill="hold">
                  <anim:set smil:targetElement="id242" smil:attributeName="visibility" smil:to="visible" smil:begin="0.0s" smil:dur="0.001s" smil:fill="hold"/>
                  <anim:transitionFilter smil:targetElement="id242" smil:type="fade" smil:subtype="crossfade" smil:dur="0.5s"/>
                </anim:par>
              </anim:par>
            </anim:par>
          </anim:seq>
        </anim:par>
      </draw:page>
      <draw:page draw:name="Slide31" draw:style-name="a1239" draw:master-page-name="Master1-Layout7-blank-Em-branco" presentation:presentation-page-layout-name="Master1-PPL7" draw:id="Slide-286">
        <draw:frame draw:id="id245" draw:style-name="a1242" draw:name="Espaço Reservado para Data 1" svg:x="0.75in" svg:y="6.83333in" svg:width="5.25in" svg:height="0.5in">
          <draw:text-box>
            <text:p text:style-name="a1241" text:class-names="" text:cond-style-name=""><text:span text:style-name="a1240" text:class-names="">Maria Bernardete M. Alves e Marili I. Lopes</text:span></text:p>
          </draw:text-box>
          <svg:title/>
          <svg:desc/>
        </draw:frame>
        <draw:frame draw:id="id246" draw:style-name="a1245" draw:name="Espaço Reservado para Rodapé 2" svg:x="7.08333in" svg:y="6.83333in" svg:width="2.41667in" svg:height="0.5in">
          <draw:text-box>
            <text:p text:style-name="a1244" text:class-names="" text:cond-style-name=""><text:span text:style-name="a1243" text:class-names="">UFSC/2006</text:span></text:p>
          </draw:text-box>
          <svg:title/>
          <svg:desc/>
        </draw:frame>
        <draw:frame draw:id="id247" draw:style-name="a1246" draw:name="Object 11" svg:x="3.33333in" svg:y="1.91667in" svg:width="3.05729in" svg:height="4.23958in" style:rel-width="scale" style:rel-height="scale">
          <draw:object-ole draw:class-id="0003000A-0000-0000-C000-000000000046" xlink:href="Object 7" xlink:type="simple" xlink:show="embed" xlink:actuate="onLoad"/>
          <draw:image xlink:href="ObjectReplacements/Object 7" xlink:type="simple" xlink:show="embed" xlink:actuate="onLoad"/>
          <svg:title/>
          <svg:desc/>
        </draw:frame>
        <draw:custom-shape svg:x="4.25in" svg:y="5.91667in" svg:width="1.16667in" svg:height="0.58333in" draw:id="id248" draw:style-name="a1249" draw:name="AutoShape 7">
          <svg:title/>
          <svg:desc/>
          <text:p text:style-name="a1248" text:class-names="" text:cond-style-name=""><text:span text:style-name="a1247" text:class-names="">2cm</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custom-shape svg:x="3.16667in" svg:y="0.25in" svg:width="3.16667in" svg:height="0.91667in" draw:id="id249" draw:style-name="a1252" draw:name="AutoShape 9">
          <svg:title/>
          <svg:desc/>
          <text:p text:style-name="a1251" text:class-names="" text:cond-style-name=""><text:span text:style-name="a1250" text:class-names="">Listas de Ilustrações</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custom-shape svg:x="0.25in" svg:y="0.25in" svg:width="0.67188in" svg:height="0.52951in" draw:id="id251" draw:style-name="a1255" draw:name="AutoShape 10">
          <svg:title/>
          <svg:desc/>
          <text:p text:style-name="a1254" text:class-names="" text:cond-style-name="" text:id="id250"><text:span text:style-name="a1253" text:class-names="">16</text:span></text:p>
          <draw:enhanced-geometry xmlns:dr3d="urn:oasis:names:tc:opendocument:xmlns:dr3d:1.0" draw:path-stretchpoint-x="21600" draw:path-stretchpoint-y="21600" draw:type="non-primitive" svg:viewBox="0 0 21600 21600" draw:enhanced-path="S M ?f12 ?f12 L ?f13 ?f12 ?f13 ?f14 ?f12 ?f14 Z N S M ?f0 ?f2 L ?f1 ?f2 ?f13 ?f12 ?f12 ?f12 Z N S M ?f0 ?f3 L ?f12 ?f14 ?f13 ?f14 ?f1 ?f3 Z N S M ?f0 ?f2 L ?f12 ?f12 ?f12 ?f14 ?f0 ?f3 Z N S M ?f1 ?f2 L ?f1 ?f3 ?f13 ?f14 ?f13 ?f12 Z N F M ?f0 ?f2 L ?f1 ?f2 ?f1 ?f3 ?f0 ?f3 Z M ?f12 ?f12 L ?f13 ?f12 ?f13 ?f14 ?f12 ?f14 Z M ?f0 ?f2 L ?f12 ?f12 M ?f0 ?f3 L ?f12 ?f14 M ?f1 ?f2 L ?f13 ?f12 M ?f1 ?f3 L ?f13 ?f14 N" draw:text-areas="?f12 ?f12 ?f13 ?f14" draw:glue-points="?f13 ?f6 ?f9 ?f14 ?f12 ?f6 ?f9 ?f12" draw:glue-point-leaving-directions="-90, -180, -270, -360" draw:modifiers="125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f10 * ?f11 / 100000"/>
            <draw:equation draw:name="f13" draw:formula="?f1 - ?f12"/>
            <draw:equation draw:name="f14" draw:formula="?f3 - ?f12"/>
          </draw:enhanced-geometry>
        </draw:custom-shape>
        <draw:custom-shape svg:x="4.33333in" svg:y="1.41667in" svg:width="1.16667in" svg:height="0.58333in" draw:id="id252" draw:style-name="a1258" draw:name="AutoShape 8">
          <svg:title/>
          <svg:desc/>
          <text:p text:style-name="a1257" text:class-names="" text:cond-style-name=""><text:span text:style-name="a1256" text:class-names="">3cm</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custom-shape svg:x="6.25in" svg:y="3.83333in" svg:width="1.16667in" svg:height="0.58333in" draw:id="id253" draw:style-name="a1261" draw:name="AutoShape 6">
          <svg:title/>
          <svg:desc/>
          <text:p text:style-name="a1260" text:class-names="" text:cond-style-name=""><text:span text:style-name="a1259" text:class-names="">2cm</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custom-shape svg:x="2.5in" svg:y="3.66667in" svg:width="1.16667in" svg:height="0.58333in" draw:id="id254" draw:style-name="a1264" draw:name="AutoShape 5">
          <svg:title/>
          <svg:desc/>
          <text:p text:style-name="a1263" text:class-names="" text:cond-style-name=""><text:span text:style-name="a1262" text:class-names="">3cm</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page>
      <draw:page draw:name="Slide21" draw:style-name="a1265" draw:master-page-name="Master1-Layout2-obj-Título-e-conteúdo" presentation:presentation-page-layout-name="Master1-PPL2" draw:id="Slide-276">
        <draw:frame draw:id="id255" draw:style-name="a1268" draw:name="Espaço Reservado para Data 3" svg:x="0.75in" svg:y="6.83333in" svg:width="5.25in" svg:height="0.5in">
          <draw:text-box>
            <text:p text:style-name="a1267" text:class-names="" text:cond-style-name=""><text:span text:style-name="a1266" text:class-names="">Maria Bernardete M. Alves e Marili I. Lopes</text:span></text:p>
          </draw:text-box>
          <svg:title/>
          <svg:desc/>
        </draw:frame>
        <draw:frame draw:id="id256" draw:style-name="a1271" draw:name="Espaço Reservado para Rodapé 4" svg:x="7.08333in" svg:y="6.83333in" svg:width="2.41667in" svg:height="0.5in">
          <draw:text-box>
            <text:p text:style-name="a1270" text:class-names="" text:cond-style-name=""><text:span text:style-name="a1269" text:class-names="">UFSC/2006</text:span></text:p>
          </draw:text-box>
          <svg:title/>
          <svg:desc/>
        </draw:frame>
        <draw:custom-shape svg:x="0.22917in" svg:y="0.25in" svg:width="0.71354in" svg:height="0.52951in" draw:id="id258" draw:style-name="a1274" draw:name="AutoShape 6">
          <svg:title/>
          <svg:desc/>
          <text:p text:style-name="a1273" text:class-names="" text:cond-style-name="" text:id="id257"><text:span text:style-name="a1272" text:class-names="">17</text:span></text:p>
          <draw:enhanced-geometry xmlns:dr3d="urn:oasis:names:tc:opendocument:xmlns:dr3d:1.0" draw:path-stretchpoint-x="21600" draw:path-stretchpoint-y="21600" draw:type="non-primitive" svg:viewBox="0 0 21600 21600" draw:enhanced-path="S M ?f12 ?f12 L ?f13 ?f12 ?f13 ?f14 ?f12 ?f14 Z N S M ?f0 ?f2 L ?f1 ?f2 ?f13 ?f12 ?f12 ?f12 Z N S M ?f0 ?f3 L ?f12 ?f14 ?f13 ?f14 ?f1 ?f3 Z N S M ?f0 ?f2 L ?f12 ?f12 ?f12 ?f14 ?f0 ?f3 Z N S M ?f1 ?f2 L ?f1 ?f3 ?f13 ?f14 ?f13 ?f12 Z N F M ?f0 ?f2 L ?f1 ?f2 ?f1 ?f3 ?f0 ?f3 Z M ?f12 ?f12 L ?f13 ?f12 ?f13 ?f14 ?f12 ?f14 Z M ?f0 ?f2 L ?f12 ?f12 M ?f0 ?f3 L ?f12 ?f14 M ?f1 ?f2 L ?f13 ?f12 M ?f1 ?f3 L ?f13 ?f14 N" draw:text-areas="?f12 ?f12 ?f13 ?f14" draw:glue-points="?f13 ?f6 ?f9 ?f14 ?f12 ?f6 ?f9 ?f12" draw:glue-point-leaving-directions="-90, -180, -270, -360" draw:modifiers="125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f10 * ?f11 / 100000"/>
            <draw:equation draw:name="f13" draw:formula="?f1 - ?f12"/>
            <draw:equation draw:name="f14" draw:formula="?f3 - ?f12"/>
          </draw:enhanced-geometry>
        </draw:custom-shape>
        <draw:frame draw:id="id260" presentation:style-name="a1281" draw:name="Rectangle 11" svg:x="0.83333in" svg:y="2.08333in" svg:width="8.5in" svg:height="1.66667in" presentation:class="outline" presentation:placeholder="false">
          <draw:text-box>
            <text:list text:style-name="a1280">
              <text:list-item>
                <text:p text:style-name="a1279" text:class-names="" text:cond-style-name="" text:id="id259"><text:span text:style-name="a1275" text:class-names="">14 Lista de símbolos:<text:s text:c="1"/></text:span><text:span text:style-name="a1276" text:class-names="">Elemento opcional, elaborada de acordo com a ordem apresentada no texto</text:span><text:span text:style-name="a1277" text:class-names=""><text:s text:c="1"/>com o devido significado</text:span><text:span text:style-name="a1278" text:class-names="">.</text:span></text:p>
              </text:list-item>
            </text:list>
          </draw:text-box>
          <svg:title/>
          <svg:desc/>
        </draw:frame>
        <draw:custom-shape svg:x="0.91667in" svg:y="3.91667in" svg:width="8.41667in" svg:height="3.05556in" draw:id="id263" draw:style-name="a1293" draw:name="Rectangle 12">
          <svg:title/>
          <svg:desc/>
          <text:p text:style-name="a1290" text:class-names="" text:cond-style-name="" text:id="id261"><text:span text:style-name="a1282" text:class-names="">15 Sumário:</text:span><text:span text:style-name="a1283" text:class-names=""><text:s text:c="1"/></text:span><text:span text:style-name="a1284" text:class-names="">Elemento obrigatório</text:span><text:span text:style-name="a1285" text:class-names="">,<text:s text:c="1"/></text:span><text:span text:style-name="a1286" text:class-names=""><text:s text:c="1"/>consiste da indicação do conteúdo</text:span><text:span text:style-name="a1287" text:class-names=""><text:s text:c="1"/>do documento, enumerando</text:span><text:span text:style-name="a1288" text:class-names=""><text:s text:c="1"/></text:span><text:span text:style-name="a1289" text:class-names="">suas divisões e ou seções. Havendo mais de um volume, o sumário deve constar a lista completa do trabalho de acordo com a NBR6027.</text:span></text:p>
          <text:p text:style-name="a1292" text:class-names="" text:cond-style-name="" text:id="id262"><text:span text:style-name="a1291" text:class-names="">O sumário deve incluir apenas as partes da publicação que o sucedem. (NBR 6027, 2003, p.2).</text:span></text:p>
          <draw:enhanced-geometry xmlns:dr3d="urn:oasis:names:tc:opendocument:xmlns:dr3d:1.0" draw:type="non-primitive" svg:viewBox="0 0 21600 21600" draw:enhanced-path="M 0 0 L 21600 0 21600 21600 0 21600 Z N"/>
        </draw:custom-shape>
        <draw:frame draw:id="id265" presentation:style-name="a1297" draw:name="Rectangle 15" svg:x="1.83333in" svg:y="0.66667in" svg:width="6.83333in" svg:height="1in" presentation:class="title" presentation:placeholder="false">
          <draw:text-box>
            <text:p text:style-name="a1296" text:class-names="" text:cond-style-name="" text:id="id264"><text:span text:style-name="a1294" text:class-names="">Lista de símbolos e Sumário</text:span><text:span text:style-name="a1295" text:class-names=""/></text:p>
          </draw:text-box>
          <svg:title/>
          <svg:desc/>
        </draw:fram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4" presentation:preset-sub-type="16" presentation:preset-class="entrance" presentation:group-id="0" smil:begin="0.0s" smil:fill="hold">
                  <anim:set smil:targetElement="id265" smil:attributeName="visibility" smil:to="visible" smil:begin="0.0s" smil:dur="0.001s" smil:fill="hold"/>
                  <anim:transitionFilter smil:targetElement="id265" smil:type="irisWipe" smil:subtype="rectangle" smil:direction="reverse" smil:dur="0.5s"/>
                </anim:par>
              </anim:par>
            </anim:par>
            <anim:par presentation:node-type="on-click" smil:begin="indefinite" smil:fill="hold">
              <anim:par presentation:node-type="with-previous" smil:begin="0.0s" smil:fill="hold">
                <anim:par presentation:node-type="on-click" presentation:preset-id="23" presentation:preset-sub-type="16" presentation:preset-class="entrance" presentation:group-id="0" smil:begin="0.0s" smil:fill="hold">
                  <anim:set smil:targetElement="id260" smil:attributeName="visibility" smil:to="visible" smil:begin="0.0s" smil:dur="0.001s" smil:fill="hold"/>
                  <anim:animate smil:targetElement="id260" smil:attributeName="width" smil:values="0;width" smil:keyTimes="0.0;1.0" smil:dur="0.5s" smil:fill="hold"/>
                  <anim:animate smil:targetElement="id260" smil:attributeName="height" smil:values="0;height" smil:keyTimes="0.0;1.0" smil:dur="0.5s" smil:fill="hold"/>
                </anim:par>
              </anim:par>
            </anim:par>
            <anim:par presentation:node-type="on-click" smil:begin="indefinite" smil:fill="hold">
              <anim:par presentation:node-type="with-previous" smil:begin="0.0s" smil:fill="hold">
                <anim:par presentation:node-type="on-click" presentation:preset-id="23" presentation:preset-sub-type="16" presentation:preset-class="entrance" presentation:group-id="0" smil:begin="0.0s" smil:fill="hold">
                  <anim:set smil:targetElement="id263" smil:attributeName="visibility" smil:to="visible" smil:begin="0.0s" smil:dur="0.001s" smil:fill="hold"/>
                  <anim:animate smil:targetElement="id263" smil:attributeName="width" smil:values="0;width" smil:keyTimes="0.0;1.0" smil:dur="0.5s" smil:fill="hold"/>
                  <anim:animate smil:targetElement="id263" smil:attributeName="height" smil:values="0;height" smil:keyTimes="0.0;1.0" smil:dur="0.5s" smil:fill="hold"/>
                </anim:par>
              </anim:par>
            </anim:par>
          </anim:seq>
        </anim:par>
      </draw:page>
      <draw:page draw:name="Slide32" draw:style-name="a1298" draw:master-page-name="Master1-Layout7-blank-Em-branco" presentation:presentation-page-layout-name="Master1-PPL7" draw:id="Slide-287">
        <draw:frame draw:id="id266" draw:style-name="a1301" draw:name="Espaço Reservado para Data 1" svg:x="0.75in" svg:y="6.83333in" svg:width="5.25in" svg:height="0.5in">
          <draw:text-box>
            <text:p text:style-name="a1300" text:class-names="" text:cond-style-name=""><text:span text:style-name="a1299" text:class-names="">Maria Bernardete M. Alves e Marili I. Lopes</text:span></text:p>
          </draw:text-box>
          <svg:title/>
          <svg:desc/>
        </draw:frame>
        <draw:frame draw:id="id267" draw:style-name="a1304" draw:name="Espaço Reservado para Rodapé 2" svg:x="7.08333in" svg:y="6.83333in" svg:width="2.41667in" svg:height="0.5in">
          <draw:text-box>
            <text:p text:style-name="a1303" text:class-names="" text:cond-style-name=""><text:span text:style-name="a1302" text:class-names="">UFSC/2006</text:span></text:p>
          </draw:text-box>
          <svg:title/>
          <svg:desc/>
        </draw:frame>
        <draw:custom-shape svg:x="3.83333in" svg:y="0.41667in" svg:width="2.41667in" svg:height="0.75in" draw:id="id268" draw:style-name="a1307" draw:name="AutoShape 1028">
          <svg:title/>
          <svg:desc/>
          <text:p text:style-name="a1306" text:class-names="" text:cond-style-name=""><text:span text:style-name="a1305" text:class-names="">Sumário</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custom-shape svg:x="0.25in" svg:y="0.25in" svg:width="0.67188in" svg:height="0.52951in" draw:id="id270" draw:style-name="a1310" draw:name="AutoShape 1029">
          <svg:title/>
          <svg:desc/>
          <text:p text:style-name="a1309" text:class-names="" text:cond-style-name="" text:id="id269"><text:span text:style-name="a1308" text:class-names="">18</text:span></text:p>
          <draw:enhanced-geometry xmlns:dr3d="urn:oasis:names:tc:opendocument:xmlns:dr3d:1.0" draw:path-stretchpoint-x="21600" draw:path-stretchpoint-y="21600" draw:type="non-primitive" svg:viewBox="0 0 21600 21600" draw:enhanced-path="S M ?f12 ?f12 L ?f13 ?f12 ?f13 ?f14 ?f12 ?f14 Z N S M ?f0 ?f2 L ?f1 ?f2 ?f13 ?f12 ?f12 ?f12 Z N S M ?f0 ?f3 L ?f12 ?f14 ?f13 ?f14 ?f1 ?f3 Z N S M ?f0 ?f2 L ?f12 ?f12 ?f12 ?f14 ?f0 ?f3 Z N S M ?f1 ?f2 L ?f1 ?f3 ?f13 ?f14 ?f13 ?f12 Z N F M ?f0 ?f2 L ?f1 ?f2 ?f1 ?f3 ?f0 ?f3 Z M ?f12 ?f12 L ?f13 ?f12 ?f13 ?f14 ?f12 ?f14 Z M ?f0 ?f2 L ?f12 ?f12 M ?f0 ?f3 L ?f12 ?f14 M ?f1 ?f2 L ?f13 ?f12 M ?f1 ?f3 L ?f13 ?f14 N" draw:text-areas="?f12 ?f12 ?f13 ?f14" draw:glue-points="?f13 ?f6 ?f9 ?f14 ?f12 ?f6 ?f9 ?f12" draw:glue-point-leaving-directions="-90, -180, -270, -360" draw:modifiers="125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f10 * ?f11 / 100000"/>
            <draw:equation draw:name="f13" draw:formula="?f1 - ?f12"/>
            <draw:equation draw:name="f14" draw:formula="?f3 - ?f12"/>
          </draw:enhanced-geometry>
        </draw:custom-shape>
        <draw:frame draw:id="id271" draw:style-name="a1311" draw:name="Object 1036" svg:x="1.83854in" svg:y="1.54167in" svg:width="6.32292in" svg:height="4.41667in" style:rel-width="scale" style:rel-height="scale">
          <draw:object-ole draw:class-id="0003000A-0000-0000-C000-000000000046" xlink:href="Object 8" xlink:type="simple" xlink:show="embed" xlink:actuate="onLoad"/>
          <draw:image xlink:href="ObjectReplacements/Object 8" xlink:type="simple" xlink:show="embed" xlink:actuate="onLoad"/>
          <svg:title/>
          <svg:desc/>
        </draw:frame>
        <draw:custom-shape svg:x="3in" svg:y="5.83333in" svg:width="1.16667in" svg:height="0.58333in" draw:id="id272" draw:style-name="a1314" draw:name="AutoShape 1032">
          <svg:title/>
          <svg:desc/>
          <text:p text:style-name="a1313" text:class-names="" text:cond-style-name=""><text:span text:style-name="a1312" text:class-names="">2cm</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custom-shape svg:x="7.75in" svg:y="3.5in" svg:width="1.16667in" svg:height="0.58333in" draw:id="id273" draw:style-name="a1317" draw:name="AutoShape 1034">
          <svg:title/>
          <svg:desc/>
          <text:p text:style-name="a1316" text:class-names="" text:cond-style-name=""><text:span text:style-name="a1315" text:class-names="">2cm</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custom-shape svg:x="1in" svg:y="3.83333in" svg:width="1.16667in" svg:height="0.58333in" draw:id="id274" draw:style-name="a1320" draw:name="AutoShape 1033">
          <svg:title/>
          <svg:desc/>
          <text:p text:style-name="a1319" text:class-names="" text:cond-style-name=""><text:span text:style-name="a1318" text:class-names="">3cm</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custom-shape svg:x="2.91667in" svg:y="1.16667in" svg:width="1.16667in" svg:height="0.58333in" draw:id="id275" draw:style-name="a1323" draw:name="AutoShape 1031">
          <svg:title/>
          <svg:desc/>
          <text:p text:style-name="a1322" text:class-names="" text:cond-style-name=""><text:span text:style-name="a1321" text:class-names="">3cm</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custom-shape svg:x="6.25in" svg:y="1.16667in" svg:width="1.16667in" svg:height="0.58333in" draw:id="id276" draw:style-name="a1326" draw:name="AutoShape 1037">
          <svg:title/>
          <svg:desc/>
          <text:p text:style-name="a1325" text:class-names="" text:cond-style-name=""><text:span text:style-name="a1324" text:class-names="">3cm</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custom-shape svg:x="5.91667in" svg:y="5.83333in" svg:width="1.16667in" svg:height="0.58333in" draw:id="id277" draw:style-name="a1329" draw:name="AutoShape 1040">
          <svg:title/>
          <svg:desc/>
          <text:p text:style-name="a1328" text:class-names="" text:cond-style-name=""><text:span text:style-name="a1327" text:class-names="">2cm</text:span></text:p>
          <draw:enhanced-geometry xmlns:dr3d="urn:oasis:names:tc:opendocument:xmlns:dr3d:1.0"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f9 / 6"/>
            <draw:equation draw:name="f11" draw:formula="5419351 / 1725033"/>
            <draw:equation draw:name="f12" draw:formula="?f4 - ?f10"/>
            <draw:equation draw:name="f13" draw:formula="?f6 - ?f10"/>
            <draw:equation draw:name="f14" draw:formula="?f10 * 29289 / 100000"/>
            <draw:equation draw:name="f15" draw:formula="?f4 - ?f14"/>
            <draw:equation draw:name="f16" draw:formula="?f6 - ?f14"/>
            <draw:equation draw:name="f17" draw:formula="21550000 - ?f2"/>
            <draw:equation draw:name="f18" draw:formula="if(?f17, ?f2, 21550000)"/>
            <draw:equation draw:name="f19" draw:formula="-21550000 - ?f18"/>
            <draw:equation draw:name="f20" draw:formula="if(?f19, -21550000, ?f18)"/>
            <draw:equation draw:name="f21" draw:formula="?f1 + ?f20"/>
            <draw:equation draw:name="f22" draw:formula="?f1 + ?f2"/>
            <draw:equation draw:name="f23" draw:formula="?f22 * ?f11 / ?f1"/>
            <draw:equation draw:name="f24" draw:formula="0 - ?f23"/>
            <draw:equation draw:name="f25" draw:formula="cos(?f24)"/>
            <draw:equation draw:name="f26" draw:formula="0 - ?f25"/>
            <draw:equation draw:name="f27" draw:formula="?f26 * ?f10"/>
            <draw:equation draw:name="f28" draw:formula="sin(?f24)"/>
            <draw:equation draw:name="f29" draw:formula="0 - ?f28"/>
            <draw:equation draw:name="f30" draw:formula="?f29 * ?f10"/>
            <draw:equation draw:name="f31" draw:formula="sqrt(?f27 * ?f27 + ?f30 * ?f30 + 0 * 0)"/>
            <draw:equation draw:name="f32" draw:formula="?f10 * ?f10 / ?f31"/>
            <draw:equation draw:name="f33" draw:formula="?f29 * ?f32"/>
            <draw:equation draw:name="f34" draw:formula="?f3 - ?f33"/>
            <draw:equation draw:name="f35" draw:formula="?f26 * ?f32"/>
            <draw:equation draw:name="f36" draw:formula="?f10 - ?f35"/>
            <draw:equation draw:name="f37" draw:formula="?f34 - ?f10"/>
            <draw:equation draw:name="f38" draw:formula="?f36 - ?f10"/>
            <draw:equation draw:name="f39" draw:formula="?f34 + ?f10"/>
            <draw:equation draw:name="f40" draw:formula="?f36 + ?f10"/>
            <draw:equation draw:name="f41" draw:formula="?f21 + ?f2"/>
            <draw:equation draw:name="f42" draw:formula="?f41 * ?f11 / ?f1"/>
            <draw:equation draw:name="f43" draw:formula="0 - ?f42"/>
            <draw:equation draw:name="f44" draw:formula="cos(?f43)"/>
            <draw:equation draw:name="f45" draw:formula="0 - ?f44"/>
            <draw:equation draw:name="f46" draw:formula="?f45 * ?f10"/>
            <draw:equation draw:name="f47" draw:formula="sin(?f43)"/>
            <draw:equation draw:name="f48" draw:formula="0 - ?f47"/>
            <draw:equation draw:name="f49" draw:formula="?f48 * ?f10"/>
            <draw:equation draw:name="f50" draw:formula="sqrt(?f46 * ?f46 + ?f49 * ?f49 + 0 * 0)"/>
            <draw:equation draw:name="f51" draw:formula="?f10 * ?f10 / ?f50"/>
            <draw:equation draw:name="f52" draw:formula="?f48 * ?f51"/>
            <draw:equation draw:name="f53" draw:formula="?f34 + ?f52"/>
            <draw:equation draw:name="f54" draw:formula="?f45 * ?f51"/>
            <draw:equation draw:name="f55" draw:formula="?f36 + ?f54"/>
            <draw:equation draw:name="f56" draw:formula="if(?f20, ?f3, ?f37)"/>
            <draw:equation draw:name="f57" draw:formula="if(?f20, ?f10, ?f38)"/>
            <draw:equation draw:name="f58" draw:formula="if(?f20, ?f3, ?f39)"/>
            <draw:equation draw:name="f59" draw:formula="if(?f20, ?f10, ?f40)"/>
            <draw:equation draw:name="f60" draw:formula="if(?f20, ?f37, ?f53)"/>
            <draw:equation draw:name="f61" draw:formula="if(?f20, ?f38, ?f55)"/>
            <draw:equation draw:name="f62" draw:formula="if(?f20, ?f39, ?f53)"/>
            <draw:equation draw:name="f63" draw:formula="if(?f20, ?f40, ?f55)"/>
            <draw:equation draw:name="f64" draw:formula="?f0 + ?f20"/>
            <draw:equation draw:name="f65" draw:formula="?f0 + ?f2"/>
            <draw:equation draw:name="f66" draw:formula="?f65 * ?f11 / ?f1"/>
            <draw:equation draw:name="f67" draw:formula="0 - ?f66"/>
            <draw:equation draw:name="f68" draw:formula="cos(?f67)"/>
            <draw:equation draw:name="f69" draw:formula="0 - ?f68"/>
            <draw:equation draw:name="f70" draw:formula="?f69 * ?f10"/>
            <draw:equation draw:name="f71" draw:formula="sin(?f67)"/>
            <draw:equation draw:name="f72" draw:formula="0 - ?f71"/>
            <draw:equation draw:name="f73" draw:formula="?f72 * ?f10"/>
            <draw:equation draw:name="f74" draw:formula="sqrt(?f70 * ?f70 + ?f73 * ?f73 + 0 * 0)"/>
            <draw:equation draw:name="f75" draw:formula="?f10 * ?f10 / ?f74"/>
            <draw:equation draw:name="f76" draw:formula="?f72 * ?f75"/>
            <draw:equation draw:name="f77" draw:formula="?f12 - ?f76"/>
            <draw:equation draw:name="f78" draw:formula="?f69 * ?f75"/>
            <draw:equation draw:name="f79" draw:formula="?f5 - ?f78"/>
            <draw:equation draw:name="f80" draw:formula="?f77 - ?f10"/>
            <draw:equation draw:name="f81" draw:formula="?f79 - ?f10"/>
            <draw:equation draw:name="f82" draw:formula="?f77 + ?f10"/>
            <draw:equation draw:name="f83" draw:formula="?f79 + ?f10"/>
            <draw:equation draw:name="f84" draw:formula="?f64 + ?f2"/>
            <draw:equation draw:name="f85" draw:formula="?f84 * ?f11 / ?f1"/>
            <draw:equation draw:name="f86" draw:formula="0 - ?f85"/>
            <draw:equation draw:name="f87" draw:formula="cos(?f86)"/>
            <draw:equation draw:name="f88" draw:formula="0 - ?f87"/>
            <draw:equation draw:name="f89" draw:formula="?f88 * ?f10"/>
            <draw:equation draw:name="f90" draw:formula="sin(?f86)"/>
            <draw:equation draw:name="f91" draw:formula="0 - ?f90"/>
            <draw:equation draw:name="f92" draw:formula="?f91 * ?f10"/>
            <draw:equation draw:name="f93" draw:formula="sqrt(?f89 * ?f89 + ?f92 * ?f92 + 0 * 0)"/>
            <draw:equation draw:name="f94" draw:formula="?f10 * ?f10 / ?f93"/>
            <draw:equation draw:name="f95" draw:formula="?f91 * ?f94"/>
            <draw:equation draw:name="f96" draw:formula="?f77 + ?f95"/>
            <draw:equation draw:name="f97" draw:formula="?f88 * ?f94"/>
            <draw:equation draw:name="f98" draw:formula="?f79 + ?f97"/>
            <draw:equation draw:name="f99" draw:formula="if(?f20, ?f12, ?f80)"/>
            <draw:equation draw:name="f100" draw:formula="if(?f20, ?f5, ?f81)"/>
            <draw:equation draw:name="f101" draw:formula="if(?f20, ?f12, ?f82)"/>
            <draw:equation draw:name="f102" draw:formula="if(?f20, ?f5, ?f83)"/>
            <draw:equation draw:name="f103" draw:formula="if(?f20, ?f80, ?f96)"/>
            <draw:equation draw:name="f104" draw:formula="if(?f20, ?f81, ?f98)"/>
            <draw:equation draw:name="f105" draw:formula="if(?f20, ?f82, ?f96)"/>
            <draw:equation draw:name="f106" draw:formula="if(?f20, ?f83, ?f98)"/>
            <draw:equation draw:name="f107" draw:formula="0 + ?f20"/>
            <draw:equation draw:name="f108" draw:formula="0 + ?f2"/>
            <draw:equation draw:name="f109" draw:formula="?f108 * ?f11 / ?f1"/>
            <draw:equation draw:name="f110" draw:formula="0 - ?f109"/>
            <draw:equation draw:name="f111" draw:formula="cos(?f110)"/>
            <draw:equation draw:name="f112" draw:formula="0 - ?f111"/>
            <draw:equation draw:name="f113" draw:formula="?f112 * ?f10"/>
            <draw:equation draw:name="f114" draw:formula="sin(?f110)"/>
            <draw:equation draw:name="f115" draw:formula="0 - ?f114"/>
            <draw:equation draw:name="f116" draw:formula="?f115 * ?f10"/>
            <draw:equation draw:name="f117" draw:formula="sqrt(?f113 * ?f113 + ?f116 * ?f116 + 0 * 0)"/>
            <draw:equation draw:name="f118" draw:formula="?f10 * ?f10 / ?f117"/>
            <draw:equation draw:name="f119" draw:formula="?f115 * ?f118"/>
            <draw:equation draw:name="f120" draw:formula="?f4 - ?f119"/>
            <draw:equation draw:name="f121" draw:formula="?f112 * ?f118"/>
            <draw:equation draw:name="f122" draw:formula="?f13 - ?f121"/>
            <draw:equation draw:name="f123" draw:formula="?f120 - ?f10"/>
            <draw:equation draw:name="f124" draw:formula="?f122 - ?f10"/>
            <draw:equation draw:name="f125" draw:formula="?f120 + ?f10"/>
            <draw:equation draw:name="f126" draw:formula="?f122 + ?f10"/>
            <draw:equation draw:name="f127" draw:formula="?f107 + ?f2"/>
            <draw:equation draw:name="f128" draw:formula="?f127 * ?f11 / ?f1"/>
            <draw:equation draw:name="f129" draw:formula="0 - ?f128"/>
            <draw:equation draw:name="f130" draw:formula="cos(?f129)"/>
            <draw:equation draw:name="f131" draw:formula="0 - ?f130"/>
            <draw:equation draw:name="f132" draw:formula="?f131 * ?f10"/>
            <draw:equation draw:name="f133" draw:formula="sin(?f129)"/>
            <draw:equation draw:name="f134" draw:formula="0 - ?f133"/>
            <draw:equation draw:name="f135" draw:formula="?f134 * ?f10"/>
            <draw:equation draw:name="f136" draw:formula="sqrt(?f132 * ?f132 + ?f135 * ?f135 + 0 * 0)"/>
            <draw:equation draw:name="f137" draw:formula="?f10 * ?f10 / ?f136"/>
            <draw:equation draw:name="f138" draw:formula="?f134 * ?f137"/>
            <draw:equation draw:name="f139" draw:formula="?f120 + ?f138"/>
            <draw:equation draw:name="f140" draw:formula="?f131 * ?f137"/>
            <draw:equation draw:name="f141" draw:formula="?f122 + ?f140"/>
            <draw:equation draw:name="f142" draw:formula="if(?f20, ?f4, ?f123)"/>
            <draw:equation draw:name="f143" draw:formula="if(?f20, ?f13, ?f124)"/>
            <draw:equation draw:name="f144" draw:formula="if(?f20, ?f4, ?f125)"/>
            <draw:equation draw:name="f145" draw:formula="if(?f20, ?f13, ?f126)"/>
            <draw:equation draw:name="f146" draw:formula="if(?f20, ?f123, ?f139)"/>
            <draw:equation draw:name="f147" draw:formula="if(?f20, ?f124, ?f141)"/>
            <draw:equation draw:name="f148" draw:formula="if(?f20, ?f125, ?f139)"/>
            <draw:equation draw:name="f149" draw:formula="if(?f20, ?f126, ?f141)"/>
            <draw:equation draw:name="f150" draw:formula="?f2 + ?f20"/>
            <draw:equation draw:name="f151" draw:formula="?f2 + ?f2"/>
            <draw:equation draw:name="f152" draw:formula="?f151 * ?f11 / ?f1"/>
            <draw:equation draw:name="f153" draw:formula="0 - ?f152"/>
            <draw:equation draw:name="f154" draw:formula="cos(?f153)"/>
            <draw:equation draw:name="f155" draw:formula="0 - ?f154"/>
            <draw:equation draw:name="f156" draw:formula="?f155 * ?f10"/>
            <draw:equation draw:name="f157" draw:formula="sin(?f153)"/>
            <draw:equation draw:name="f158" draw:formula="0 - ?f157"/>
            <draw:equation draw:name="f159" draw:formula="?f158 * ?f10"/>
            <draw:equation draw:name="f160" draw:formula="sqrt(?f156 * ?f156 + ?f159 * ?f159 + 0 * 0)"/>
            <draw:equation draw:name="f161" draw:formula="?f10 * ?f10 / ?f160"/>
            <draw:equation draw:name="f162" draw:formula="?f158 * ?f161"/>
            <draw:equation draw:name="f163" draw:formula="?f10 - ?f162"/>
            <draw:equation draw:name="f164" draw:formula="?f155 * ?f161"/>
            <draw:equation draw:name="f165" draw:formula="?f6 - ?f164"/>
            <draw:equation draw:name="f166" draw:formula="?f163 - ?f10"/>
            <draw:equation draw:name="f167" draw:formula="?f165 - ?f10"/>
            <draw:equation draw:name="f168" draw:formula="?f163 + ?f10"/>
            <draw:equation draw:name="f169" draw:formula="?f165 + ?f10"/>
            <draw:equation draw:name="f170" draw:formula="?f150 + ?f2"/>
            <draw:equation draw:name="f171" draw:formula="?f170 * ?f11 / ?f1"/>
            <draw:equation draw:name="f172" draw:formula="0 - ?f171"/>
            <draw:equation draw:name="f173" draw:formula="cos(?f172)"/>
            <draw:equation draw:name="f174" draw:formula="0 - ?f173"/>
            <draw:equation draw:name="f175" draw:formula="?f174 * ?f10"/>
            <draw:equation draw:name="f176" draw:formula="sin(?f172)"/>
            <draw:equation draw:name="f177" draw:formula="0 - ?f176"/>
            <draw:equation draw:name="f178" draw:formula="?f177 * ?f10"/>
            <draw:equation draw:name="f179" draw:formula="sqrt(?f175 * ?f175 + ?f178 * ?f178 + 0 * 0)"/>
            <draw:equation draw:name="f180" draw:formula="?f10 * ?f10 / ?f179"/>
            <draw:equation draw:name="f181" draw:formula="?f177 * ?f180"/>
            <draw:equation draw:name="f182" draw:formula="?f163 + ?f181"/>
            <draw:equation draw:name="f183" draw:formula="?f174 * ?f180"/>
            <draw:equation draw:name="f184" draw:formula="?f165 + ?f183"/>
            <draw:equation draw:name="f185" draw:formula="if(?f20, ?f10, ?f166)"/>
            <draw:equation draw:name="f186" draw:formula="if(?f20, ?f6, ?f167)"/>
            <draw:equation draw:name="f187" draw:formula="if(?f20, ?f10, ?f168)"/>
            <draw:equation draw:name="f188" draw:formula="if(?f20, ?f6, ?f169)"/>
            <draw:equation draw:name="f189" draw:formula="if(?f20, ?f166, ?f182)"/>
            <draw:equation draw:name="f190" draw:formula="if(?f20, ?f167, ?f184)"/>
            <draw:equation draw:name="f191" draw:formula="if(?f20, ?f168, ?f182)"/>
            <draw:equation draw:name="f192" draw:formula="if(?f20, ?f169, ?f184)"/>
          </draw:enhanced-geometry>
        </draw:custom-shape>
      </draw:page>
      <draw:page draw:name="Slide9" draw:style-name="a1330" draw:master-page-name="Master1-Layout2-obj-Título-e-conteúdo" presentation:presentation-page-layout-name="Master1-PPL2" draw:id="Slide-264">
        <draw:frame draw:id="id278" draw:style-name="a1333" draw:name="Espaço Reservado para Data 3" svg:x="0.75in" svg:y="6.83333in" svg:width="5.25in" svg:height="0.5in">
          <draw:text-box>
            <text:p text:style-name="a1332" text:class-names="" text:cond-style-name=""><text:span text:style-name="a1331" text:class-names="">Maria Bernardete M. Alves e Marili I. Lopes</text:span></text:p>
          </draw:text-box>
          <svg:title/>
          <svg:desc/>
        </draw:frame>
        <draw:frame draw:id="id279" draw:style-name="a1336" draw:name="Espaço Reservado para Rodapé 4" svg:x="7.08333in" svg:y="6.83333in" svg:width="2.41667in" svg:height="0.5in">
          <draw:text-box>
            <text:p text:style-name="a1335" text:class-names="" text:cond-style-name=""><text:span text:style-name="a1334" text:class-names="">UFSC/2006</text:span></text:p>
          </draw:text-box>
          <svg:title/>
          <svg:desc/>
        </draw:frame>
        <draw:custom-shape svg:x="0.22917in" svg:y="0.25in" svg:width="0.71354in" svg:height="0.52951in" draw:id="id281" draw:style-name="a1339" draw:name="AutoShape 9">
          <svg:title/>
          <svg:desc/>
          <text:p text:style-name="a1338" text:class-names="" text:cond-style-name="" text:id="id280"><text:span text:style-name="a1337" text:class-names="">19</text:span></text:p>
          <draw:enhanced-geometry xmlns:dr3d="urn:oasis:names:tc:opendocument:xmlns:dr3d:1.0" draw:path-stretchpoint-x="21600" draw:path-stretchpoint-y="21600" draw:type="non-primitive" svg:viewBox="0 0 21600 21600" draw:enhanced-path="S M ?f12 ?f12 L ?f13 ?f12 ?f13 ?f14 ?f12 ?f14 Z N S M ?f0 ?f2 L ?f1 ?f2 ?f13 ?f12 ?f12 ?f12 Z N S M ?f0 ?f3 L ?f12 ?f14 ?f13 ?f14 ?f1 ?f3 Z N S M ?f0 ?f2 L ?f12 ?f12 ?f12 ?f14 ?f0 ?f3 Z N S M ?f1 ?f2 L ?f1 ?f3 ?f13 ?f14 ?f13 ?f12 Z N F M ?f0 ?f2 L ?f1 ?f2 ?f1 ?f3 ?f0 ?f3 Z M ?f12 ?f12 L ?f13 ?f12 ?f13 ?f14 ?f12 ?f14 Z M ?f0 ?f2 L ?f12 ?f12 M ?f0 ?f3 L ?f12 ?f14 M ?f1 ?f2 L ?f13 ?f12 M ?f1 ?f3 L ?f13 ?f14 N" draw:text-areas="?f12 ?f12 ?f13 ?f14" draw:glue-points="?f13 ?f6 ?f9 ?f14 ?f12 ?f6 ?f9 ?f12" draw:glue-point-leaving-directions="-90, -180, -270, -360" draw:modifiers="125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f10 * ?f11 / 100000"/>
            <draw:equation draw:name="f13" draw:formula="?f1 - ?f12"/>
            <draw:equation draw:name="f14" draw:formula="?f3 - ?f12"/>
          </draw:enhanced-geometry>
        </draw:custom-shape>
        <draw:frame draw:id="id287" presentation:style-name="a1355" draw:name="Rectangle 17" svg:x="1in" svg:y="2.33333in" svg:width="7.75in" svg:height="4.5in" presentation:class="outline" presentation:placeholder="false">
          <draw:text-box>
            <text:list text:style-name="a1342">
              <text:list-item>
                <text:p text:style-name="a1341" text:class-names="" text:cond-style-name="" text:id="id282"><text:span text:style-name="a1340" text:class-names="">1 INTRODUÇÃO</text:span></text:p>
              </text:list-item>
            </text:list>
            <text:list text:style-name="a1345">
              <text:list-item>
                <text:p text:style-name="a1344" text:class-names="" text:cond-style-name="" text:id="id283"><text:span text:style-name="a1343" text:class-names=""/></text:p>
              </text:list-item>
            </text:list>
            <text:list text:style-name="a1348">
              <text:list-item>
                <text:p text:style-name="a1347" text:class-names="" text:cond-style-name="" text:id="id284"><text:span text:style-name="a1346" text:class-names="">2 DESENVOLVIMENTO</text:span></text:p>
              </text:list-item>
            </text:list>
            <text:list text:style-name="a1351">
              <text:list-item>
                <text:p text:style-name="a1350" text:class-names="" text:cond-style-name="" text:id="id285"><text:span text:style-name="a1349" text:class-names=""/></text:p>
              </text:list-item>
            </text:list>
            <text:list text:style-name="a1354">
              <text:list-item>
                <text:p text:style-name="a1353" text:class-names="" text:cond-style-name="" text:id="id286"><text:span text:style-name="a1352" text:class-names="">3 CONCLUSÕES</text:span></text:p>
              </text:list-item>
            </text:list>
          </draw:text-box>
          <svg:title/>
          <svg:desc/>
        </draw:frame>
        <draw:frame draw:id="id289" presentation:style-name="a1359" draw:name="Rectangle 21" svg:x="1.33333in" svg:y="0.66667in" svg:width="7.58333in" svg:height="1.25in" presentation:class="title" presentation:placeholder="false">
          <draw:text-box>
            <text:p text:style-name="a1358" text:class-names="" text:cond-style-name="" text:id="id288"><text:span text:style-name="a1356" text:class-names="">Elementos Textuais: “parte do trabalho em que se expõe a matéria”<text:s text:c="1"/></text:span><text:span text:style-name="a1357" text:class-names="">NBR, 14724, 2005</text:span></text:p>
          </draw:text-box>
          <svg:title/>
          <svg:desc/>
        </draw:fram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4" presentation:preset-sub-type="16" presentation:preset-class="entrance" presentation:group-id="0" smil:begin="0.0s" smil:fill="hold">
                  <anim:set smil:targetElement="id289" smil:attributeName="visibility" smil:to="visible" smil:begin="0.0s" smil:dur="0.001s" smil:fill="hold"/>
                  <anim:transitionFilter smil:targetElement="id289" smil:type="irisWipe" smil:subtype="rectangle" smil:direction="reverse" smil:dur="0.5s"/>
                </anim:par>
              </anim:par>
            </anim:par>
            <anim:par presentation:node-type="on-click" smil:begin="indefinite" smil:fill="hold">
              <anim:par presentation:node-type="with-previous" smil:begin="0.0s" smil:fill="hold">
                <anim:par presentation:node-type="on-click" presentation:preset-id="4" presentation:preset-sub-type="16" presentation:preset-class="entrance" presentation:group-id="0" smil:begin="0.0s" smil:fill="hold">
                  <anim:set smil:targetElement="id287" smil:attributeName="visibility" smil:to="visible" smil:begin="0.0s" smil:dur="0.001s" smil:fill="hold"/>
                  <anim:transitionFilter smil:targetElement="id287" smil:type="irisWipe" smil:subtype="rectangle" smil:direction="reverse" smil:dur="0.5s"/>
                </anim:par>
              </anim:par>
            </anim:par>
          </anim:seq>
        </anim:par>
      </draw:page>
      <draw:page draw:name="Slide10" draw:style-name="a1360" draw:master-page-name="Master1-Layout7-blank-Em-branco" presentation:presentation-page-layout-name="Master1-PPL7" draw:id="Slide-265">
        <draw:frame draw:id="id290" draw:style-name="a1363" draw:name="Espaço Reservado para Data 1" svg:x="0.75in" svg:y="6.83333in" svg:width="5.25in" svg:height="0.5in">
          <draw:text-box>
            <text:p text:style-name="a1362" text:class-names="" text:cond-style-name=""><text:span text:style-name="a1361" text:class-names="">Maria Bernardete M. Alves e Marili I. Lopes</text:span></text:p>
          </draw:text-box>
          <svg:title/>
          <svg:desc/>
        </draw:frame>
        <draw:frame draw:id="id291" draw:style-name="a1366" draw:name="Espaço Reservado para Rodapé 2" svg:x="7.08333in" svg:y="6.83333in" svg:width="2.41667in" svg:height="0.5in">
          <draw:text-box>
            <text:p text:style-name="a1365" text:class-names="" text:cond-style-name=""><text:span text:style-name="a1364" text:class-names="">UFSC/2006</text:span></text:p>
          </draw:text-box>
          <svg:title/>
          <svg:desc/>
        </draw:frame>
        <draw:custom-shape svg:x="0.25in" svg:y="0.5in" svg:width="9.5in" svg:height="1.34896in" draw:id="id294" draw:style-name="a1375" draw:name="Comment 3">
          <svg:title/>
          <svg:desc/>
          <text:p text:style-name="a1369" text:class-names="" text:cond-style-name="" text:id="id292"><text:span text:style-name="a1367" text:class-names="">1 INTRODUÇÃO</text:span><text:span text:style-name="a1368" text:class-names=""><text:s text:c="1"/></text:span></text:p>
          <text:p text:style-name="a1374" text:class-names="" text:cond-style-name="" text:id="id293"><text:span text:style-name="a1370" text:class-names="">É<text:s text:c="1"/></text:span><text:span text:style-name="a1371" text:class-names="">a apresentação do trabalho, onde se informa <text:s text:c="1"/>os motivos que levaram à pesquisa, o problema, os objetivos e a justificativa</text:span><text:span text:style-name="a1372" text:class-names="">.<text:s text:c="1"/></text:span><text:span text:style-name="a1373" text:class-names=""/></text:p>
          <draw:enhanced-geometry xmlns:dr3d="urn:oasis:names:tc:opendocument:xmlns:dr3d:1.0" draw:type="non-primitive" svg:viewBox="0 0 21600 21600" draw:enhanced-path="M 0 0 L 21600 0 21600 21600 0 21600 Z N"/>
        </draw:custom-shape>
        <draw:custom-shape svg:x="0.25in" svg:y="2in" svg:width="9.5in" svg:height="2.81424in" draw:id="id297" draw:style-name="a1385" draw:name="Comment 4">
          <svg:title/>
          <svg:desc/>
          <text:p text:style-name="a1378" text:class-names="" text:cond-style-name="" text:id="id295"><text:span text:style-name="a1376" text:class-names="">2 DESENVOLVIMENTO</text:span><text:span text:style-name="a1377" text:class-names=""/></text:p>
          <text:p text:style-name="a1384" text:class-names="" text:cond-style-name="" text:id="id296"><text:span text:style-name="a1379" text:class-names="">Parte principal do texto, dividido em capítulo, seções ou subseções. Contém a descrição pormenorizada do assunto, fundamentação teórica, a metodologia (material e método), os resultados e respectivas discussões, relacionando-os aos trabalhos analisados na revisão de literatura. <text:s text:c="1"/>Faz-se as citações e as notas bibliográficas e/ou explicativas, no texto ou em notas de rodapé</text:span><text:span text:style-name="a1380" text:class-names="">.</text:span><text:span text:style-name="a1381" text:class-names=""><text:s text:c="1"/></text:span><text:span text:style-name="a1382" text:class-names=""><text:s text:c="2"/></text:span><text:span text:style-name="a1383" text:class-names=""/></text:p>
          <draw:enhanced-geometry xmlns:dr3d="urn:oasis:names:tc:opendocument:xmlns:dr3d:1.0" draw:type="non-primitive" svg:viewBox="0 0 21600 21600" draw:enhanced-path="M 0 0 L 21600 0 21600 21600 0 21600 Z N"/>
        </draw:custom-shape>
        <draw:custom-shape svg:x="0.27431in" svg:y="5in" svg:width="9.47569in" svg:height="1.78819in" draw:id="id300" draw:style-name="a1391" draw:name="Comment 7">
          <svg:title/>
          <svg:desc/>
          <text:p text:style-name="a1387" text:class-names="" text:cond-style-name="" text:id="id298"><text:span text:style-name="a1386" text:class-names="">3 CONCLUSÕES</text:span></text:p>
          <text:p text:style-name="a1390" text:class-names="" text:cond-style-name="" text:id="id299"><text:span text:style-name="a1388" text:class-names="">Parte final do texto na qual se apresentam as considerações finais. É a recapitulação sintética dos resultados obtidos. Podendo incluir recomendações e/ou sugestões para trabalhos futuros. (opcional).</text:span><text:span text:style-name="a1389" text:class-names=""/></text:p>
          <draw:enhanced-geometry xmlns:dr3d="urn:oasis:names:tc:opendocument:xmlns:dr3d:1.0" draw:type="non-primitive" svg:viewBox="0 0 21600 21600" draw:enhanced-path="M 0 0 L 21600 0 21600 21600 0 21600 Z N"/>
        </draw:custom-shape>
        <draw:custom-shape svg:x="0in" svg:y="0in" svg:width="0.67188in" svg:height="0.52951in" draw:id="id302" draw:style-name="a1394" draw:name="AutoShape 9">
          <svg:title/>
          <svg:desc/>
          <text:p text:style-name="a1393" text:class-names="" text:cond-style-name="" text:id="id301"><text:span text:style-name="a1392" text:class-names="">20</text:span></text:p>
          <draw:enhanced-geometry xmlns:dr3d="urn:oasis:names:tc:opendocument:xmlns:dr3d:1.0" draw:path-stretchpoint-x="21600" draw:path-stretchpoint-y="21600" draw:type="non-primitive" svg:viewBox="0 0 21600 21600" draw:enhanced-path="S M ?f12 ?f12 L ?f13 ?f12 ?f13 ?f14 ?f12 ?f14 Z N S M ?f0 ?f2 L ?f1 ?f2 ?f13 ?f12 ?f12 ?f12 Z N S M ?f0 ?f3 L ?f12 ?f14 ?f13 ?f14 ?f1 ?f3 Z N S M ?f0 ?f2 L ?f12 ?f12 ?f12 ?f14 ?f0 ?f3 Z N S M ?f1 ?f2 L ?f1 ?f3 ?f13 ?f14 ?f13 ?f12 Z N F M ?f0 ?f2 L ?f1 ?f2 ?f1 ?f3 ?f0 ?f3 Z M ?f12 ?f12 L ?f13 ?f12 ?f13 ?f14 ?f12 ?f14 Z M ?f0 ?f2 L ?f12 ?f12 M ?f0 ?f3 L ?f12 ?f14 M ?f1 ?f2 L ?f13 ?f12 M ?f1 ?f3 L ?f13 ?f14 N" draw:text-areas="?f12 ?f12 ?f13 ?f14" draw:glue-points="?f13 ?f6 ?f9 ?f14 ?f12 ?f6 ?f9 ?f12" draw:glue-point-leaving-directions="-90, -180, -270, -360" draw:modifiers="125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f10 * ?f11 / 100000"/>
            <draw:equation draw:name="f13" draw:formula="?f1 - ?f12"/>
            <draw:equation draw:name="f14" draw:formula="?f3 - ?f12"/>
          </draw:enhanced-geometry>
        </draw:custom-shap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10" presentation:preset-sub-type="6" presentation:preset-class="entrance" presentation:group-id="0" smil:begin="0.0s" smil:fill="hold">
                  <anim:set smil:targetElement="id294" smil:attributeName="visibility" smil:to="visible" smil:begin="0.0s" smil:dur="0.001s" smil:fill="hold"/>
                  <anim:transitionFilter smil:targetElement="id294" smil:type="fade" smil:subtype="crossfade" smil:dur="0.5s"/>
                </anim:par>
              </anim:par>
            </anim:par>
            <anim:par presentation:node-type="on-click" smil:begin="indefinite" smil:fill="hold">
              <anim:par presentation:node-type="with-previous" smil:begin="0.0s" smil:fill="hold">
                <anim:par presentation:node-type="on-click" presentation:preset-id="10" presentation:preset-sub-type="6" presentation:preset-class="entrance" presentation:group-id="0" smil:begin="0.0s" smil:fill="hold">
                  <anim:set smil:targetElement="id297" smil:attributeName="visibility" smil:to="visible" smil:begin="0.0s" smil:dur="0.001s" smil:fill="hold"/>
                  <anim:transitionFilter smil:targetElement="id297" smil:type="fade" smil:subtype="crossfade" smil:dur="0.5s"/>
                </anim:par>
              </anim:par>
            </anim:par>
            <anim:par presentation:node-type="on-click" smil:begin="indefinite" smil:fill="hold">
              <anim:par presentation:node-type="with-previous" smil:begin="0.0s" smil:fill="hold">
                <anim:par presentation:node-type="on-click" presentation:preset-id="10" presentation:preset-sub-type="6" presentation:preset-class="entrance" presentation:group-id="0" smil:begin="0.0s" smil:fill="hold">
                  <anim:set smil:targetElement="id300" smil:attributeName="visibility" smil:to="visible" smil:begin="0.0s" smil:dur="0.001s" smil:fill="hold"/>
                  <anim:transitionFilter smil:targetElement="id300" smil:type="fade" smil:subtype="crossfade" smil:dur="0.5s"/>
                </anim:par>
              </anim:par>
            </anim:par>
          </anim:seq>
        </anim:par>
      </draw:page>
      <draw:page draw:name="Slide11" draw:style-name="a1395" draw:master-page-name="Master1-Layout2-obj-Título-e-conteúdo" presentation:presentation-page-layout-name="Master1-PPL2" draw:id="Slide-266">
        <draw:frame draw:id="id303" draw:style-name="a1398" draw:name="Espaço Reservado para Data 3" svg:x="0.75in" svg:y="6.83333in" svg:width="5.25in" svg:height="0.5in">
          <draw:text-box>
            <text:p text:style-name="a1397" text:class-names="" text:cond-style-name=""><text:span text:style-name="a1396" text:class-names="">Maria Bernardete M. Alves e Marili I. Lopes</text:span></text:p>
          </draw:text-box>
          <svg:title/>
          <svg:desc/>
        </draw:frame>
        <draw:frame draw:id="id304" draw:style-name="a1401" draw:name="Espaço Reservado para Rodapé 4" svg:x="7.08333in" svg:y="6.83333in" svg:width="2.41667in" svg:height="0.5in">
          <draw:text-box>
            <text:p text:style-name="a1400" text:class-names="" text:cond-style-name=""><text:span text:style-name="a1399" text:class-names="">UFSC/2006</text:span></text:p>
          </draw:text-box>
          <svg:title/>
          <svg:desc/>
        </draw:frame>
        <draw:custom-shape svg:x="0.25in" svg:y="0.25in" svg:width="0.67188in" svg:height="0.52951in" draw:id="id306" draw:style-name="a1404" draw:name="AutoShape 11">
          <svg:title/>
          <svg:desc/>
          <text:p text:style-name="a1403" text:class-names="" text:cond-style-name="" text:id="id305"><text:span text:style-name="a1402" text:class-names="">21</text:span></text:p>
          <draw:enhanced-geometry xmlns:dr3d="urn:oasis:names:tc:opendocument:xmlns:dr3d:1.0" draw:path-stretchpoint-x="21600" draw:path-stretchpoint-y="21600" draw:type="non-primitive" svg:viewBox="0 0 21600 21600" draw:enhanced-path="S M ?f12 ?f12 L ?f13 ?f12 ?f13 ?f14 ?f12 ?f14 Z N S M ?f0 ?f2 L ?f1 ?f2 ?f13 ?f12 ?f12 ?f12 Z N S M ?f0 ?f3 L ?f12 ?f14 ?f13 ?f14 ?f1 ?f3 Z N S M ?f0 ?f2 L ?f12 ?f12 ?f12 ?f14 ?f0 ?f3 Z N S M ?f1 ?f2 L ?f1 ?f3 ?f13 ?f14 ?f13 ?f12 Z N F M ?f0 ?f2 L ?f1 ?f2 ?f1 ?f3 ?f0 ?f3 Z M ?f12 ?f12 L ?f13 ?f12 ?f13 ?f14 ?f12 ?f14 Z M ?f0 ?f2 L ?f12 ?f12 M ?f0 ?f3 L ?f12 ?f14 M ?f1 ?f2 L ?f13 ?f12 M ?f1 ?f3 L ?f13 ?f14 N" draw:text-areas="?f12 ?f12 ?f13 ?f14" draw:glue-points="?f13 ?f6 ?f9 ?f14 ?f12 ?f6 ?f9 ?f12" draw:glue-point-leaving-directions="-90, -180, -270, -360" draw:modifiers="125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f10 * ?f11 / 100000"/>
            <draw:equation draw:name="f13" draw:formula="?f1 - ?f12"/>
            <draw:equation draw:name="f14" draw:formula="?f3 - ?f12"/>
          </draw:enhanced-geometry>
        </draw:custom-shape>
        <draw:frame draw:id="id308" presentation:style-name="a1408" draw:name="Rectangle 15" svg:x="1.33333in" svg:y="0.41667in" svg:width="7.16667in" svg:height="0.91667in" presentation:class="title" presentation:placeholder="false">
          <draw:text-box>
            <text:p text:style-name="a1407" text:class-names="" text:cond-style-name="" text:id="id307"><text:span text:style-name="a1405" text:class-names="">Elementos Pós-Textuais</text:span><text:span text:style-name="a1406" text:class-names=""/></text:p>
          </draw:text-box>
          <svg:title/>
          <svg:desc/>
        </draw:frame>
        <draw:frame draw:id="id312" presentation:style-name="a1428" draw:name="Rectangle 16" svg:x="0.66667in" svg:y="1.58333in" svg:width="8.75in" svg:height="5.08333in" presentation:class="outline" presentation:placeholder="false">
          <draw:text-box>
            <text:list text:style-name="a1414">
              <text:list-item>
                <text:p text:style-name="a1413" text:class-names="" text:cond-style-name="" text:id="id309"><text:span text:style-name="a1409" text:class-names="">REFERÊNCIAS</text:span><text:span text:style-name="a1410" text:class-names="">:<text:s text:c="1"/></text:span><text:span text:style-name="a1411" text:class-names="">Elemento obrigatório</text:span><text:span text:style-name="a1412" text:class-names="">, elaborado conforme a NBR 6023. Constitui uma lista ordenada dos documentos efetivamente citados no texto. Não deve ser referenciadas fontes bibliográficas que não foram citadas no texto. Caso haja conveniência de referenciar material bibliográfico não citado, deve-se fazer uma lista própria após a lista de referencias, sob o título Bibliografia recomendada. (NBR10719, 1989, p.13).</text:span></text:p>
              </text:list-item>
            </text:list>
            <text:list text:style-name="a1420">
              <text:list-item>
                <text:p text:style-name="a1419" text:class-names="" text:cond-style-name="" text:id="id310"><text:span text:style-name="a1415" text:class-names="">GLOSSÁRIO:<text:s text:c="1"/></text:span><text:span text:style-name="a1416" text:class-names="">Elemento opcional</text:span><text:span text:style-name="a1417" text:class-names="">,</text:span><text:span text:style-name="a1418" text:class-names=""><text:s text:c="1"/>consiste de uma lista em ordem alfabética de palavras ou expressões técnicas usadas no texto, acompanhada das respectivas definições.</text:span></text:p>
              </text:list-item>
            </text:list>
            <text:list text:style-name="a1427">
              <text:list-item>
                <text:p text:style-name="a1426" text:class-names="" text:cond-style-name="" text:id="id311"><text:span text:style-name="a1421" text:class-names="">APÊNDICES:</text:span><text:span text:style-name="a1422" text:class-names=""><text:s text:c="1"/></text:span><text:span text:style-name="a1423" text:class-names="">Elemento opcional</text:span><text:span text:style-name="a1424" text:class-names="">. Texto ou documento elaborado pelo autor a fim de complementar o <text:s text:c="1"/>texto principal.</text:span><text:span text:style-name="a1425" text:class-names=""/></text:p>
              </text:list-item>
            </text:list>
          </draw:text-box>
          <svg:title/>
          <svg:desc/>
        </draw:fram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4" presentation:preset-sub-type="16" presentation:preset-class="entrance" presentation:group-id="0" smil:begin="0.0s" smil:fill="hold">
                  <anim:set smil:targetElement="id308" smil:attributeName="visibility" smil:to="visible" smil:begin="0.0s" smil:dur="0.001s" smil:fill="hold"/>
                  <anim:transitionFilter smil:targetElement="id308" smil:type="irisWipe" smil:subtype="rectangle" smil:direction="reverse" smil:dur="0.5s"/>
                </anim:par>
              </anim:par>
            </anim:par>
            <anim:par presentation:node-type="on-click" smil:begin="indefinite" smil:fill="hold">
              <anim:par presentation:node-type="with-previous" smil:begin="0.0s" smil:fill="hold">
                <anim:par presentation:node-type="on-click" presentation:preset-id="10" presentation:preset-sub-type="6" presentation:preset-class="entrance" presentation:group-id="0" smil:begin="0.0s" smil:fill="hold">
                  <anim:set smil:targetElement="id312" smil:attributeName="visibility" smil:to="visible" smil:begin="0.0s" smil:dur="0.001s" smil:fill="hold"/>
                  <anim:transitionFilter smil:targetElement="id312" smil:type="fade" smil:subtype="crossfade" smil:dur="0.5s"/>
                </anim:par>
              </anim:par>
            </anim:par>
          </anim:seq>
        </anim:par>
      </draw:page>
      <draw:page draw:name="Slide36" draw:style-name="a1429" draw:master-page-name="Master1-Layout2-obj-Título-e-conteúdo" presentation:presentation-page-layout-name="Master1-PPL2" draw:id="Slide-291">
        <draw:frame draw:id="id313" draw:style-name="a1432" draw:name="Espaço Reservado para Data 3" svg:x="0.75in" svg:y="6.83333in" svg:width="5.25in" svg:height="0.5in">
          <draw:text-box>
            <text:p text:style-name="a1431" text:class-names="" text:cond-style-name=""><text:span text:style-name="a1430" text:class-names="">Maria Bernardete M. Alves e Marili I. Lopes</text:span></text:p>
          </draw:text-box>
          <svg:title/>
          <svg:desc/>
        </draw:frame>
        <draw:frame draw:id="id314" draw:style-name="a1435" draw:name="Espaço Reservado para Rodapé 4" svg:x="7.08333in" svg:y="6.83333in" svg:width="2.41667in" svg:height="0.5in">
          <draw:text-box>
            <text:p text:style-name="a1434" text:class-names="" text:cond-style-name=""><text:span text:style-name="a1433" text:class-names="">UFSC/2006</text:span></text:p>
          </draw:text-box>
          <svg:title/>
          <svg:desc/>
        </draw:frame>
        <draw:custom-shape svg:x="0.25in" svg:y="0.25in" svg:width="0.67188in" svg:height="0.52951in" draw:id="id316" draw:style-name="a1438" draw:name="AutoShape 2">
          <svg:title/>
          <svg:desc/>
          <text:p text:style-name="a1437" text:class-names="" text:cond-style-name="" text:id="id315"><text:span text:style-name="a1436" text:class-names="">22</text:span></text:p>
          <draw:enhanced-geometry xmlns:dr3d="urn:oasis:names:tc:opendocument:xmlns:dr3d:1.0" draw:path-stretchpoint-x="21600" draw:path-stretchpoint-y="21600" draw:type="non-primitive" svg:viewBox="0 0 21600 21600" draw:enhanced-path="S M ?f12 ?f12 L ?f13 ?f12 ?f13 ?f14 ?f12 ?f14 Z N S M ?f0 ?f2 L ?f1 ?f2 ?f13 ?f12 ?f12 ?f12 Z N S M ?f0 ?f3 L ?f12 ?f14 ?f13 ?f14 ?f1 ?f3 Z N S M ?f0 ?f2 L ?f12 ?f12 ?f12 ?f14 ?f0 ?f3 Z N S M ?f1 ?f2 L ?f1 ?f3 ?f13 ?f14 ?f13 ?f12 Z N F M ?f0 ?f2 L ?f1 ?f2 ?f1 ?f3 ?f0 ?f3 Z M ?f12 ?f12 L ?f13 ?f12 ?f13 ?f14 ?f12 ?f14 Z M ?f0 ?f2 L ?f12 ?f12 M ?f0 ?f3 L ?f12 ?f14 M ?f1 ?f2 L ?f13 ?f12 M ?f1 ?f3 L ?f13 ?f14 N" draw:text-areas="?f12 ?f12 ?f13 ?f14" draw:glue-points="?f13 ?f6 ?f9 ?f14 ?f12 ?f6 ?f9 ?f12" draw:glue-point-leaving-directions="-90, -180, -270, -360" draw:modifiers="125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f10 * ?f11 / 100000"/>
            <draw:equation draw:name="f13" draw:formula="?f1 - ?f12"/>
            <draw:equation draw:name="f14" draw:formula="?f3 - ?f12"/>
          </draw:enhanced-geometry>
        </draw:custom-shape>
        <draw:frame draw:id="id318" presentation:style-name="a1442" draw:name="Rectangle 3" svg:x="1.33333in" svg:y="0.41667in" svg:width="7.16667in" svg:height="0.91667in" presentation:class="title" presentation:placeholder="false">
          <draw:text-box>
            <text:p text:style-name="a1441" text:class-names="" text:cond-style-name="" text:id="id317"><text:span text:style-name="a1439" text:class-names="">Elementos Pós-Textuais</text:span><text:span text:style-name="a1440" text:class-names=""/></text:p>
          </draw:text-box>
          <svg:title/>
          <svg:desc/>
        </draw:frame>
        <draw:frame draw:id="id329" presentation:style-name="a1490" draw:name="Rectangle 4" svg:x="0.5in" svg:y="1.75in" svg:width="8.75in" svg:height="4.83333in" presentation:class="outline" presentation:placeholder="false">
          <draw:text-box>
            <text:list text:style-name="a1445">
              <text:list-item>
                <text:p text:style-name="a1444" text:class-names="" text:cond-style-name="" text:id="id319"><text:span text:style-name="a1443" text:class-names=""/></text:p>
              </text:list-item>
            </text:list>
            <text:list text:style-name="a1455">
              <text:list-item>
                <text:p text:style-name="a1454" text:class-names="" text:cond-style-name="" text:id="id320"><text:span text:style-name="a1446" text:class-names="">ANEXOS:</text:span><text:span text:style-name="a1447" text:class-names=""><text:s text:c="1"/></text:span><text:span text:style-name="a1448" text:class-names="">Elemento opcional</text:span><text:span text:style-name="a1449" text:class-names="">. Texto ou documento<text:s text:c="1"/></text:span><text:span text:style-name="a1450" text:class-names="">não elaborado</text:span><text:span text:style-name="a1451" text:class-names=""><text:s text:c="1"/></text:span><text:span text:style-name="a1452" text:class-names="">pelo autor</text:span><text:span text:style-name="a1453" text:class-names="">, que serve de fundamentação, comprovação ou ilustração.</text:span></text:p>
              </text:list-item>
            </text:list>
            <text:list text:style-name="a1458">
              <text:list-item>
                <text:p text:style-name="a1457" text:class-names="" text:cond-style-name="" text:id="id321"><text:span text:style-name="a1456" text:class-names=""><text:tab/></text:span></text:p>
              </text:list-item>
            </text:list>
            <text:list text:style-name="a1461">
              <text:list-item>
                <text:p text:style-name="a1460" text:class-names="" text:cond-style-name="" text:id="id322"><text:span text:style-name="a1459" text:class-names="">APÊNDICES E ANEXOS</text:span></text:p>
              </text:list-item>
            </text:list>
            <text:list text:style-name="a1465">
              <text:list-item>
                <text:p text:style-name="a1464" text:class-names="" text:cond-style-name="" text:id="id323"><text:span text:style-name="a1462" text:class-names="">São identificados por letras maiúsculas consecutivas, travessão e respectivos títulos.</text:span><text:span text:style-name="a1463" text:class-names=""/></text:p>
              </text:list-item>
            </text:list>
            <text:list text:style-name="a1470">
              <text:list-item>
                <text:list text:style-name="a1470">
                  <text:list-item>
                    <text:list text:style-name="a1470">
                      <text:list-item>
                        <text:list text:style-name="a1470">
                          <text:list-item>
                            <text:list text:style-name="a1470">
                              <text:list-item>
                                <text:p text:style-name="a1469" text:class-names="" text:cond-style-name="" text:id="id324"><text:span text:style-name="a1466" text:class-names="">APÊNDICE A -<text:s text:c="1"/></text:span><text:span text:style-name="a1467" text:class-names=""><text:s text:c="1"/></text:span><text:span text:style-name="a1468" text:class-names="">Título</text:span></text:p>
                              </text:list-item>
                            </text:list>
                          </text:list-item>
                        </text:list>
                      </text:list-item>
                    </text:list>
                  </text:list-item>
                </text:list>
              </text:list-item>
            </text:list>
            <text:list text:style-name="a1475">
              <text:list-item>
                <text:list text:style-name="a1475">
                  <text:list-item>
                    <text:list text:style-name="a1475">
                      <text:list-item>
                        <text:list text:style-name="a1475">
                          <text:list-item>
                            <text:list text:style-name="a1475">
                              <text:list-item>
                                <text:p text:style-name="a1474" text:class-names="" text:cond-style-name="" text:id="id325"><text:span text:style-name="a1471" text:class-names="">APÊNDICE B -<text:s text:c="1"/></text:span><text:span text:style-name="a1472" text:class-names=""><text:s text:c="1"/></text:span><text:span text:style-name="a1473" text:class-names="">Título</text:span></text:p>
                              </text:list-item>
                            </text:list>
                          </text:list-item>
                        </text:list>
                      </text:list-item>
                    </text:list>
                  </text:list-item>
                </text:list>
              </text:list-item>
            </text:list>
            <text:list text:style-name="a1480">
              <text:list-item>
                <text:list text:style-name="a1480">
                  <text:list-item>
                    <text:list text:style-name="a1480">
                      <text:list-item>
                        <text:list text:style-name="a1480">
                          <text:list-item>
                            <text:list text:style-name="a1480">
                              <text:list-item>
                                <text:p text:style-name="a1479" text:class-names="" text:cond-style-name="" text:id="id326"><text:span text:style-name="a1476" text:class-names="">ANEXO A -<text:s text:c="1"/></text:span><text:span text:style-name="a1477" text:class-names=""><text:s text:c="1"/></text:span><text:span text:style-name="a1478" text:class-names="">Título</text:span></text:p>
                              </text:list-item>
                            </text:list>
                          </text:list-item>
                        </text:list>
                      </text:list-item>
                    </text:list>
                  </text:list-item>
                </text:list>
              </text:list-item>
            </text:list>
            <text:list text:style-name="a1486">
              <text:list-item>
                <text:list text:style-name="a1486">
                  <text:list-item>
                    <text:list text:style-name="a1486">
                      <text:list-item>
                        <text:list text:style-name="a1486">
                          <text:list-item>
                            <text:list text:style-name="a1486">
                              <text:list-item>
                                <text:p text:style-name="a1485" text:class-names="" text:cond-style-name="" text:id="id327"><text:span text:style-name="a1481" text:class-names="">ANEXO B -<text:s text:c="1"/></text:span><text:span text:style-name="a1482" text:class-names=""><text:s text:c="1"/></text:span><text:span text:style-name="a1483" text:class-names="">Título</text:span><text:span text:style-name="a1484" text:class-names=""/></text:p>
                              </text:list-item>
                            </text:list>
                          </text:list-item>
                        </text:list>
                      </text:list-item>
                    </text:list>
                  </text:list-item>
                </text:list>
              </text:list-item>
            </text:list>
            <text:list text:style-name="a1489">
              <text:list-item>
                <text:p text:style-name="a1488" text:class-names="" text:cond-style-name="" text:id="id328"><text:span text:style-name="a1487" text:class-names=""/></text:p>
              </text:list-item>
            </text:list>
          </draw:text-box>
          <svg:title/>
          <svg:desc/>
        </draw:fram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4" presentation:preset-sub-type="16" presentation:preset-class="entrance" presentation:group-id="0" smil:begin="0.0s" smil:fill="hold">
                  <anim:set smil:targetElement="id318" smil:attributeName="visibility" smil:to="visible" smil:begin="0.0s" smil:dur="0.001s" smil:fill="hold"/>
                  <anim:transitionFilter smil:targetElement="id318" smil:type="irisWipe" smil:subtype="rectangle" smil:direction="reverse" smil:dur="0.5s"/>
                </anim:par>
              </anim:par>
            </anim:par>
            <anim:par presentation:node-type="on-click" smil:begin="indefinite" smil:fill="hold">
              <anim:par presentation:node-type="with-previous" smil:begin="0.0s" smil:fill="hold">
                <anim:par presentation:node-type="on-click" presentation:preset-id="10" presentation:preset-sub-type="6" presentation:preset-class="entrance" presentation:group-id="0" smil:begin="0.0s" smil:fill="hold">
                  <anim:set smil:targetElement="id329" smil:attributeName="visibility" smil:to="visible" smil:begin="0.0s" smil:dur="0.001s" smil:fill="hold"/>
                  <anim:transitionFilter smil:targetElement="id329" smil:type="fade" smil:subtype="crossfade" smil:dur="0.5s"/>
                </anim:par>
              </anim:par>
            </anim:par>
          </anim:seq>
        </anim:par>
      </draw:page>
      <draw:page draw:name="Slide23" draw:style-name="a1491" draw:master-page-name="Master1-Layout7-blank-Em-branco" presentation:presentation-page-layout-name="Master1-PPL7" draw:id="Slide-278">
        <draw:frame draw:id="id330" draw:style-name="a1494" draw:name="Espaço Reservado para Data 1" svg:x="0.75in" svg:y="6.83333in" svg:width="5.25in" svg:height="0.5in">
          <draw:text-box>
            <text:p text:style-name="a1493" text:class-names="" text:cond-style-name=""><text:span text:style-name="a1492" text:class-names="">Maria Bernardete M. Alves e Marili I. Lopes</text:span></text:p>
          </draw:text-box>
          <svg:title/>
          <svg:desc/>
        </draw:frame>
        <draw:frame draw:id="id331" draw:style-name="a1497" draw:name="Espaço Reservado para Rodapé 2" svg:x="7.08333in" svg:y="6.83333in" svg:width="2.41667in" svg:height="0.5in">
          <draw:text-box>
            <text:p text:style-name="a1496" text:class-names="" text:cond-style-name=""><text:span text:style-name="a1495" text:class-names="">UFSC/2006</text:span></text:p>
          </draw:text-box>
          <svg:title/>
          <svg:desc/>
        </draw:frame>
        <draw:frame draw:id="id333" draw:style-name="a1500" draw:name="Text Box 1026" svg:x="7.47396in" svg:y="0in" svg:width="2.375in" svg:height="3.125in">
          <draw:text-box>
            <text:p text:style-name="a1499" text:class-names="" text:cond-style-name="" text:id="id332"><text:span text:style-name="a1498" text:class-names="">Anexos</text:span></text:p>
          </draw:text-box>
          <svg:title/>
          <svg:desc/>
        </draw:frame>
        <draw:frame draw:id="id335" draw:style-name="a1503" draw:name="Text Box 1027" svg:x="7.16667in" svg:y="0.21875in" svg:width="2.375in" svg:height="3.125in">
          <draw:text-box>
            <text:p text:style-name="a1502" text:class-names="" text:cond-style-name="" text:id="id334"><text:span text:style-name="a1501" text:class-names="">Apêndices</text:span></text:p>
          </draw:text-box>
          <svg:title/>
          <svg:desc/>
        </draw:frame>
        <draw:frame draw:id="id337" draw:style-name="a1506" draw:name="Text Box 1028" svg:x="6.91667in" svg:y="0.47396in" svg:width="2.375in" svg:height="3.125in">
          <draw:text-box>
            <text:p text:style-name="a1505" text:class-names="" text:cond-style-name="" text:id="id336"><text:span text:style-name="a1504" text:class-names="">Glossário</text:span></text:p>
          </draw:text-box>
          <svg:title/>
          <svg:desc/>
        </draw:frame>
        <draw:frame draw:id="id339" draw:style-name="a1510" draw:name="Text Box 1029" svg:x="6.58333in" svg:y="0.70833in" svg:width="2.375in" svg:height="3.125in">
          <draw:text-box>
            <text:p text:style-name="a1509" text:class-names="" text:cond-style-name="" text:id="id338"><text:span text:style-name="a1507" text:class-names="">Referências</text:span><text:span text:style-name="a1508" text:class-names=""/></text:p>
          </draw:text-box>
          <svg:title/>
          <svg:desc/>
        </draw:frame>
        <draw:frame draw:id="id341" draw:style-name="a1514" draw:name="Text Box 1030" svg:x="6.25in" svg:y="0.95833in" svg:width="2.375in" svg:height="3.125in">
          <draw:text-box>
            <text:p text:style-name="a1513" text:class-names="" text:cond-style-name="" text:id="id340"><text:span text:style-name="a1511" text:class-names="">Texto</text:span><text:span text:style-name="a1512" text:class-names=""/></text:p>
          </draw:text-box>
          <svg:title/>
          <svg:desc/>
        </draw:frame>
        <draw:frame draw:id="id343" draw:style-name="a1517" draw:name="Text Box 1031" svg:x="5.91667in" svg:y="1.20833in" svg:width="2.375in" svg:height="3.125in">
          <draw:text-box>
            <text:p text:style-name="a1516" text:class-names="" text:cond-style-name="" text:id="id342"><text:span text:style-name="a1515" text:class-names="">Sumário</text:span></text:p>
          </draw:text-box>
          <svg:title/>
          <svg:desc/>
        </draw:frame>
        <draw:frame draw:id="id345" draw:style-name="a1523" draw:name="Text Box 1032" svg:x="5.54167in" svg:y="1.48958in" svg:width="2.375in" svg:height="3.125in">
          <draw:text-box>
            <text:p text:style-name="a1522" text:class-names="" text:cond-style-name="" text:id="id344"><text:span text:style-name="a1518" text:class-names="">Lista de</text:span><text:span text:style-name="a1519" text:class-names=""><text:s text:c="1"/></text:span><text:span text:style-name="a1520" text:class-names="">S</text:span><text:span text:style-name="a1521" text:class-names="">ímbolos</text:span></text:p>
          </draw:text-box>
          <svg:title/>
          <svg:desc/>
        </draw:frame>
        <draw:frame draw:id="id348" draw:style-name="a1531" draw:name="Text Box 1033" svg:x="5.16667in" svg:y="1.79167in" svg:width="2.375in" svg:height="3.125in">
          <draw:text-box>
            <text:p text:style-name="a1528" text:class-names="" text:cond-style-name="" text:id="id346"><text:span text:style-name="a1524" text:class-names="">Lista de</text:span><text:span text:style-name="a1525" text:class-names=""><text:s text:c="1"/></text:span><text:span text:style-name="a1526" text:class-names="">Abreviaturas</text:span><text:span text:style-name="a1527" text:class-names=""/></text:p>
            <text:p text:style-name="a1530" text:class-names="" text:cond-style-name="" text:id="id347"><text:span text:style-name="a1529" text:class-names=""/></text:p>
          </draw:text-box>
          <svg:title/>
          <svg:desc/>
        </draw:frame>
        <draw:frame draw:id="id351" draw:style-name="a1540" draw:name="Text Box 1034" svg:x="4.83333in" svg:y="2.09896in" svg:width="2.375in" svg:height="3.125in">
          <draw:text-box>
            <text:p text:style-name="a1533" text:class-names="" text:cond-style-name="" text:id="id349"><text:span text:style-name="a1532" text:class-names="">Lista de Tabelas</text:span></text:p>
            <text:p text:style-name="a1539" text:class-names="" text:cond-style-name="" text:id="id350"><text:span text:style-name="a1534" text:class-names="">Lista</text:span><text:span text:style-name="a1535" text:class-names=""><text:s text:c="1"/></text:span><text:span text:style-name="a1536" text:class-names="">de</text:span><text:span text:style-name="a1537" text:class-names=""><text:s text:c="1"/></text:span><text:span text:style-name="a1538" text:class-names="">Ilustrações</text:span></text:p>
          </draw:text-box>
          <svg:title/>
          <svg:desc/>
        </draw:frame>
        <draw:frame draw:id="id353" draw:style-name="a1547" draw:name="Text Box 1035" svg:x="4.5in" svg:y="2.38542in" svg:width="2.375in" svg:height="3.125in">
          <draw:text-box>
            <text:p text:style-name="a1546" text:class-names="" text:cond-style-name="" text:id="id352"><text:span text:style-name="a1541" text:class-names="">Lista</text:span><text:span text:style-name="a1542" text:class-names=""><text:s text:c="1"/></text:span><text:span text:style-name="a1543" text:class-names="">de</text:span><text:span text:style-name="a1544" text:class-names=""><text:s text:c="1"/></text:span><text:span text:style-name="a1545" text:class-names="">Ilustrações</text:span></text:p>
          </draw:text-box>
          <svg:title/>
          <svg:desc/>
        </draw:frame>
        <draw:frame draw:id="id355" draw:style-name="a1551" draw:name="Text Box 1036" svg:x="4.08333in" svg:y="2.64063in" svg:width="2.375in" svg:height="3.125in">
          <draw:text-box>
            <text:p text:style-name="a1550" text:class-names="" text:cond-style-name="" text:id="id354"><text:span text:style-name="a1548" text:class-names=""><text:s text:c="1"/></text:span><text:span text:style-name="a1549" text:class-names="">Abstract</text:span></text:p>
          </draw:text-box>
          <svg:title/>
          <svg:desc/>
        </draw:frame>
        <draw:frame draw:id="id357" draw:style-name="a1554" draw:name="Text Box 1037" svg:x="3.75in" svg:y="2.91667in" svg:width="2.375in" svg:height="3.125in">
          <draw:text-box>
            <text:p text:style-name="a1553" text:class-names="" text:cond-style-name="" text:id="id356"><text:span text:style-name="a1552" text:class-names="">Resumo</text:span></text:p>
          </draw:text-box>
          <svg:title/>
          <svg:desc/>
        </draw:frame>
        <draw:frame draw:id="id360" draw:style-name="a1560" draw:name="Text Box 1038" svg:x="3.33333in" svg:y="3.20833in" svg:width="2.375in" svg:height="3.125in">
          <draw:text-box>
            <text:p text:style-name="a1557" text:class-names="" text:cond-style-name="" text:id="id358"><text:span text:style-name="a1555" text:class-names="">Epígrafe<text:s text:c="1"/></text:span><text:span text:style-name="a1556" text:class-names=""/></text:p>
            <text:p text:style-name="a1559" text:class-names="" text:cond-style-name="" text:id="id359"><text:span text:style-name="a1558" text:class-names=""><text:s text:c="1"/></text:span></text:p>
          </draw:text-box>
          <svg:title/>
          <svg:desc/>
        </draw:frame>
        <draw:frame draw:id="id362" draw:style-name="a1564" draw:name="Text Box 1039" svg:x="2.83333in" svg:y="3.54167in" svg:width="2.375in" svg:height="3.125in">
          <draw:text-box>
            <text:p text:style-name="a1563" text:class-names="" text:cond-style-name="" text:id="id361"><text:span text:style-name="a1561" text:class-names="">Agradecimentos<text:s text:c="1"/></text:span><text:span text:style-name="a1562" text:class-names=""/></text:p>
          </draw:text-box>
          <svg:title/>
          <svg:desc/>
        </draw:frame>
        <draw:frame draw:id="id364" draw:style-name="a1568" draw:name="Text Box 1040" svg:x="2.5in" svg:y="3.78646in" svg:width="2.375in" svg:height="3.125in">
          <draw:text-box>
            <text:p text:style-name="a1567" text:class-names="" text:cond-style-name="" text:id="id363"><text:span text:style-name="a1565" text:class-names="">Dedicatória</text:span><text:span text:style-name="a1566" text:class-names=""/></text:p>
          </draw:text-box>
          <svg:title/>
          <svg:desc/>
        </draw:frame>
        <draw:frame draw:id="id366" draw:style-name="a1575" draw:name="Text Box 1041" svg:x="2.08333in" svg:y="4.09375in" svg:width="2.375in" svg:height="3.125in">
          <draw:text-box>
            <text:p text:style-name="a1574" text:class-names="" text:cond-style-name="" text:id="id365"><text:span text:style-name="a1569" text:class-names="">Folha</text:span><text:span text:style-name="a1570" text:class-names=""><text:s text:c="1"/></text:span><text:span text:style-name="a1571" text:class-names="">de</text:span><text:span text:style-name="a1572" text:class-names=""><text:s text:c="1"/></text:span><text:span text:style-name="a1573" text:class-names="">Aprovação</text:span></text:p>
          </draw:text-box>
          <svg:title/>
          <svg:desc/>
        </draw:frame>
        <draw:frame draw:id="id368" draw:style-name="a1579" draw:name="Text Box 1042" svg:x="1.66667in" svg:y="4.5in" svg:width="2.375in" svg:height="3in">
          <draw:text-box>
            <text:p text:style-name="a1578" text:class-names="" text:cond-style-name="" text:id="id367"><text:span text:style-name="a1576" text:class-names="">ERRATA</text:span><text:span text:style-name="a1577" text:class-names=""/></text:p>
          </draw:text-box>
          <svg:title/>
          <svg:desc/>
        </draw:frame>
        <draw:frame draw:id="id370" draw:style-name="a1586" draw:name="Text Box 1043" svg:x="1.16667in" svg:y="4.75in" svg:width="2.375in" svg:height="2.625in">
          <draw:text-box>
            <text:p text:style-name="a1585" text:class-names="" text:cond-style-name="" text:id="id369"><text:span text:style-name="a1580" text:class-names="">Folha</text:span><text:span text:style-name="a1581" text:class-names=""><text:s text:c="1"/></text:span><text:span text:style-name="a1582" text:class-names="">de</text:span><text:span text:style-name="a1583" text:class-names=""><text:s text:c="1"/></text:span><text:span text:style-name="a1584" text:class-names="">Rosto</text:span></text:p>
          </draw:text-box>
          <svg:title/>
          <svg:desc/>
        </draw:frame>
        <draw:frame draw:id="id372" draw:style-name="a1590" draw:name="Text Box 1044" svg:x="0.41667in" svg:y="5.25in" svg:width="2.79167in" svg:height="2.25in">
          <draw:text-box>
            <text:p text:style-name="a1589" text:class-names="" text:cond-style-name="" text:id="id371"><text:span text:style-name="a1587" text:class-names="">CAPA</text:span><text:span text:style-name="a1588" text:class-names=""/></text:p>
          </draw:text-box>
          <svg:title/>
          <svg:desc/>
        </draw:frame>
        <draw:custom-shape svg:x="0.25in" svg:y="0.25in" svg:width="0.67188in" svg:height="0.52951in" draw:id="id374" draw:style-name="a1593" draw:name="AutoShape 1045">
          <svg:title/>
          <svg:desc/>
          <text:p text:style-name="a1592" text:class-names="" text:cond-style-name="" text:id="id373"><text:span text:style-name="a1591" text:class-names="">23</text:span></text:p>
          <draw:enhanced-geometry xmlns:dr3d="urn:oasis:names:tc:opendocument:xmlns:dr3d:1.0" draw:path-stretchpoint-x="21600" draw:path-stretchpoint-y="21600" draw:type="non-primitive" svg:viewBox="0 0 21600 21600" draw:enhanced-path="S M ?f12 ?f12 L ?f13 ?f12 ?f13 ?f14 ?f12 ?f14 Z N S M ?f0 ?f2 L ?f1 ?f2 ?f13 ?f12 ?f12 ?f12 Z N S M ?f0 ?f3 L ?f12 ?f14 ?f13 ?f14 ?f1 ?f3 Z N S M ?f0 ?f2 L ?f12 ?f12 ?f12 ?f14 ?f0 ?f3 Z N S M ?f1 ?f2 L ?f1 ?f3 ?f13 ?f14 ?f13 ?f12 Z N F M ?f0 ?f2 L ?f1 ?f2 ?f1 ?f3 ?f0 ?f3 Z M ?f12 ?f12 L ?f13 ?f12 ?f13 ?f14 ?f12 ?f14 Z M ?f0 ?f2 L ?f12 ?f12 M ?f0 ?f3 L ?f12 ?f14 M ?f1 ?f2 L ?f13 ?f12 M ?f1 ?f3 L ?f13 ?f14 N" draw:text-areas="?f12 ?f12 ?f13 ?f14" draw:glue-points="?f13 ?f6 ?f9 ?f14 ?f12 ?f6 ?f9 ?f12" draw:glue-point-leaving-directions="-90, -180, -270, -360" draw:modifiers="125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f10 * ?f11 / 100000"/>
            <draw:equation draw:name="f13" draw:formula="?f1 - ?f12"/>
            <draw:equation draw:name="f14" draw:formula="?f3 - ?f12"/>
          </draw:enhanced-geometry>
        </draw:custom-shape>
        <draw:custom-shape svg:x="1.16667in" svg:y="1.16667in" svg:width="4.66667in" svg:height="3.66667in" draw:id="id376" draw:style-name="a1596" draw:name="Line 1049">
          <svg:title/>
          <svg:desc/>
          <text:p text:style-name="a1595" text:class-names="" text:cond-style-name="" text:id="id375"><text:span text:style-name="a159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frame draw:id="id378" draw:style-name="a1599" draw:transform="translate(-2.375in -0.25in) rotate(0.66972) translate(2.875in 2.83333in)" draw:name="Text Box 1050" svg:width="4.75in" svg:height="0.5in">
          <draw:text-box>
            <text:p text:style-name="a1598" text:class-names="" text:cond-style-name="" text:id="id377"><text:span text:style-name="a1597" text:class-names="">Contadas mas não paginadas</text:span></text:p>
          </draw:text-box>
          <svg:title/>
          <svg:desc/>
        </draw:frame>
        <draw:custom-shape svg:x="6.18056in" svg:y="6.11285in" svg:width="3.58333in" svg:height="0.75in" draw:id="id381" draw:style-name="a1604" draw:name="Rectangle 1051">
          <svg:title/>
          <svg:desc/>
          <text:p text:style-name="a1601" text:class-names="" text:cond-style-name="" text:id="id379"><text:span text:style-name="a1600" text:class-names="">Fonte: UFPR. Normas para apresentação</text:span></text:p>
          <text:p text:style-name="a1603" text:class-names="" text:cond-style-name="" text:id="id380"><text:span text:style-name="a1602" text:class-names=""><text:s text:c="1"/>de trabalhos. 1996. v. .2, <text:s text:c="1"/>p.2-3.</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15" presentation:preset-sub-type="0" presentation:preset-class="entrance" presentation:group-id="0" smil:begin="0.0s" smil:fill="hold">
                  <anim:set smil:targetElement="id372" smil:attributeName="visibility" smil:to="visible" smil:begin="0.0s" smil:dur="0.001s" smil:fill="hold"/>
                  <anim:animate smil:targetElement="id372" smil:attributeName="width" smil:values="0;width" smil:keyTimes="0.0;1.0" smil:dur="1.0s" smil:fill="hold"/>
                  <anim:animate smil:targetElement="id372" smil:attributeName="height" smil:values="0;height" smil:keyTimes="0.0;1.0" smil:dur="1.0s" smil:fill="hold"/>
                  <anim:animate smil:targetElement="id372" smil:attributeName="x" smil:values="0;1" anim:formula="x+(cos(-2*pi*(1-$))*-x-sin(-2*pi*(1-$))*(1-y))*(1-$)" smil:keyTimes="0.0;1.0" smil:dur="1.0s" smil:fill="hold"/>
                  <anim:animate smil:targetElement="id372" smil:attributeName="y" smil:values="0;1" anim:formula="y+(sin(-2*pi*(1-$))*-x+cos(-2*pi*(1-$))*(1-y))*(1-$)" smil:keyTimes="0.0;1.0" smil:dur="1.0s" smil:fill="hold"/>
                </anim:par>
              </anim:par>
            </anim:par>
            <anim:par presentation:node-type="on-click" smil:begin="indefinite" smil:fill="hold">
              <anim:par presentation:node-type="with-previous" smil:begin="0.0s" smil:fill="hold">
                <anim:par presentation:node-type="on-click" presentation:preset-id="15" presentation:preset-sub-type="0" presentation:preset-class="entrance" presentation:group-id="0" smil:begin="0.0s" smil:fill="hold">
                  <anim:set smil:targetElement="id370" smil:attributeName="visibility" smil:to="visible" smil:begin="0.0s" smil:dur="0.001s" smil:fill="hold"/>
                  <anim:animate smil:targetElement="id370" smil:attributeName="width" smil:values="0;width" smil:keyTimes="0.0;1.0" smil:dur="1.0s" smil:fill="hold"/>
                  <anim:animate smil:targetElement="id370" smil:attributeName="height" smil:values="0;height" smil:keyTimes="0.0;1.0" smil:dur="1.0s" smil:fill="hold"/>
                  <anim:animate smil:targetElement="id370" smil:attributeName="x" smil:values="0;1" anim:formula="x+(cos(-2*pi*(1-$))*-x-sin(-2*pi*(1-$))*(1-y))*(1-$)" smil:keyTimes="0.0;1.0" smil:dur="1.0s" smil:fill="hold"/>
                  <anim:animate smil:targetElement="id370" smil:attributeName="y" smil:values="0;1" anim:formula="y+(sin(-2*pi*(1-$))*-x+cos(-2*pi*(1-$))*(1-y))*(1-$)" smil:keyTimes="0.0;1.0" smil:dur="1.0s" smil:fill="hold"/>
                </anim:par>
              </anim:par>
            </anim:par>
            <anim:par presentation:node-type="on-click" smil:begin="indefinite" smil:fill="hold">
              <anim:par presentation:node-type="with-previous" smil:begin="0.0s" smil:fill="hold">
                <anim:par presentation:node-type="on-click" presentation:preset-id="15" presentation:preset-sub-type="0" presentation:preset-class="entrance" presentation:group-id="0" smil:begin="0.0s" smil:fill="hold">
                  <anim:set smil:targetElement="id368" smil:attributeName="visibility" smil:to="visible" smil:begin="0.0s" smil:dur="0.001s" smil:fill="hold"/>
                  <anim:animate smil:targetElement="id368" smil:attributeName="width" smil:values="0;width" smil:keyTimes="0.0;1.0" smil:dur="1.0s" smil:fill="hold"/>
                  <anim:animate smil:targetElement="id368" smil:attributeName="height" smil:values="0;height" smil:keyTimes="0.0;1.0" smil:dur="1.0s" smil:fill="hold"/>
                  <anim:animate smil:targetElement="id368" smil:attributeName="x" smil:values="0;1" anim:formula="x+(cos(-2*pi*(1-$))*-x-sin(-2*pi*(1-$))*(1-y))*(1-$)" smil:keyTimes="0.0;1.0" smil:dur="1.0s" smil:fill="hold"/>
                  <anim:animate smil:targetElement="id368" smil:attributeName="y" smil:values="0;1" anim:formula="y+(sin(-2*pi*(1-$))*-x+cos(-2*pi*(1-$))*(1-y))*(1-$)" smil:keyTimes="0.0;1.0" smil:dur="1.0s" smil:fill="hold"/>
                </anim:par>
              </anim:par>
            </anim:par>
            <anim:par presentation:node-type="on-click" smil:begin="indefinite" smil:fill="hold">
              <anim:par presentation:node-type="with-previous" smil:begin="0.0s" smil:fill="hold">
                <anim:par presentation:node-type="on-click" presentation:preset-id="15" presentation:preset-sub-type="0" presentation:preset-class="entrance" presentation:group-id="0" smil:begin="0.0s" smil:fill="hold">
                  <anim:set smil:targetElement="id366" smil:attributeName="visibility" smil:to="visible" smil:begin="0.0s" smil:dur="0.001s" smil:fill="hold"/>
                  <anim:animate smil:targetElement="id366" smil:attributeName="width" smil:values="0;width" smil:keyTimes="0.0;1.0" smil:dur="1.0s" smil:fill="hold"/>
                  <anim:animate smil:targetElement="id366" smil:attributeName="height" smil:values="0;height" smil:keyTimes="0.0;1.0" smil:dur="1.0s" smil:fill="hold"/>
                  <anim:animate smil:targetElement="id366" smil:attributeName="x" smil:values="0;1" anim:formula="x+(cos(-2*pi*(1-$))*-x-sin(-2*pi*(1-$))*(1-y))*(1-$)" smil:keyTimes="0.0;1.0" smil:dur="1.0s" smil:fill="hold"/>
                  <anim:animate smil:targetElement="id366" smil:attributeName="y" smil:values="0;1" anim:formula="y+(sin(-2*pi*(1-$))*-x+cos(-2*pi*(1-$))*(1-y))*(1-$)" smil:keyTimes="0.0;1.0" smil:dur="1.0s" smil:fill="hold"/>
                </anim:par>
              </anim:par>
            </anim:par>
            <anim:par presentation:node-type="on-click" smil:begin="indefinite" smil:fill="hold">
              <anim:par presentation:node-type="with-previous" smil:begin="0.0s" smil:fill="hold">
                <anim:par presentation:node-type="on-click" presentation:preset-id="15" presentation:preset-sub-type="0" presentation:preset-class="entrance" presentation:group-id="0" smil:begin="0.0s" smil:fill="hold">
                  <anim:set smil:targetElement="id364" smil:attributeName="visibility" smil:to="visible" smil:begin="0.0s" smil:dur="0.001s" smil:fill="hold"/>
                  <anim:animate smil:targetElement="id364" smil:attributeName="width" smil:values="0;width" smil:keyTimes="0.0;1.0" smil:dur="1.0s" smil:fill="hold"/>
                  <anim:animate smil:targetElement="id364" smil:attributeName="height" smil:values="0;height" smil:keyTimes="0.0;1.0" smil:dur="1.0s" smil:fill="hold"/>
                  <anim:animate smil:targetElement="id364" smil:attributeName="x" smil:values="0;1" anim:formula="x+(cos(-2*pi*(1-$))*-x-sin(-2*pi*(1-$))*(1-y))*(1-$)" smil:keyTimes="0.0;1.0" smil:dur="1.0s" smil:fill="hold"/>
                  <anim:animate smil:targetElement="id364" smil:attributeName="y" smil:values="0;1" anim:formula="y+(sin(-2*pi*(1-$))*-x+cos(-2*pi*(1-$))*(1-y))*(1-$)" smil:keyTimes="0.0;1.0" smil:dur="1.0s" smil:fill="hold"/>
                </anim:par>
              </anim:par>
            </anim:par>
            <anim:par presentation:node-type="on-click" smil:begin="indefinite" smil:fill="hold">
              <anim:par presentation:node-type="with-previous" smil:begin="0.0s" smil:fill="hold">
                <anim:par presentation:node-type="on-click" presentation:preset-id="15" presentation:preset-sub-type="0" presentation:preset-class="entrance" presentation:group-id="0" smil:begin="0.0s" smil:fill="hold">
                  <anim:set smil:targetElement="id362" smil:attributeName="visibility" smil:to="visible" smil:begin="0.0s" smil:dur="0.001s" smil:fill="hold"/>
                  <anim:animate smil:targetElement="id362" smil:attributeName="width" smil:values="0;width" smil:keyTimes="0.0;1.0" smil:dur="1.0s" smil:fill="hold"/>
                  <anim:animate smil:targetElement="id362" smil:attributeName="height" smil:values="0;height" smil:keyTimes="0.0;1.0" smil:dur="1.0s" smil:fill="hold"/>
                  <anim:animate smil:targetElement="id362" smil:attributeName="x" smil:values="0;1" anim:formula="x+(cos(-2*pi*(1-$))*-x-sin(-2*pi*(1-$))*(1-y))*(1-$)" smil:keyTimes="0.0;1.0" smil:dur="1.0s" smil:fill="hold"/>
                  <anim:animate smil:targetElement="id362" smil:attributeName="y" smil:values="0;1" anim:formula="y+(sin(-2*pi*(1-$))*-x+cos(-2*pi*(1-$))*(1-y))*(1-$)" smil:keyTimes="0.0;1.0" smil:dur="1.0s" smil:fill="hold"/>
                </anim:par>
              </anim:par>
            </anim:par>
            <anim:par presentation:node-type="on-click" smil:begin="indefinite" smil:fill="hold">
              <anim:par presentation:node-type="with-previous" smil:begin="0.0s" smil:fill="hold">
                <anim:par presentation:node-type="on-click" presentation:preset-id="15" presentation:preset-sub-type="0" presentation:preset-class="entrance" presentation:group-id="0" smil:begin="0.0s" smil:fill="hold">
                  <anim:set smil:targetElement="id360" smil:attributeName="visibility" smil:to="visible" smil:begin="0.0s" smil:dur="0.001s" smil:fill="hold"/>
                  <anim:animate smil:targetElement="id360" smil:attributeName="width" smil:values="0;width" smil:keyTimes="0.0;1.0" smil:dur="1.0s" smil:fill="hold"/>
                  <anim:animate smil:targetElement="id360" smil:attributeName="height" smil:values="0;height" smil:keyTimes="0.0;1.0" smil:dur="1.0s" smil:fill="hold"/>
                  <anim:animate smil:targetElement="id360" smil:attributeName="x" smil:values="0;1" anim:formula="x+(cos(-2*pi*(1-$))*-x-sin(-2*pi*(1-$))*(1-y))*(1-$)" smil:keyTimes="0.0;1.0" smil:dur="1.0s" smil:fill="hold"/>
                  <anim:animate smil:targetElement="id360" smil:attributeName="y" smil:values="0;1" anim:formula="y+(sin(-2*pi*(1-$))*-x+cos(-2*pi*(1-$))*(1-y))*(1-$)" smil:keyTimes="0.0;1.0" smil:dur="1.0s" smil:fill="hold"/>
                </anim:par>
              </anim:par>
            </anim:par>
            <anim:par presentation:node-type="on-click" smil:begin="indefinite" smil:fill="hold">
              <anim:par presentation:node-type="with-previous" smil:begin="0.0s" smil:fill="hold">
                <anim:par presentation:node-type="on-click" presentation:preset-id="15" presentation:preset-sub-type="0" presentation:preset-class="entrance" presentation:group-id="0" smil:begin="0.0s" smil:fill="hold">
                  <anim:set smil:targetElement="id357" smil:attributeName="visibility" smil:to="visible" smil:begin="0.0s" smil:dur="0.001s" smil:fill="hold"/>
                  <anim:animate smil:targetElement="id357" smil:attributeName="width" smil:values="0;width" smil:keyTimes="0.0;1.0" smil:dur="1.0s" smil:fill="hold"/>
                  <anim:animate smil:targetElement="id357" smil:attributeName="height" smil:values="0;height" smil:keyTimes="0.0;1.0" smil:dur="1.0s" smil:fill="hold"/>
                  <anim:animate smil:targetElement="id357" smil:attributeName="x" smil:values="0;1" anim:formula="x+(cos(-2*pi*(1-$))*-x-sin(-2*pi*(1-$))*(1-y))*(1-$)" smil:keyTimes="0.0;1.0" smil:dur="1.0s" smil:fill="hold"/>
                  <anim:animate smil:targetElement="id357" smil:attributeName="y" smil:values="0;1" anim:formula="y+(sin(-2*pi*(1-$))*-x+cos(-2*pi*(1-$))*(1-y))*(1-$)" smil:keyTimes="0.0;1.0" smil:dur="1.0s" smil:fill="hold"/>
                </anim:par>
              </anim:par>
            </anim:par>
            <anim:par presentation:node-type="on-click" smil:begin="indefinite" smil:fill="hold">
              <anim:par presentation:node-type="with-previous" smil:begin="0.0s" smil:fill="hold">
                <anim:par presentation:node-type="on-click" presentation:preset-id="15" presentation:preset-sub-type="0" presentation:preset-class="entrance" presentation:group-id="0" smil:begin="0.0s" smil:fill="hold">
                  <anim:set smil:targetElement="id355" smil:attributeName="visibility" smil:to="visible" smil:begin="0.0s" smil:dur="0.001s" smil:fill="hold"/>
                  <anim:animate smil:targetElement="id355" smil:attributeName="width" smil:values="0;width" smil:keyTimes="0.0;1.0" smil:dur="1.0s" smil:fill="hold"/>
                  <anim:animate smil:targetElement="id355" smil:attributeName="height" smil:values="0;height" smil:keyTimes="0.0;1.0" smil:dur="1.0s" smil:fill="hold"/>
                  <anim:animate smil:targetElement="id355" smil:attributeName="x" smil:values="0;1" anim:formula="x+(cos(-2*pi*(1-$))*-x-sin(-2*pi*(1-$))*(1-y))*(1-$)" smil:keyTimes="0.0;1.0" smil:dur="1.0s" smil:fill="hold"/>
                  <anim:animate smil:targetElement="id355" smil:attributeName="y" smil:values="0;1" anim:formula="y+(sin(-2*pi*(1-$))*-x+cos(-2*pi*(1-$))*(1-y))*(1-$)" smil:keyTimes="0.0;1.0" smil:dur="1.0s" smil:fill="hold"/>
                </anim:par>
              </anim:par>
            </anim:par>
            <anim:par presentation:node-type="on-click" smil:begin="indefinite" smil:fill="hold">
              <anim:par presentation:node-type="with-previous" smil:begin="0.0s" smil:fill="hold">
                <anim:par presentation:node-type="on-click" presentation:preset-id="15" presentation:preset-sub-type="0" presentation:preset-class="entrance" presentation:group-id="0" smil:begin="0.0s" smil:fill="hold">
                  <anim:set smil:targetElement="id353" smil:attributeName="visibility" smil:to="visible" smil:begin="0.0s" smil:dur="0.001s" smil:fill="hold"/>
                  <anim:animate smil:targetElement="id353" smil:attributeName="width" smil:values="0;width" smil:keyTimes="0.0;1.0" smil:dur="1.0s" smil:fill="hold"/>
                  <anim:animate smil:targetElement="id353" smil:attributeName="height" smil:values="0;height" smil:keyTimes="0.0;1.0" smil:dur="1.0s" smil:fill="hold"/>
                  <anim:animate smil:targetElement="id353" smil:attributeName="x" smil:values="0;1" anim:formula="x+(cos(-2*pi*(1-$))*-x-sin(-2*pi*(1-$))*(1-y))*(1-$)" smil:keyTimes="0.0;1.0" smil:dur="1.0s" smil:fill="hold"/>
                  <anim:animate smil:targetElement="id353" smil:attributeName="y" smil:values="0;1" anim:formula="y+(sin(-2*pi*(1-$))*-x+cos(-2*pi*(1-$))*(1-y))*(1-$)" smil:keyTimes="0.0;1.0" smil:dur="1.0s" smil:fill="hold"/>
                </anim:par>
              </anim:par>
            </anim:par>
            <anim:par presentation:node-type="on-click" smil:begin="indefinite" smil:fill="hold">
              <anim:par presentation:node-type="with-previous" smil:begin="0.0s" smil:fill="hold">
                <anim:par presentation:node-type="on-click" presentation:preset-id="15" presentation:preset-sub-type="0" presentation:preset-class="entrance" presentation:group-id="0" smil:begin="0.0s" smil:fill="hold">
                  <anim:set smil:targetElement="id351" smil:attributeName="visibility" smil:to="visible" smil:begin="0.0s" smil:dur="0.001s" smil:fill="hold"/>
                  <anim:animate smil:targetElement="id351" smil:attributeName="width" smil:values="0;width" smil:keyTimes="0.0;1.0" smil:dur="1.0s" smil:fill="hold"/>
                  <anim:animate smil:targetElement="id351" smil:attributeName="height" smil:values="0;height" smil:keyTimes="0.0;1.0" smil:dur="1.0s" smil:fill="hold"/>
                  <anim:animate smil:targetElement="id351" smil:attributeName="x" smil:values="0;1" anim:formula="x+(cos(-2*pi*(1-$))*-x-sin(-2*pi*(1-$))*(1-y))*(1-$)" smil:keyTimes="0.0;1.0" smil:dur="1.0s" smil:fill="hold"/>
                  <anim:animate smil:targetElement="id351" smil:attributeName="y" smil:values="0;1" anim:formula="y+(sin(-2*pi*(1-$))*-x+cos(-2*pi*(1-$))*(1-y))*(1-$)" smil:keyTimes="0.0;1.0" smil:dur="1.0s" smil:fill="hold"/>
                </anim:par>
              </anim:par>
            </anim:par>
            <anim:par presentation:node-type="on-click" smil:begin="indefinite" smil:fill="hold">
              <anim:par presentation:node-type="with-previous" smil:begin="0.0s" smil:fill="hold">
                <anim:par presentation:node-type="on-click" presentation:preset-id="15" presentation:preset-sub-type="0" presentation:preset-class="entrance" presentation:group-id="0" smil:begin="0.0s" smil:fill="hold">
                  <anim:set smil:targetElement="id348" smil:attributeName="visibility" smil:to="visible" smil:begin="0.0s" smil:dur="0.001s" smil:fill="hold"/>
                  <anim:animate smil:targetElement="id348" smil:attributeName="width" smil:values="0;width" smil:keyTimes="0.0;1.0" smil:dur="1.0s" smil:fill="hold"/>
                  <anim:animate smil:targetElement="id348" smil:attributeName="height" smil:values="0;height" smil:keyTimes="0.0;1.0" smil:dur="1.0s" smil:fill="hold"/>
                  <anim:animate smil:targetElement="id348" smil:attributeName="x" smil:values="0;1" anim:formula="x+(cos(-2*pi*(1-$))*-x-sin(-2*pi*(1-$))*(1-y))*(1-$)" smil:keyTimes="0.0;1.0" smil:dur="1.0s" smil:fill="hold"/>
                  <anim:animate smil:targetElement="id348" smil:attributeName="y" smil:values="0;1" anim:formula="y+(sin(-2*pi*(1-$))*-x+cos(-2*pi*(1-$))*(1-y))*(1-$)" smil:keyTimes="0.0;1.0" smil:dur="1.0s" smil:fill="hold"/>
                </anim:par>
              </anim:par>
            </anim:par>
            <anim:par presentation:node-type="on-click" smil:begin="indefinite" smil:fill="hold">
              <anim:par presentation:node-type="with-previous" smil:begin="0.0s" smil:fill="hold">
                <anim:par presentation:node-type="on-click" presentation:preset-id="15" presentation:preset-sub-type="0" presentation:preset-class="entrance" presentation:group-id="0" smil:begin="0.0s" smil:fill="hold">
                  <anim:set smil:targetElement="id345" smil:attributeName="visibility" smil:to="visible" smil:begin="0.0s" smil:dur="0.001s" smil:fill="hold"/>
                  <anim:animate smil:targetElement="id345" smil:attributeName="width" smil:values="0;width" smil:keyTimes="0.0;1.0" smil:dur="1.0s" smil:fill="hold"/>
                  <anim:animate smil:targetElement="id345" smil:attributeName="height" smil:values="0;height" smil:keyTimes="0.0;1.0" smil:dur="1.0s" smil:fill="hold"/>
                  <anim:animate smil:targetElement="id345" smil:attributeName="x" smil:values="0;1" anim:formula="x+(cos(-2*pi*(1-$))*-x-sin(-2*pi*(1-$))*(1-y))*(1-$)" smil:keyTimes="0.0;1.0" smil:dur="1.0s" smil:fill="hold"/>
                  <anim:animate smil:targetElement="id345" smil:attributeName="y" smil:values="0;1" anim:formula="y+(sin(-2*pi*(1-$))*-x+cos(-2*pi*(1-$))*(1-y))*(1-$)" smil:keyTimes="0.0;1.0" smil:dur="1.0s" smil:fill="hold"/>
                </anim:par>
              </anim:par>
            </anim:par>
            <anim:par presentation:node-type="on-click" smil:begin="indefinite" smil:fill="hold">
              <anim:par presentation:node-type="with-previous" smil:begin="0.0s" smil:fill="hold">
                <anim:par presentation:node-type="on-click" presentation:preset-id="15" presentation:preset-sub-type="0" presentation:preset-class="entrance" presentation:group-id="0" smil:begin="0.0s" smil:fill="hold">
                  <anim:set smil:targetElement="id343" smil:attributeName="visibility" smil:to="visible" smil:begin="0.0s" smil:dur="0.001s" smil:fill="hold"/>
                  <anim:animate smil:targetElement="id343" smil:attributeName="width" smil:values="0;width" smil:keyTimes="0.0;1.0" smil:dur="1.0s" smil:fill="hold"/>
                  <anim:animate smil:targetElement="id343" smil:attributeName="height" smil:values="0;height" smil:keyTimes="0.0;1.0" smil:dur="1.0s" smil:fill="hold"/>
                  <anim:animate smil:targetElement="id343" smil:attributeName="x" smil:values="0;1" anim:formula="x+(cos(-2*pi*(1-$))*-x-sin(-2*pi*(1-$))*(1-y))*(1-$)" smil:keyTimes="0.0;1.0" smil:dur="1.0s" smil:fill="hold"/>
                  <anim:animate smil:targetElement="id343" smil:attributeName="y" smil:values="0;1" anim:formula="y+(sin(-2*pi*(1-$))*-x+cos(-2*pi*(1-$))*(1-y))*(1-$)" smil:keyTimes="0.0;1.0" smil:dur="1.0s" smil:fill="hold"/>
                </anim:par>
              </anim:par>
            </anim:par>
            <anim:par presentation:node-type="on-click" smil:begin="indefinite" smil:fill="hold">
              <anim:par presentation:node-type="with-previous" smil:begin="0.0s" smil:fill="hold">
                <anim:par presentation:node-type="on-click" presentation:preset-id="15" presentation:preset-sub-type="0" presentation:preset-class="entrance" presentation:group-id="0" smil:begin="0.0s" smil:fill="hold">
                  <anim:set smil:targetElement="id341" smil:attributeName="visibility" smil:to="visible" smil:begin="0.0s" smil:dur="0.001s" smil:fill="hold"/>
                  <anim:animate smil:targetElement="id341" smil:attributeName="width" smil:values="0;width" smil:keyTimes="0.0;1.0" smil:dur="1.0s" smil:fill="hold"/>
                  <anim:animate smil:targetElement="id341" smil:attributeName="height" smil:values="0;height" smil:keyTimes="0.0;1.0" smil:dur="1.0s" smil:fill="hold"/>
                  <anim:animate smil:targetElement="id341" smil:attributeName="x" smil:values="0;1" anim:formula="x+(cos(-2*pi*(1-$))*-x-sin(-2*pi*(1-$))*(1-y))*(1-$)" smil:keyTimes="0.0;1.0" smil:dur="1.0s" smil:fill="hold"/>
                  <anim:animate smil:targetElement="id341" smil:attributeName="y" smil:values="0;1" anim:formula="y+(sin(-2*pi*(1-$))*-x+cos(-2*pi*(1-$))*(1-y))*(1-$)" smil:keyTimes="0.0;1.0" smil:dur="1.0s" smil:fill="hold"/>
                </anim:par>
              </anim:par>
            </anim:par>
            <anim:par presentation:node-type="on-click" smil:begin="indefinite" smil:fill="hold">
              <anim:par presentation:node-type="with-previous" smil:begin="0.0s" smil:fill="hold">
                <anim:par presentation:node-type="on-click" presentation:preset-id="15" presentation:preset-sub-type="0" presentation:preset-class="entrance" presentation:group-id="0" smil:begin="0.0s" smil:fill="hold">
                  <anim:set smil:targetElement="id339" smil:attributeName="visibility" smil:to="visible" smil:begin="0.0s" smil:dur="0.001s" smil:fill="hold"/>
                  <anim:animate smil:targetElement="id339" smil:attributeName="width" smil:values="0;width" smil:keyTimes="0.0;1.0" smil:dur="1.0s" smil:fill="hold"/>
                  <anim:animate smil:targetElement="id339" smil:attributeName="height" smil:values="0;height" smil:keyTimes="0.0;1.0" smil:dur="1.0s" smil:fill="hold"/>
                  <anim:animate smil:targetElement="id339" smil:attributeName="x" smil:values="0;1" anim:formula="x+(cos(-2*pi*(1-$))*-x-sin(-2*pi*(1-$))*(1-y))*(1-$)" smil:keyTimes="0.0;1.0" smil:dur="1.0s" smil:fill="hold"/>
                  <anim:animate smil:targetElement="id339" smil:attributeName="y" smil:values="0;1" anim:formula="y+(sin(-2*pi*(1-$))*-x+cos(-2*pi*(1-$))*(1-y))*(1-$)" smil:keyTimes="0.0;1.0" smil:dur="1.0s" smil:fill="hold"/>
                </anim:par>
              </anim:par>
            </anim:par>
            <anim:par presentation:node-type="on-click" smil:begin="indefinite" smil:fill="hold">
              <anim:par presentation:node-type="with-previous" smil:begin="0.0s" smil:fill="hold">
                <anim:par presentation:node-type="on-click" presentation:preset-id="15" presentation:preset-sub-type="0" presentation:preset-class="entrance" presentation:group-id="0" smil:begin="0.0s" smil:fill="hold">
                  <anim:set smil:targetElement="id337" smil:attributeName="visibility" smil:to="visible" smil:begin="0.0s" smil:dur="0.001s" smil:fill="hold"/>
                  <anim:animate smil:targetElement="id337" smil:attributeName="width" smil:values="0;width" smil:keyTimes="0.0;1.0" smil:dur="1.0s" smil:fill="hold"/>
                  <anim:animate smil:targetElement="id337" smil:attributeName="height" smil:values="0;height" smil:keyTimes="0.0;1.0" smil:dur="1.0s" smil:fill="hold"/>
                  <anim:animate smil:targetElement="id337" smil:attributeName="x" smil:values="0;1" anim:formula="x+(cos(-2*pi*(1-$))*-x-sin(-2*pi*(1-$))*(1-y))*(1-$)" smil:keyTimes="0.0;1.0" smil:dur="1.0s" smil:fill="hold"/>
                  <anim:animate smil:targetElement="id337" smil:attributeName="y" smil:values="0;1" anim:formula="y+(sin(-2*pi*(1-$))*-x+cos(-2*pi*(1-$))*(1-y))*(1-$)" smil:keyTimes="0.0;1.0" smil:dur="1.0s" smil:fill="hold"/>
                </anim:par>
              </anim:par>
            </anim:par>
            <anim:par presentation:node-type="on-click" smil:begin="indefinite" smil:fill="hold">
              <anim:par presentation:node-type="with-previous" smil:begin="0.0s" smil:fill="hold">
                <anim:par presentation:node-type="on-click" presentation:preset-id="15" presentation:preset-sub-type="0" presentation:preset-class="entrance" presentation:group-id="0" smil:begin="0.0s" smil:fill="hold">
                  <anim:set smil:targetElement="id335" smil:attributeName="visibility" smil:to="visible" smil:begin="0.0s" smil:dur="0.001s" smil:fill="hold"/>
                  <anim:animate smil:targetElement="id335" smil:attributeName="width" smil:values="0;width" smil:keyTimes="0.0;1.0" smil:dur="1.0s" smil:fill="hold"/>
                  <anim:animate smil:targetElement="id335" smil:attributeName="height" smil:values="0;height" smil:keyTimes="0.0;1.0" smil:dur="1.0s" smil:fill="hold"/>
                  <anim:animate smil:targetElement="id335" smil:attributeName="x" smil:values="0;1" anim:formula="x+(cos(-2*pi*(1-$))*-x-sin(-2*pi*(1-$))*(1-y))*(1-$)" smil:keyTimes="0.0;1.0" smil:dur="1.0s" smil:fill="hold"/>
                  <anim:animate smil:targetElement="id335" smil:attributeName="y" smil:values="0;1" anim:formula="y+(sin(-2*pi*(1-$))*-x+cos(-2*pi*(1-$))*(1-y))*(1-$)" smil:keyTimes="0.0;1.0" smil:dur="1.0s" smil:fill="hold"/>
                </anim:par>
              </anim:par>
            </anim:par>
            <anim:par presentation:node-type="on-click" smil:begin="indefinite" smil:fill="hold">
              <anim:par presentation:node-type="with-previous" smil:begin="0.0s" smil:fill="hold">
                <anim:par presentation:node-type="on-click" presentation:preset-id="15" presentation:preset-sub-type="0" presentation:preset-class="entrance" presentation:group-id="0" smil:begin="0.0s" smil:fill="hold">
                  <anim:set smil:targetElement="id333" smil:attributeName="visibility" smil:to="visible" smil:begin="0.0s" smil:dur="0.001s" smil:fill="hold"/>
                  <anim:animate smil:targetElement="id333" smil:attributeName="width" smil:values="0;width" smil:keyTimes="0.0;1.0" smil:dur="1.0s" smil:fill="hold"/>
                  <anim:animate smil:targetElement="id333" smil:attributeName="height" smil:values="0;height" smil:keyTimes="0.0;1.0" smil:dur="1.0s" smil:fill="hold"/>
                  <anim:animate smil:targetElement="id333" smil:attributeName="x" smil:values="0;1" anim:formula="x+(cos(-2*pi*(1-$))*-x-sin(-2*pi*(1-$))*(1-y))*(1-$)" smil:keyTimes="0.0;1.0" smil:dur="1.0s" smil:fill="hold"/>
                  <anim:animate smil:targetElement="id333" smil:attributeName="y" smil:values="0;1" anim:formula="y+(sin(-2*pi*(1-$))*-x+cos(-2*pi*(1-$))*(1-y))*(1-$)" smil:keyTimes="0.0;1.0" smil:dur="1.0s" smil:fill="hold"/>
                </anim:par>
              </anim:par>
            </anim:par>
            <anim:par presentation:node-type="on-click" smil:begin="indefinite" smil:fill="hold">
              <anim:par presentation:node-type="with-previous" smil:begin="0.0s" smil:fill="hold">
                <anim:par presentation:node-type="on-click" presentation:preset-id="23" presentation:preset-sub-type="16" presentation:preset-class="entrance" presentation:group-id="0" smil:begin="0.0s" smil:fill="hold">
                  <anim:set smil:targetElement="id378" smil:attributeName="visibility" smil:to="visible" smil:begin="0.0s" smil:dur="0.001s" smil:fill="hold"/>
                  <anim:animate smil:targetElement="id378" smil:attributeName="width" smil:values="0;width" smil:keyTimes="0.0;1.0" smil:dur="0.5s" smil:fill="hold"/>
                  <anim:animate smil:targetElement="id378" smil:attributeName="height" smil:values="0;height" smil:keyTimes="0.0;1.0" smil:dur="0.5s" smil:fill="hold"/>
                </anim:par>
              </anim:par>
            </anim:par>
            <anim:par presentation:node-type="on-click" smil:begin="indefinite" smil:fill="hold">
              <anim:par presentation:node-type="with-previous" smil:begin="0.0s" smil:fill="hold">
                <anim:par presentation:node-type="on-click" presentation:preset-id="23" presentation:preset-sub-type="16" presentation:preset-class="entrance" presentation:group-id="0" smil:begin="0.0s" smil:fill="hold">
                  <anim:set smil:targetElement="id376" smil:attributeName="visibility" smil:to="visible" smil:begin="0.0s" smil:dur="0.001s" smil:fill="hold"/>
                  <anim:animate smil:targetElement="id376" smil:attributeName="width" smil:values="0;width" smil:keyTimes="0.0;1.0" smil:dur="0.5s" smil:fill="hold"/>
                  <anim:animate smil:targetElement="id376" smil:attributeName="height" smil:values="0;height" smil:keyTimes="0.0;1.0" smil:dur="0.5s" smil:fill="hold"/>
                </anim:par>
              </anim:par>
            </anim:par>
            <anim:par presentation:node-type="on-click" smil:begin="indefinite" smil:fill="hold">
              <anim:par presentation:node-type="with-previous" smil:begin="0.0s" smil:fill="hold">
                <anim:par presentation:node-type="on-click" presentation:preset-id="23" presentation:preset-sub-type="16" presentation:preset-class="entrance" presentation:group-id="0" smil:begin="0.0s" smil:fill="hold">
                  <anim:set smil:targetElement="id381" smil:attributeName="visibility" smil:to="visible" smil:begin="0.0s" smil:dur="0.001s" smil:fill="hold"/>
                  <anim:animate smil:targetElement="id381" smil:attributeName="width" smil:values="0;width" smil:keyTimes="0.0;1.0" smil:dur="0.5s" smil:fill="hold"/>
                  <anim:animate smil:targetElement="id381" smil:attributeName="height" smil:values="0;height" smil:keyTimes="0.0;1.0" smil:dur="0.5s" smil:fill="hold"/>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Slide de título">
      <presentation:placeholder presentation:object="title" svg:x="1.25in" svg:y="1.22743in" svg:width="7.5in" svg:height="2.61111in"/>
      <presentation:placeholder presentation:object="subtitle" svg:x="1.25in" svg:y="3.93924in" svg:width="7.5in" svg:height="1.81076in"/>
      <presentation:placeholder presentation:object="date-time" svg:x="0.75in" svg:y="6.83333in" svg:width="5.25in" svg:height="0.5in"/>
      <presentation:placeholder presentation:object="footer" svg:x="7.08333in" svg:y="6.83333in" svg:width="2.41667in" svg:height="0.5in"/>
    </style:presentation-page-layout>
    <style:presentation-page-layout style:name="Master1-PPL2" style:display-name="Título e conteúdo">
      <presentation:placeholder presentation:object="title" svg:x="0.75in" svg:y="0.66667in" svg:width="8.5in" svg:height="1.25in"/>
      <presentation:placeholder presentation:object="object" svg:x="0.75in" svg:y="2.16667in" svg:width="8.5in" svg:height="4.5in"/>
      <presentation:placeholder presentation:object="date-time" svg:x="0.75in" svg:y="6.83333in" svg:width="5.25in" svg:height="0.5in"/>
      <presentation:placeholder presentation:object="footer" svg:x="7.08333in" svg:y="6.83333in" svg:width="2.41667in" svg:height="0.5in"/>
    </style:presentation-page-layout>
    <style:presentation-page-layout style:name="Master1-PPL3" style:display-name="Cabeçalho da Seção">
      <presentation:placeholder presentation:object="title" svg:x="0.68229in" svg:y="1.86979in" svg:width="8.625in" svg:height="3.11979in"/>
      <presentation:placeholder presentation:object="outline" svg:x="0.68229in" svg:y="5.0191in" svg:width="8.625in" svg:height="1.64062in"/>
      <presentation:placeholder presentation:object="date-time" svg:x="0.75in" svg:y="6.83333in" svg:width="5.25in" svg:height="0.5in"/>
      <presentation:placeholder presentation:object="footer" svg:x="7.08333in" svg:y="6.83333in" svg:width="2.41667in" svg:height="0.5in"/>
    </style:presentation-page-layout>
    <style:presentation-page-layout style:name="Master1-PPL4" style:display-name="Duas Partes de Conteúdo">
      <presentation:placeholder presentation:object="title" svg:x="0.75in" svg:y="0.66667in" svg:width="8.5in" svg:height="1.25in"/>
      <presentation:placeholder presentation:object="object" svg:x="0.75in" svg:y="2.16667in" svg:width="4.16667in" svg:height="4.5in"/>
      <presentation:placeholder presentation:object="object" svg:x="5.08333in" svg:y="2.16667in" svg:width="4.16667in" svg:height="4.5in"/>
      <presentation:placeholder presentation:object="date-time" svg:x="0.75in" svg:y="6.83333in" svg:width="5.25in" svg:height="0.5in"/>
      <presentation:placeholder presentation:object="footer" svg:x="7.08333in" svg:y="6.83333in" svg:width="2.41667in" svg:height="0.5in"/>
    </style:presentation-page-layout>
    <style:presentation-page-layout style:name="Master1-PPL5" style:display-name="Comparação">
      <presentation:placeholder presentation:object="title" svg:x="0.68924in" svg:y="0.39931in" svg:width="8.625in" svg:height="1.44965in"/>
      <presentation:placeholder presentation:object="outline" svg:x="0.68924in" svg:y="1.83854in" svg:width="4.2309in" svg:height="0.90104in"/>
      <presentation:placeholder presentation:object="object" svg:x="0.68924in" svg:y="2.73958in" svg:width="4.2309in" svg:height="4.02951in"/>
      <presentation:placeholder presentation:object="outline" svg:x="5.0625in" svg:y="1.83854in" svg:width="4.25174in" svg:height="0.90104in"/>
      <presentation:placeholder presentation:object="object" svg:x="5.0625in" svg:y="2.73958in" svg:width="4.25174in" svg:height="4.02951in"/>
      <presentation:placeholder presentation:object="date-time" svg:x="0.75in" svg:y="6.83333in" svg:width="5.25in" svg:height="0.5in"/>
      <presentation:placeholder presentation:object="footer" svg:x="7.08333in" svg:y="6.83333in" svg:width="2.41667in" svg:height="0.5in"/>
    </style:presentation-page-layout>
    <style:presentation-page-layout style:name="Master1-PPL6" style:display-name="Somente título">
      <presentation:placeholder presentation:object="title" svg:x="0.75in" svg:y="0.66667in" svg:width="8.5in" svg:height="1.25in"/>
      <presentation:placeholder presentation:object="date-time" svg:x="0.75in" svg:y="6.83333in" svg:width="5.25in" svg:height="0.5in"/>
      <presentation:placeholder presentation:object="footer" svg:x="7.08333in" svg:y="6.83333in" svg:width="2.41667in" svg:height="0.5in"/>
    </style:presentation-page-layout>
    <style:presentation-page-layout style:name="Master1-PPL7" style:display-name="Em branco">
      <presentation:placeholder presentation:object="date-time" svg:x="0.75in" svg:y="6.83333in" svg:width="5.25in" svg:height="0.5in"/>
      <presentation:placeholder presentation:object="footer" svg:x="7.08333in" svg:y="6.83333in" svg:width="2.41667in" svg:height="0.5in"/>
    </style:presentation-page-layout>
    <style:presentation-page-layout style:name="Master1-PPL8" style:display-name="Conteúdo com Legenda">
      <presentation:placeholder presentation:object="title" svg:x="0.68924in" svg:y="0.5in" svg:width="3.22569in" svg:height="1.75in"/>
      <presentation:placeholder presentation:object="object" svg:x="4.25174in" svg:y="1.07986in" svg:width="5.0625in" svg:height="5.32986in"/>
      <presentation:placeholder presentation:object="outline" svg:x="0.68924in" svg:y="2.25in" svg:width="3.22569in" svg:height="4.1684in"/>
      <presentation:placeholder presentation:object="date-time" svg:x="0.75in" svg:y="6.83333in" svg:width="5.25in" svg:height="0.5in"/>
      <presentation:placeholder presentation:object="footer" svg:x="7.08333in" svg:y="6.83333in" svg:width="2.41667in" svg:height="0.5in"/>
    </style:presentation-page-layout>
    <style:presentation-page-layout style:name="Master1-PPL9" style:display-name="Imagem com Legenda">
      <presentation:placeholder presentation:object="title" svg:x="0.68924in" svg:y="0.5in" svg:width="3.22569in" svg:height="1.75in"/>
      <presentation:placeholder presentation:object="graphic" svg:x="4.25174in" svg:y="1.07986in" svg:width="5.0625in" svg:height="5.32986in"/>
      <presentation:placeholder presentation:object="outline" svg:x="0.68924in" svg:y="2.25in" svg:width="3.22569in" svg:height="4.1684in"/>
      <presentation:placeholder presentation:object="date-time" svg:x="0.75in" svg:y="6.83333in" svg:width="5.25in" svg:height="0.5in"/>
      <presentation:placeholder presentation:object="footer" svg:x="7.08333in" svg:y="6.83333in" svg:width="2.41667in" svg:height="0.5in"/>
    </style:presentation-page-layout>
    <style:presentation-page-layout style:name="Master1-PPL10" style:display-name="Título e texto vertical">
      <presentation:placeholder presentation:object="title" svg:x="0.75in" svg:y="0.66667in" svg:width="8.5in" svg:height="1.25in"/>
      <presentation:placeholder presentation:object="outline" svg:x="0.75in" svg:y="2.16667in" svg:width="8.5in" svg:height="4.5in"/>
      <presentation:placeholder presentation:object="date-time" svg:x="0.75in" svg:y="6.83333in" svg:width="5.25in" svg:height="0.5in"/>
      <presentation:placeholder presentation:object="footer" svg:x="7.08333in" svg:y="6.83333in" svg:width="2.41667in" svg:height="0.5in"/>
    </style:presentation-page-layout>
    <style:presentation-page-layout style:name="Master1-PPL11" style:display-name="Título e texto verticais">
      <presentation:placeholder presentation:object="title" svg:x="7.125in" svg:y="0.66667in" svg:width="2.125in" svg:height="6in"/>
      <presentation:placeholder presentation:object="outline" svg:x="0.75in" svg:y="0.66667in" svg:width="6.20833in" svg:height="6in"/>
      <presentation:placeholder presentation:object="date-time" svg:x="0.75in" svg:y="6.83333in" svg:width="5.25in" svg:height="0.5in"/>
      <presentation:placeholder presentation:object="footer" svg:x="7.08333in" svg:y="6.83333in" svg:width="2.41667in" svg:height="0.5in"/>
    </style:presentation-page-layout>
    <style:default-style style:family="graphic">
      <style:graphic-properties draw:fill="solid" draw:fill-color="#00cc99" draw:opacity="100%" draw:stroke="solid" svg:stroke-width="0.01042in" svg:stroke-color="#000000" svg:stroke-opacity="100%" draw:stroke-linejoin="round" svg:stroke-linecap="butt"/>
    </style:default-style>
    <draw:fill-image draw:name="a707" xlink:href="media/image1.jpeg" xlink:show="embed" xlink:actuate="onLoad"/>
    <draw:fill-image draw:name="a725" xlink:href="media/image1.jpeg" xlink:show="embed" xlink:actuate="onLoad"/>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
      <style:graphic-properties draw:fill="none" draw:stroke="solid" svg:stroke-width="0.01042in" svg:stroke-color="#000000" svg:stroke-opacity="100%" draw:stroke-linejoin="miter"/>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31">
      <style:graphic-properties draw:fill="none" draw:stroke="solid" svg:stroke-width="0.01042in" svg:stroke-color="#000000" svg:stroke-opacity="100%" draw:stroke-linejoin="miter"/>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35">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0">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2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9">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3">
      <style:graphic-properties draw:fill="none" draw:stroke="solid" svg:stroke-width="0.01042in" svg:stroke-color="#000000" svg:stroke-opacity="100%" draw:stroke-linejoin="miter"/>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2">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1">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61">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draw:fill="none" draw:stroke="solid" svg:stroke-width="0.01042in" svg:stroke-color="#000000" svg:stroke-opacity="100%" draw:stroke-linejoin="miter"/>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37">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0">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3">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draw:fill="none" draw:stroke="solid" svg:stroke-width="0.01042in" svg:stroke-color="#000000" svg:stroke-opacity="100%" draw:stroke-linejoin="miter"/>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1">
      <style:graphic-properties draw:fill="none" draw:stroke="solid" svg:stroke-width="0.01042in" svg:stroke-color="#000000" svg:stroke-opacity="100%" draw:stroke-linejoin="miter"/>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58">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draw:fill="none" draw:stroke="solid" svg:stroke-width="0.01042in" svg:stroke-color="#000000" svg:stroke-opacity="100%" draw:stroke-linejoin="miter"/>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7">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83333in" style:font-size-asian="0.83333in" style:font-size-complex="0.8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83333in" style:font-size-asian="0.83333in" style:font-size-complex="0.8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3">
      <style:graphic-properties draw:fill="none" draw:stroke="solid" svg:stroke-width="0.01042in" svg:stroke-color="#000000" svg:stroke-opacity="100%" draw:stroke-linejoin="miter"/>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2">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499">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
      <style:graphic-properties draw:fill="none" draw:stroke="solid" svg:stroke-width="0.01042in" svg:stroke-color="#000000" svg:stroke-opacity="100%" draw:stroke-linejoin="miter"/>
    </style:style>
    <style:style style:family="paragraph" style:name="a28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
      <style:graphic-properties draw:fill="none" draw:stroke="solid" svg:stroke-width="0.01042in" svg:stroke-color="#000000" svg:stroke-opacity="100%" draw:stroke-linejoin="miter"/>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83333in" style:font-size-asian="0.83333in" style:font-size-complex="0.8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83333in" style:font-size-asian="0.83333in" style:font-size-complex="0.8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
      <style:paragraph-properties fo:line-height="10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draw:fill="none" draw:stroke="solid" svg:stroke-width="0.01042in" svg:stroke-color="#000000" svg:stroke-opacity="100%" draw:stroke-linejoin="miter"/>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5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7">
      <style:graphic-properties draw:fill="none" draw:stroke="solid" svg:stroke-width="0.01042in" svg:stroke-color="#000000" svg:stroke-opacity="100%" draw:stroke-linejoin="miter"/>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 style:font-family-generic="roman" style:font-pitch="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85">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31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88">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9">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24">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6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4">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7">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291">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94">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7">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29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2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45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3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6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3">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07">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0">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5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3">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6">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1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5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5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3">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3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216">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master-styles>
    <draw:layer-set>
      <draw:layer draw:name="Master1-bg" draw:protected="true"/>
    </draw:layer-set>
    <style:master-page style:name="Master1-Estrutura-padrão" style:page-layout-name="pageLayout1" draw:style-name="a0">
      <draw:frame draw:id="id0" presentation:style-name="a3" draw:name="Rectangle 2" svg:x="0.75in" svg:y="0.66667in" svg:width="8.5in" svg:height="1.25in" presentation:class="title" presentation:placeholder="false">
        <draw:text-box>
          <text:p text:style-name="a2" text:class-names="" text:cond-style-name=""><text:span text:style-name="a1" text:class-names="">Clique para editar o estilo do título mestre</text:span></text:p>
        </draw:text-box>
        <svg:title/>
        <svg:desc/>
      </draw:frame>
      <draw:frame draw:id="id1" presentation:style-name="a19" draw:name="Rectangle 3" svg:x="0.75in" svg:y="2.16667in" svg:width="8.5in" svg:height="4.5in" presentation:class="outline" presentation:placeholder="false">
        <draw:text-box>
          <text:list text:style-name="a6">
            <text:list-item>
              <text:p text:style-name="a5" text:class-names="" text:cond-style-name=""><text:span text:style-name="a4" text:class-names="">Clique para editar os estilos do texto mestre</text:span></text:p>
            </text:list-item>
          </text:list>
          <text:list text:style-name="a9">
            <text:list-item>
              <text:list text:style-name="a9">
                <text:list-item>
                  <text:p text:style-name="a8" text:class-names="" text:cond-style-name=""><text:span text:style-name="a7" text:class-names="">Segundo nível</text:span></text:p>
                </text:list-item>
              </text:list>
            </text:list-item>
          </text:list>
          <text:list text:style-name="a12">
            <text:list-item>
              <text:list text:style-name="a12">
                <text:list-item>
                  <text:list text:style-name="a12">
                    <text:list-item>
                      <text:p text:style-name="a11" text:class-names="" text:cond-style-name=""><text:span text:style-name="a10" text:class-names="">Terceiro ní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rto ní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nível</text:span></text:p>
                            </text:list-item>
                          </text:list>
                        </text:list-item>
                      </text:list>
                    </text:list-item>
                  </text:list>
                </text:list-item>
              </text:list>
            </text:list-item>
          </text:list>
        </draw:text-box>
        <svg:title/>
        <svg:desc/>
      </draw:frame>
      <draw:frame draw:id="id2" presentation:style-name="a22" draw:name="Rectangle 4" svg:x="0.75in" svg:y="6.83333in" svg:width="5.25in" svg:height="0.5in" presentation:class="date-time" presentation:placeholder="false">
        <draw:text-box>
          <text:p text:style-name="a21" text:class-names="" text:cond-style-name=""><text:span text:style-name="a20" text:class-names="">Maria Bernardete M. Alves e Marili I. Lopes</text:span></text:p>
        </draw:text-box>
        <svg:title/>
        <svg:desc/>
      </draw:frame>
      <draw:frame draw:id="id3" presentation:style-name="a25" draw:name="Rectangle 5" svg:x="7.08333in" svg:y="6.83333in" svg:width="2.41667in" svg:height="0.5in" presentation:class="footer" presentation:placeholder="false">
        <draw:text-box>
          <text:p text:style-name="a24" text:class-names="" text:cond-style-name=""><text:span text:style-name="a23" text:class-names="">UFSC/2006</text:span></text:p>
        </draw:text-box>
        <svg:title/>
        <svg:desc/>
      </draw:frame>
      <presentation:notes style:page-layout-name="pageLayout2" draw:style-name="a54">
        <draw:frame draw:id="id4" presentation:style-name="a28" draw:name="Rectangle 2" svg:x="0in" svg:y="0in" svg:width="3.25in" svg:height="0.5in" presentation:class="header" presentation:placeholder="false">
          <draw:text-box>
            <text:p text:style-name="a27" text:class-names="" text:cond-style-name=""><text:span text:style-name="a26" text:class-names=""/></text:p>
          </draw:text-box>
          <svg:title/>
          <svg:desc/>
        </draw:frame>
        <draw:frame draw:id="id5" presentation:style-name="a31" draw:name="Rectangle 3" svg:x="4.25in" svg:y="0in" svg:width="3.25in" svg:height="0.5in" presentation:class="date-time" presentation:placeholder="false">
          <draw:text-box>
            <text:p text:style-name="a30" text:class-names="" text:cond-style-name=""><text:span text:style-name="a29" text:class-names=""/></text:p>
          </draw:text-box>
          <svg:title/>
          <svg:desc/>
        </draw:frame>
        <draw:page-thumbnail svg:x="1.25in" svg:y="0.75in" svg:width="5in" svg:height="3.75in" presentation:class="page" draw:id="id6" presentation:style-name="a32" draw:name="Rectangle 4">
          <svg:title/>
          <svg:desc/>
        </draw:page-thumbnail>
        <draw:frame draw:id="id7" presentation:style-name="a47" draw:name="Rectangle 5" svg:x="1in" svg:y="4.75in" svg:width="5.5in" svg:height="4.5in" presentation:class="notes" presentation:placeholder="false">
          <draw:text-box>
            <text:p text:style-name="a34" text:class-names="" text:cond-style-name=""><text:span text:style-name="a33" text:class-names="">Clique para editar os estilos do texto mestre</text:span></text:p>
            <text:list text:style-name="a37">
              <text:list-item>
                <text:list text:style-name="a37">
                  <text:list-item>
                    <text:p text:style-name="a36" text:class-names="" text:cond-style-name=""><text:span text:style-name="a35" text:class-names="">Segundo nível</text:span></text:p>
                  </text:list-item>
                </text:list>
              </text:list-item>
            </text:list>
            <text:list text:style-name="a40">
              <text:list-item>
                <text:list text:style-name="a40">
                  <text:list-item>
                    <text:list text:style-name="a40">
                      <text:list-item>
                        <text:p text:style-name="a39" text:class-names="" text:cond-style-name=""><text:span text:style-name="a38" text:class-names="">Terceiro nível</text:span></text:p>
                      </text:list-item>
                    </text:list>
                  </text:list-item>
                </text:list>
              </text:list-item>
            </text:list>
            <text:list text:style-name="a43">
              <text:list-item>
                <text:list text:style-name="a43">
                  <text:list-item>
                    <text:list text:style-name="a43">
                      <text:list-item>
                        <text:list text:style-name="a43">
                          <text:list-item>
                            <text:p text:style-name="a42" text:class-names="" text:cond-style-name=""><text:span text:style-name="a41" text:class-names="">Quarto nível</text:span></text:p>
                          </text:list-item>
                        </text:list>
                      </text:list-item>
                    </text:list>
                  </text:list-item>
                </text:list>
              </text:list-item>
            </text:list>
            <text:list text:style-name="a46">
              <text:list-item>
                <text:list text:style-name="a46">
                  <text:list-item>
                    <text:list text:style-name="a46">
                      <text:list-item>
                        <text:list text:style-name="a46">
                          <text:list-item>
                            <text:list text:style-name="a46">
                              <text:list-item>
                                <text:p text:style-name="a45" text:class-names="" text:cond-style-name=""><text:span text:style-name="a44" text:class-names="">Quinto nível</text:span></text:p>
                              </text:list-item>
                            </text:list>
                          </text:list-item>
                        </text:list>
                      </text:list-item>
                    </text:list>
                  </text:list-item>
                </text:list>
              </text:list-item>
            </text:list>
          </draw:text-box>
          <svg:title/>
          <svg:desc/>
        </draw:frame>
        <draw:frame draw:id="id8" presentation:style-name="a50" draw:name="Rectangle 6" svg:x="0in" svg:y="9.5in" svg:width="3.25in" svg:height="0.5in" presentation:class="footer" presentation:placeholder="false">
          <draw:text-box>
            <text:p text:style-name="a49" text:class-names="" text:cond-style-name=""><text:span text:style-name="a48" text:class-names=""/></text:p>
          </draw:text-box>
          <svg:title/>
          <svg:desc/>
        </draw:frame>
        <draw:frame draw:id="id9" presentation:style-name="a53" draw:name="Rectangle 7" svg:x="4.25in" svg:y="9.5in" svg:width="3.25in" svg:height="0.5in" presentation:class="page-number" presentation:placeholder="false">
          <draw:text-box>
            <text:p text:style-name="a52" text:class-names="" text:cond-style-name=""><text:span text:style-name="a51" text:class-names=""><text:page-number style:num-format="1" text:fixed="false"/></text:span></text:p>
          </draw:text-box>
          <svg:title/>
          <svg:desc/>
        </draw:frame>
      </presentation:notes>
    </style:master-page>
    <style:master-page style:name="Master1-Layout1-title-Slide-de-título" style:page-layout-name="pageLayout1" draw:style-name="a55">
      <draw:frame draw:id="id10" presentation:style-name="a59" draw:name="Título 1" svg:x="1.25in" svg:y="1.22743in" svg:width="7.5in" svg:height="2.61111in" presentation:class="title" presentation:placeholder="false">
        <draw:text-box>
          <text:p text:style-name="a58" text:class-names="" text:cond-style-name=""><text:span text:style-name="a56" text:class-names="">Clique para editar o título mestre</text:span><text:span text:style-name="a57" text:class-names=""/></text:p>
        </draw:text-box>
        <svg:title/>
        <svg:desc/>
      </draw:frame>
      <draw:frame draw:id="id11" presentation:style-name="a63" draw:name="Subtítulo 2" svg:x="1.25in" svg:y="3.93924in" svg:width="7.5in" svg:height="1.81076in" presentation:class="subtitle" presentation:placeholder="false">
        <draw:text-box>
          <text:p text:style-name="a62" text:class-names="" text:cond-style-name=""><text:span text:style-name="a60" text:class-names="">Clique para editar o estilo do subtítulo mestre</text:span><text:span text:style-name="a61" text:class-names=""/></text:p>
        </draw:text-box>
        <svg:title/>
        <svg:desc/>
      </draw:frame>
      <draw:frame draw:id="id12" presentation:style-name="a66" draw:name="Espaço Reservado para Data 3" svg:x="0.75in" svg:y="6.83333in" svg:width="5.25in" svg:height="0.5in" presentation:class="date-time" presentation:placeholder="false">
        <draw:text-box>
          <text:p text:style-name="a65" text:class-names="" text:cond-style-name=""><text:span text:style-name="a64" text:class-names="">Maria Bernardete M. Alves e Marili I. Lopes</text:span></text:p>
        </draw:text-box>
        <svg:title/>
        <svg:desc/>
      </draw:frame>
      <draw:frame draw:id="id13" presentation:style-name="a69" draw:name="Espaço Reservado para Rodapé 4" svg:x="7.08333in" svg:y="6.83333in" svg:width="2.41667in" svg:height="0.5in" presentation:class="footer" presentation:placeholder="false">
        <draw:text-box>
          <text:p text:style-name="a68" text:class-names="" text:cond-style-name=""><text:span text:style-name="a67" text:class-names="">UFSC/2006</text:span></text:p>
        </draw:text-box>
        <svg:title/>
        <svg:desc/>
      </draw:frame>
      <presentation:notes style:page-layout-name="pageLayout2" draw:style-name="a98">
        <draw:frame draw:id="id4" presentation:style-name="a72" draw:name="Rectangle 2" svg:x="0in" svg:y="0in" svg:width="3.25in" svg:height="0.5in" presentation:class="header" presentation:placeholder="false">
          <draw:text-box>
            <text:p text:style-name="a71" text:class-names="" text:cond-style-name=""><text:span text:style-name="a70" text:class-names=""/></text:p>
          </draw:text-box>
          <svg:title/>
          <svg:desc/>
        </draw:frame>
        <draw:frame draw:id="id5" presentation:style-name="a75" draw:name="Rectangle 3" svg:x="4.25in" svg:y="0in" svg:width="3.25in" svg:height="0.5in" presentation:class="date-time" presentation:placeholder="false">
          <draw:text-box>
            <text:p text:style-name="a74" text:class-names="" text:cond-style-name=""><text:span text:style-name="a73" text:class-names=""/></text:p>
          </draw:text-box>
          <svg:title/>
          <svg:desc/>
        </draw:frame>
        <draw:page-thumbnail svg:x="1.25in" svg:y="0.75in" svg:width="5in" svg:height="3.75in" presentation:class="page" draw:id="id6" presentation:style-name="a76" draw:name="Rectangle 4">
          <svg:title/>
          <svg:desc/>
        </draw:page-thumbnail>
        <draw:frame draw:id="id7" presentation:style-name="a91" draw:name="Rectangle 5" svg:x="1in" svg:y="4.75in" svg:width="5.5in" svg:height="4.5in" presentation:class="notes" presentation:placeholder="false">
          <draw:text-box>
            <text:p text:style-name="a78" text:class-names="" text:cond-style-name=""><text:span text:style-name="a77" text:class-names="">Clique para editar os estilos do texto mestre</text:span></text:p>
            <text:list text:style-name="a81">
              <text:list-item>
                <text:list text:style-name="a81">
                  <text:list-item>
                    <text:p text:style-name="a80" text:class-names="" text:cond-style-name=""><text:span text:style-name="a79" text:class-names="">Segundo nível</text:span></text:p>
                  </text:list-item>
                </text:list>
              </text:list-item>
            </text:list>
            <text:list text:style-name="a84">
              <text:list-item>
                <text:list text:style-name="a84">
                  <text:list-item>
                    <text:list text:style-name="a84">
                      <text:list-item>
                        <text:p text:style-name="a83" text:class-names="" text:cond-style-name=""><text:span text:style-name="a82" text:class-names="">Terceiro nível</text:span></text:p>
                      </text:list-item>
                    </text:list>
                  </text:list-item>
                </text:list>
              </text:list-item>
            </text:list>
            <text:list text:style-name="a87">
              <text:list-item>
                <text:list text:style-name="a87">
                  <text:list-item>
                    <text:list text:style-name="a87">
                      <text:list-item>
                        <text:list text:style-name="a87">
                          <text:list-item>
                            <text:p text:style-name="a86" text:class-names="" text:cond-style-name=""><text:span text:style-name="a85" text:class-names="">Quarto nível</text:span></text:p>
                          </text:list-item>
                        </text:list>
                      </text:list-item>
                    </text:list>
                  </text:list-item>
                </text:list>
              </text:list-item>
            </text:list>
            <text:list text:style-name="a90">
              <text:list-item>
                <text:list text:style-name="a90">
                  <text:list-item>
                    <text:list text:style-name="a90">
                      <text:list-item>
                        <text:list text:style-name="a90">
                          <text:list-item>
                            <text:list text:style-name="a90">
                              <text:list-item>
                                <text:p text:style-name="a89" text:class-names="" text:cond-style-name=""><text:span text:style-name="a88" text:class-names="">Quinto nível</text:span></text:p>
                              </text:list-item>
                            </text:list>
                          </text:list-item>
                        </text:list>
                      </text:list-item>
                    </text:list>
                  </text:list-item>
                </text:list>
              </text:list-item>
            </text:list>
          </draw:text-box>
          <svg:title/>
          <svg:desc/>
        </draw:frame>
        <draw:frame draw:id="id8" presentation:style-name="a94" draw:name="Rectangle 6" svg:x="0in" svg:y="9.5in" svg:width="3.25in" svg:height="0.5in" presentation:class="footer" presentation:placeholder="false">
          <draw:text-box>
            <text:p text:style-name="a93" text:class-names="" text:cond-style-name=""><text:span text:style-name="a92" text:class-names=""/></text:p>
          </draw:text-box>
          <svg:title/>
          <svg:desc/>
        </draw:frame>
        <draw:frame draw:id="id9" presentation:style-name="a97" draw:name="Rectangle 7" svg:x="4.25in" svg:y="9.5in" svg:width="3.25in" svg:height="0.5in" presentation:class="page-number" presentation:placeholder="false">
          <draw:text-box>
            <text:p text:style-name="a96" text:class-names="" text:cond-style-name=""><text:span text:style-name="a95" text:class-names=""><text:page-number style:num-format="1" text:fixed="false"/></text:span></text:p>
          </draw:text-box>
          <svg:title/>
          <svg:desc/>
        </draw:frame>
      </presentation:notes>
    </style:master-page>
    <style:master-page style:name="Master1-Layout2-obj-Título-e-conteúdo" style:page-layout-name="pageLayout1" draw:style-name="a99">
      <draw:frame draw:id="id14" presentation:style-name="a103" draw:name="Título 1" svg:x="0.75in" svg:y="0.66667in" svg:width="8.5in" svg:height="1.25in" presentation:class="title" presentation:placeholder="false">
        <draw:text-box>
          <text:p text:style-name="a102" text:class-names="" text:cond-style-name=""><text:span text:style-name="a100" text:class-names="">Clique para editar o título mestre</text:span><text:span text:style-name="a101" text:class-names=""/></text:p>
        </draw:text-box>
        <svg:title/>
        <svg:desc/>
      </draw:frame>
      <draw:frame draw:id="id15" presentation:style-name="a120" draw:name="Espaço Reservado para Conteúdo 2" svg:x="0.75in" svg:y="2.16667in" svg:width="8.5in" svg:height="4.5in" presentation:class="object" presentation:placeholder="false">
        <draw:text-box>
          <text:list text:style-name="a106">
            <text:list-item>
              <text:p text:style-name="a105" text:class-names="" text:cond-style-name=""><text:span text:style-name="a104" text:class-names="">Clique para editar o texto mestre</text:span></text:p>
            </text:list-item>
          </text:list>
          <text:list text:style-name="a109">
            <text:list-item>
              <text:list text:style-name="a109">
                <text:list-item>
                  <text:p text:style-name="a108" text:class-names="" text:cond-style-name=""><text:span text:style-name="a107" text:class-names="">Segundo nível</text:span></text:p>
                </text:list-item>
              </text:list>
            </text:list-item>
          </text:list>
          <text:list text:style-name="a112">
            <text:list-item>
              <text:list text:style-name="a112">
                <text:list-item>
                  <text:list text:style-name="a112">
                    <text:list-item>
                      <text:p text:style-name="a111" text:class-names="" text:cond-style-name=""><text:span text:style-name="a110" text:class-names="">Terceiro nível</text:span></text:p>
                    </text:list-item>
                  </text:list>
                </text:list-item>
              </text:list>
            </text:list-item>
          </text:list>
          <text:list text:style-name="a115">
            <text:list-item>
              <text:list text:style-name="a115">
                <text:list-item>
                  <text:list text:style-name="a115">
                    <text:list-item>
                      <text:list text:style-name="a115">
                        <text:list-item>
                          <text:p text:style-name="a114" text:class-names="" text:cond-style-name=""><text:span text:style-name="a113" text:class-names="">Quarto nível</text:span></text:p>
                        </text:list-item>
                      </text:list>
                    </text:list-item>
                  </text:list>
                </text:list-item>
              </text:list>
            </text:list-item>
          </text:list>
          <text:list text:style-name="a119">
            <text:list-item>
              <text:list text:style-name="a119">
                <text:list-item>
                  <text:list text:style-name="a119">
                    <text:list-item>
                      <text:list text:style-name="a119">
                        <text:list-item>
                          <text:list text:style-name="a119">
                            <text:list-item>
                              <text:p text:style-name="a118" text:class-names="" text:cond-style-name=""><text:span text:style-name="a116" text:class-names="">Quinto nível</text:span><text:span text:style-name="a117" text:class-names=""/></text:p>
                            </text:list-item>
                          </text:list>
                        </text:list-item>
                      </text:list>
                    </text:list-item>
                  </text:list>
                </text:list-item>
              </text:list>
            </text:list-item>
          </text:list>
        </draw:text-box>
        <svg:title/>
        <svg:desc/>
      </draw:frame>
      <draw:frame draw:id="id16" presentation:style-name="a123" draw:name="Espaço Reservado para Data 3" svg:x="0.75in" svg:y="6.83333in" svg:width="5.25in" svg:height="0.5in" presentation:class="date-time" presentation:placeholder="false">
        <draw:text-box>
          <text:p text:style-name="a122" text:class-names="" text:cond-style-name=""><text:span text:style-name="a121" text:class-names="">Maria Bernardete M. Alves e Marili I. Lopes</text:span></text:p>
        </draw:text-box>
        <svg:title/>
        <svg:desc/>
      </draw:frame>
      <draw:frame draw:id="id17" presentation:style-name="a126" draw:name="Espaço Reservado para Rodapé 4" svg:x="7.08333in" svg:y="6.83333in" svg:width="2.41667in" svg:height="0.5in" presentation:class="footer" presentation:placeholder="false">
        <draw:text-box>
          <text:p text:style-name="a125" text:class-names="" text:cond-style-name=""><text:span text:style-name="a124" text:class-names="">UFSC/2006</text:span></text:p>
        </draw:text-box>
        <svg:title/>
        <svg:desc/>
      </draw:frame>
      <presentation:notes style:page-layout-name="pageLayout2" draw:style-name="a155">
        <draw:frame draw:id="id4" presentation:style-name="a129" draw:name="Rectangle 2" svg:x="0in" svg:y="0in" svg:width="3.25in" svg:height="0.5in" presentation:class="header" presentation:placeholder="false">
          <draw:text-box>
            <text:p text:style-name="a128" text:class-names="" text:cond-style-name=""><text:span text:style-name="a127" text:class-names=""/></text:p>
          </draw:text-box>
          <svg:title/>
          <svg:desc/>
        </draw:frame>
        <draw:frame draw:id="id5" presentation:style-name="a132" draw:name="Rectangle 3" svg:x="4.25in" svg:y="0in" svg:width="3.25in" svg:height="0.5in" presentation:class="date-time" presentation:placeholder="false">
          <draw:text-box>
            <text:p text:style-name="a131" text:class-names="" text:cond-style-name=""><text:span text:style-name="a130" text:class-names=""/></text:p>
          </draw:text-box>
          <svg:title/>
          <svg:desc/>
        </draw:frame>
        <draw:page-thumbnail svg:x="1.25in" svg:y="0.75in" svg:width="5in" svg:height="3.75in" presentation:class="page" draw:id="id6" presentation:style-name="a133" draw:name="Rectangle 4">
          <svg:title/>
          <svg:desc/>
        </draw:page-thumbnail>
        <draw:frame draw:id="id7" presentation:style-name="a148" draw:name="Rectangle 5" svg:x="1in" svg:y="4.75in" svg:width="5.5in" svg:height="4.5in" presentation:class="notes" presentation:placeholder="false">
          <draw:text-box>
            <text:p text:style-name="a135" text:class-names="" text:cond-style-name=""><text:span text:style-name="a134" text:class-names="">Clique para editar os estilos do texto mestre</text:span></text:p>
            <text:list text:style-name="a138">
              <text:list-item>
                <text:list text:style-name="a138">
                  <text:list-item>
                    <text:p text:style-name="a137" text:class-names="" text:cond-style-name=""><text:span text:style-name="a136" text:class-names="">Segundo nível</text:span></text:p>
                  </text:list-item>
                </text:list>
              </text:list-item>
            </text:list>
            <text:list text:style-name="a141">
              <text:list-item>
                <text:list text:style-name="a141">
                  <text:list-item>
                    <text:list text:style-name="a141">
                      <text:list-item>
                        <text:p text:style-name="a140" text:class-names="" text:cond-style-name=""><text:span text:style-name="a139" text:class-names="">Terceiro nível</text:span></text:p>
                      </text:list-item>
                    </text:list>
                  </text:list-item>
                </text:list>
              </text:list-item>
            </text:list>
            <text:list text:style-name="a144">
              <text:list-item>
                <text:list text:style-name="a144">
                  <text:list-item>
                    <text:list text:style-name="a144">
                      <text:list-item>
                        <text:list text:style-name="a144">
                          <text:list-item>
                            <text:p text:style-name="a143" text:class-names="" text:cond-style-name=""><text:span text:style-name="a142" text:class-names="">Quarto ní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5" text:class-names="">Quinto nível</text:span></text:p>
                              </text:list-item>
                            </text:list>
                          </text:list-item>
                        </text:list>
                      </text:list-item>
                    </text:list>
                  </text:list-item>
                </text:list>
              </text:list-item>
            </text:list>
          </draw:text-box>
          <svg:title/>
          <svg:desc/>
        </draw:frame>
        <draw:frame draw:id="id8" presentation:style-name="a151" draw:name="Rectangle 6" svg:x="0in" svg:y="9.5in" svg:width="3.25in" svg:height="0.5in" presentation:class="footer" presentation:placeholder="false">
          <draw:text-box>
            <text:p text:style-name="a150" text:class-names="" text:cond-style-name=""><text:span text:style-name="a149" text:class-names=""/></text:p>
          </draw:text-box>
          <svg:title/>
          <svg:desc/>
        </draw:frame>
        <draw:frame draw:id="id9" presentation:style-name="a154" draw:name="Rectangle 7" svg:x="4.25in" svg:y="9.5in" svg:width="3.25in" svg:height="0.5in" presentation:class="page-number" presentation:placeholder="false">
          <draw:text-box>
            <text:p text:style-name="a153" text:class-names="" text:cond-style-name=""><text:span text:style-name="a152" text:class-names=""><text:page-number style:num-format="1" text:fixed="false"/></text:span></text:p>
          </draw:text-box>
          <svg:title/>
          <svg:desc/>
        </draw:frame>
      </presentation:notes>
    </style:master-page>
    <style:master-page style:name="Master1-Layout3-secHead-Cabeçalho-da-Seção" style:page-layout-name="pageLayout1" draw:style-name="a156">
      <draw:frame draw:id="id18" presentation:style-name="a160" draw:name="Título 1" svg:x="0.68229in" svg:y="1.86979in" svg:width="8.625in" svg:height="3.11979in" presentation:class="title" presentation:placeholder="false">
        <draw:text-box>
          <text:p text:style-name="a159" text:class-names="" text:cond-style-name=""><text:span text:style-name="a157" text:class-names="">Clique para editar o título mestre</text:span><text:span text:style-name="a158" text:class-names=""/></text:p>
        </draw:text-box>
        <svg:title/>
        <svg:desc/>
      </draw:frame>
      <draw:frame draw:id="id19" presentation:style-name="a164" draw:name="Espaço Reservado para Texto 2" svg:x="0.68229in" svg:y="5.0191in" svg:width="8.625in" svg:height="1.64062in" presentation:class="outline" presentation:placeholder="false">
        <draw:text-box>
          <text:list text:style-name="a163">
            <text:list-item>
              <text:p text:style-name="a162" text:class-names="" text:cond-style-name=""><text:span text:style-name="a161" text:class-names="">Clique para editar o texto mestre</text:span></text:p>
            </text:list-item>
          </text:list>
        </draw:text-box>
        <svg:title/>
        <svg:desc/>
      </draw:frame>
      <draw:frame draw:id="id20" presentation:style-name="a167" draw:name="Espaço Reservado para Data 3" svg:x="0.75in" svg:y="6.83333in" svg:width="5.25in" svg:height="0.5in" presentation:class="date-time" presentation:placeholder="false">
        <draw:text-box>
          <text:p text:style-name="a166" text:class-names="" text:cond-style-name=""><text:span text:style-name="a165" text:class-names="">Maria Bernardete M. Alves e Marili I. Lopes</text:span></text:p>
        </draw:text-box>
        <svg:title/>
        <svg:desc/>
      </draw:frame>
      <draw:frame draw:id="id21" presentation:style-name="a170" draw:name="Espaço Reservado para Rodapé 4" svg:x="7.08333in" svg:y="6.83333in" svg:width="2.41667in" svg:height="0.5in" presentation:class="footer" presentation:placeholder="false">
        <draw:text-box>
          <text:p text:style-name="a169" text:class-names="" text:cond-style-name=""><text:span text:style-name="a168" text:class-names="">UFSC/2006</text:span></text:p>
        </draw:text-box>
        <svg:title/>
        <svg:desc/>
      </draw:frame>
      <presentation:notes style:page-layout-name="pageLayout2" draw:style-name="a199">
        <draw:frame draw:id="id4" presentation:style-name="a173" draw:name="Rectangle 2" svg:x="0in" svg:y="0in" svg:width="3.25in" svg:height="0.5in" presentation:class="header" presentation:placeholder="false">
          <draw:text-box>
            <text:p text:style-name="a172" text:class-names="" text:cond-style-name=""><text:span text:style-name="a171" text:class-names=""/></text:p>
          </draw:text-box>
          <svg:title/>
          <svg:desc/>
        </draw:frame>
        <draw:frame draw:id="id5" presentation:style-name="a176" draw:name="Rectangle 3" svg:x="4.25in" svg:y="0in" svg:width="3.25in" svg:height="0.5in" presentation:class="date-time" presentation:placeholder="false">
          <draw:text-box>
            <text:p text:style-name="a175" text:class-names="" text:cond-style-name=""><text:span text:style-name="a174" text:class-names=""/></text:p>
          </draw:text-box>
          <svg:title/>
          <svg:desc/>
        </draw:frame>
        <draw:page-thumbnail svg:x="1.25in" svg:y="0.75in" svg:width="5in" svg:height="3.75in" presentation:class="page" draw:id="id6" presentation:style-name="a177" draw:name="Rectangle 4">
          <svg:title/>
          <svg:desc/>
        </draw:page-thumbnail>
        <draw:frame draw:id="id7" presentation:style-name="a192" draw:name="Rectangle 5" svg:x="1in" svg:y="4.75in" svg:width="5.5in" svg:height="4.5in" presentation:class="notes" presentation:placeholder="false">
          <draw:text-box>
            <text:p text:style-name="a179" text:class-names="" text:cond-style-name=""><text:span text:style-name="a178" text:class-names="">Clique para editar os estilos do texto mestre</text:span></text:p>
            <text:list text:style-name="a182">
              <text:list-item>
                <text:list text:style-name="a182">
                  <text:list-item>
                    <text:p text:style-name="a181" text:class-names="" text:cond-style-name=""><text:span text:style-name="a180" text:class-names="">Segundo nível</text:span></text:p>
                  </text:list-item>
                </text:list>
              </text:list-item>
            </text:list>
            <text:list text:style-name="a185">
              <text:list-item>
                <text:list text:style-name="a185">
                  <text:list-item>
                    <text:list text:style-name="a185">
                      <text:list-item>
                        <text:p text:style-name="a184" text:class-names="" text:cond-style-name=""><text:span text:style-name="a183" text:class-names="">Terceiro ní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Quarto ní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9" text:class-names="">Quinto nível</text:span></text:p>
                              </text:list-item>
                            </text:list>
                          </text:list-item>
                        </text:list>
                      </text:list-item>
                    </text:list>
                  </text:list-item>
                </text:list>
              </text:list-item>
            </text:list>
          </draw:text-box>
          <svg:title/>
          <svg:desc/>
        </draw:frame>
        <draw:frame draw:id="id8" presentation:style-name="a195" draw:name="Rectangle 6" svg:x="0in" svg:y="9.5in" svg:width="3.25in" svg:height="0.5in" presentation:class="footer" presentation:placeholder="false">
          <draw:text-box>
            <text:p text:style-name="a194" text:class-names="" text:cond-style-name=""><text:span text:style-name="a193" text:class-names=""/></text:p>
          </draw:text-box>
          <svg:title/>
          <svg:desc/>
        </draw:frame>
        <draw:frame draw:id="id9" presentation:style-name="a198" draw:name="Rectangle 7" svg:x="4.25in" svg:y="9.5in" svg:width="3.25in" svg:height="0.5in" presentation:class="page-number" presentation:placeholder="false">
          <draw:text-box>
            <text:p text:style-name="a197" text:class-names="" text:cond-style-name=""><text:span text:style-name="a196" text:class-names=""><text:page-number style:num-format="1" text:fixed="false"/></text:span></text:p>
          </draw:text-box>
          <svg:title/>
          <svg:desc/>
        </draw:frame>
      </presentation:notes>
    </style:master-page>
    <style:master-page style:name="Master1-Layout4-twoObj-Duas-Partes-de-Conteúdo" style:page-layout-name="pageLayout1" draw:style-name="a200">
      <draw:frame draw:id="id22" presentation:style-name="a204" draw:name="Título 1" svg:x="0.75in" svg:y="0.66667in" svg:width="8.5in" svg:height="1.25in" presentation:class="title" presentation:placeholder="false">
        <draw:text-box>
          <text:p text:style-name="a203" text:class-names="" text:cond-style-name=""><text:span text:style-name="a201" text:class-names="">Clique para editar o título mestre</text:span><text:span text:style-name="a202" text:class-names=""/></text:p>
        </draw:text-box>
        <svg:title/>
        <svg:desc/>
      </draw:frame>
      <draw:frame draw:id="id23" presentation:style-name="a221" draw:name="Espaço Reservado para Conteúdo 2" svg:x="0.75in" svg:y="2.16667in" svg:width="4.16667in" svg:height="4.5in" presentation:class="object" presentation:placeholder="false">
        <draw:text-box>
          <text:list text:style-name="a207">
            <text:list-item>
              <text:p text:style-name="a206" text:class-names="" text:cond-style-name=""><text:span text:style-name="a205" text:class-names="">Clique para editar o texto mestre</text:span></text:p>
            </text:list-item>
          </text:list>
          <text:list text:style-name="a210">
            <text:list-item>
              <text:list text:style-name="a210">
                <text:list-item>
                  <text:p text:style-name="a209" text:class-names="" text:cond-style-name=""><text:span text:style-name="a208" text:class-names="">Segundo nível</text:span></text:p>
                </text:list-item>
              </text:list>
            </text:list-item>
          </text:list>
          <text:list text:style-name="a213">
            <text:list-item>
              <text:list text:style-name="a213">
                <text:list-item>
                  <text:list text:style-name="a213">
                    <text:list-item>
                      <text:p text:style-name="a212" text:class-names="" text:cond-style-name=""><text:span text:style-name="a211" text:class-names="">Terceiro nível</text:span></text:p>
                    </text:list-item>
                  </text:list>
                </text:list-item>
              </text:list>
            </text:list-item>
          </text:list>
          <text:list text:style-name="a216">
            <text:list-item>
              <text:list text:style-name="a216">
                <text:list-item>
                  <text:list text:style-name="a216">
                    <text:list-item>
                      <text:list text:style-name="a216">
                        <text:list-item>
                          <text:p text:style-name="a215" text:class-names="" text:cond-style-name=""><text:span text:style-name="a214" text:class-names="">Quarto nível</text:span></text:p>
                        </text:list-item>
                      </text:list>
                    </text:list-item>
                  </text:list>
                </text:list-item>
              </text:list>
            </text:list-item>
          </text:list>
          <text:list text:style-name="a220">
            <text:list-item>
              <text:list text:style-name="a220">
                <text:list-item>
                  <text:list text:style-name="a220">
                    <text:list-item>
                      <text:list text:style-name="a220">
                        <text:list-item>
                          <text:list text:style-name="a220">
                            <text:list-item>
                              <text:p text:style-name="a219" text:class-names="" text:cond-style-name=""><text:span text:style-name="a217" text:class-names="">Quinto nível</text:span><text:span text:style-name="a218" text:class-names=""/></text:p>
                            </text:list-item>
                          </text:list>
                        </text:list-item>
                      </text:list>
                    </text:list-item>
                  </text:list>
                </text:list-item>
              </text:list>
            </text:list-item>
          </text:list>
        </draw:text-box>
        <svg:title/>
        <svg:desc/>
      </draw:frame>
      <draw:frame draw:id="id24" presentation:style-name="a238" draw:name="Espaço Reservado para Conteúdo 3" svg:x="5.08333in" svg:y="2.16667in" svg:width="4.16667in" svg:height="4.5in" presentation:class="object" presentation:placeholder="false">
        <draw:text-box>
          <text:list text:style-name="a224">
            <text:list-item>
              <text:p text:style-name="a223" text:class-names="" text:cond-style-name=""><text:span text:style-name="a222" text:class-names="">Clique para editar o texto mestre</text:span></text:p>
            </text:list-item>
          </text:list>
          <text:list text:style-name="a227">
            <text:list-item>
              <text:list text:style-name="a227">
                <text:list-item>
                  <text:p text:style-name="a226" text:class-names="" text:cond-style-name=""><text:span text:style-name="a225" text:class-names="">Segundo nível</text:span></text:p>
                </text:list-item>
              </text:list>
            </text:list-item>
          </text:list>
          <text:list text:style-name="a230">
            <text:list-item>
              <text:list text:style-name="a230">
                <text:list-item>
                  <text:list text:style-name="a230">
                    <text:list-item>
                      <text:p text:style-name="a229" text:class-names="" text:cond-style-name=""><text:span text:style-name="a228" text:class-names="">Terceiro nível</text:span></text:p>
                    </text:list-item>
                  </text:list>
                </text:list-item>
              </text:list>
            </text:list-item>
          </text:list>
          <text:list text:style-name="a233">
            <text:list-item>
              <text:list text:style-name="a233">
                <text:list-item>
                  <text:list text:style-name="a233">
                    <text:list-item>
                      <text:list text:style-name="a233">
                        <text:list-item>
                          <text:p text:style-name="a232" text:class-names="" text:cond-style-name=""><text:span text:style-name="a231" text:class-names="">Quarto ní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4" text:class-names="">Quinto nível</text:span><text:span text:style-name="a235" text:class-names=""/></text:p>
                            </text:list-item>
                          </text:list>
                        </text:list-item>
                      </text:list>
                    </text:list-item>
                  </text:list>
                </text:list-item>
              </text:list>
            </text:list-item>
          </text:list>
        </draw:text-box>
        <svg:title/>
        <svg:desc/>
      </draw:frame>
      <draw:frame draw:id="id25" presentation:style-name="a241" draw:name="Espaço Reservado para Data 4" svg:x="0.75in" svg:y="6.83333in" svg:width="5.25in" svg:height="0.5in" presentation:class="date-time" presentation:placeholder="false">
        <draw:text-box>
          <text:p text:style-name="a240" text:class-names="" text:cond-style-name=""><text:span text:style-name="a239" text:class-names="">Maria Bernardete M. Alves e Marili I. Lopes</text:span></text:p>
        </draw:text-box>
        <svg:title/>
        <svg:desc/>
      </draw:frame>
      <draw:frame draw:id="id26" presentation:style-name="a244" draw:name="Espaço Reservado para Rodapé 5" svg:x="7.08333in" svg:y="6.83333in" svg:width="2.41667in" svg:height="0.5in" presentation:class="footer" presentation:placeholder="false">
        <draw:text-box>
          <text:p text:style-name="a243" text:class-names="" text:cond-style-name=""><text:span text:style-name="a242" text:class-names="">UFSC/2006</text:span></text:p>
        </draw:text-box>
        <svg:title/>
        <svg:desc/>
      </draw:frame>
      <presentation:notes style:page-layout-name="pageLayout2" draw:style-name="a273">
        <draw:frame draw:id="id4" presentation:style-name="a247" draw:name="Rectangle 2" svg:x="0in" svg:y="0in" svg:width="3.25in" svg:height="0.5in" presentation:class="header" presentation:placeholder="false">
          <draw:text-box>
            <text:p text:style-name="a246" text:class-names="" text:cond-style-name=""><text:span text:style-name="a245" text:class-names=""/></text:p>
          </draw:text-box>
          <svg:title/>
          <svg:desc/>
        </draw:frame>
        <draw:frame draw:id="id5" presentation:style-name="a250" draw:name="Rectangle 3" svg:x="4.25in" svg:y="0in" svg:width="3.25in" svg:height="0.5in" presentation:class="date-time" presentation:placeholder="false">
          <draw:text-box>
            <text:p text:style-name="a249" text:class-names="" text:cond-style-name=""><text:span text:style-name="a248" text:class-names=""/></text:p>
          </draw:text-box>
          <svg:title/>
          <svg:desc/>
        </draw:frame>
        <draw:page-thumbnail svg:x="1.25in" svg:y="0.75in" svg:width="5in" svg:height="3.75in" presentation:class="page" draw:id="id6" presentation:style-name="a251" draw:name="Rectangle 4">
          <svg:title/>
          <svg:desc/>
        </draw:page-thumbnail>
        <draw:frame draw:id="id7" presentation:style-name="a266" draw:name="Rectangle 5" svg:x="1in" svg:y="4.75in" svg:width="5.5in" svg:height="4.5in" presentation:class="notes" presentation:placeholder="false">
          <draw:text-box>
            <text:p text:style-name="a253" text:class-names="" text:cond-style-name=""><text:span text:style-name="a252" text:class-names="">Clique para editar os estilos do texto mestre</text:span></text:p>
            <text:list text:style-name="a256">
              <text:list-item>
                <text:list text:style-name="a256">
                  <text:list-item>
                    <text:p text:style-name="a255" text:class-names="" text:cond-style-name=""><text:span text:style-name="a254" text:class-names="">Segundo nível</text:span></text:p>
                  </text:list-item>
                </text:list>
              </text:list-item>
            </text:list>
            <text:list text:style-name="a259">
              <text:list-item>
                <text:list text:style-name="a259">
                  <text:list-item>
                    <text:list text:style-name="a259">
                      <text:list-item>
                        <text:p text:style-name="a258" text:class-names="" text:cond-style-name=""><text:span text:style-name="a257" text:class-names="">Terceiro nível</text:span></text:p>
                      </text:list-item>
                    </text:list>
                  </text:list-item>
                </text:list>
              </text:list-item>
            </text:list>
            <text:list text:style-name="a262">
              <text:list-item>
                <text:list text:style-name="a262">
                  <text:list-item>
                    <text:list text:style-name="a262">
                      <text:list-item>
                        <text:list text:style-name="a262">
                          <text:list-item>
                            <text:p text:style-name="a261" text:class-names="" text:cond-style-name=""><text:span text:style-name="a260" text:class-names="">Quarto nível</text:span></text:p>
                          </text:list-item>
                        </text:list>
                      </text:list-item>
                    </text:list>
                  </text:list-item>
                </text:list>
              </text:list-item>
            </text:list>
            <text:list text:style-name="a265">
              <text:list-item>
                <text:list text:style-name="a265">
                  <text:list-item>
                    <text:list text:style-name="a265">
                      <text:list-item>
                        <text:list text:style-name="a265">
                          <text:list-item>
                            <text:list text:style-name="a265">
                              <text:list-item>
                                <text:p text:style-name="a264" text:class-names="" text:cond-style-name=""><text:span text:style-name="a263" text:class-names="">Quinto nível</text:span></text:p>
                              </text:list-item>
                            </text:list>
                          </text:list-item>
                        </text:list>
                      </text:list-item>
                    </text:list>
                  </text:list-item>
                </text:list>
              </text:list-item>
            </text:list>
          </draw:text-box>
          <svg:title/>
          <svg:desc/>
        </draw:frame>
        <draw:frame draw:id="id8" presentation:style-name="a269" draw:name="Rectangle 6" svg:x="0in" svg:y="9.5in" svg:width="3.25in" svg:height="0.5in" presentation:class="footer" presentation:placeholder="false">
          <draw:text-box>
            <text:p text:style-name="a268" text:class-names="" text:cond-style-name=""><text:span text:style-name="a267" text:class-names=""/></text:p>
          </draw:text-box>
          <svg:title/>
          <svg:desc/>
        </draw:frame>
        <draw:frame draw:id="id9" presentation:style-name="a272" draw:name="Rectangle 7" svg:x="4.25in" svg:y="9.5in" svg:width="3.25in" svg:height="0.5in" presentation:class="page-number" presentation:placeholder="false">
          <draw:text-box>
            <text:p text:style-name="a271" text:class-names="" text:cond-style-name=""><text:span text:style-name="a270" text:class-names=""><text:page-number style:num-format="1" text:fixed="false"/></text:span></text:p>
          </draw:text-box>
          <svg:title/>
          <svg:desc/>
        </draw:frame>
      </presentation:notes>
    </style:master-page>
    <style:master-page style:name="Master1-Layout5-twoTxTwoObj-Comparação" style:page-layout-name="pageLayout1" draw:style-name="a274">
      <draw:frame draw:id="id27" presentation:style-name="a278" draw:name="Título 1" svg:x="0.68924in" svg:y="0.39931in" svg:width="8.625in" svg:height="1.44965in" presentation:class="title" presentation:placeholder="false">
        <draw:text-box>
          <text:p text:style-name="a277" text:class-names="" text:cond-style-name=""><text:span text:style-name="a275" text:class-names="">Clique para editar o título mestre</text:span><text:span text:style-name="a276" text:class-names=""/></text:p>
        </draw:text-box>
        <svg:title/>
        <svg:desc/>
      </draw:frame>
      <draw:frame draw:id="id28" presentation:style-name="a282" draw:name="Espaço Reservado para Texto 2" svg:x="0.68924in" svg:y="1.83854in" svg:width="4.2309in" svg:height="0.90104in" presentation:class="outline" presentation:placeholder="false">
        <draw:text-box>
          <text:list text:style-name="a281">
            <text:list-item>
              <text:p text:style-name="a280" text:class-names="" text:cond-style-name=""><text:span text:style-name="a279" text:class-names="">Clique para editar o texto mestre</text:span></text:p>
            </text:list-item>
          </text:list>
        </draw:text-box>
        <svg:title/>
        <svg:desc/>
      </draw:frame>
      <draw:frame draw:id="id29" presentation:style-name="a299" draw:name="Espaço Reservado para Conteúdo 3" svg:x="0.68924in" svg:y="2.73958in" svg:width="4.2309in" svg:height="4.02951in" presentation:class="object" presentation:placeholder="false">
        <draw:text-box>
          <text:list text:style-name="a285">
            <text:list-item>
              <text:p text:style-name="a284" text:class-names="" text:cond-style-name=""><text:span text:style-name="a283" text:class-names="">Clique para editar o texto mestre</text:span></text:p>
            </text:list-item>
          </text:list>
          <text:list text:style-name="a288">
            <text:list-item>
              <text:list text:style-name="a288">
                <text:list-item>
                  <text:p text:style-name="a287" text:class-names="" text:cond-style-name=""><text:span text:style-name="a286" text:class-names="">Segundo nível</text:span></text:p>
                </text:list-item>
              </text:list>
            </text:list-item>
          </text:list>
          <text:list text:style-name="a291">
            <text:list-item>
              <text:list text:style-name="a291">
                <text:list-item>
                  <text:list text:style-name="a291">
                    <text:list-item>
                      <text:p text:style-name="a290" text:class-names="" text:cond-style-name=""><text:span text:style-name="a289" text:class-names="">Terceiro nível</text:span></text:p>
                    </text:list-item>
                  </text:list>
                </text:list-item>
              </text:list>
            </text:list-item>
          </text:list>
          <text:list text:style-name="a294">
            <text:list-item>
              <text:list text:style-name="a294">
                <text:list-item>
                  <text:list text:style-name="a294">
                    <text:list-item>
                      <text:list text:style-name="a294">
                        <text:list-item>
                          <text:p text:style-name="a293" text:class-names="" text:cond-style-name=""><text:span text:style-name="a292" text:class-names="">Quarto nível</text:span></text:p>
                        </text:list-item>
                      </text:list>
                    </text:list-item>
                  </text:list>
                </text:list-item>
              </text:list>
            </text:list-item>
          </text:list>
          <text:list text:style-name="a298">
            <text:list-item>
              <text:list text:style-name="a298">
                <text:list-item>
                  <text:list text:style-name="a298">
                    <text:list-item>
                      <text:list text:style-name="a298">
                        <text:list-item>
                          <text:list text:style-name="a298">
                            <text:list-item>
                              <text:p text:style-name="a297" text:class-names="" text:cond-style-name=""><text:span text:style-name="a295" text:class-names="">Quinto nível</text:span><text:span text:style-name="a296" text:class-names=""/></text:p>
                            </text:list-item>
                          </text:list>
                        </text:list-item>
                      </text:list>
                    </text:list-item>
                  </text:list>
                </text:list-item>
              </text:list>
            </text:list-item>
          </text:list>
        </draw:text-box>
        <svg:title/>
        <svg:desc/>
      </draw:frame>
      <draw:frame draw:id="id30" presentation:style-name="a303" draw:name="Espaço Reservado para Texto 4" svg:x="5.0625in" svg:y="1.83854in" svg:width="4.25174in" svg:height="0.90104in" presentation:class="outline" presentation:placeholder="false">
        <draw:text-box>
          <text:list text:style-name="a302">
            <text:list-item>
              <text:p text:style-name="a301" text:class-names="" text:cond-style-name=""><text:span text:style-name="a300" text:class-names="">Clique para editar o texto mestre</text:span></text:p>
            </text:list-item>
          </text:list>
        </draw:text-box>
        <svg:title/>
        <svg:desc/>
      </draw:frame>
      <draw:frame draw:id="id31" presentation:style-name="a320" draw:name="Espaço Reservado para Conteúdo 5" svg:x="5.0625in" svg:y="2.73958in" svg:width="4.25174in" svg:height="4.02951in" presentation:class="object" presentation:placeholder="false">
        <draw:text-box>
          <text:list text:style-name="a306">
            <text:list-item>
              <text:p text:style-name="a305" text:class-names="" text:cond-style-name=""><text:span text:style-name="a304" text:class-names="">Clique para editar o texto mestre</text:span></text:p>
            </text:list-item>
          </text:list>
          <text:list text:style-name="a309">
            <text:list-item>
              <text:list text:style-name="a309">
                <text:list-item>
                  <text:p text:style-name="a308" text:class-names="" text:cond-style-name=""><text:span text:style-name="a307" text:class-names="">Segundo nível</text:span></text:p>
                </text:list-item>
              </text:list>
            </text:list-item>
          </text:list>
          <text:list text:style-name="a312">
            <text:list-item>
              <text:list text:style-name="a312">
                <text:list-item>
                  <text:list text:style-name="a312">
                    <text:list-item>
                      <text:p text:style-name="a311" text:class-names="" text:cond-style-name=""><text:span text:style-name="a310" text:class-names="">Terceiro nível</text:span></text:p>
                    </text:list-item>
                  </text:list>
                </text:list-item>
              </text:list>
            </text:list-item>
          </text:list>
          <text:list text:style-name="a315">
            <text:list-item>
              <text:list text:style-name="a315">
                <text:list-item>
                  <text:list text:style-name="a315">
                    <text:list-item>
                      <text:list text:style-name="a315">
                        <text:list-item>
                          <text:p text:style-name="a314" text:class-names="" text:cond-style-name=""><text:span text:style-name="a313" text:class-names="">Quarto nível</text:span></text:p>
                        </text:list-item>
                      </text:list>
                    </text:list-item>
                  </text:list>
                </text:list-item>
              </text:list>
            </text:list-item>
          </text:list>
          <text:list text:style-name="a319">
            <text:list-item>
              <text:list text:style-name="a319">
                <text:list-item>
                  <text:list text:style-name="a319">
                    <text:list-item>
                      <text:list text:style-name="a319">
                        <text:list-item>
                          <text:list text:style-name="a319">
                            <text:list-item>
                              <text:p text:style-name="a318" text:class-names="" text:cond-style-name=""><text:span text:style-name="a316" text:class-names="">Quinto nível</text:span><text:span text:style-name="a317" text:class-names=""/></text:p>
                            </text:list-item>
                          </text:list>
                        </text:list-item>
                      </text:list>
                    </text:list-item>
                  </text:list>
                </text:list-item>
              </text:list>
            </text:list-item>
          </text:list>
        </draw:text-box>
        <svg:title/>
        <svg:desc/>
      </draw:frame>
      <draw:frame draw:id="id32" presentation:style-name="a323" draw:name="Espaço Reservado para Data 6" svg:x="0.75in" svg:y="6.83333in" svg:width="5.25in" svg:height="0.5in" presentation:class="date-time" presentation:placeholder="false">
        <draw:text-box>
          <text:p text:style-name="a322" text:class-names="" text:cond-style-name=""><text:span text:style-name="a321" text:class-names="">Maria Bernardete M. Alves e Marili I. Lopes</text:span></text:p>
        </draw:text-box>
        <svg:title/>
        <svg:desc/>
      </draw:frame>
      <draw:frame draw:id="id33" presentation:style-name="a326" draw:name="Espaço Reservado para Rodapé 7" svg:x="7.08333in" svg:y="6.83333in" svg:width="2.41667in" svg:height="0.5in" presentation:class="footer" presentation:placeholder="false">
        <draw:text-box>
          <text:p text:style-name="a325" text:class-names="" text:cond-style-name=""><text:span text:style-name="a324" text:class-names="">UFSC/2006</text:span></text:p>
        </draw:text-box>
        <svg:title/>
        <svg:desc/>
      </draw:frame>
      <presentation:notes style:page-layout-name="pageLayout2" draw:style-name="a355">
        <draw:frame draw:id="id4" presentation:style-name="a329" draw:name="Rectangle 2" svg:x="0in" svg:y="0in" svg:width="3.25in" svg:height="0.5in" presentation:class="header" presentation:placeholder="false">
          <draw:text-box>
            <text:p text:style-name="a328" text:class-names="" text:cond-style-name=""><text:span text:style-name="a327" text:class-names=""/></text:p>
          </draw:text-box>
          <svg:title/>
          <svg:desc/>
        </draw:frame>
        <draw:frame draw:id="id5" presentation:style-name="a332" draw:name="Rectangle 3" svg:x="4.25in" svg:y="0in" svg:width="3.25in" svg:height="0.5in" presentation:class="date-time" presentation:placeholder="false">
          <draw:text-box>
            <text:p text:style-name="a331" text:class-names="" text:cond-style-name=""><text:span text:style-name="a330" text:class-names=""/></text:p>
          </draw:text-box>
          <svg:title/>
          <svg:desc/>
        </draw:frame>
        <draw:page-thumbnail svg:x="1.25in" svg:y="0.75in" svg:width="5in" svg:height="3.75in" presentation:class="page" draw:id="id6" presentation:style-name="a333" draw:name="Rectangle 4">
          <svg:title/>
          <svg:desc/>
        </draw:page-thumbnail>
        <draw:frame draw:id="id7" presentation:style-name="a348" draw:name="Rectangle 5" svg:x="1in" svg:y="4.75in" svg:width="5.5in" svg:height="4.5in" presentation:class="notes" presentation:placeholder="false">
          <draw:text-box>
            <text:p text:style-name="a335" text:class-names="" text:cond-style-name=""><text:span text:style-name="a334" text:class-names="">Clique para editar os estilos do texto mestre</text:span></text:p>
            <text:list text:style-name="a338">
              <text:list-item>
                <text:list text:style-name="a338">
                  <text:list-item>
                    <text:p text:style-name="a337" text:class-names="" text:cond-style-name=""><text:span text:style-name="a336" text:class-names="">Segundo nível</text:span></text:p>
                  </text:list-item>
                </text:list>
              </text:list-item>
            </text:list>
            <text:list text:style-name="a341">
              <text:list-item>
                <text:list text:style-name="a341">
                  <text:list-item>
                    <text:list text:style-name="a341">
                      <text:list-item>
                        <text:p text:style-name="a340" text:class-names="" text:cond-style-name=""><text:span text:style-name="a339" text:class-names="">Terceiro nível</text:span></text:p>
                      </text:list-item>
                    </text:list>
                  </text:list-item>
                </text:list>
              </text:list-item>
            </text:list>
            <text:list text:style-name="a344">
              <text:list-item>
                <text:list text:style-name="a344">
                  <text:list-item>
                    <text:list text:style-name="a344">
                      <text:list-item>
                        <text:list text:style-name="a344">
                          <text:list-item>
                            <text:p text:style-name="a343" text:class-names="" text:cond-style-name=""><text:span text:style-name="a342" text:class-names="">Quarto nível</text:span></text:p>
                          </text:list-item>
                        </text:list>
                      </text:list-item>
                    </text:list>
                  </text:list-item>
                </text:list>
              </text:list-item>
            </text:list>
            <text:list text:style-name="a347">
              <text:list-item>
                <text:list text:style-name="a347">
                  <text:list-item>
                    <text:list text:style-name="a347">
                      <text:list-item>
                        <text:list text:style-name="a347">
                          <text:list-item>
                            <text:list text:style-name="a347">
                              <text:list-item>
                                <text:p text:style-name="a346" text:class-names="" text:cond-style-name=""><text:span text:style-name="a345" text:class-names="">Quinto nível</text:span></text:p>
                              </text:list-item>
                            </text:list>
                          </text:list-item>
                        </text:list>
                      </text:list-item>
                    </text:list>
                  </text:list-item>
                </text:list>
              </text:list-item>
            </text:list>
          </draw:text-box>
          <svg:title/>
          <svg:desc/>
        </draw:frame>
        <draw:frame draw:id="id8" presentation:style-name="a351" draw:name="Rectangle 6" svg:x="0in" svg:y="9.5in" svg:width="3.25in" svg:height="0.5in" presentation:class="footer" presentation:placeholder="false">
          <draw:text-box>
            <text:p text:style-name="a350" text:class-names="" text:cond-style-name=""><text:span text:style-name="a349" text:class-names=""/></text:p>
          </draw:text-box>
          <svg:title/>
          <svg:desc/>
        </draw:frame>
        <draw:frame draw:id="id9" presentation:style-name="a354" draw:name="Rectangle 7" svg:x="4.25in" svg:y="9.5in" svg:width="3.25in" svg:height="0.5in" presentation:class="page-number" presentation:placeholder="false">
          <draw:text-box>
            <text:p text:style-name="a353" text:class-names="" text:cond-style-name=""><text:span text:style-name="a352" text:class-names=""><text:page-number style:num-format="1" text:fixed="false"/></text:span></text:p>
          </draw:text-box>
          <svg:title/>
          <svg:desc/>
        </draw:frame>
      </presentation:notes>
    </style:master-page>
    <style:master-page style:name="Master1-Layout6-titleOnly-Somente-título" style:page-layout-name="pageLayout1" draw:style-name="a356">
      <draw:frame draw:id="id34" presentation:style-name="a360" draw:name="Título 1" svg:x="0.75in" svg:y="0.66667in" svg:width="8.5in" svg:height="1.25in" presentation:class="title" presentation:placeholder="false">
        <draw:text-box>
          <text:p text:style-name="a359" text:class-names="" text:cond-style-name=""><text:span text:style-name="a357" text:class-names="">Clique para editar o título mestre</text:span><text:span text:style-name="a358" text:class-names=""/></text:p>
        </draw:text-box>
        <svg:title/>
        <svg:desc/>
      </draw:frame>
      <draw:frame draw:id="id35" presentation:style-name="a363" draw:name="Espaço Reservado para Data 2" svg:x="0.75in" svg:y="6.83333in" svg:width="5.25in" svg:height="0.5in" presentation:class="date-time" presentation:placeholder="false">
        <draw:text-box>
          <text:p text:style-name="a362" text:class-names="" text:cond-style-name=""><text:span text:style-name="a361" text:class-names="">Maria Bernardete M. Alves e Marili I. Lopes</text:span></text:p>
        </draw:text-box>
        <svg:title/>
        <svg:desc/>
      </draw:frame>
      <draw:frame draw:id="id36" presentation:style-name="a366" draw:name="Espaço Reservado para Rodapé 3" svg:x="7.08333in" svg:y="6.83333in" svg:width="2.41667in" svg:height="0.5in" presentation:class="footer" presentation:placeholder="false">
        <draw:text-box>
          <text:p text:style-name="a365" text:class-names="" text:cond-style-name=""><text:span text:style-name="a364" text:class-names="">UFSC/2006</text:span></text:p>
        </draw:text-box>
        <svg:title/>
        <svg:desc/>
      </draw:frame>
      <presentation:notes style:page-layout-name="pageLayout2" draw:style-name="a395">
        <draw:frame draw:id="id4" presentation:style-name="a369" draw:name="Rectangle 2" svg:x="0in" svg:y="0in" svg:width="3.25in" svg:height="0.5in" presentation:class="header" presentation:placeholder="false">
          <draw:text-box>
            <text:p text:style-name="a368" text:class-names="" text:cond-style-name=""><text:span text:style-name="a367" text:class-names=""/></text:p>
          </draw:text-box>
          <svg:title/>
          <svg:desc/>
        </draw:frame>
        <draw:frame draw:id="id5" presentation:style-name="a372" draw:name="Rectangle 3" svg:x="4.25in" svg:y="0in" svg:width="3.25in" svg:height="0.5in" presentation:class="date-time" presentation:placeholder="false">
          <draw:text-box>
            <text:p text:style-name="a371" text:class-names="" text:cond-style-name=""><text:span text:style-name="a370" text:class-names=""/></text:p>
          </draw:text-box>
          <svg:title/>
          <svg:desc/>
        </draw:frame>
        <draw:page-thumbnail svg:x="1.25in" svg:y="0.75in" svg:width="5in" svg:height="3.75in" presentation:class="page" draw:id="id6" presentation:style-name="a373" draw:name="Rectangle 4">
          <svg:title/>
          <svg:desc/>
        </draw:page-thumbnail>
        <draw:frame draw:id="id7" presentation:style-name="a388" draw:name="Rectangle 5" svg:x="1in" svg:y="4.75in" svg:width="5.5in" svg:height="4.5in" presentation:class="notes" presentation:placeholder="false">
          <draw:text-box>
            <text:p text:style-name="a375" text:class-names="" text:cond-style-name=""><text:span text:style-name="a374" text:class-names="">Clique para editar os estilos do texto mestre</text:span></text:p>
            <text:list text:style-name="a378">
              <text:list-item>
                <text:list text:style-name="a378">
                  <text:list-item>
                    <text:p text:style-name="a377" text:class-names="" text:cond-style-name=""><text:span text:style-name="a376" text:class-names="">Segundo nível</text:span></text:p>
                  </text:list-item>
                </text:list>
              </text:list-item>
            </text:list>
            <text:list text:style-name="a381">
              <text:list-item>
                <text:list text:style-name="a381">
                  <text:list-item>
                    <text:list text:style-name="a381">
                      <text:list-item>
                        <text:p text:style-name="a380" text:class-names="" text:cond-style-name=""><text:span text:style-name="a379" text:class-names="">Terceiro nível</text:span></text:p>
                      </text:list-item>
                    </text:list>
                  </text:list-item>
                </text:list>
              </text:list-item>
            </text:list>
            <text:list text:style-name="a384">
              <text:list-item>
                <text:list text:style-name="a384">
                  <text:list-item>
                    <text:list text:style-name="a384">
                      <text:list-item>
                        <text:list text:style-name="a384">
                          <text:list-item>
                            <text:p text:style-name="a383" text:class-names="" text:cond-style-name=""><text:span text:style-name="a382" text:class-names="">Quarto nível</text:span></text:p>
                          </text:list-item>
                        </text:list>
                      </text:list-item>
                    </text:list>
                  </text:list-item>
                </text:list>
              </text:list-item>
            </text:list>
            <text:list text:style-name="a387">
              <text:list-item>
                <text:list text:style-name="a387">
                  <text:list-item>
                    <text:list text:style-name="a387">
                      <text:list-item>
                        <text:list text:style-name="a387">
                          <text:list-item>
                            <text:list text:style-name="a387">
                              <text:list-item>
                                <text:p text:style-name="a386" text:class-names="" text:cond-style-name=""><text:span text:style-name="a385" text:class-names="">Quinto nível</text:span></text:p>
                              </text:list-item>
                            </text:list>
                          </text:list-item>
                        </text:list>
                      </text:list-item>
                    </text:list>
                  </text:list-item>
                </text:list>
              </text:list-item>
            </text:list>
          </draw:text-box>
          <svg:title/>
          <svg:desc/>
        </draw:frame>
        <draw:frame draw:id="id8" presentation:style-name="a391" draw:name="Rectangle 6" svg:x="0in" svg:y="9.5in" svg:width="3.25in" svg:height="0.5in" presentation:class="footer" presentation:placeholder="false">
          <draw:text-box>
            <text:p text:style-name="a390" text:class-names="" text:cond-style-name=""><text:span text:style-name="a389" text:class-names=""/></text:p>
          </draw:text-box>
          <svg:title/>
          <svg:desc/>
        </draw:frame>
        <draw:frame draw:id="id9" presentation:style-name="a394" draw:name="Rectangle 7" svg:x="4.25in" svg:y="9.5in" svg:width="3.25in" svg:height="0.5in" presentation:class="page-number" presentation:placeholder="false">
          <draw:text-box>
            <text:p text:style-name="a393" text:class-names="" text:cond-style-name=""><text:span text:style-name="a392" text:class-names=""><text:page-number style:num-format="1" text:fixed="false"/></text:span></text:p>
          </draw:text-box>
          <svg:title/>
          <svg:desc/>
        </draw:frame>
      </presentation:notes>
    </style:master-page>
    <style:master-page style:name="Master1-Layout7-blank-Em-branco" style:page-layout-name="pageLayout1" draw:style-name="a396">
      <draw:frame draw:id="id37" presentation:style-name="a399" draw:name="Espaço Reservado para Data 1" svg:x="0.75in" svg:y="6.83333in" svg:width="5.25in" svg:height="0.5in" presentation:class="date-time" presentation:placeholder="false">
        <draw:text-box>
          <text:p text:style-name="a398" text:class-names="" text:cond-style-name=""><text:span text:style-name="a397" text:class-names="">Maria Bernardete M. Alves e Marili I. Lopes</text:span></text:p>
        </draw:text-box>
        <svg:title/>
        <svg:desc/>
      </draw:frame>
      <draw:frame draw:id="id38" presentation:style-name="a402" draw:name="Espaço Reservado para Rodapé 2" svg:x="7.08333in" svg:y="6.83333in" svg:width="2.41667in" svg:height="0.5in" presentation:class="footer" presentation:placeholder="false">
        <draw:text-box>
          <text:p text:style-name="a401" text:class-names="" text:cond-style-name=""><text:span text:style-name="a400" text:class-names="">UFSC/2006</text:span></text:p>
        </draw:text-box>
        <svg:title/>
        <svg:desc/>
      </draw:frame>
      <presentation:notes style:page-layout-name="pageLayout2" draw:style-name="a431">
        <draw:frame draw:id="id4" presentation:style-name="a405" draw:name="Rectangle 2" svg:x="0in" svg:y="0in" svg:width="3.25in" svg:height="0.5in" presentation:class="header" presentation:placeholder="false">
          <draw:text-box>
            <text:p text:style-name="a404" text:class-names="" text:cond-style-name=""><text:span text:style-name="a403" text:class-names=""/></text:p>
          </draw:text-box>
          <svg:title/>
          <svg:desc/>
        </draw:frame>
        <draw:frame draw:id="id5" presentation:style-name="a408" draw:name="Rectangle 3" svg:x="4.25in" svg:y="0in" svg:width="3.25in" svg:height="0.5in" presentation:class="date-time" presentation:placeholder="false">
          <draw:text-box>
            <text:p text:style-name="a407" text:class-names="" text:cond-style-name=""><text:span text:style-name="a406" text:class-names=""/></text:p>
          </draw:text-box>
          <svg:title/>
          <svg:desc/>
        </draw:frame>
        <draw:page-thumbnail svg:x="1.25in" svg:y="0.75in" svg:width="5in" svg:height="3.75in" presentation:class="page" draw:id="id6" presentation:style-name="a409" draw:name="Rectangle 4">
          <svg:title/>
          <svg:desc/>
        </draw:page-thumbnail>
        <draw:frame draw:id="id7" presentation:style-name="a424" draw:name="Rectangle 5" svg:x="1in" svg:y="4.75in" svg:width="5.5in" svg:height="4.5in" presentation:class="notes" presentation:placeholder="false">
          <draw:text-box>
            <text:p text:style-name="a411" text:class-names="" text:cond-style-name=""><text:span text:style-name="a410" text:class-names="">Clique para editar os estilos do texto mestre</text:span></text:p>
            <text:list text:style-name="a414">
              <text:list-item>
                <text:list text:style-name="a414">
                  <text:list-item>
                    <text:p text:style-name="a413" text:class-names="" text:cond-style-name=""><text:span text:style-name="a412" text:class-names="">Segundo nível</text:span></text:p>
                  </text:list-item>
                </text:list>
              </text:list-item>
            </text:list>
            <text:list text:style-name="a417">
              <text:list-item>
                <text:list text:style-name="a417">
                  <text:list-item>
                    <text:list text:style-name="a417">
                      <text:list-item>
                        <text:p text:style-name="a416" text:class-names="" text:cond-style-name=""><text:span text:style-name="a415" text:class-names="">Terceiro nível</text:span></text:p>
                      </text:list-item>
                    </text:list>
                  </text:list-item>
                </text:list>
              </text:list-item>
            </text:list>
            <text:list text:style-name="a420">
              <text:list-item>
                <text:list text:style-name="a420">
                  <text:list-item>
                    <text:list text:style-name="a420">
                      <text:list-item>
                        <text:list text:style-name="a420">
                          <text:list-item>
                            <text:p text:style-name="a419" text:class-names="" text:cond-style-name=""><text:span text:style-name="a418" text:class-names="">Quarto nível</text:span></text:p>
                          </text:list-item>
                        </text:list>
                      </text:list-item>
                    </text:list>
                  </text:list-item>
                </text:list>
              </text:list-item>
            </text:list>
            <text:list text:style-name="a423">
              <text:list-item>
                <text:list text:style-name="a423">
                  <text:list-item>
                    <text:list text:style-name="a423">
                      <text:list-item>
                        <text:list text:style-name="a423">
                          <text:list-item>
                            <text:list text:style-name="a423">
                              <text:list-item>
                                <text:p text:style-name="a422" text:class-names="" text:cond-style-name=""><text:span text:style-name="a421" text:class-names="">Quinto nível</text:span></text:p>
                              </text:list-item>
                            </text:list>
                          </text:list-item>
                        </text:list>
                      </text:list-item>
                    </text:list>
                  </text:list-item>
                </text:list>
              </text:list-item>
            </text:list>
          </draw:text-box>
          <svg:title/>
          <svg:desc/>
        </draw:frame>
        <draw:frame draw:id="id8" presentation:style-name="a427" draw:name="Rectangle 6" svg:x="0in" svg:y="9.5in" svg:width="3.25in" svg:height="0.5in" presentation:class="footer" presentation:placeholder="false">
          <draw:text-box>
            <text:p text:style-name="a426" text:class-names="" text:cond-style-name=""><text:span text:style-name="a425" text:class-names=""/></text:p>
          </draw:text-box>
          <svg:title/>
          <svg:desc/>
        </draw:frame>
        <draw:frame draw:id="id9" presentation:style-name="a430" draw:name="Rectangle 7" svg:x="4.25in" svg:y="9.5in" svg:width="3.25in" svg:height="0.5in" presentation:class="page-number" presentation:placeholder="false">
          <draw:text-box>
            <text:p text:style-name="a429" text:class-names="" text:cond-style-name=""><text:span text:style-name="a428" text:class-names=""><text:page-number style:num-format="1" text:fixed="false"/></text:span></text:p>
          </draw:text-box>
          <svg:title/>
          <svg:desc/>
        </draw:frame>
      </presentation:notes>
    </style:master-page>
    <style:master-page style:name="Master1-Layout8-objTx-Conteúdo-com-Legenda" style:page-layout-name="pageLayout1" draw:style-name="a432">
      <draw:frame draw:id="id39" presentation:style-name="a436" draw:name="Título 1" svg:x="0.68924in" svg:y="0.5in" svg:width="3.22569in" svg:height="1.75in" presentation:class="title" presentation:placeholder="false">
        <draw:text-box>
          <text:p text:style-name="a435" text:class-names="" text:cond-style-name=""><text:span text:style-name="a433" text:class-names="">Clique para editar o título mestre</text:span><text:span text:style-name="a434" text:class-names=""/></text:p>
        </draw:text-box>
        <svg:title/>
        <svg:desc/>
      </draw:frame>
      <draw:frame draw:id="id40" presentation:style-name="a453" draw:name="Espaço Reservado para Conteúdo 2" svg:x="4.25174in" svg:y="1.07986in" svg:width="5.0625in" svg:height="5.32986in" presentation:class="object" presentation:placeholder="false">
        <draw:text-box>
          <text:list text:style-name="a439">
            <text:list-item>
              <text:p text:style-name="a438" text:class-names="" text:cond-style-name=""><text:span text:style-name="a437" text:class-names="">Clique para editar o texto mestre</text:span></text:p>
            </text:list-item>
          </text:list>
          <text:list text:style-name="a442">
            <text:list-item>
              <text:list text:style-name="a442">
                <text:list-item>
                  <text:p text:style-name="a441" text:class-names="" text:cond-style-name=""><text:span text:style-name="a440" text:class-names="">Segundo nível</text:span></text:p>
                </text:list-item>
              </text:list>
            </text:list-item>
          </text:list>
          <text:list text:style-name="a445">
            <text:list-item>
              <text:list text:style-name="a445">
                <text:list-item>
                  <text:list text:style-name="a445">
                    <text:list-item>
                      <text:p text:style-name="a444" text:class-names="" text:cond-style-name=""><text:span text:style-name="a443" text:class-names="">Terceiro nível</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Quarto nível</text:span></text:p>
                        </text:list-item>
                      </text:list>
                    </text:list-item>
                  </text:list>
                </text:list-item>
              </text:list>
            </text:list-item>
          </text:list>
          <text:list text:style-name="a452">
            <text:list-item>
              <text:list text:style-name="a452">
                <text:list-item>
                  <text:list text:style-name="a452">
                    <text:list-item>
                      <text:list text:style-name="a452">
                        <text:list-item>
                          <text:list text:style-name="a452">
                            <text:list-item>
                              <text:p text:style-name="a451" text:class-names="" text:cond-style-name=""><text:span text:style-name="a449" text:class-names="">Quinto nível</text:span><text:span text:style-name="a450" text:class-names=""/></text:p>
                            </text:list-item>
                          </text:list>
                        </text:list-item>
                      </text:list>
                    </text:list-item>
                  </text:list>
                </text:list-item>
              </text:list>
            </text:list-item>
          </text:list>
        </draw:text-box>
        <svg:title/>
        <svg:desc/>
      </draw:frame>
      <draw:frame draw:id="id41" presentation:style-name="a457" draw:name="Espaço Reservado para Texto 3" svg:x="0.68924in" svg:y="2.25in" svg:width="3.22569in" svg:height="4.1684in" presentation:class="outline" presentation:placeholder="false">
        <draw:text-box>
          <text:list text:style-name="a456">
            <text:list-item>
              <text:p text:style-name="a455" text:class-names="" text:cond-style-name=""><text:span text:style-name="a454" text:class-names="">Clique para editar o texto mestre</text:span></text:p>
            </text:list-item>
          </text:list>
        </draw:text-box>
        <svg:title/>
        <svg:desc/>
      </draw:frame>
      <draw:frame draw:id="id42" presentation:style-name="a460" draw:name="Espaço Reservado para Data 4" svg:x="0.75in" svg:y="6.83333in" svg:width="5.25in" svg:height="0.5in" presentation:class="date-time" presentation:placeholder="false">
        <draw:text-box>
          <text:p text:style-name="a459" text:class-names="" text:cond-style-name=""><text:span text:style-name="a458" text:class-names="">Maria Bernardete M. Alves e Marili I. Lopes</text:span></text:p>
        </draw:text-box>
        <svg:title/>
        <svg:desc/>
      </draw:frame>
      <draw:frame draw:id="id43" presentation:style-name="a463" draw:name="Espaço Reservado para Rodapé 5" svg:x="7.08333in" svg:y="6.83333in" svg:width="2.41667in" svg:height="0.5in" presentation:class="footer" presentation:placeholder="false">
        <draw:text-box>
          <text:p text:style-name="a462" text:class-names="" text:cond-style-name=""><text:span text:style-name="a461" text:class-names="">UFSC/2006</text:span></text:p>
        </draw:text-box>
        <svg:title/>
        <svg:desc/>
      </draw:frame>
      <presentation:notes style:page-layout-name="pageLayout2" draw:style-name="a492">
        <draw:frame draw:id="id4" presentation:style-name="a466" draw:name="Rectangle 2" svg:x="0in" svg:y="0in" svg:width="3.25in" svg:height="0.5in" presentation:class="header" presentation:placeholder="false">
          <draw:text-box>
            <text:p text:style-name="a465" text:class-names="" text:cond-style-name=""><text:span text:style-name="a464" text:class-names=""/></text:p>
          </draw:text-box>
          <svg:title/>
          <svg:desc/>
        </draw:frame>
        <draw:frame draw:id="id5" presentation:style-name="a469" draw:name="Rectangle 3" svg:x="4.25in" svg:y="0in" svg:width="3.25in" svg:height="0.5in" presentation:class="date-time" presentation:placeholder="false">
          <draw:text-box>
            <text:p text:style-name="a468" text:class-names="" text:cond-style-name=""><text:span text:style-name="a467" text:class-names=""/></text:p>
          </draw:text-box>
          <svg:title/>
          <svg:desc/>
        </draw:frame>
        <draw:page-thumbnail svg:x="1.25in" svg:y="0.75in" svg:width="5in" svg:height="3.75in" presentation:class="page" draw:id="id6" presentation:style-name="a470" draw:name="Rectangle 4">
          <svg:title/>
          <svg:desc/>
        </draw:page-thumbnail>
        <draw:frame draw:id="id7" presentation:style-name="a485" draw:name="Rectangle 5" svg:x="1in" svg:y="4.75in" svg:width="5.5in" svg:height="4.5in" presentation:class="notes" presentation:placeholder="false">
          <draw:text-box>
            <text:p text:style-name="a472" text:class-names="" text:cond-style-name=""><text:span text:style-name="a471" text:class-names="">Clique para editar os estilos do texto mestre</text:span></text:p>
            <text:list text:style-name="a475">
              <text:list-item>
                <text:list text:style-name="a475">
                  <text:list-item>
                    <text:p text:style-name="a474" text:class-names="" text:cond-style-name=""><text:span text:style-name="a473" text:class-names="">Segundo nível</text:span></text:p>
                  </text:list-item>
                </text:list>
              </text:list-item>
            </text:list>
            <text:list text:style-name="a478">
              <text:list-item>
                <text:list text:style-name="a478">
                  <text:list-item>
                    <text:list text:style-name="a478">
                      <text:list-item>
                        <text:p text:style-name="a477" text:class-names="" text:cond-style-name=""><text:span text:style-name="a476" text:class-names="">Terceiro nível</text:span></text:p>
                      </text:list-item>
                    </text:list>
                  </text:list-item>
                </text:list>
              </text:list-item>
            </text:list>
            <text:list text:style-name="a481">
              <text:list-item>
                <text:list text:style-name="a481">
                  <text:list-item>
                    <text:list text:style-name="a481">
                      <text:list-item>
                        <text:list text:style-name="a481">
                          <text:list-item>
                            <text:p text:style-name="a480" text:class-names="" text:cond-style-name=""><text:span text:style-name="a479" text:class-names="">Quarto nível</text:span></text:p>
                          </text:list-item>
                        </text:list>
                      </text:list-item>
                    </text:list>
                  </text:list-item>
                </text:list>
              </text:list-item>
            </text:list>
            <text:list text:style-name="a484">
              <text:list-item>
                <text:list text:style-name="a484">
                  <text:list-item>
                    <text:list text:style-name="a484">
                      <text:list-item>
                        <text:list text:style-name="a484">
                          <text:list-item>
                            <text:list text:style-name="a484">
                              <text:list-item>
                                <text:p text:style-name="a483" text:class-names="" text:cond-style-name=""><text:span text:style-name="a482" text:class-names="">Quinto nível</text:span></text:p>
                              </text:list-item>
                            </text:list>
                          </text:list-item>
                        </text:list>
                      </text:list-item>
                    </text:list>
                  </text:list-item>
                </text:list>
              </text:list-item>
            </text:list>
          </draw:text-box>
          <svg:title/>
          <svg:desc/>
        </draw:frame>
        <draw:frame draw:id="id8" presentation:style-name="a488" draw:name="Rectangle 6" svg:x="0in" svg:y="9.5in" svg:width="3.25in" svg:height="0.5in" presentation:class="footer" presentation:placeholder="false">
          <draw:text-box>
            <text:p text:style-name="a487" text:class-names="" text:cond-style-name=""><text:span text:style-name="a486" text:class-names=""/></text:p>
          </draw:text-box>
          <svg:title/>
          <svg:desc/>
        </draw:frame>
        <draw:frame draw:id="id9" presentation:style-name="a491" draw:name="Rectangle 7" svg:x="4.25in" svg:y="9.5in" svg:width="3.25in" svg:height="0.5in" presentation:class="page-number" presentation:placeholder="false">
          <draw:text-box>
            <text:p text:style-name="a490" text:class-names="" text:cond-style-name=""><text:span text:style-name="a489" text:class-names=""><text:page-number style:num-format="1" text:fixed="false"/></text:span></text:p>
          </draw:text-box>
          <svg:title/>
          <svg:desc/>
        </draw:frame>
      </presentation:notes>
    </style:master-page>
    <style:master-page style:name="Master1-Layout9-picTx-Imagem-com-Legenda" style:page-layout-name="pageLayout1" draw:style-name="a493">
      <draw:frame draw:id="id44" presentation:style-name="a497" draw:name="Título 1" svg:x="0.68924in" svg:y="0.5in" svg:width="3.22569in" svg:height="1.75in" presentation:class="title" presentation:placeholder="false">
        <draw:text-box>
          <text:p text:style-name="a496" text:class-names="" text:cond-style-name=""><text:span text:style-name="a494" text:class-names="">Clique para editar o título mestre</text:span><text:span text:style-name="a495" text:class-names=""/></text:p>
        </draw:text-box>
        <svg:title/>
        <svg:desc/>
      </draw:frame>
      <draw:frame draw:id="id45" presentation:style-name="a500" draw:name="Espaço Reservado para Imagem 2" svg:x="4.25174in" svg:y="1.07986in" svg:width="5.0625in" svg:height="5.32986in" presentation:class="graphic" presentation:placeholder="false">
        <draw:text-box>
          <text:p text:style-name="a499" text:class-names="" text:cond-style-name=""><text:span text:style-name="a498" text:class-names=""/></text:p>
        </draw:text-box>
        <svg:title/>
        <svg:desc/>
      </draw:frame>
      <draw:frame draw:id="id46" presentation:style-name="a504" draw:name="Espaço Reservado para Texto 3" svg:x="0.68924in" svg:y="2.25in" svg:width="3.22569in" svg:height="4.1684in" presentation:class="outline" presentation:placeholder="false">
        <draw:text-box>
          <text:list text:style-name="a503">
            <text:list-item>
              <text:p text:style-name="a502" text:class-names="" text:cond-style-name=""><text:span text:style-name="a501" text:class-names="">Clique para editar o texto mestre</text:span></text:p>
            </text:list-item>
          </text:list>
        </draw:text-box>
        <svg:title/>
        <svg:desc/>
      </draw:frame>
      <draw:frame draw:id="id47" presentation:style-name="a507" draw:name="Espaço Reservado para Data 4" svg:x="0.75in" svg:y="6.83333in" svg:width="5.25in" svg:height="0.5in" presentation:class="date-time" presentation:placeholder="false">
        <draw:text-box>
          <text:p text:style-name="a506" text:class-names="" text:cond-style-name=""><text:span text:style-name="a505" text:class-names="">Maria Bernardete M. Alves e Marili I. Lopes</text:span></text:p>
        </draw:text-box>
        <svg:title/>
        <svg:desc/>
      </draw:frame>
      <draw:frame draw:id="id48" presentation:style-name="a510" draw:name="Espaço Reservado para Rodapé 5" svg:x="7.08333in" svg:y="6.83333in" svg:width="2.41667in" svg:height="0.5in" presentation:class="footer" presentation:placeholder="false">
        <draw:text-box>
          <text:p text:style-name="a509" text:class-names="" text:cond-style-name=""><text:span text:style-name="a508" text:class-names="">UFSC/2006</text:span></text:p>
        </draw:text-box>
        <svg:title/>
        <svg:desc/>
      </draw:frame>
      <presentation:notes style:page-layout-name="pageLayout2" draw:style-name="a539">
        <draw:frame draw:id="id4" presentation:style-name="a513" draw:name="Rectangle 2" svg:x="0in" svg:y="0in" svg:width="3.25in" svg:height="0.5in" presentation:class="header" presentation:placeholder="false">
          <draw:text-box>
            <text:p text:style-name="a512" text:class-names="" text:cond-style-name=""><text:span text:style-name="a511" text:class-names=""/></text:p>
          </draw:text-box>
          <svg:title/>
          <svg:desc/>
        </draw:frame>
        <draw:frame draw:id="id5" presentation:style-name="a516" draw:name="Rectangle 3" svg:x="4.25in" svg:y="0in" svg:width="3.25in" svg:height="0.5in" presentation:class="date-time" presentation:placeholder="false">
          <draw:text-box>
            <text:p text:style-name="a515" text:class-names="" text:cond-style-name=""><text:span text:style-name="a514" text:class-names=""/></text:p>
          </draw:text-box>
          <svg:title/>
          <svg:desc/>
        </draw:frame>
        <draw:page-thumbnail svg:x="1.25in" svg:y="0.75in" svg:width="5in" svg:height="3.75in" presentation:class="page" draw:id="id6" presentation:style-name="a517" draw:name="Rectangle 4">
          <svg:title/>
          <svg:desc/>
        </draw:page-thumbnail>
        <draw:frame draw:id="id7" presentation:style-name="a532" draw:name="Rectangle 5" svg:x="1in" svg:y="4.75in" svg:width="5.5in" svg:height="4.5in" presentation:class="notes" presentation:placeholder="false">
          <draw:text-box>
            <text:p text:style-name="a519" text:class-names="" text:cond-style-name=""><text:span text:style-name="a518" text:class-names="">Clique para editar os estilos do texto mestre</text:span></text:p>
            <text:list text:style-name="a522">
              <text:list-item>
                <text:list text:style-name="a522">
                  <text:list-item>
                    <text:p text:style-name="a521" text:class-names="" text:cond-style-name=""><text:span text:style-name="a520" text:class-names="">Segundo nível</text:span></text:p>
                  </text:list-item>
                </text:list>
              </text:list-item>
            </text:list>
            <text:list text:style-name="a525">
              <text:list-item>
                <text:list text:style-name="a525">
                  <text:list-item>
                    <text:list text:style-name="a525">
                      <text:list-item>
                        <text:p text:style-name="a524" text:class-names="" text:cond-style-name=""><text:span text:style-name="a523" text:class-names="">Terceiro nível</text:span></text:p>
                      </text:list-item>
                    </text:list>
                  </text:list-item>
                </text:list>
              </text:list-item>
            </text:list>
            <text:list text:style-name="a528">
              <text:list-item>
                <text:list text:style-name="a528">
                  <text:list-item>
                    <text:list text:style-name="a528">
                      <text:list-item>
                        <text:list text:style-name="a528">
                          <text:list-item>
                            <text:p text:style-name="a527" text:class-names="" text:cond-style-name=""><text:span text:style-name="a526" text:class-names="">Quarto nível</text:span></text:p>
                          </text:list-item>
                        </text:list>
                      </text:list-item>
                    </text:list>
                  </text:list-item>
                </text:list>
              </text:list-item>
            </text:list>
            <text:list text:style-name="a531">
              <text:list-item>
                <text:list text:style-name="a531">
                  <text:list-item>
                    <text:list text:style-name="a531">
                      <text:list-item>
                        <text:list text:style-name="a531">
                          <text:list-item>
                            <text:list text:style-name="a531">
                              <text:list-item>
                                <text:p text:style-name="a530" text:class-names="" text:cond-style-name=""><text:span text:style-name="a529" text:class-names="">Quinto nível</text:span></text:p>
                              </text:list-item>
                            </text:list>
                          </text:list-item>
                        </text:list>
                      </text:list-item>
                    </text:list>
                  </text:list-item>
                </text:list>
              </text:list-item>
            </text:list>
          </draw:text-box>
          <svg:title/>
          <svg:desc/>
        </draw:frame>
        <draw:frame draw:id="id8" presentation:style-name="a535" draw:name="Rectangle 6" svg:x="0in" svg:y="9.5in" svg:width="3.25in" svg:height="0.5in" presentation:class="footer" presentation:placeholder="false">
          <draw:text-box>
            <text:p text:style-name="a534" text:class-names="" text:cond-style-name=""><text:span text:style-name="a533" text:class-names=""/></text:p>
          </draw:text-box>
          <svg:title/>
          <svg:desc/>
        </draw:frame>
        <draw:frame draw:id="id9" presentation:style-name="a538" draw:name="Rectangle 7" svg:x="4.25in" svg:y="9.5in" svg:width="3.25in" svg:height="0.5in" presentation:class="page-number" presentation:placeholder="false">
          <draw:text-box>
            <text:p text:style-name="a537" text:class-names="" text:cond-style-name=""><text:span text:style-name="a536" text:class-names=""><text:page-number style:num-format="1" text:fixed="false"/></text:span></text:p>
          </draw:text-box>
          <svg:title/>
          <svg:desc/>
        </draw:frame>
      </presentation:notes>
    </style:master-page>
    <style:master-page style:name="Master1-Layout10-vertTx-Título-e-texto-vertical" style:page-layout-name="pageLayout1" draw:style-name="a540">
      <draw:frame draw:id="id49" presentation:style-name="a544" draw:name="Título 1" svg:x="0.75in" svg:y="0.66667in" svg:width="8.5in" svg:height="1.25in" presentation:class="title" presentation:placeholder="false">
        <draw:text-box>
          <text:p text:style-name="a543" text:class-names="" text:cond-style-name=""><text:span text:style-name="a541" text:class-names="">Clique para editar o título mestre</text:span><text:span text:style-name="a542" text:class-names=""/></text:p>
        </draw:text-box>
        <svg:title/>
        <svg:desc/>
      </draw:frame>
      <draw:frame draw:id="id50" presentation:style-name="a561" draw:name="Espaço Reservado para Texto Vertical 2" svg:x="0.75in" svg:y="2.16667in" svg:width="8.5in" svg:height="4.5in" presentation:class="outline" presentation:placeholder="false">
        <draw:text-box>
          <text:list text:style-name="a547">
            <text:list-item>
              <text:p text:style-name="a546" text:class-names="" text:cond-style-name=""><text:span text:style-name="a545" text:class-names="">Clique para editar o texto mestre</text:span></text:p>
            </text:list-item>
          </text:list>
          <text:list text:style-name="a550">
            <text:list-item>
              <text:list text:style-name="a550">
                <text:list-item>
                  <text:p text:style-name="a549" text:class-names="" text:cond-style-name=""><text:span text:style-name="a548" text:class-names="">Segundo nível</text:span></text:p>
                </text:list-item>
              </text:list>
            </text:list-item>
          </text:list>
          <text:list text:style-name="a553">
            <text:list-item>
              <text:list text:style-name="a553">
                <text:list-item>
                  <text:list text:style-name="a553">
                    <text:list-item>
                      <text:p text:style-name="a552" text:class-names="" text:cond-style-name=""><text:span text:style-name="a551" text:class-names="">Terceiro nível</text:span></text:p>
                    </text:list-item>
                  </text:list>
                </text:list-item>
              </text:list>
            </text:list-item>
          </text:list>
          <text:list text:style-name="a556">
            <text:list-item>
              <text:list text:style-name="a556">
                <text:list-item>
                  <text:list text:style-name="a556">
                    <text:list-item>
                      <text:list text:style-name="a556">
                        <text:list-item>
                          <text:p text:style-name="a555" text:class-names="" text:cond-style-name=""><text:span text:style-name="a554" text:class-names="">Quarto nível</text:span></text:p>
                        </text:list-item>
                      </text:list>
                    </text:list-item>
                  </text:list>
                </text:list-item>
              </text:list>
            </text:list-item>
          </text:list>
          <text:list text:style-name="a560">
            <text:list-item>
              <text:list text:style-name="a560">
                <text:list-item>
                  <text:list text:style-name="a560">
                    <text:list-item>
                      <text:list text:style-name="a560">
                        <text:list-item>
                          <text:list text:style-name="a560">
                            <text:list-item>
                              <text:p text:style-name="a559" text:class-names="" text:cond-style-name=""><text:span text:style-name="a557" text:class-names="">Quinto nível</text:span><text:span text:style-name="a558" text:class-names=""/></text:p>
                            </text:list-item>
                          </text:list>
                        </text:list-item>
                      </text:list>
                    </text:list-item>
                  </text:list>
                </text:list-item>
              </text:list>
            </text:list-item>
          </text:list>
        </draw:text-box>
        <svg:title/>
        <svg:desc/>
      </draw:frame>
      <draw:frame draw:id="id51" presentation:style-name="a564" draw:name="Espaço Reservado para Data 3" svg:x="0.75in" svg:y="6.83333in" svg:width="5.25in" svg:height="0.5in" presentation:class="date-time" presentation:placeholder="false">
        <draw:text-box>
          <text:p text:style-name="a563" text:class-names="" text:cond-style-name=""><text:span text:style-name="a562" text:class-names="">Maria Bernardete M. Alves e Marili I. Lopes</text:span></text:p>
        </draw:text-box>
        <svg:title/>
        <svg:desc/>
      </draw:frame>
      <draw:frame draw:id="id52" presentation:style-name="a567" draw:name="Espaço Reservado para Rodapé 4" svg:x="7.08333in" svg:y="6.83333in" svg:width="2.41667in" svg:height="0.5in" presentation:class="footer" presentation:placeholder="false">
        <draw:text-box>
          <text:p text:style-name="a566" text:class-names="" text:cond-style-name=""><text:span text:style-name="a565" text:class-names="">UFSC/2006</text:span></text:p>
        </draw:text-box>
        <svg:title/>
        <svg:desc/>
      </draw:frame>
      <presentation:notes style:page-layout-name="pageLayout2" draw:style-name="a596">
        <draw:frame draw:id="id4" presentation:style-name="a570" draw:name="Rectangle 2" svg:x="0in" svg:y="0in" svg:width="3.25in" svg:height="0.5in" presentation:class="header" presentation:placeholder="false">
          <draw:text-box>
            <text:p text:style-name="a569" text:class-names="" text:cond-style-name=""><text:span text:style-name="a568" text:class-names=""/></text:p>
          </draw:text-box>
          <svg:title/>
          <svg:desc/>
        </draw:frame>
        <draw:frame draw:id="id5" presentation:style-name="a573" draw:name="Rectangle 3" svg:x="4.25in" svg:y="0in" svg:width="3.25in" svg:height="0.5in" presentation:class="date-time" presentation:placeholder="false">
          <draw:text-box>
            <text:p text:style-name="a572" text:class-names="" text:cond-style-name=""><text:span text:style-name="a571" text:class-names=""/></text:p>
          </draw:text-box>
          <svg:title/>
          <svg:desc/>
        </draw:frame>
        <draw:page-thumbnail svg:x="1.25in" svg:y="0.75in" svg:width="5in" svg:height="3.75in" presentation:class="page" draw:id="id6" presentation:style-name="a574" draw:name="Rectangle 4">
          <svg:title/>
          <svg:desc/>
        </draw:page-thumbnail>
        <draw:frame draw:id="id7" presentation:style-name="a589" draw:name="Rectangle 5" svg:x="1in" svg:y="4.75in" svg:width="5.5in" svg:height="4.5in" presentation:class="notes" presentation:placeholder="false">
          <draw:text-box>
            <text:p text:style-name="a576" text:class-names="" text:cond-style-name=""><text:span text:style-name="a575" text:class-names="">Clique para editar os estilos do texto mestre</text:span></text:p>
            <text:list text:style-name="a579">
              <text:list-item>
                <text:list text:style-name="a579">
                  <text:list-item>
                    <text:p text:style-name="a578" text:class-names="" text:cond-style-name=""><text:span text:style-name="a577" text:class-names="">Segundo nível</text:span></text:p>
                  </text:list-item>
                </text:list>
              </text:list-item>
            </text:list>
            <text:list text:style-name="a582">
              <text:list-item>
                <text:list text:style-name="a582">
                  <text:list-item>
                    <text:list text:style-name="a582">
                      <text:list-item>
                        <text:p text:style-name="a581" text:class-names="" text:cond-style-name=""><text:span text:style-name="a580" text:class-names="">Terceiro nível</text:span></text:p>
                      </text:list-item>
                    </text:list>
                  </text:list-item>
                </text:list>
              </text:list-item>
            </text:list>
            <text:list text:style-name="a585">
              <text:list-item>
                <text:list text:style-name="a585">
                  <text:list-item>
                    <text:list text:style-name="a585">
                      <text:list-item>
                        <text:list text:style-name="a585">
                          <text:list-item>
                            <text:p text:style-name="a584" text:class-names="" text:cond-style-name=""><text:span text:style-name="a583" text:class-names="">Quarto nível</text:span></text:p>
                          </text:list-item>
                        </text:list>
                      </text:list-item>
                    </text:list>
                  </text:list-item>
                </text:list>
              </text:list-item>
            </text:list>
            <text:list text:style-name="a588">
              <text:list-item>
                <text:list text:style-name="a588">
                  <text:list-item>
                    <text:list text:style-name="a588">
                      <text:list-item>
                        <text:list text:style-name="a588">
                          <text:list-item>
                            <text:list text:style-name="a588">
                              <text:list-item>
                                <text:p text:style-name="a587" text:class-names="" text:cond-style-name=""><text:span text:style-name="a586" text:class-names="">Quinto nível</text:span></text:p>
                              </text:list-item>
                            </text:list>
                          </text:list-item>
                        </text:list>
                      </text:list-item>
                    </text:list>
                  </text:list-item>
                </text:list>
              </text:list-item>
            </text:list>
          </draw:text-box>
          <svg:title/>
          <svg:desc/>
        </draw:frame>
        <draw:frame draw:id="id8" presentation:style-name="a592" draw:name="Rectangle 6" svg:x="0in" svg:y="9.5in" svg:width="3.25in" svg:height="0.5in" presentation:class="footer" presentation:placeholder="false">
          <draw:text-box>
            <text:p text:style-name="a591" text:class-names="" text:cond-style-name=""><text:span text:style-name="a590" text:class-names=""/></text:p>
          </draw:text-box>
          <svg:title/>
          <svg:desc/>
        </draw:frame>
        <draw:frame draw:id="id9" presentation:style-name="a595" draw:name="Rectangle 7" svg:x="4.25in" svg:y="9.5in" svg:width="3.25in" svg:height="0.5in" presentation:class="page-number" presentation:placeholder="false">
          <draw:text-box>
            <text:p text:style-name="a594" text:class-names="" text:cond-style-name=""><text:span text:style-name="a593" text:class-names=""><text:page-number style:num-format="1" text:fixed="false"/></text:span></text:p>
          </draw:text-box>
          <svg:title/>
          <svg:desc/>
        </draw:frame>
      </presentation:notes>
    </style:master-page>
    <style:master-page style:name="Master1-Layout11-vertTitleAndTx-Título-e-texto-verticais" style:page-layout-name="pageLayout1" draw:style-name="a597">
      <draw:frame draw:id="id53" presentation:style-name="a601" draw:name="Título Vertical 1" svg:x="7.125in" svg:y="0.66667in" svg:width="2.125in" svg:height="6in" presentation:class="title" presentation:placeholder="false">
        <draw:text-box>
          <text:p text:style-name="a600" text:class-names="" text:cond-style-name=""><text:span text:style-name="a598" text:class-names="">Clique para editar o título mestre</text:span><text:span text:style-name="a599" text:class-names=""/></text:p>
        </draw:text-box>
        <svg:title/>
        <svg:desc/>
      </draw:frame>
      <draw:frame draw:id="id54" presentation:style-name="a618" draw:name="Espaço Reservado para Texto Vertical 2" svg:x="0.75in" svg:y="0.66667in" svg:width="6.20833in" svg:height="6in" presentation:class="outline" presentation:placeholder="false">
        <draw:text-box>
          <text:list text:style-name="a604">
            <text:list-item>
              <text:p text:style-name="a603" text:class-names="" text:cond-style-name=""><text:span text:style-name="a602" text:class-names="">Clique para editar o texto mestre</text:span></text:p>
            </text:list-item>
          </text:list>
          <text:list text:style-name="a607">
            <text:list-item>
              <text:list text:style-name="a607">
                <text:list-item>
                  <text:p text:style-name="a606" text:class-names="" text:cond-style-name=""><text:span text:style-name="a605" text:class-names="">Segundo nível</text:span></text:p>
                </text:list-item>
              </text:list>
            </text:list-item>
          </text:list>
          <text:list text:style-name="a610">
            <text:list-item>
              <text:list text:style-name="a610">
                <text:list-item>
                  <text:list text:style-name="a610">
                    <text:list-item>
                      <text:p text:style-name="a609" text:class-names="" text:cond-style-name=""><text:span text:style-name="a608" text:class-names="">Terceiro nível</text:span></text:p>
                    </text:list-item>
                  </text:list>
                </text:list-item>
              </text:list>
            </text:list-item>
          </text:list>
          <text:list text:style-name="a613">
            <text:list-item>
              <text:list text:style-name="a613">
                <text:list-item>
                  <text:list text:style-name="a613">
                    <text:list-item>
                      <text:list text:style-name="a613">
                        <text:list-item>
                          <text:p text:style-name="a612" text:class-names="" text:cond-style-name=""><text:span text:style-name="a611" text:class-names="">Quarto nível</text:span></text:p>
                        </text:list-item>
                      </text:list>
                    </text:list-item>
                  </text:list>
                </text:list-item>
              </text:list>
            </text:list-item>
          </text:list>
          <text:list text:style-name="a617">
            <text:list-item>
              <text:list text:style-name="a617">
                <text:list-item>
                  <text:list text:style-name="a617">
                    <text:list-item>
                      <text:list text:style-name="a617">
                        <text:list-item>
                          <text:list text:style-name="a617">
                            <text:list-item>
                              <text:p text:style-name="a616" text:class-names="" text:cond-style-name=""><text:span text:style-name="a614" text:class-names="">Quinto nível</text:span><text:span text:style-name="a615" text:class-names=""/></text:p>
                            </text:list-item>
                          </text:list>
                        </text:list-item>
                      </text:list>
                    </text:list-item>
                  </text:list>
                </text:list-item>
              </text:list>
            </text:list-item>
          </text:list>
        </draw:text-box>
        <svg:title/>
        <svg:desc/>
      </draw:frame>
      <draw:frame draw:id="id55" presentation:style-name="a621" draw:name="Espaço Reservado para Data 3" svg:x="0.75in" svg:y="6.83333in" svg:width="5.25in" svg:height="0.5in" presentation:class="date-time" presentation:placeholder="false">
        <draw:text-box>
          <text:p text:style-name="a620" text:class-names="" text:cond-style-name=""><text:span text:style-name="a619" text:class-names="">Maria Bernardete M. Alves e Marili I. Lopes</text:span></text:p>
        </draw:text-box>
        <svg:title/>
        <svg:desc/>
      </draw:frame>
      <draw:frame draw:id="id56" presentation:style-name="a624" draw:name="Espaço Reservado para Rodapé 4" svg:x="7.08333in" svg:y="6.83333in" svg:width="2.41667in" svg:height="0.5in" presentation:class="footer" presentation:placeholder="false">
        <draw:text-box>
          <text:p text:style-name="a623" text:class-names="" text:cond-style-name=""><text:span text:style-name="a622" text:class-names="">UFSC/2006</text:span></text:p>
        </draw:text-box>
        <svg:title/>
        <svg:desc/>
      </draw:frame>
      <presentation:notes style:page-layout-name="pageLayout2" draw:style-name="a653">
        <draw:frame draw:id="id4" presentation:style-name="a627" draw:name="Rectangle 2" svg:x="0in" svg:y="0in" svg:width="3.25in" svg:height="0.5in" presentation:class="header" presentation:placeholder="false">
          <draw:text-box>
            <text:p text:style-name="a626" text:class-names="" text:cond-style-name=""><text:span text:style-name="a625" text:class-names=""/></text:p>
          </draw:text-box>
          <svg:title/>
          <svg:desc/>
        </draw:frame>
        <draw:frame draw:id="id5" presentation:style-name="a630" draw:name="Rectangle 3" svg:x="4.25in" svg:y="0in" svg:width="3.25in" svg:height="0.5in" presentation:class="date-time" presentation:placeholder="false">
          <draw:text-box>
            <text:p text:style-name="a629" text:class-names="" text:cond-style-name=""><text:span text:style-name="a628" text:class-names=""/></text:p>
          </draw:text-box>
          <svg:title/>
          <svg:desc/>
        </draw:frame>
        <draw:page-thumbnail svg:x="1.25in" svg:y="0.75in" svg:width="5in" svg:height="3.75in" presentation:class="page" draw:id="id6" presentation:style-name="a631" draw:name="Rectangle 4">
          <svg:title/>
          <svg:desc/>
        </draw:page-thumbnail>
        <draw:frame draw:id="id7" presentation:style-name="a646" draw:name="Rectangle 5" svg:x="1in" svg:y="4.75in" svg:width="5.5in" svg:height="4.5in" presentation:class="notes" presentation:placeholder="false">
          <draw:text-box>
            <text:p text:style-name="a633" text:class-names="" text:cond-style-name=""><text:span text:style-name="a632" text:class-names="">Clique para editar os estilos do texto mestre</text:span></text:p>
            <text:list text:style-name="a636">
              <text:list-item>
                <text:list text:style-name="a636">
                  <text:list-item>
                    <text:p text:style-name="a635" text:class-names="" text:cond-style-name=""><text:span text:style-name="a634" text:class-names="">Segundo nível</text:span></text:p>
                  </text:list-item>
                </text:list>
              </text:list-item>
            </text:list>
            <text:list text:style-name="a639">
              <text:list-item>
                <text:list text:style-name="a639">
                  <text:list-item>
                    <text:list text:style-name="a639">
                      <text:list-item>
                        <text:p text:style-name="a638" text:class-names="" text:cond-style-name=""><text:span text:style-name="a637" text:class-names="">Terceiro nível</text:span></text:p>
                      </text:list-item>
                    </text:list>
                  </text:list-item>
                </text:list>
              </text:list-item>
            </text:list>
            <text:list text:style-name="a642">
              <text:list-item>
                <text:list text:style-name="a642">
                  <text:list-item>
                    <text:list text:style-name="a642">
                      <text:list-item>
                        <text:list text:style-name="a642">
                          <text:list-item>
                            <text:p text:style-name="a641" text:class-names="" text:cond-style-name=""><text:span text:style-name="a640" text:class-names="">Quarto nível</text:span></text:p>
                          </text:list-item>
                        </text:list>
                      </text:list-item>
                    </text:list>
                  </text:list-item>
                </text:list>
              </text:list-item>
            </text:list>
            <text:list text:style-name="a645">
              <text:list-item>
                <text:list text:style-name="a645">
                  <text:list-item>
                    <text:list text:style-name="a645">
                      <text:list-item>
                        <text:list text:style-name="a645">
                          <text:list-item>
                            <text:list text:style-name="a645">
                              <text:list-item>
                                <text:p text:style-name="a644" text:class-names="" text:cond-style-name=""><text:span text:style-name="a643" text:class-names="">Quinto nível</text:span></text:p>
                              </text:list-item>
                            </text:list>
                          </text:list-item>
                        </text:list>
                      </text:list-item>
                    </text:list>
                  </text:list-item>
                </text:list>
              </text:list-item>
            </text:list>
          </draw:text-box>
          <svg:title/>
          <svg:desc/>
        </draw:frame>
        <draw:frame draw:id="id8" presentation:style-name="a649" draw:name="Rectangle 6" svg:x="0in" svg:y="9.5in" svg:width="3.25in" svg:height="0.5in" presentation:class="footer" presentation:placeholder="false">
          <draw:text-box>
            <text:p text:style-name="a648" text:class-names="" text:cond-style-name=""><text:span text:style-name="a647" text:class-names=""/></text:p>
          </draw:text-box>
          <svg:title/>
          <svg:desc/>
        </draw:frame>
        <draw:frame draw:id="id9" presentation:style-name="a652" draw:name="Rectangle 7" svg:x="4.25in" svg:y="9.5in" svg:width="3.25in" svg:height="0.5in" presentation:class="page-number" presentation:placeholder="false">
          <draw:text-box>
            <text:p text:style-name="a651" text:class-names="" text:cond-style-name=""><text:span text:style-name="a650"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presentação do PowerPoint</dc:title>
    <meta:initial-creator>JBRA</meta:initial-creator>
    <dc:creator>filipe costa</dc:creator>
    <meta:creation-date>2001-10-12T14:54:18Z</meta:creation-date>
    <dc:date>2015-02-20T18:03:59Z</dc:date>
    <meta:editing-cycles>261</meta:editing-cycles>
    <meta:editing-duration>PT95456S</meta:editing-duration>
    <meta:document-statistic meta:paragraph-count="242" meta:word-count="1451"/>
  </office:meta>
</office:document-meta>
</file>